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s" table:style-name="ta1" table:print="false">
        <table:table-column table:style-name="co1" table:default-cell-style-name="Default"/>
        <table:table-row table:style-name="ro1">
          <table:table-cell>
            <draw:frame table:end-cell-address="Graphs.J28" table:end-x="0.613cm" table:end-y="0.213cm" draw:z-index="0" draw:style-name="gr1" draw:text-style-name="P1" svg:width="20.852cm" svg:height="12.273cm" svg:x="0.084cm" svg:y="0.133cm">
              <draw:object draw:notify-on-update-of-ranges="Data.A1:Data.A1 Data.A2:Data.A301 Data.B1:Data.B1 Data.B2:Data.B301 Data.C1:Data.C1 Data.C2:Data.C301 Data.D1:Data.D1 Data.D2:Data.D301 Data.E1:Data.E1 Data.E2:Data.E301 Data.F1:Data.F1 Data.F2:Data.F301 Data.G1:Data.G1 Data.G2:Data.G301 Data.H1:Data.H1 Data.H2:Data.H301 Data.I1:Data.I1 Data.I2:Data.I301 Data.J1:Data.J1 Data.J2:Data.J301 Data.K1:Data.K1 Data.K2:Data.K3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Data" table:style-name="ta1" table:print="false">
        <table:table-column table:style-name="co1" table:number-columns-repeated="11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11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3"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number-columns-repeated="3"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2"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number-columns-repeated="2"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number-columns-repeated="3" office:value-type="float" office:value="1.2">
            <text:p>1.2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table:number-columns-repeated="3"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3"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table:number-columns-repeated="3"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table:number-columns-repeated="3"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number-columns-repeated="2"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6">
            <text:p>1.6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table:number-columns-repeated="2"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3">
            <text:p>2.3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table:number-columns-repeated="3"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1.8">
            <text:p>1.8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table:number-columns-repeated="2" office:value-type="float" office:value="1.9">
            <text:p>1.9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2.7">
            <text:p>2.7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office:value-type="float" office:value="2.2">
            <text:p>2.2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  <table:table-cell office:value-type="float" office:value="2.9">
            <text:p>2.9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table:number-columns-repeated="2"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2.9">
            <text:p>2.9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2.3">
            <text:p>2.3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2.5">
            <text:p>2.5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table:number-columns-repeated="2"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.6">
            <text:p>2.6</text:p>
          </table:table-cell>
          <table:table-cell office:value-type="float" office:value="3.3">
            <text:p>3.3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table:number-columns-repeated="2" office:value-type="float" office:value="2.7">
            <text:p>2.7</text:p>
          </table:table-cell>
          <table:table-cell table:number-columns-repeated="3" office:value-type="float" office:value="2.6">
            <text:p>2.6</text:p>
          </table:table-cell>
          <table:table-cell office:value-type="float" office:value="3.3">
            <text:p>3.3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table:number-columns-repeated="2" office:value-type="float" office:value="2.4">
            <text:p>2.4</text:p>
          </table:table-cell>
          <table:table-cell table:number-columns-repeated="2" office:value-type="float" office:value="2.8">
            <text:p>2.8</text:p>
          </table:table-cell>
          <table:table-cell table:number-columns-repeated="3"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.9">
            <text:p>2.9</text:p>
          </table:table-cell>
          <table:table-cell office:value-type="float" office:value="2.8">
            <text:p>2.8</text:p>
          </table:table-cell>
          <table:table-cell table:number-columns-repeated="2"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table:number-columns-repeated="2" office:value-type="float" office:value="2.6">
            <text:p>2.6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2.8">
            <text:p>2.8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table:number-columns-repeated="2" office:value-type="float" office:value="3.2">
            <text:p>3.2</text:p>
          </table:table-cell>
          <table:table-cell office:value-type="float" office:value="3.1">
            <text:p>3.1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table:number-columns-repeated="2"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3.6">
            <text:p>3.6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3.7">
            <text:p>3.7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3.8">
            <text:p>3.8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  <table:table-cell office:value-type="float" office:value="3.1">
            <text:p>3.1</text:p>
          </table:table-cell>
          <table:table-cell office:value-type="float" office:value="3.3">
            <text:p>3.3</text:p>
          </table:table-cell>
          <table:table-cell office:value-type="float" office:value="3.9">
            <text:p>3.9</text:p>
          </table:table-cell>
          <table:table-cell office:value-type="float" office:value="3.5">
            <text:p>3.5</text:p>
          </table:table-cell>
          <table:table-cell office:value-type="float" office:value="3.7">
            <text:p>3.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3.9">
            <text:p>3.9</text:p>
          </table:table-cell>
          <table:table-cell office:value-type="float" office:value="3.8">
            <text:p>3.8</text:p>
          </table:table-cell>
          <table:table-cell office:value-type="float" office:value="3.5">
            <text:p>3.5</text:p>
          </table:table-cell>
          <table:table-cell table:number-columns-repeated="2" office:value-type="float" office:value="3.4">
            <text:p>3.4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3.7">
            <text:p>3.7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6">
            <text:p>3.6</text:p>
          </table:table-cell>
          <table:table-cell office:value-type="float" office:value="3.4">
            <text:p>3.4</text:p>
          </table:table-cell>
          <table:table-cell office:value-type="float" office:value="3.5">
            <text:p>3.5</text:p>
          </table:table-cell>
          <table:table-cell office:value-type="float" office:value="4.3">
            <text:p>4.3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3.4">
            <text:p>3.4</text:p>
          </table:table-cell>
          <table:table-cell office:value-type="float" office:value="3.5">
            <text:p>3.5</text:p>
          </table:table-cell>
          <table:table-cell office:value-type="float" office:value="4.3">
            <text:p>4.3</text:p>
          </table:table-cell>
          <table:table-cell office:value-type="float" office:value="3.6">
            <text:p>3.6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7">
            <text:p>3.7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3.6">
            <text:p>3.6</text:p>
          </table:table-cell>
          <table:table-cell office:value-type="float" office:value="4.4">
            <text:p>4.4</text:p>
          </table:table-cell>
          <table:table-cell table:number-columns-repeated="2" office:value-type="float" office:value="3.7">
            <text:p>3.7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7">
            <text:p>3.7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3.4">
            <text:p>3.4</text:p>
          </table:table-cell>
          <table:table-cell office:value-type="float" office:value="3.8">
            <text:p>3.8</text:p>
          </table:table-cell>
          <table:table-cell office:value-type="float" office:value="4.4">
            <text:p>4.4</text:p>
          </table:table-cell>
          <table:table-cell table:number-columns-repeated="2" office:value-type="float" office:value="3.7">
            <text:p>3.7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1">
            <text:p>4.1</text:p>
          </table:table-cell>
          <table:table-cell office:value-type="float" office:value="3.5">
            <text:p>3.5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3.9">
            <text:p>3.9</text:p>
          </table:table-cell>
          <table:table-cell office:value-type="float" office:value="4.6">
            <text:p>4.6</text:p>
          </table:table-cell>
          <table:table-cell office:value-type="float" office:value="3.8">
            <text:p>3.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number-columns-repeated="3"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3.8">
            <text:p>3.8</text:p>
          </table:table-cell>
          <table:table-cell table:number-columns-repeated="2" office:value-type="float" office:value="4.1">
            <text:p>4.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4.1">
            <text:p>4.1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3.8">
            <text:p>3.8</text:p>
          </table:table-cell>
          <table:table-cell table:number-columns-repeated="2" office:value-type="float" office:value="4.2">
            <text:p>4.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table:number-columns-repeated="2"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3.7">
            <text:p>3.7</text:p>
          </table:table-cell>
          <table:table-cell office:value-type="float" office:value="4.1">
            <text:p>4.1</text:p>
          </table:table-cell>
          <table:table-cell office:value-type="float" office:value="4.9">
            <text:p>4.9</text:p>
          </table:table-cell>
          <table:table-cell office:value-type="float" office:value="3.9">
            <text:p>3.9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3">
            <text:p>4.3</text:p>
          </table:table-cell>
          <table:table-cell office:value-type="float" office:value="4.5">
            <text:p>4.5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4.9">
            <text:p>4.9</text:p>
          </table:table-cell>
          <table:table-cell office:value-type="float" office:value="3.9">
            <text:p>3.9</text:p>
          </table:table-cell>
          <table:table-cell table:number-columns-repeated="2" office:value-type="float" office:value="4.3">
            <text:p>4.3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4.4">
            <text:p>4.4</text:p>
          </table:table-cell>
          <table:table-cell office:value-type="float" office:value="4.6">
            <text:p>4.6</text:p>
          </table:table-cell>
          <table:table-cell office:value-type="float" office:value="4.4">
            <text:p>4.4</text:p>
          </table:table-cell>
          <table:table-cell office:value-type="float" office:value="4.7">
            <text:p>4.7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4.4">
            <text:p>4.4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4.7">
            <text:p>4.7</text:p>
          </table:table-cell>
          <table:table-cell office:value-type="float" office:value="4.1">
            <text:p>4.1</text:p>
          </table:table-cell>
          <table:table-cell office:value-type="float" office:value="4.2">
            <text:p>4.2</text:p>
          </table:table-cell>
          <table:table-cell office:value-type="float" office:value="5.1">
            <text:p>5.1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4.5">
            <text:p>4.5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5.2">
            <text:p>5.2</text:p>
          </table:table-cell>
          <table:table-cell table:number-columns-repeated="2" office:value-type="float" office:value="4.3">
            <text:p>4.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4.2">
            <text:p>4.2</text:p>
          </table:table-cell>
          <table:table-cell office:value-type="float" office:value="4.3">
            <text:p>4.3</text:p>
          </table:table-cell>
          <table:table-cell office:value-type="float" office:value="5.2">
            <text:p>5.2</text:p>
          </table:table-cell>
          <table:table-cell office:value-type="float" office:value="4.3">
            <text:p>4.3</text:p>
          </table:table-cell>
          <table:table-cell office:value-type="float" office:value="4.4">
            <text:p>4.4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4.2">
            <text:p>4.2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table:number-columns-repeated="2" office:value-type="float" office:value="4.4">
            <text:p>4.4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4.9">
            <text:p>4.9</text:p>
          </table:table-cell>
          <table:table-cell table:number-columns-repeated="2"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4.2">
            <text:p>4.2</text:p>
          </table:table-cell>
          <table:table-cell office:value-type="float" office:value="4.4">
            <text:p>4.4</text:p>
          </table:table-cell>
          <table:table-cell office:value-type="float" office:value="5.2">
            <text:p>5.2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4.9">
            <text:p>4.9</text:p>
          </table:table-cell>
          <table:table-cell table:number-columns-repeated="3" office:value-type="float" office:value="4.8">
            <text:p>4.8</text:p>
          </table:table-cell>
          <table:table-cell office:value-type="float" office:value="4.3">
            <text:p>4.3</text:p>
          </table:table-cell>
          <table:table-cell office:value-type="float" office:value="4.6">
            <text:p>4.6</text:p>
          </table:table-cell>
          <table:table-cell office:value-type="float" office:value="5.2">
            <text:p>5.2</text:p>
          </table:table-cell>
          <table:table-cell office:value-type="float" office:value="4.6">
            <text:p>4.6</text:p>
          </table:table-cell>
          <table:table-cell office:value-type="float" office:value="4.5">
            <text:p>4.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4.4">
            <text:p>4.4</text:p>
          </table:table-cell>
          <table:table-cell office:value-type="float" office:value="4.6">
            <text:p>4.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4.9">
            <text:p>4.9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.6">
            <text:p>4.6</text:p>
          </table:table-cell>
          <table:table-cell office:value-type="float" office:value="5.6">
            <text:p>5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5.7">
            <text:p>5.7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4.6">
            <text:p>4.6</text:p>
          </table:table-cell>
          <table:table-cell office:value-type="float" office:value="4.7">
            <text:p>4.7</text:p>
          </table:table-cell>
          <table:table-cell office:value-type="float" office:value="5.8">
            <text:p>5.8</text:p>
          </table:table-cell>
          <table:table-cell table:number-columns-repeated="2" office:value-type="float" office:value="4.9">
            <text:p>4.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4.9">
            <text:p>4.9</text:p>
          </table:table-cell>
          <table:table-cell office:value-type="float" office:value="5.8">
            <text:p>5.8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5.4">
            <text:p>5.4</text:p>
          </table:table-cell>
          <table:table-cell table:number-columns-repeated="2" office:value-type="float" office:value="5.3">
            <text:p>5.3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office:value-type="float" office:value="4.9">
            <text:p>4.9</text:p>
          </table:table-cell>
          <table:table-cell office:value-type="float" office:value="5.9">
            <text:p>5.9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number-columns-repeated="3" office:value-type="float" office:value="5.4">
            <text:p>5.4</text:p>
          </table:table-cell>
          <table:table-cell office:value-type="float" office:value="5.2">
            <text:p>5.2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5.9">
            <text:p>5.9</text:p>
          </table:table-cell>
          <table:table-cell office:value-type="float" office:value="5">
            <text:p>5</text:p>
          </table:table-cell>
          <table:table-cell office:value-type="float" office:value="5.1">
            <text:p>5.1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4.59936">
            <text:p>4.6</text:p>
          </table:table-cell>
          <table:table-cell office:value-type="float" office:value="5.39728">
            <text:p>5.4</text:p>
          </table:table-cell>
          <table:table-cell office:value-type="float" office:value="5.3984">
            <text:p>5.4</text:p>
          </table:table-cell>
          <table:table-cell office:value-type="float" office:value="5.39808">
            <text:p>5.4</text:p>
          </table:table-cell>
          <table:table-cell office:value-type="float" office:value="5.5">
            <text:p>5.5</text:p>
          </table:table-cell>
          <table:table-cell office:value-type="float" office:value="4.89904">
            <text:p>4.9</text:p>
          </table:table-cell>
          <table:table-cell office:value-type="float" office:value="5.1">
            <text:p>5.1</text:p>
          </table:table-cell>
          <table:table-cell office:value-type="float" office:value="5.9992">
            <text:p>6</text:p>
          </table:table-cell>
          <table:table-cell office:value-type="float" office:value="4.99936">
            <text:p>5</text:p>
          </table:table-cell>
          <table:table-cell office:value-type="float" office:value="5.0984">
            <text:p>5.1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4.69664">
            <text:p>4.7</text:p>
          </table:table-cell>
          <table:table-cell office:value-type="float" office:value="5.49648">
            <text:p>5.5</text:p>
          </table:table-cell>
          <table:table-cell office:value-type="float" office:value="5.49632">
            <text:p>5.5</text:p>
          </table:table-cell>
          <table:table-cell office:value-type="float" office:value="5.39696">
            <text:p>5.4</text:p>
          </table:table-cell>
          <table:table-cell office:value-type="float" office:value="5.49632">
            <text:p>5.5</text:p>
          </table:table-cell>
          <table:table-cell office:value-type="float" office:value="4.896">
            <text:p>4.9</text:p>
          </table:table-cell>
          <table:table-cell office:value-type="float" office:value="5.0968">
            <text:p>5.1</text:p>
          </table:table-cell>
          <table:table-cell office:value-type="float" office:value="6.09712">
            <text:p>6.1</text:p>
          </table:table-cell>
          <table:table-cell office:value-type="float" office:value="5.1976">
            <text:p>5.2</text:p>
          </table:table-cell>
          <table:table-cell office:value-type="float" office:value="5.096">
            <text:p>5.1</text:p>
          </table:table-cell>
          <table:table-cell office:value-type="float" office:value="5.5992">
            <text:p>5.6</text:p>
          </table:table-cell>
        </table:table-row>
        <table:table-row table:style-name="ro1">
          <table:table-cell office:value-type="float" office:value="4.79472">
            <text:p>4.79</text:p>
          </table:table-cell>
          <table:table-cell office:value-type="float" office:value="5.59648">
            <text:p>5.6</text:p>
          </table:table-cell>
          <table:table-cell office:value-type="float" office:value="5.59552">
            <text:p>5.6</text:p>
          </table:table-cell>
          <table:table-cell office:value-type="float" office:value="5.39696">
            <text:p>5.4</text:p>
          </table:table-cell>
          <table:table-cell office:value-type="float" office:value="5.59456">
            <text:p>5.59</text:p>
          </table:table-cell>
          <table:table-cell office:value-type="float" office:value="5.0944">
            <text:p>5.09</text:p>
          </table:table-cell>
          <table:table-cell office:value-type="float" office:value="5.09312">
            <text:p>5.09</text:p>
          </table:table-cell>
          <table:table-cell office:value-type="float" office:value="6.09536">
            <text:p>6.1</text:p>
          </table:table-cell>
          <table:table-cell office:value-type="float" office:value="5.196">
            <text:p>5.2</text:p>
          </table:table-cell>
          <table:table-cell office:value-type="float" office:value="5.19424">
            <text:p>5.19</text:p>
          </table:table-cell>
          <table:table-cell office:value-type="float" office:value="5.59456">
            <text:p>5.59</text:p>
          </table:table-cell>
        </table:table-row>
        <table:table-row table:style-name="ro1">
          <table:table-cell office:value-type="float" office:value="4.9944">
            <text:p>4.99</text:p>
          </table:table-cell>
          <table:table-cell office:value-type="float" office:value="5.8944">
            <text:p>5.89</text:p>
          </table:table-cell>
          <table:table-cell office:value-type="float" office:value="5.59552">
            <text:p>5.6</text:p>
          </table:table-cell>
          <table:table-cell office:value-type="float" office:value="5.39696">
            <text:p>5.4</text:p>
          </table:table-cell>
          <table:table-cell office:value-type="float" office:value="5.59456">
            <text:p>5.59</text:p>
          </table:table-cell>
          <table:table-cell office:value-type="float" office:value="5.09344">
            <text:p>5.09</text:p>
          </table:table-cell>
          <table:table-cell office:value-type="float" office:value="5.09264">
            <text:p>5.09</text:p>
          </table:table-cell>
          <table:table-cell office:value-type="float" office:value="6.19232">
            <text:p>6.19</text:p>
          </table:table-cell>
          <table:table-cell office:value-type="float" office:value="5.19504">
            <text:p>5.2</text:p>
          </table:table-cell>
          <table:table-cell office:value-type="float" office:value="5.19424">
            <text:p>5.19</text:p>
          </table:table-cell>
          <table:table-cell office:value-type="float" office:value="5.69328">
            <text:p>5.69</text:p>
          </table:table-cell>
        </table:table-row>
        <table:table-row table:style-name="ro1">
          <table:table-cell office:value-type="float" office:value="4.99328">
            <text:p>4.99</text:p>
          </table:table-cell>
          <table:table-cell office:value-type="float" office:value="5.89344">
            <text:p>5.89</text:p>
          </table:table-cell>
          <table:table-cell office:value-type="float" office:value="5.5936">
            <text:p>5.59</text:p>
          </table:table-cell>
          <table:table-cell office:value-type="float" office:value="5.696">
            <text:p>5.7</text:p>
          </table:table-cell>
          <table:table-cell office:value-type="float" office:value="5.59392">
            <text:p>5.59</text:p>
          </table:table-cell>
          <table:table-cell office:value-type="float" office:value="5.19168">
            <text:p>5.19</text:p>
          </table:table-cell>
          <table:table-cell office:value-type="float" office:value="5.19248">
            <text:p>5.19</text:p>
          </table:table-cell>
          <table:table-cell office:value-type="float" office:value="6.1912">
            <text:p>6.19</text:p>
          </table:table-cell>
          <table:table-cell office:value-type="float" office:value="5.39312">
            <text:p>5.39</text:p>
          </table:table-cell>
          <table:table-cell office:value-type="float" office:value="5.4912">
            <text:p>5.49</text:p>
          </table:table-cell>
          <table:table-cell office:value-type="float" office:value="5.69328">
            <text:p>5.69</text:p>
          </table:table-cell>
        </table:table-row>
        <table:table-row table:style-name="ro1">
          <table:table-cell office:value-type="float" office:value="4.99328">
            <text:p>4.99</text:p>
          </table:table-cell>
          <table:table-cell office:value-type="float" office:value="6.19312">
            <text:p>6.19</text:p>
          </table:table-cell>
          <table:table-cell office:value-type="float" office:value="5.5928">
            <text:p>5.59</text:p>
          </table:table-cell>
          <table:table-cell office:value-type="float" office:value="5.79584">
            <text:p>5.8</text:p>
          </table:table-cell>
          <table:table-cell office:value-type="float" office:value="5.69376">
            <text:p>5.69</text:p>
          </table:table-cell>
          <table:table-cell office:value-type="float" office:value="5.29152">
            <text:p>5.29</text:p>
          </table:table-cell>
          <table:table-cell office:value-type="float" office:value="5.29232">
            <text:p>5.29</text:p>
          </table:table-cell>
          <table:table-cell office:value-type="float" office:value="6.29104">
            <text:p>6.29</text:p>
          </table:table-cell>
          <table:table-cell office:value-type="float" office:value="5.39312">
            <text:p>5.39</text:p>
          </table:table-cell>
          <table:table-cell office:value-type="float" office:value="5.4912">
            <text:p>5.49</text:p>
          </table:table-cell>
          <table:table-cell office:value-type="float" office:value="5.89312">
            <text:p>5.89</text:p>
          </table:table-cell>
        </table:table-row>
        <table:table-row table:style-name="ro1">
          <table:table-cell office:value-type="float" office:value="5.09312">
            <text:p>5.09</text:p>
          </table:table-cell>
          <table:table-cell office:value-type="float" office:value="6.19312">
            <text:p>6.19</text:p>
          </table:table-cell>
          <table:table-cell office:value-type="float" office:value="5.89152">
            <text:p>5.89</text:p>
          </table:table-cell>
          <table:table-cell office:value-type="float" office:value="5.89472">
            <text:p>5.89</text:p>
          </table:table-cell>
          <table:table-cell office:value-type="float" office:value="5.692">
            <text:p>5.69</text:p>
          </table:table-cell>
          <table:table-cell office:value-type="float" office:value="5.39136">
            <text:p>5.39</text:p>
          </table:table-cell>
          <table:table-cell office:value-type="float" office:value="5.29232">
            <text:p>5.29</text:p>
          </table:table-cell>
          <table:table-cell office:value-type="float" office:value="6.29104">
            <text:p>6.29</text:p>
          </table:table-cell>
          <table:table-cell office:value-type="float" office:value="5.39312">
            <text:p>5.39</text:p>
          </table:table-cell>
          <table:table-cell office:value-type="float" office:value="5.4912">
            <text:p>5.49</text:p>
          </table:table-cell>
          <table:table-cell office:value-type="float" office:value="6.0928">
            <text:p>6.09</text:p>
          </table:table-cell>
        </table:table-row>
        <table:table-row table:style-name="ro1">
          <table:table-cell office:value-type="float" office:value="5.39296">
            <text:p>5.39</text:p>
          </table:table-cell>
          <table:table-cell office:value-type="float" office:value="6.1912">
            <text:p>6.19</text:p>
          </table:table-cell>
          <table:table-cell office:value-type="float" office:value="5.89152">
            <text:p>5.89</text:p>
          </table:table-cell>
          <table:table-cell office:value-type="float" office:value="5.89472">
            <text:p>5.89</text:p>
          </table:table-cell>
          <table:table-cell office:value-type="float" office:value="5.79184">
            <text:p>5.79</text:p>
          </table:table-cell>
          <table:table-cell office:value-type="float" office:value="5.59104">
            <text:p>5.59</text:p>
          </table:table-cell>
          <table:table-cell office:value-type="float" office:value="5.39216">
            <text:p>5.39</text:p>
          </table:table-cell>
          <table:table-cell office:value-type="float" office:value="6.29104">
            <text:p>6.29</text:p>
          </table:table-cell>
          <table:table-cell office:value-type="float" office:value="5.49296">
            <text:p>5.49</text:p>
          </table:table-cell>
          <table:table-cell office:value-type="float" office:value="5.59104">
            <text:p>5.59</text:p>
          </table:table-cell>
          <table:table-cell office:value-type="float" office:value="6.19264">
            <text:p>6.19</text:p>
          </table:table-cell>
        </table:table-row>
        <table:table-row table:style-name="ro1">
          <table:table-cell office:value-type="float" office:value="5.59264">
            <text:p>5.59</text:p>
          </table:table-cell>
          <table:table-cell office:value-type="float" office:value="6.1912">
            <text:p>6.19</text:p>
          </table:table-cell>
          <table:table-cell office:value-type="float" office:value="5.89152">
            <text:p>5.89</text:p>
          </table:table-cell>
          <table:table-cell office:value-type="float" office:value="5.99456">
            <text:p>5.99</text:p>
          </table:table-cell>
          <table:table-cell office:value-type="float" office:value="5.99168">
            <text:p>5.99</text:p>
          </table:table-cell>
          <table:table-cell office:value-type="float" office:value="5.79072">
            <text:p>5.79</text:p>
          </table:table-cell>
          <table:table-cell office:value-type="float" office:value="5.39216">
            <text:p>5.39</text:p>
          </table:table-cell>
          <table:table-cell office:value-type="float" office:value="6.49072">
            <text:p>6.49</text:p>
          </table:table-cell>
          <table:table-cell table:number-columns-repeated="2" office:value-type="float" office:value="5.59104">
            <text:p>5.59</text:p>
          </table:table-cell>
          <table:table-cell office:value-type="float" office:value="6.29056">
            <text:p>6.29</text:p>
          </table:table-cell>
        </table:table-row>
        <table:table-row table:style-name="ro1">
          <table:table-cell office:value-type="float" office:value="5.59264">
            <text:p>5.59</text:p>
          </table:table-cell>
          <table:table-cell office:value-type="float" office:value="6.1912">
            <text:p>6.19</text:p>
          </table:table-cell>
          <table:table-cell office:value-type="float" office:value="5.89104">
            <text:p>5.89</text:p>
          </table:table-cell>
          <table:table-cell office:value-type="float" office:value="6.1944">
            <text:p>6.19</text:p>
          </table:table-cell>
          <table:table-cell office:value-type="float" office:value="5.99088">
            <text:p>5.99</text:p>
          </table:table-cell>
          <table:table-cell office:value-type="float" office:value="5.79072">
            <text:p>5.79</text:p>
          </table:table-cell>
          <table:table-cell office:value-type="float" office:value="5.49216">
            <text:p>5.49</text:p>
          </table:table-cell>
          <table:table-cell office:value-type="float" office:value="6.59056">
            <text:p>6.59</text:p>
          </table:table-cell>
          <table:table-cell table:number-columns-repeated="2" office:value-type="float" office:value="5.69088">
            <text:p>5.69</text:p>
          </table:table-cell>
          <table:table-cell office:value-type="float" office:value="6.29056">
            <text:p>6.29</text:p>
          </table:table-cell>
        </table:table-row>
        <table:table-row table:style-name="ro1">
          <table:table-cell office:value-type="float" office:value="5.59264">
            <text:p>5.59</text:p>
          </table:table-cell>
          <table:table-cell office:value-type="float" office:value="6.29104">
            <text:p>6.29</text:p>
          </table:table-cell>
          <table:table-cell office:value-type="float" office:value="5.99088">
            <text:p>5.99</text:p>
          </table:table-cell>
          <table:table-cell office:value-type="float" office:value="6.1944">
            <text:p>6.19</text:p>
          </table:table-cell>
          <table:table-cell office:value-type="float" office:value="6.19056">
            <text:p>6.19</text:p>
          </table:table-cell>
          <table:table-cell office:value-type="float" office:value="5.79072">
            <text:p>5.79</text:p>
          </table:table-cell>
          <table:table-cell office:value-type="float" office:value="5.592">
            <text:p>5.59</text:p>
          </table:table-cell>
          <table:table-cell office:value-type="float" office:value="6.59056">
            <text:p>6.59</text:p>
          </table:table-cell>
          <table:table-cell office:value-type="float" office:value="5.89056">
            <text:p>5.89</text:p>
          </table:table-cell>
          <table:table-cell office:value-type="float" office:value="5.69088">
            <text:p>5.69</text:p>
          </table:table-cell>
          <table:table-cell office:value-type="float" office:value="6.29056">
            <text:p>6.29</text:p>
          </table:table-cell>
        </table:table-row>
        <table:table-row table:style-name="ro1">
          <table:table-cell office:value-type="float" office:value="5.69168">
            <text:p>5.69</text:p>
          </table:table-cell>
          <table:table-cell office:value-type="float" office:value="6.49088">
            <text:p>6.49</text:p>
          </table:table-cell>
          <table:table-cell office:value-type="float" office:value="6.09072">
            <text:p>6.09</text:p>
          </table:table-cell>
          <table:table-cell office:value-type="float" office:value="6.29312">
            <text:p>6.29</text:p>
          </table:table-cell>
          <table:table-cell office:value-type="float" office:value="6.38992">
            <text:p>6.39</text:p>
          </table:table-cell>
          <table:table-cell office:value-type="float" office:value="5.79072">
            <text:p>5.79</text:p>
          </table:table-cell>
          <table:table-cell office:value-type="float" office:value="5.592">
            <text:p>5.59</text:p>
          </table:table-cell>
          <table:table-cell office:value-type="float" office:value="6.59056">
            <text:p>6.59</text:p>
          </table:table-cell>
          <table:table-cell office:value-type="float" office:value="5.9904">
            <text:p>5.99</text:p>
          </table:table-cell>
          <table:table-cell office:value-type="float" office:value="5.89056">
            <text:p>5.89</text:p>
          </table:table-cell>
          <table:table-cell office:value-type="float" office:value="6.29056">
            <text:p>6.29</text:p>
          </table:table-cell>
        </table:table-row>
        <table:table-row table:style-name="ro1">
          <table:table-cell office:value-type="float" office:value="5.89136">
            <text:p>5.89</text:p>
          </table:table-cell>
          <table:table-cell office:value-type="float" office:value="6.49088">
            <text:p>6.49</text:p>
          </table:table-cell>
          <table:table-cell office:value-type="float" office:value="6.09072">
            <text:p>6.09</text:p>
          </table:table-cell>
          <table:table-cell office:value-type="float" office:value="6.29312">
            <text:p>6.29</text:p>
          </table:table-cell>
          <table:table-cell office:value-type="float" office:value="6.38992">
            <text:p>6.39</text:p>
          </table:table-cell>
          <table:table-cell office:value-type="float" office:value="5.9904">
            <text:p>5.99</text:p>
          </table:table-cell>
          <table:table-cell office:value-type="float" office:value="5.69136">
            <text:p>5.69</text:p>
          </table:table-cell>
          <table:table-cell office:value-type="float" office:value="6.69056">
            <text:p>6.69</text:p>
          </table:table-cell>
          <table:table-cell office:value-type="float" office:value="5.9904">
            <text:p>5.99</text:p>
          </table:table-cell>
          <table:table-cell office:value-type="float" office:value="5.89056">
            <text:p>5.89</text:p>
          </table:table-cell>
          <table:table-cell office:value-type="float" office:value="6.39056">
            <text:p>6.39</text:p>
          </table:table-cell>
        </table:table-row>
        <table:table-row table:style-name="ro1">
          <table:table-cell office:value-type="float" office:value="5.89136">
            <text:p>5.89</text:p>
          </table:table-cell>
          <table:table-cell office:value-type="float" office:value="6.49088">
            <text:p>6.49</text:p>
          </table:table-cell>
          <table:table-cell office:value-type="float" office:value="6.08928">
            <text:p>6.09</text:p>
          </table:table-cell>
          <table:table-cell office:value-type="float" office:value="6.29312">
            <text:p>6.29</text:p>
          </table:table-cell>
          <table:table-cell office:value-type="float" office:value="6.38992">
            <text:p>6.39</text:p>
          </table:table-cell>
          <table:table-cell office:value-type="float" office:value="6.19008">
            <text:p>6.19</text:p>
          </table:table-cell>
          <table:table-cell office:value-type="float" office:value="5.7912">
            <text:p>5.79</text:p>
          </table:table-cell>
          <table:table-cell office:value-type="float" office:value="6.69056">
            <text:p>6.69</text:p>
          </table:table-cell>
          <table:table-cell office:value-type="float" office:value="6.19008">
            <text:p>6.19</text:p>
          </table:table-cell>
          <table:table-cell office:value-type="float" office:value="5.89056">
            <text:p>5.89</text:p>
          </table:table-cell>
          <table:table-cell office:value-type="float" office:value="6.4904">
            <text:p>6.49</text:p>
          </table:table-cell>
        </table:table-row>
        <table:table-row table:style-name="ro1">
          <table:table-cell office:value-type="float" office:value="5.9912">
            <text:p>5.99</text:p>
          </table:table-cell>
          <table:table-cell office:value-type="float" office:value="6.49088">
            <text:p>6.49</text:p>
          </table:table-cell>
          <table:table-cell office:value-type="float" office:value="6.18912">
            <text:p>6.19</text:p>
          </table:table-cell>
          <table:table-cell office:value-type="float" office:value="6.39312">
            <text:p>6.39</text:p>
          </table:table-cell>
          <table:table-cell office:value-type="float" office:value="6.38992">
            <text:p>6.39</text:p>
          </table:table-cell>
          <table:table-cell office:value-type="float" office:value="6.19008">
            <text:p>6.19</text:p>
          </table:table-cell>
          <table:table-cell office:value-type="float" office:value="5.7912">
            <text:p>5.79</text:p>
          </table:table-cell>
          <table:table-cell office:value-type="float" office:value="6.7904">
            <text:p>6.79</text:p>
          </table:table-cell>
          <table:table-cell office:value-type="float" office:value="6.19008">
            <text:p>6.19</text:p>
          </table:table-cell>
          <table:table-cell office:value-type="float" office:value="5.9904">
            <text:p>5.99</text:p>
          </table:table-cell>
          <table:table-cell office:value-type="float" office:value="6.4904">
            <text:p>6.49</text:p>
          </table:table-cell>
        </table:table-row>
        <table:table-row table:style-name="ro1">
          <table:table-cell office:value-type="float" office:value="6.09104">
            <text:p>6.09</text:p>
          </table:table-cell>
          <table:table-cell office:value-type="float" office:value="6.59072">
            <text:p>6.59</text:p>
          </table:table-cell>
          <table:table-cell office:value-type="float" office:value="6.2888">
            <text:p>6.29</text:p>
          </table:table-cell>
          <table:table-cell office:value-type="float" office:value="6.39312">
            <text:p>6.39</text:p>
          </table:table-cell>
          <table:table-cell office:value-type="float" office:value="6.48992">
            <text:p>6.49</text:p>
          </table:table-cell>
          <table:table-cell office:value-type="float" office:value="6.19008">
            <text:p>6.19</text:p>
          </table:table-cell>
          <table:table-cell office:value-type="float" office:value="5.7912">
            <text:p>5.79</text:p>
          </table:table-cell>
          <table:table-cell office:value-type="float" office:value="7.08992">
            <text:p>7.09</text:p>
          </table:table-cell>
          <table:table-cell office:value-type="float" office:value="6.19008">
            <text:p>6.19</text:p>
          </table:table-cell>
          <table:table-cell office:value-type="float" office:value="6.09024">
            <text:p>6.09</text:p>
          </table:table-cell>
          <table:table-cell office:value-type="float" office:value="6.69008">
            <text:p>6.69</text:p>
          </table:table-cell>
        </table:table-row>
        <table:table-row table:style-name="ro1">
          <table:table-cell office:value-type="float" office:value="6.19104">
            <text:p>6.19</text:p>
          </table:table-cell>
          <table:table-cell office:value-type="float" office:value="6.69056">
            <text:p>6.69</text:p>
          </table:table-cell>
          <table:table-cell office:value-type="float" office:value="6.2888">
            <text:p>6.29</text:p>
          </table:table-cell>
          <table:table-cell office:value-type="float" office:value="6.39312">
            <text:p>6.39</text:p>
          </table:table-cell>
          <table:table-cell office:value-type="float" office:value="6.58944">
            <text:p>6.59</text:p>
          </table:table-cell>
          <table:table-cell office:value-type="float" office:value="6.19008">
            <text:p>6.19</text:p>
          </table:table-cell>
          <table:table-cell office:value-type="float" office:value="5.89104">
            <text:p>5.89</text:p>
          </table:table-cell>
          <table:table-cell office:value-type="float" office:value="7.08992">
            <text:p>7.09</text:p>
          </table:table-cell>
          <table:table-cell office:value-type="float" office:value="6.28992">
            <text:p>6.29</text:p>
          </table:table-cell>
          <table:table-cell office:value-type="float" office:value="6.08928">
            <text:p>6.09</text:p>
          </table:table-cell>
          <table:table-cell office:value-type="float" office:value="6.78976">
            <text:p>6.79</text:p>
          </table:table-cell>
        </table:table-row>
        <table:table-row table:style-name="ro1">
          <table:table-cell office:value-type="float" office:value="6.19104">
            <text:p>6.19</text:p>
          </table:table-cell>
          <table:table-cell office:value-type="float" office:value="6.69056">
            <text:p>6.69</text:p>
          </table:table-cell>
          <table:table-cell office:value-type="float" office:value="6.2888">
            <text:p>6.29</text:p>
          </table:table-cell>
          <table:table-cell office:value-type="float" office:value="6.49312">
            <text:p>6.49</text:p>
          </table:table-cell>
          <table:table-cell office:value-type="float" office:value="6.68928">
            <text:p>6.69</text:p>
          </table:table-cell>
          <table:table-cell office:value-type="float" office:value="6.38976">
            <text:p>6.39</text:p>
          </table:table-cell>
          <table:table-cell office:value-type="float" office:value="5.99072">
            <text:p>5.99</text:p>
          </table:table-cell>
          <table:table-cell office:value-type="float" office:value="7.08992">
            <text:p>7.09</text:p>
          </table:table-cell>
          <table:table-cell office:value-type="float" office:value="6.28992">
            <text:p>6.29</text:p>
          </table:table-cell>
          <table:table-cell office:value-type="float" office:value="6.08928">
            <text:p>6.09</text:p>
          </table:table-cell>
          <table:table-cell office:value-type="float" office:value="6.78976">
            <text:p>6.79</text:p>
          </table:table-cell>
        </table:table-row>
        <table:table-row table:style-name="ro1">
          <table:table-cell office:value-type="float" office:value="6.19104">
            <text:p>6.19</text:p>
          </table:table-cell>
          <table:table-cell office:value-type="float" office:value="6.69056">
            <text:p>6.69</text:p>
          </table:table-cell>
          <table:table-cell office:value-type="float" office:value="6.2888">
            <text:p>6.29</text:p>
          </table:table-cell>
          <table:table-cell office:value-type="float" office:value="6.59296">
            <text:p>6.59</text:p>
          </table:table-cell>
          <table:table-cell office:value-type="float" office:value="6.68928">
            <text:p>6.69</text:p>
          </table:table-cell>
          <table:table-cell office:value-type="float" office:value="6.58944">
            <text:p>6.59</text:p>
          </table:table-cell>
          <table:table-cell office:value-type="float" office:value="6.09072">
            <text:p>6.09</text:p>
          </table:table-cell>
          <table:table-cell office:value-type="float" office:value="7.08992">
            <text:p>7.09</text:p>
          </table:table-cell>
          <table:table-cell office:value-type="float" office:value="6.38976">
            <text:p>6.39</text:p>
          </table:table-cell>
          <table:table-cell office:value-type="float" office:value="6.388">
            <text:p>6.39</text:p>
          </table:table-cell>
          <table:table-cell office:value-type="float" office:value="6.8896">
            <text:p>6.89</text:p>
          </table:table-cell>
        </table:table-row>
        <table:table-row table:style-name="ro1">
          <table:table-cell office:value-type="float" office:value="6.28976">
            <text:p>6.29</text:p>
          </table:table-cell>
          <table:table-cell office:value-type="float" office:value="6.69056">
            <text:p>6.69</text:p>
          </table:table-cell>
          <table:table-cell office:value-type="float" office:value="6.48848">
            <text:p>6.49</text:p>
          </table:table-cell>
          <table:table-cell office:value-type="float" office:value="6.6928">
            <text:p>6.69</text:p>
          </table:table-cell>
          <table:table-cell office:value-type="float" office:value="6.78912">
            <text:p>6.79</text:p>
          </table:table-cell>
          <table:table-cell office:value-type="float" office:value="6.58816">
            <text:p>6.59</text:p>
          </table:table-cell>
          <table:table-cell office:value-type="float" office:value="6.09072">
            <text:p>6.09</text:p>
          </table:table-cell>
          <table:table-cell office:value-type="float" office:value="7.08992">
            <text:p>7.09</text:p>
          </table:table-cell>
          <table:table-cell office:value-type="float" office:value="6.38976">
            <text:p>6.39</text:p>
          </table:table-cell>
          <table:table-cell office:value-type="float" office:value="6.58768">
            <text:p>6.59</text:p>
          </table:table-cell>
          <table:table-cell office:value-type="float" office:value="6.8896">
            <text:p>6.89</text:p>
          </table:table-cell>
        </table:table-row>
        <table:table-row table:style-name="ro1">
          <table:table-cell office:value-type="float" office:value="6.38976">
            <text:p>6.39</text:p>
          </table:table-cell>
          <table:table-cell office:value-type="float" office:value="6.7904">
            <text:p>6.79</text:p>
          </table:table-cell>
          <table:table-cell office:value-type="float" office:value="6.58832">
            <text:p>6.59</text:p>
          </table:table-cell>
          <table:table-cell office:value-type="float" office:value="6.69072">
            <text:p>6.69</text:p>
          </table:table-cell>
          <table:table-cell office:value-type="float" office:value="6.88864">
            <text:p>6.89</text:p>
          </table:table-cell>
          <table:table-cell office:value-type="float" office:value="6.58816">
            <text:p>6.59</text:p>
          </table:table-cell>
          <table:table-cell office:value-type="float" office:value="6.09072">
            <text:p>6.09</text:p>
          </table:table-cell>
          <table:table-cell office:value-type="float" office:value="7.08992">
            <text:p>7.09</text:p>
          </table:table-cell>
          <table:table-cell office:value-type="float" office:value="6.38976">
            <text:p>6.39</text:p>
          </table:table-cell>
          <table:table-cell office:value-type="float" office:value="6.68752">
            <text:p>6.69</text:p>
          </table:table-cell>
          <table:table-cell office:value-type="float" office:value="7.08928">
            <text:p>7.09</text:p>
          </table:table-cell>
        </table:table-row>
        <table:table-row table:style-name="ro1">
          <table:table-cell office:value-type="float" office:value="6.4896">
            <text:p>6.49</text:p>
          </table:table-cell>
          <table:table-cell office:value-type="float" office:value="6.89024">
            <text:p>6.89</text:p>
          </table:table-cell>
          <table:table-cell office:value-type="float" office:value="6.788">
            <text:p>6.79</text:p>
          </table:table-cell>
          <table:table-cell office:value-type="float" office:value="6.7904">
            <text:p>6.79</text:p>
          </table:table-cell>
          <table:table-cell office:value-type="float" office:value="6.98848">
            <text:p>6.99</text:p>
          </table:table-cell>
          <table:table-cell office:value-type="float" office:value="6.58816">
            <text:p>6.59</text:p>
          </table:table-cell>
          <table:table-cell office:value-type="float" office:value="6.19056">
            <text:p>6.19</text:p>
          </table:table-cell>
          <table:table-cell office:value-type="float" office:value="7.08992">
            <text:p>7.09</text:p>
          </table:table-cell>
          <table:table-cell office:value-type="float" office:value="6.58944">
            <text:p>6.59</text:p>
          </table:table-cell>
          <table:table-cell office:value-type="float" office:value="6.78736">
            <text:p>6.79</text:p>
          </table:table-cell>
          <table:table-cell office:value-type="float" office:value="7.28912">
            <text:p>7.29</text:p>
          </table:table-cell>
        </table:table-row>
        <table:table-row table:style-name="ro1">
          <table:table-cell office:value-type="float" office:value="6.68912">
            <text:p>6.69</text:p>
          </table:table-cell>
          <table:table-cell office:value-type="float" office:value="6.99008">
            <text:p>6.99</text:p>
          </table:table-cell>
          <table:table-cell office:value-type="float" office:value="6.88784">
            <text:p>6.89</text:p>
          </table:table-cell>
          <table:table-cell office:value-type="float" office:value="6.8904">
            <text:p>6.89</text:p>
          </table:table-cell>
          <table:table-cell office:value-type="float" office:value="6.9872">
            <text:p>6.99</text:p>
          </table:table-cell>
          <table:table-cell office:value-type="float" office:value="6.58816">
            <text:p>6.59</text:p>
          </table:table-cell>
          <table:table-cell office:value-type="float" office:value="6.2904">
            <text:p>6.29</text:p>
          </table:table-cell>
          <table:table-cell office:value-type="float" office:value="7.2896">
            <text:p>7.29</text:p>
          </table:table-cell>
          <table:table-cell office:value-type="float" office:value="6.58944">
            <text:p>6.59</text:p>
          </table:table-cell>
          <table:table-cell office:value-type="float" office:value="6.78736">
            <text:p>6.79</text:p>
          </table:table-cell>
          <table:table-cell office:value-type="float" office:value="7.28912">
            <text:p>7.29</text:p>
          </table:table-cell>
        </table:table-row>
        <table:table-row table:style-name="ro1">
          <table:table-cell office:value-type="float" office:value="6.68912">
            <text:p>6.69</text:p>
          </table:table-cell>
          <table:table-cell office:value-type="float" office:value="7.28976">
            <text:p>7.29</text:p>
          </table:table-cell>
          <table:table-cell office:value-type="float" office:value="6.98768">
            <text:p>6.99</text:p>
          </table:table-cell>
          <table:table-cell office:value-type="float" office:value="6.8904">
            <text:p>6.89</text:p>
          </table:table-cell>
          <table:table-cell office:value-type="float" office:value="7.08704">
            <text:p>7.09</text:p>
          </table:table-cell>
          <table:table-cell office:value-type="float" office:value="6.688">
            <text:p>6.69</text:p>
          </table:table-cell>
          <table:table-cell office:value-type="float" office:value="6.39024">
            <text:p>6.39</text:p>
          </table:table-cell>
          <table:table-cell office:value-type="float" office:value="7.48928">
            <text:p>7.49</text:p>
          </table:table-cell>
          <table:table-cell office:value-type="float" office:value="6.78912">
            <text:p>6.79</text:p>
          </table:table-cell>
          <table:table-cell office:value-type="float" office:value="6.88576">
            <text:p>6.89</text:p>
          </table:table-cell>
          <table:table-cell office:value-type="float" office:value="7.28912">
            <text:p>7.29</text:p>
          </table:table-cell>
        </table:table-row>
        <table:table-row table:style-name="ro1">
          <table:table-cell office:value-type="float" office:value="6.688">
            <text:p>6.69</text:p>
          </table:table-cell>
          <table:table-cell office:value-type="float" office:value="7.28976">
            <text:p>7.29</text:p>
          </table:table-cell>
          <table:table-cell office:value-type="float" office:value="6.98768">
            <text:p>6.99</text:p>
          </table:table-cell>
          <table:table-cell office:value-type="float" office:value="6.88944">
            <text:p>6.89</text:p>
          </table:table-cell>
          <table:table-cell office:value-type="float" office:value="7.08704">
            <text:p>7.09</text:p>
          </table:table-cell>
          <table:table-cell office:value-type="float" office:value="6.78768">
            <text:p>6.79</text:p>
          </table:table-cell>
          <table:table-cell office:value-type="float" office:value="6.39024">
            <text:p>6.39</text:p>
          </table:table-cell>
          <table:table-cell office:value-type="float" office:value="7.68912">
            <text:p>7.69</text:p>
          </table:table-cell>
          <table:table-cell office:value-type="float" office:value="6.88896">
            <text:p>6.89</text:p>
          </table:table-cell>
          <table:table-cell office:value-type="float" office:value="6.88496">
            <text:p>6.88</text:p>
          </table:table-cell>
          <table:table-cell office:value-type="float" office:value="7.38896">
            <text:p>7.39</text:p>
          </table:table-cell>
        </table:table-row>
        <table:table-row table:style-name="ro1">
          <table:table-cell office:value-type="float" office:value="6.78784">
            <text:p>6.79</text:p>
          </table:table-cell>
          <table:table-cell office:value-type="float" office:value="7.3896">
            <text:p>7.39</text:p>
          </table:table-cell>
          <table:table-cell office:value-type="float" office:value="6.98768">
            <text:p>6.99</text:p>
          </table:table-cell>
          <table:table-cell office:value-type="float" office:value="6.98848">
            <text:p>6.99</text:p>
          </table:table-cell>
          <table:table-cell office:value-type="float" office:value="7.18688">
            <text:p>7.19</text:p>
          </table:table-cell>
          <table:table-cell office:value-type="float" office:value="6.98736">
            <text:p>6.99</text:p>
          </table:table-cell>
          <table:table-cell office:value-type="float" office:value="6.58928">
            <text:p>6.59</text:p>
          </table:table-cell>
          <table:table-cell office:value-type="float" office:value="7.78896">
            <text:p>7.79</text:p>
          </table:table-cell>
          <table:table-cell office:value-type="float" office:value="6.988">
            <text:p>6.99</text:p>
          </table:table-cell>
          <table:table-cell office:value-type="float" office:value="6.88496">
            <text:p>6.88</text:p>
          </table:table-cell>
          <table:table-cell office:value-type="float" office:value="7.5888">
            <text:p>7.59</text:p>
          </table:table-cell>
        </table:table-row>
        <table:table-row table:style-name="ro1">
          <table:table-cell office:value-type="float" office:value="6.98768">
            <text:p>6.99</text:p>
          </table:table-cell>
          <table:table-cell office:value-type="float" office:value="7.48944">
            <text:p>7.49</text:p>
          </table:table-cell>
          <table:table-cell office:value-type="float" office:value="6.98672">
            <text:p>6.99</text:p>
          </table:table-cell>
          <table:table-cell office:value-type="float" office:value="7.08832">
            <text:p>7.09</text:p>
          </table:table-cell>
          <table:table-cell office:value-type="float" office:value="7.18688">
            <text:p>7.19</text:p>
          </table:table-cell>
          <table:table-cell office:value-type="float" office:value="7.0872">
            <text:p>7.09</text:p>
          </table:table-cell>
          <table:table-cell office:value-type="float" office:value="6.58864">
            <text:p>6.59</text:p>
          </table:table-cell>
          <table:table-cell office:value-type="float" office:value="7.78896">
            <text:p>7.79</text:p>
          </table:table-cell>
          <table:table-cell office:value-type="float" office:value="6.988">
            <text:p>6.99</text:p>
          </table:table-cell>
          <table:table-cell office:value-type="float" office:value="6.88416">
            <text:p>6.88</text:p>
          </table:table-cell>
          <table:table-cell office:value-type="float" office:value="7.5888">
            <text:p>7.59</text:p>
          </table:table-cell>
        </table:table-row>
        <table:table-row table:style-name="ro1">
          <table:table-cell office:value-type="float" office:value="6.98768">
            <text:p>6.99</text:p>
          </table:table-cell>
          <table:table-cell office:value-type="float" office:value="7.48944">
            <text:p>7.49</text:p>
          </table:table-cell>
          <table:table-cell office:value-type="float" office:value="6.98672">
            <text:p>6.99</text:p>
          </table:table-cell>
          <table:table-cell office:value-type="float" office:value="7.08832">
            <text:p>7.09</text:p>
          </table:table-cell>
          <table:table-cell office:value-type="float" office:value="7.18688">
            <text:p>7.19</text:p>
          </table:table-cell>
          <table:table-cell office:value-type="float" office:value="7.18704">
            <text:p>7.19</text:p>
          </table:table-cell>
          <table:table-cell office:value-type="float" office:value="6.58864">
            <text:p>6.59</text:p>
          </table:table-cell>
          <table:table-cell office:value-type="float" office:value="7.78896">
            <text:p>7.79</text:p>
          </table:table-cell>
          <table:table-cell office:value-type="float" office:value="7.08784">
            <text:p>7.09</text:p>
          </table:table-cell>
          <table:table-cell office:value-type="float" office:value="6.98384">
            <text:p>6.9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08752">
            <text:p>7.09</text:p>
          </table:table-cell>
          <table:table-cell office:value-type="float" office:value="7.58928">
            <text:p>7.59</text:p>
          </table:table-cell>
          <table:table-cell office:value-type="float" office:value="6.98608">
            <text:p>6.99</text:p>
          </table:table-cell>
          <table:table-cell office:value-type="float" office:value="7.08832">
            <text:p>7.09</text:p>
          </table:table-cell>
          <table:table-cell office:value-type="float" office:value="7.38624">
            <text:p>7.39</text:p>
          </table:table-cell>
          <table:table-cell office:value-type="float" office:value="7.28688">
            <text:p>7.29</text:p>
          </table:table-cell>
          <table:table-cell office:value-type="float" office:value="6.58864">
            <text:p>6.59</text:p>
          </table:table-cell>
          <table:table-cell office:value-type="float" office:value="7.78896">
            <text:p>7.79</text:p>
          </table:table-cell>
          <table:table-cell office:value-type="float" office:value="7.08784">
            <text:p>7.09</text:p>
          </table:table-cell>
          <table:table-cell office:value-type="float" office:value="6.98304">
            <text:p>6.9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08752">
            <text:p>7.09</text:p>
          </table:table-cell>
          <table:table-cell office:value-type="float" office:value="7.58928">
            <text:p>7.59</text:p>
          </table:table-cell>
          <table:table-cell office:value-type="float" office:value="6.98608">
            <text:p>6.99</text:p>
          </table:table-cell>
          <table:table-cell office:value-type="float" office:value="7.288">
            <text:p>7.29</text:p>
          </table:table-cell>
          <table:table-cell office:value-type="float" office:value="7.48608">
            <text:p>7.49</text:p>
          </table:table-cell>
          <table:table-cell office:value-type="float" office:value="7.38672">
            <text:p>7.39</text:p>
          </table:table-cell>
          <table:table-cell office:value-type="float" office:value="6.58864">
            <text:p>6.59</text:p>
          </table:table-cell>
          <table:table-cell office:value-type="float" office:value="7.78896">
            <text:p>7.79</text:p>
          </table:table-cell>
          <table:table-cell office:value-type="float" office:value="7.18768">
            <text:p>7.19</text:p>
          </table:table-cell>
          <table:table-cell office:value-type="float" office:value="6.98304">
            <text:p>6.9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08752">
            <text:p>7.09</text:p>
          </table:table-cell>
          <table:table-cell office:value-type="float" office:value="7.68912">
            <text:p>7.69</text:p>
          </table:table-cell>
          <table:table-cell office:value-type="float" office:value="6.98608">
            <text:p>6.99</text:p>
          </table:table-cell>
          <table:table-cell office:value-type="float" office:value="7.288">
            <text:p>7.29</text:p>
          </table:table-cell>
          <table:table-cell office:value-type="float" office:value="7.48608">
            <text:p>7.49</text:p>
          </table:table-cell>
          <table:table-cell office:value-type="float" office:value="7.38672">
            <text:p>7.39</text:p>
          </table:table-cell>
          <table:table-cell office:value-type="float" office:value="6.78784">
            <text:p>6.79</text:p>
          </table:table-cell>
          <table:table-cell office:value-type="float" office:value="7.78896">
            <text:p>7.79</text:p>
          </table:table-cell>
          <table:table-cell office:value-type="float" office:value="7.38528">
            <text:p>7.39</text:p>
          </table:table-cell>
          <table:table-cell office:value-type="float" office:value="7.08064">
            <text:p>7.0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0864">
            <text:p>7.09</text:p>
          </table:table-cell>
          <table:table-cell office:value-type="float" office:value="7.68912">
            <text:p>7.69</text:p>
          </table:table-cell>
          <table:table-cell office:value-type="float" office:value="6.98608">
            <text:p>6.99</text:p>
          </table:table-cell>
          <table:table-cell office:value-type="float" office:value="7.38784">
            <text:p>7.39</text:p>
          </table:table-cell>
          <table:table-cell office:value-type="float" office:value="7.48608">
            <text:p>7.49</text:p>
          </table:table-cell>
          <table:table-cell office:value-type="float" office:value="7.38672">
            <text:p>7.39</text:p>
          </table:table-cell>
          <table:table-cell office:value-type="float" office:value="6.88656">
            <text:p>6.89</text:p>
          </table:table-cell>
          <table:table-cell office:value-type="float" office:value="7.8888">
            <text:p>7.89</text:p>
          </table:table-cell>
          <table:table-cell office:value-type="float" office:value="7.38528">
            <text:p>7.39</text:p>
          </table:table-cell>
          <table:table-cell office:value-type="float" office:value="7.18032">
            <text:p>7.1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2856">
            <text:p>7.29</text:p>
          </table:table-cell>
          <table:table-cell office:value-type="float" office:value="7.98864">
            <text:p>7.99</text:p>
          </table:table-cell>
          <table:table-cell office:value-type="float" office:value="6.98608">
            <text:p>6.99</text:p>
          </table:table-cell>
          <table:table-cell office:value-type="float" office:value="7.38784">
            <text:p>7.39</text:p>
          </table:table-cell>
          <table:table-cell office:value-type="float" office:value="7.6848">
            <text:p>7.68</text:p>
          </table:table-cell>
          <table:table-cell office:value-type="float" office:value="7.4864">
            <text:p>7.49</text:p>
          </table:table-cell>
          <table:table-cell office:value-type="float" office:value="6.9864">
            <text:p>6.99</text:p>
          </table:table-cell>
          <table:table-cell office:value-type="float" office:value="7.8888">
            <text:p>7.89</text:p>
          </table:table-cell>
          <table:table-cell office:value-type="float" office:value="7.48416">
            <text:p>7.48</text:p>
          </table:table-cell>
          <table:table-cell office:value-type="float" office:value="7.27744">
            <text:p>7.2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2856">
            <text:p>7.29</text:p>
          </table:table-cell>
          <table:table-cell office:value-type="float" office:value="7.98864">
            <text:p>7.99</text:p>
          </table:table-cell>
          <table:table-cell office:value-type="float" office:value="6.98608">
            <text:p>6.99</text:p>
          </table:table-cell>
          <table:table-cell office:value-type="float" office:value="7.38784">
            <text:p>7.39</text:p>
          </table:table-cell>
          <table:table-cell office:value-type="float" office:value="7.88448">
            <text:p>7.88</text:p>
          </table:table-cell>
          <table:table-cell office:value-type="float" office:value="7.4864">
            <text:p>7.49</text:p>
          </table:table-cell>
          <table:table-cell office:value-type="float" office:value="7.08624">
            <text:p>7.09</text:p>
          </table:table-cell>
          <table:table-cell office:value-type="float" office:value="7.88752">
            <text:p>7.89</text:p>
          </table:table-cell>
          <table:table-cell office:value-type="float" office:value="7.584">
            <text:p>7.58</text:p>
          </table:table-cell>
          <table:table-cell office:value-type="float" office:value="7.27744">
            <text:p>7.2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2856">
            <text:p>7.29</text:p>
          </table:table-cell>
          <table:table-cell office:value-type="float" office:value="7.98864">
            <text:p>7.99</text:p>
          </table:table-cell>
          <table:table-cell office:value-type="float" office:value="7.08576">
            <text:p>7.09</text:p>
          </table:table-cell>
          <table:table-cell office:value-type="float" office:value="7.48752">
            <text:p>7.49</text:p>
          </table:table-cell>
          <table:table-cell office:value-type="float" office:value="7.88448">
            <text:p>7.88</text:p>
          </table:table-cell>
          <table:table-cell office:value-type="float" office:value="7.4864">
            <text:p>7.49</text:p>
          </table:table-cell>
          <table:table-cell office:value-type="float" office:value="7.18608">
            <text:p>7.19</text:p>
          </table:table-cell>
          <table:table-cell office:value-type="float" office:value="7.88752">
            <text:p>7.89</text:p>
          </table:table-cell>
          <table:table-cell office:value-type="float" office:value="7.584">
            <text:p>7.58</text:p>
          </table:table-cell>
          <table:table-cell office:value-type="float" office:value="7.47712">
            <text:p>7.4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2856">
            <text:p>7.29</text:p>
          </table:table-cell>
          <table:table-cell office:value-type="float" office:value="7.98864">
            <text:p>7.99</text:p>
          </table:table-cell>
          <table:table-cell office:value-type="float" office:value="7.28512">
            <text:p>7.29</text:p>
          </table:table-cell>
          <table:table-cell office:value-type="float" office:value="7.5864">
            <text:p>7.59</text:p>
          </table:table-cell>
          <table:table-cell office:value-type="float" office:value="7.88448">
            <text:p>7.88</text:p>
          </table:table-cell>
          <table:table-cell office:value-type="float" office:value="7.58512">
            <text:p>7.59</text:p>
          </table:table-cell>
          <table:table-cell office:value-type="float" office:value="7.38576">
            <text:p>7.39</text:p>
          </table:table-cell>
          <table:table-cell office:value-type="float" office:value="7.88752">
            <text:p>7.89</text:p>
          </table:table-cell>
          <table:table-cell office:value-type="float" office:value="7.78304">
            <text:p>7.78</text:p>
          </table:table-cell>
          <table:table-cell office:value-type="float" office:value="7.57632">
            <text:p>7.58</text:p>
          </table:table-cell>
          <table:table-cell office:value-type="float" office:value="7.68864">
            <text:p>7.69</text:p>
          </table:table-cell>
        </table:table-row>
        <table:table-row table:style-name="ro1">
          <table:table-cell office:value-type="float" office:value="7.2856">
            <text:p>7.29</text:p>
          </table:table-cell>
          <table:table-cell office:value-type="float" office:value="7.98864">
            <text:p>7.99</text:p>
          </table:table-cell>
          <table:table-cell office:value-type="float" office:value="7.28512">
            <text:p>7.29</text:p>
          </table:table-cell>
          <table:table-cell office:value-type="float" office:value="7.68624">
            <text:p>7.69</text:p>
          </table:table-cell>
          <table:table-cell office:value-type="float" office:value="7.98432">
            <text:p>7.98</text:p>
          </table:table-cell>
          <table:table-cell office:value-type="float" office:value="7.58512">
            <text:p>7.59</text:p>
          </table:table-cell>
          <table:table-cell office:value-type="float" office:value="7.38576">
            <text:p>7.39</text:p>
          </table:table-cell>
          <table:table-cell office:value-type="float" office:value="7.88752">
            <text:p>7.89</text:p>
          </table:table-cell>
          <table:table-cell office:value-type="float" office:value="7.78304">
            <text:p>7.78</text:p>
          </table:table-cell>
          <table:table-cell office:value-type="float" office:value="7.57632">
            <text:p>7.58</text:p>
          </table:table-cell>
          <table:table-cell office:value-type="float" office:value="7.78864">
            <text:p>7.79</text:p>
          </table:table-cell>
        </table:table-row>
        <table:table-row table:style-name="ro1">
          <table:table-cell office:value-type="float" office:value="7.2856">
            <text:p>7.29</text:p>
          </table:table-cell>
          <table:table-cell office:value-type="float" office:value="8.08848">
            <text:p>8.09</text:p>
          </table:table-cell>
          <table:table-cell office:value-type="float" office:value="7.4848">
            <text:p>7.48</text:p>
          </table:table-cell>
          <table:table-cell office:value-type="float" office:value="7.68624">
            <text:p>7.69</text:p>
          </table:table-cell>
          <table:table-cell office:value-type="float" office:value="7.98432">
            <text:p>7.98</text:p>
          </table:table-cell>
          <table:table-cell office:value-type="float" office:value="7.68496">
            <text:p>7.68</text:p>
          </table:table-cell>
          <table:table-cell office:value-type="float" office:value="7.38576">
            <text:p>7.39</text:p>
          </table:table-cell>
          <table:table-cell office:value-type="float" office:value="7.9872">
            <text:p>7.99</text:p>
          </table:table-cell>
          <table:table-cell office:value-type="float" office:value="7.78304">
            <text:p>7.78</text:p>
          </table:table-cell>
          <table:table-cell office:value-type="float" office:value="7.67616">
            <text:p>7.68</text:p>
          </table:table-cell>
          <table:table-cell office:value-type="float" office:value="7.78864">
            <text:p>7.79</text:p>
          </table:table-cell>
        </table:table-row>
        <table:table-row table:style-name="ro1">
          <table:table-cell office:value-type="float" office:value="7.38528">
            <text:p>7.39</text:p>
          </table:table-cell>
          <table:table-cell office:value-type="float" office:value="8.08848">
            <text:p>8.09</text:p>
          </table:table-cell>
          <table:table-cell office:value-type="float" office:value="7.4848">
            <text:p>7.48</text:p>
          </table:table-cell>
          <table:table-cell office:value-type="float" office:value="7.68624">
            <text:p>7.69</text:p>
          </table:table-cell>
          <table:table-cell office:value-type="float" office:value="8.08368">
            <text:p>8.08</text:p>
          </table:table-cell>
          <table:table-cell office:value-type="float" office:value="7.7848">
            <text:p>7.78</text:p>
          </table:table-cell>
          <table:table-cell office:value-type="float" office:value="7.48512">
            <text:p>7.49</text:p>
          </table:table-cell>
          <table:table-cell office:value-type="float" office:value="7.9872">
            <text:p>7.99</text:p>
          </table:table-cell>
          <table:table-cell office:value-type="float" office:value="7.78304">
            <text:p>7.78</text:p>
          </table:table-cell>
          <table:table-cell office:value-type="float" office:value="7.8752">
            <text:p>7.88</text:p>
          </table:table-cell>
          <table:table-cell office:value-type="float" office:value="8.088">
            <text:p>8.09</text:p>
          </table:table-cell>
        </table:table-row>
        <table:table-row table:style-name="ro1">
          <table:table-cell office:value-type="float" office:value="7.38432">
            <text:p>7.38</text:p>
          </table:table-cell>
          <table:table-cell office:value-type="float" office:value="8.488">
            <text:p>8.49</text:p>
          </table:table-cell>
          <table:table-cell office:value-type="float" office:value="7.58464">
            <text:p>7.58</text:p>
          </table:table-cell>
          <table:table-cell office:value-type="float" office:value="7.68624">
            <text:p>7.69</text:p>
          </table:table-cell>
          <table:table-cell office:value-type="float" office:value="8.08368">
            <text:p>8.08</text:p>
          </table:table-cell>
          <table:table-cell office:value-type="float" office:value="7.88448">
            <text:p>7.88</text:p>
          </table:table-cell>
          <table:table-cell office:value-type="float" office:value="7.58496">
            <text:p>7.58</text:p>
          </table:table-cell>
          <table:table-cell office:value-type="float" office:value="7.9872">
            <text:p>7.99</text:p>
          </table:table-cell>
          <table:table-cell office:value-type="float" office:value="8.08256">
            <text:p>8.08</text:p>
          </table:table-cell>
          <table:table-cell office:value-type="float" office:value="7.8752">
            <text:p>7.88</text:p>
          </table:table-cell>
          <table:table-cell office:value-type="float" office:value="8.18688">
            <text:p>8.19</text:p>
          </table:table-cell>
        </table:table-row>
        <table:table-row table:style-name="ro1">
          <table:table-cell office:value-type="float" office:value="7.38432">
            <text:p>7.38</text:p>
          </table:table-cell>
          <table:table-cell office:value-type="float" office:value="8.488">
            <text:p>8.49</text:p>
          </table:table-cell>
          <table:table-cell office:value-type="float" office:value="7.78416">
            <text:p>7.78</text:p>
          </table:table-cell>
          <table:table-cell office:value-type="float" office:value="7.98576">
            <text:p>7.99</text:p>
          </table:table-cell>
          <table:table-cell office:value-type="float" office:value="8.08368">
            <text:p>8.08</text:p>
          </table:table-cell>
          <table:table-cell office:value-type="float" office:value="7.98432">
            <text:p>7.98</text:p>
          </table:table-cell>
          <table:table-cell office:value-type="float" office:value="7.58496">
            <text:p>7.58</text:p>
          </table:table-cell>
          <table:table-cell office:value-type="float" office:value="8.18688">
            <text:p>8.19</text:p>
          </table:table-cell>
          <table:table-cell office:value-type="float" office:value="8.18176">
            <text:p>8.18</text:p>
          </table:table-cell>
          <table:table-cell office:value-type="float" office:value="7.8752">
            <text:p>7.88</text:p>
          </table:table-cell>
          <table:table-cell office:value-type="float" office:value="8.18688">
            <text:p>8.19</text:p>
          </table:table-cell>
        </table:table-row>
        <table:table-row table:style-name="ro1">
          <table:table-cell office:value-type="float" office:value="7.48432">
            <text:p>7.48</text:p>
          </table:table-cell>
          <table:table-cell office:value-type="float" office:value="8.488">
            <text:p>8.49</text:p>
          </table:table-cell>
          <table:table-cell office:value-type="float" office:value="7.78416">
            <text:p>7.78</text:p>
          </table:table-cell>
          <table:table-cell office:value-type="float" office:value="8.0856">
            <text:p>8.09</text:p>
          </table:table-cell>
          <table:table-cell office:value-type="float" office:value="8.08368">
            <text:p>8.08</text:p>
          </table:table-cell>
          <table:table-cell office:value-type="float" office:value="7.98432">
            <text:p>7.98</text:p>
          </table:table-cell>
          <table:table-cell office:value-type="float" office:value="7.6848">
            <text:p>7.68</text:p>
          </table:table-cell>
          <table:table-cell office:value-type="float" office:value="8.18688">
            <text:p>8.19</text:p>
          </table:table-cell>
          <table:table-cell office:value-type="float" office:value="8.2816">
            <text:p>8.28</text:p>
          </table:table-cell>
          <table:table-cell office:value-type="float" office:value="7.8752">
            <text:p>7.88</text:p>
          </table:table-cell>
          <table:table-cell office:value-type="float" office:value="8.18688">
            <text:p>8.19</text:p>
          </table:table-cell>
        </table:table-row>
        <table:table-row table:style-name="ro1">
          <table:table-cell office:value-type="float" office:value="7.48432">
            <text:p>7.48</text:p>
          </table:table-cell>
          <table:table-cell office:value-type="float" office:value="8.488">
            <text:p>8.49</text:p>
          </table:table-cell>
          <table:table-cell office:value-type="float" office:value="7.78416">
            <text:p>7.78</text:p>
          </table:table-cell>
          <table:table-cell office:value-type="float" office:value="8.18544">
            <text:p>8.19</text:p>
          </table:table-cell>
          <table:table-cell office:value-type="float" office:value="8.18368">
            <text:p>8.18</text:p>
          </table:table-cell>
          <table:table-cell office:value-type="float" office:value="7.98432">
            <text:p>7.98</text:p>
          </table:table-cell>
          <table:table-cell office:value-type="float" office:value="7.88352">
            <text:p>7.88</text:p>
          </table:table-cell>
          <table:table-cell office:value-type="float" office:value="8.18688">
            <text:p>8.19</text:p>
          </table:table-cell>
          <table:table-cell office:value-type="float" office:value="8.38144">
            <text:p>8.38</text:p>
          </table:table-cell>
          <table:table-cell office:value-type="float" office:value="7.97504">
            <text:p>7.98</text:p>
          </table:table-cell>
          <table:table-cell office:value-type="float" office:value="8.28672">
            <text:p>8.29</text:p>
          </table:table-cell>
        </table:table-row>
        <table:table-row table:style-name="ro1">
          <table:table-cell office:value-type="float" office:value="7.48432">
            <text:p>7.48</text:p>
          </table:table-cell>
          <table:table-cell office:value-type="float" office:value="8.58784">
            <text:p>8.59</text:p>
          </table:table-cell>
          <table:table-cell office:value-type="float" office:value="7.98384">
            <text:p>7.98</text:p>
          </table:table-cell>
          <table:table-cell office:value-type="float" office:value="8.18544">
            <text:p>8.19</text:p>
          </table:table-cell>
          <table:table-cell office:value-type="float" office:value="8.18368">
            <text:p>8.18</text:p>
          </table:table-cell>
          <table:table-cell office:value-type="float" office:value="8.08416">
            <text:p>8.08</text:p>
          </table:table-cell>
          <table:table-cell office:value-type="float" office:value="7.88256">
            <text:p>7.88</text:p>
          </table:table-cell>
          <table:table-cell office:value-type="float" office:value="8.3864">
            <text:p>8.39</text:p>
          </table:table-cell>
          <table:table-cell office:value-type="float" office:value="8.38144">
            <text:p>8.38</text:p>
          </table:table-cell>
          <table:table-cell office:value-type="float" office:value="7.97504">
            <text:p>7.98</text:p>
          </table:table-cell>
          <table:table-cell office:value-type="float" office:value="8.28672">
            <text:p>8.29</text:p>
          </table:table-cell>
        </table:table-row>
        <table:table-row table:style-name="ro1">
          <table:table-cell office:value-type="float" office:value="7.58416">
            <text:p>7.58</text:p>
          </table:table-cell>
          <table:table-cell office:value-type="float" office:value="8.58784">
            <text:p>8.59</text:p>
          </table:table-cell>
          <table:table-cell office:value-type="float" office:value="8.08352">
            <text:p>8.08</text:p>
          </table:table-cell>
          <table:table-cell office:value-type="float" office:value="8.18544">
            <text:p>8.19</text:p>
          </table:table-cell>
          <table:table-cell office:value-type="float" office:value="8.58304">
            <text:p>8.58</text:p>
          </table:table-cell>
          <table:table-cell office:value-type="float" office:value="8.08416">
            <text:p>8.08</text:p>
          </table:table-cell>
          <table:table-cell office:value-type="float" office:value="7.88256">
            <text:p>7.88</text:p>
          </table:table-cell>
          <table:table-cell office:value-type="float" office:value="8.48624">
            <text:p>8.49</text:p>
          </table:table-cell>
          <table:table-cell office:value-type="float" office:value="8.38144">
            <text:p>8.38</text:p>
          </table:table-cell>
          <table:table-cell office:value-type="float" office:value="8.07392">
            <text:p>8.07</text:p>
          </table:table-cell>
          <table:table-cell office:value-type="float" office:value="8.28672">
            <text:p>8.29</text:p>
          </table:table-cell>
        </table:table-row>
        <table:table-row table:style-name="ro1">
          <table:table-cell office:value-type="float" office:value="7.78384">
            <text:p>7.78</text:p>
          </table:table-cell>
          <table:table-cell office:value-type="float" office:value="8.68768">
            <text:p>8.69</text:p>
          </table:table-cell>
          <table:table-cell office:value-type="float" office:value="8.18336">
            <text:p>8.18</text:p>
          </table:table-cell>
          <table:table-cell office:value-type="float" office:value="8.18544">
            <text:p>8.19</text:p>
          </table:table-cell>
          <table:table-cell office:value-type="float" office:value="8.88208">
            <text:p>8.88</text:p>
          </table:table-cell>
          <table:table-cell office:value-type="float" office:value="8.18384">
            <text:p>8.18</text:p>
          </table:table-cell>
          <table:table-cell office:value-type="float" office:value="7.88256">
            <text:p>7.88</text:p>
          </table:table-cell>
          <table:table-cell office:value-type="float" office:value="8.58608">
            <text:p>8.59</text:p>
          </table:table-cell>
          <table:table-cell office:value-type="float" office:value="8.58112">
            <text:p>8.58</text:p>
          </table:table-cell>
          <table:table-cell office:value-type="float" office:value="8.17376">
            <text:p>8.17</text:p>
          </table:table-cell>
          <table:table-cell office:value-type="float" office:value="8.38656">
            <text:p>8.39</text:p>
          </table:table-cell>
        </table:table-row>
        <table:table-row table:style-name="ro1">
          <table:table-cell office:value-type="float" office:value="7.78384">
            <text:p>7.78</text:p>
          </table:table-cell>
          <table:table-cell office:value-type="float" office:value="8.78752">
            <text:p>8.79</text:p>
          </table:table-cell>
          <table:table-cell office:value-type="float" office:value="8.2832">
            <text:p>8.28</text:p>
          </table:table-cell>
          <table:table-cell office:value-type="float" office:value="8.18544">
            <text:p>8.19</text:p>
          </table:table-cell>
          <table:table-cell office:value-type="float" office:value="8.98192">
            <text:p>8.98</text:p>
          </table:table-cell>
          <table:table-cell office:value-type="float" office:value="8.38352">
            <text:p>8.38</text:p>
          </table:table-cell>
          <table:table-cell office:value-type="float" office:value="7.88256">
            <text:p>7.88</text:p>
          </table:table-cell>
          <table:table-cell office:value-type="float" office:value="8.78576">
            <text:p>8.79</text:p>
          </table:table-cell>
          <table:table-cell office:value-type="float" office:value="8.68096">
            <text:p>8.68</text:p>
          </table:table-cell>
          <table:table-cell office:value-type="float" office:value="8.27024">
            <text:p>8.27</text:p>
          </table:table-cell>
          <table:table-cell office:value-type="float" office:value="8.38656">
            <text:p>8.39</text:p>
          </table:table-cell>
        </table:table-row>
        <table:table-row table:style-name="ro1">
          <table:table-cell office:value-type="float" office:value="7.88368">
            <text:p>7.88</text:p>
          </table:table-cell>
          <table:table-cell office:value-type="float" office:value="8.88736">
            <text:p>8.89</text:p>
          </table:table-cell>
          <table:table-cell office:value-type="float" office:value="8.38288">
            <text:p>8.38</text:p>
          </table:table-cell>
          <table:table-cell office:value-type="float" office:value="8.28432">
            <text:p>8.28</text:p>
          </table:table-cell>
          <table:table-cell office:value-type="float" office:value="9.08176">
            <text:p>9.08</text:p>
          </table:table-cell>
          <table:table-cell office:value-type="float" office:value="8.48336">
            <text:p>8.48</text:p>
          </table:table-cell>
          <table:table-cell office:value-type="float" office:value="7.9824">
            <text:p>7.98</text:p>
          </table:table-cell>
          <table:table-cell office:value-type="float" office:value="8.78576">
            <text:p>8.79</text:p>
          </table:table-cell>
          <table:table-cell office:value-type="float" office:value="8.68096">
            <text:p>8.68</text:p>
          </table:table-cell>
          <table:table-cell office:value-type="float" office:value="8.36992">
            <text:p>8.37</text:p>
          </table:table-cell>
          <table:table-cell office:value-type="float" office:value="8.58608">
            <text:p>8.59</text:p>
          </table:table-cell>
        </table:table-row>
        <table:table-row table:style-name="ro1">
          <table:table-cell office:value-type="float" office:value="7.88368">
            <text:p>7.88</text:p>
          </table:table-cell>
          <table:table-cell office:value-type="float" office:value="8.9872">
            <text:p>8.99</text:p>
          </table:table-cell>
          <table:table-cell office:value-type="float" office:value="8.38288">
            <text:p>8.38</text:p>
          </table:table-cell>
          <table:table-cell office:value-type="float" office:value="8.38416">
            <text:p>8.38</text:p>
          </table:table-cell>
          <table:table-cell office:value-type="float" office:value="9.08176">
            <text:p>9.08</text:p>
          </table:table-cell>
          <table:table-cell office:value-type="float" office:value="8.48192">
            <text:p>8.48</text:p>
          </table:table-cell>
          <table:table-cell office:value-type="float" office:value="7.9824">
            <text:p>7.98</text:p>
          </table:table-cell>
          <table:table-cell office:value-type="float" office:value="8.98544">
            <text:p>8.99</text:p>
          </table:table-cell>
          <table:table-cell office:value-type="float" office:value="8.68096">
            <text:p>8.68</text:p>
          </table:table-cell>
          <table:table-cell office:value-type="float" office:value="8.36992">
            <text:p>8.37</text:p>
          </table:table-cell>
          <table:table-cell office:value-type="float" office:value="8.68608">
            <text:p>8.69</text:p>
          </table:table-cell>
        </table:table-row>
        <table:table-row table:style-name="ro1">
          <table:table-cell office:value-type="float" office:value="8.18256">
            <text:p>8.18</text:p>
          </table:table-cell>
          <table:table-cell office:value-type="float" office:value="9.18688">
            <text:p>9.19</text:p>
          </table:table-cell>
          <table:table-cell office:value-type="float" office:value="8.38288">
            <text:p>8.38</text:p>
          </table:table-cell>
          <table:table-cell office:value-type="float" office:value="8.484">
            <text:p>8.48</text:p>
          </table:table-cell>
          <table:table-cell office:value-type="float" office:value="9.08176">
            <text:p>9.08</text:p>
          </table:table-cell>
          <table:table-cell office:value-type="float" office:value="8.48192">
            <text:p>8.48</text:p>
          </table:table-cell>
          <table:table-cell office:value-type="float" office:value="8.08224">
            <text:p>8.08</text:p>
          </table:table-cell>
          <table:table-cell office:value-type="float" office:value="8.98544">
            <text:p>8.99</text:p>
          </table:table-cell>
          <table:table-cell office:value-type="float" office:value="8.68096">
            <text:p>8.68</text:p>
          </table:table-cell>
          <table:table-cell office:value-type="float" office:value="8.3688">
            <text:p>8.37</text:p>
          </table:table-cell>
          <table:table-cell office:value-type="float" office:value="8.78592">
            <text:p>8.79</text:p>
          </table:table-cell>
        </table:table-row>
        <table:table-row table:style-name="ro1">
          <table:table-cell office:value-type="float" office:value="8.18256">
            <text:p>8.18</text:p>
          </table:table-cell>
          <table:table-cell office:value-type="float" office:value="9.18688">
            <text:p>9.19</text:p>
          </table:table-cell>
          <table:table-cell office:value-type="float" office:value="8.48272">
            <text:p>8.48</text:p>
          </table:table-cell>
          <table:table-cell office:value-type="float" office:value="8.484">
            <text:p>8.48</text:p>
          </table:table-cell>
          <table:table-cell office:value-type="float" office:value="9.08176">
            <text:p>9.08</text:p>
          </table:table-cell>
          <table:table-cell office:value-type="float" office:value="8.58176">
            <text:p>8.58</text:p>
          </table:table-cell>
          <table:table-cell office:value-type="float" office:value="8.28096">
            <text:p>8.28</text:p>
          </table:table-cell>
          <table:table-cell office:value-type="float" office:value="8.98544">
            <text:p>8.99</text:p>
          </table:table-cell>
          <table:table-cell office:value-type="float" office:value="8.68096">
            <text:p>8.68</text:p>
          </table:table-cell>
          <table:table-cell office:value-type="float" office:value="8.36736">
            <text:p>8.37</text:p>
          </table:table-cell>
          <table:table-cell office:value-type="float" office:value="8.88576">
            <text:p>8.89</text:p>
          </table:table-cell>
        </table:table-row>
        <table:table-row table:style-name="ro1">
          <table:table-cell office:value-type="float" office:value="8.18256">
            <text:p>8.18</text:p>
          </table:table-cell>
          <table:table-cell office:value-type="float" office:value="9.28672">
            <text:p>9.29</text:p>
          </table:table-cell>
          <table:table-cell office:value-type="float" office:value="8.58256">
            <text:p>8.58</text:p>
          </table:table-cell>
          <table:table-cell office:value-type="float" office:value="8.58368">
            <text:p>8.58</text:p>
          </table:table-cell>
          <table:table-cell office:value-type="float" office:value="9.18016">
            <text:p>9.18</text:p>
          </table:table-cell>
          <table:table-cell office:value-type="float" office:value="8.6816">
            <text:p>8.68</text:p>
          </table:table-cell>
          <table:table-cell office:value-type="float" office:value="8.28096">
            <text:p>8.28</text:p>
          </table:table-cell>
          <table:table-cell office:value-type="float" office:value="8.98544">
            <text:p>8.99</text:p>
          </table:table-cell>
          <table:table-cell office:value-type="float" office:value="8.7808">
            <text:p>8.78</text:p>
          </table:table-cell>
          <table:table-cell office:value-type="float" office:value="8.36736">
            <text:p>8.37</text:p>
          </table:table-cell>
          <table:table-cell office:value-type="float" office:value="8.88576">
            <text:p>8.89</text:p>
          </table:table-cell>
        </table:table-row>
        <table:table-row table:style-name="ro1">
          <table:table-cell office:value-type="float" office:value="8.18256">
            <text:p>8.18</text:p>
          </table:table-cell>
          <table:table-cell office:value-type="float" office:value="9.38656">
            <text:p>9.39</text:p>
          </table:table-cell>
          <table:table-cell office:value-type="float" office:value="8.68224">
            <text:p>8.68</text:p>
          </table:table-cell>
          <table:table-cell office:value-type="float" office:value="8.58368">
            <text:p>8.58</text:p>
          </table:table-cell>
          <table:table-cell office:value-type="float" office:value="9.28">
            <text:p>9.28</text:p>
          </table:table-cell>
          <table:table-cell office:value-type="float" office:value="8.88096">
            <text:p>8.88</text:p>
          </table:table-cell>
          <table:table-cell office:value-type="float" office:value="8.48064">
            <text:p>8.48</text:p>
          </table:table-cell>
          <table:table-cell office:value-type="float" office:value="9.08528">
            <text:p>9.09</text:p>
          </table:table-cell>
          <table:table-cell office:value-type="float" office:value="8.98048">
            <text:p>8.98</text:p>
          </table:table-cell>
          <table:table-cell office:value-type="float" office:value="8.46688">
            <text:p>8.47</text:p>
          </table:table-cell>
          <table:table-cell office:value-type="float" office:value="8.88576">
            <text:p>8.89</text:p>
          </table:table-cell>
        </table:table-row>
        <table:table-row table:style-name="ro1">
          <table:table-cell office:value-type="float" office:value="8.2824">
            <text:p>8.28</text:p>
          </table:table-cell>
          <table:table-cell office:value-type="float" office:value="9.48656">
            <text:p>9.49</text:p>
          </table:table-cell>
          <table:table-cell office:value-type="float" office:value="8.78208">
            <text:p>8.78</text:p>
          </table:table-cell>
          <table:table-cell office:value-type="float" office:value="8.58368">
            <text:p>8.58</text:p>
          </table:table-cell>
          <table:table-cell office:value-type="float" office:value="9.28">
            <text:p>9.28</text:p>
          </table:table-cell>
          <table:table-cell office:value-type="float" office:value="8.9808">
            <text:p>8.98</text:p>
          </table:table-cell>
          <table:table-cell office:value-type="float" office:value="8.48064">
            <text:p>8.48</text:p>
          </table:table-cell>
          <table:table-cell office:value-type="float" office:value="9.08528">
            <text:p>9.09</text:p>
          </table:table-cell>
          <table:table-cell office:value-type="float" office:value="8.98048">
            <text:p>8.98</text:p>
          </table:table-cell>
          <table:table-cell office:value-type="float" office:value="8.46688">
            <text:p>8.47</text:p>
          </table:table-cell>
          <table:table-cell office:value-type="float" office:value="8.88448">
            <text:p>8.88</text:p>
          </table:table-cell>
        </table:table-row>
        <table:table-row table:style-name="ro1">
          <table:table-cell office:value-type="float" office:value="8.38208">
            <text:p>8.38</text:p>
          </table:table-cell>
          <table:table-cell office:value-type="float" office:value="9.48656">
            <text:p>9.49</text:p>
          </table:table-cell>
          <table:table-cell office:value-type="float" office:value="8.9816">
            <text:p>8.98</text:p>
          </table:table-cell>
          <table:table-cell office:value-type="float" office:value="8.68352">
            <text:p>8.68</text:p>
          </table:table-cell>
          <table:table-cell office:value-type="float" office:value="9.28">
            <text:p>9.28</text:p>
          </table:table-cell>
          <table:table-cell office:value-type="float" office:value="9.08064">
            <text:p>9.08</text:p>
          </table:table-cell>
          <table:table-cell office:value-type="float" office:value="8.48064">
            <text:p>8.48</text:p>
          </table:table-cell>
          <table:table-cell office:value-type="float" office:value="9.08528">
            <text:p>9.09</text:p>
          </table:table-cell>
          <table:table-cell office:value-type="float" office:value="8.98048">
            <text:p>8.98</text:p>
          </table:table-cell>
          <table:table-cell office:value-type="float" office:value="8.56512">
            <text:p>8.57</text:p>
          </table:table-cell>
          <table:table-cell office:value-type="float" office:value="8.88304">
            <text:p>8.88</text:p>
          </table:table-cell>
        </table:table-row>
        <table:table-row table:style-name="ro1">
          <table:table-cell office:value-type="float" office:value="8.38208">
            <text:p>8.38</text:p>
          </table:table-cell>
          <table:table-cell office:value-type="float" office:value="9.48656">
            <text:p>9.49</text:p>
          </table:table-cell>
          <table:table-cell office:value-type="float" office:value="9.08128">
            <text:p>9.08</text:p>
          </table:table-cell>
          <table:table-cell office:value-type="float" office:value="8.78336">
            <text:p>8.78</text:p>
          </table:table-cell>
          <table:table-cell office:value-type="float" office:value="9.37984">
            <text:p>9.38</text:p>
          </table:table-cell>
          <table:table-cell office:value-type="float" office:value="9.08064">
            <text:p>9.08</text:p>
          </table:table-cell>
          <table:table-cell office:value-type="float" office:value="8.57952">
            <text:p>8.58</text:p>
          </table:table-cell>
          <table:table-cell office:value-type="float" office:value="9.18512">
            <text:p>9.19</text:p>
          </table:table-cell>
          <table:table-cell office:value-type="float" office:value="8.98048">
            <text:p>8.98</text:p>
          </table:table-cell>
          <table:table-cell office:value-type="float" office:value="8.66496">
            <text:p>8.66</text:p>
          </table:table-cell>
          <table:table-cell office:value-type="float" office:value="9.08272">
            <text:p>9.08</text:p>
          </table:table-cell>
        </table:table-row>
        <table:table-row table:style-name="ro1">
          <table:table-cell office:value-type="float" office:value="8.48192">
            <text:p>8.48</text:p>
          </table:table-cell>
          <table:table-cell office:value-type="float" office:value="9.68624">
            <text:p>9.69</text:p>
          </table:table-cell>
          <table:table-cell office:value-type="float" office:value="9.08128">
            <text:p>9.08</text:p>
          </table:table-cell>
          <table:table-cell office:value-type="float" office:value="8.78336">
            <text:p>8.78</text:p>
          </table:table-cell>
          <table:table-cell office:value-type="float" office:value="9.37984">
            <text:p>9.38</text:p>
          </table:table-cell>
          <table:table-cell office:value-type="float" office:value="9.08064">
            <text:p>9.08</text:p>
          </table:table-cell>
          <table:table-cell office:value-type="float" office:value="8.57952">
            <text:p>8.58</text:p>
          </table:table-cell>
          <table:table-cell office:value-type="float" office:value="9.18512">
            <text:p>9.19</text:p>
          </table:table-cell>
          <table:table-cell office:value-type="float" office:value="9.08032">
            <text:p>9.08</text:p>
          </table:table-cell>
          <table:table-cell office:value-type="float" office:value="8.66496">
            <text:p>8.66</text:p>
          </table:table-cell>
          <table:table-cell office:value-type="float" office:value="9.08272">
            <text:p>9.08</text:p>
          </table:table-cell>
        </table:table-row>
        <table:table-row table:style-name="ro1">
          <table:table-cell office:value-type="float" office:value="8.58176">
            <text:p>8.58</text:p>
          </table:table-cell>
          <table:table-cell office:value-type="float" office:value="9.68624">
            <text:p>9.69</text:p>
          </table:table-cell>
          <table:table-cell office:value-type="float" office:value="9.08128">
            <text:p>9.08</text:p>
          </table:table-cell>
          <table:table-cell office:value-type="float" office:value="8.88304">
            <text:p>8.88</text:p>
          </table:table-cell>
          <table:table-cell office:value-type="float" office:value="9.37984">
            <text:p>9.38</text:p>
          </table:table-cell>
          <table:table-cell office:value-type="float" office:value="9.18032">
            <text:p>9.18</text:p>
          </table:table-cell>
          <table:table-cell office:value-type="float" office:value="8.57952">
            <text:p>8.58</text:p>
          </table:table-cell>
          <table:table-cell office:value-type="float" office:value="9.18512">
            <text:p>9.19</text:p>
          </table:table-cell>
          <table:table-cell office:value-type="float" office:value="9.18016">
            <text:p>9.18</text:p>
          </table:table-cell>
          <table:table-cell office:value-type="float" office:value="8.76368">
            <text:p>8.76</text:p>
          </table:table-cell>
          <table:table-cell office:value-type="float" office:value="9.08272">
            <text:p>9.08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9.78608">
            <text:p>9.79</text:p>
          </table:table-cell>
          <table:table-cell office:value-type="float" office:value="9.28096">
            <text:p>9.28</text:p>
          </table:table-cell>
          <table:table-cell office:value-type="float" office:value="8.88304">
            <text:p>8.88</text:p>
          </table:table-cell>
          <table:table-cell office:value-type="float" office:value="9.47968">
            <text:p>9.48</text:p>
          </table:table-cell>
          <table:table-cell office:value-type="float" office:value="9.28016">
            <text:p>9.28</text:p>
          </table:table-cell>
          <table:table-cell office:value-type="float" office:value="8.67936">
            <text:p>8.68</text:p>
          </table:table-cell>
          <table:table-cell office:value-type="float" office:value="9.3848">
            <text:p>9.38</text:p>
          </table:table-cell>
          <table:table-cell office:value-type="float" office:value="9.37984">
            <text:p>9.38</text:p>
          </table:table-cell>
          <table:table-cell office:value-type="float" office:value="8.96272">
            <text:p>8.96</text:p>
          </table:table-cell>
          <table:table-cell office:value-type="float" office:value="9.1824">
            <text:p>9.18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9.88592">
            <text:p>9.89</text:p>
          </table:table-cell>
          <table:table-cell office:value-type="float" office:value="9.48048">
            <text:p>9.48</text:p>
          </table:table-cell>
          <table:table-cell office:value-type="float" office:value="8.88304">
            <text:p>8.88</text:p>
          </table:table-cell>
          <table:table-cell office:value-type="float" office:value="9.57904">
            <text:p>9.58</text:p>
          </table:table-cell>
          <table:table-cell office:value-type="float" office:value="9.28016">
            <text:p>9.28</text:p>
          </table:table-cell>
          <table:table-cell office:value-type="float" office:value="8.7792">
            <text:p>8.78</text:p>
          </table:table-cell>
          <table:table-cell office:value-type="float" office:value="9.3848">
            <text:p>9.38</text:p>
          </table:table-cell>
          <table:table-cell office:value-type="float" office:value="9.37984">
            <text:p>9.38</text:p>
          </table:table-cell>
          <table:table-cell office:value-type="float" office:value="9.0624">
            <text:p>9.06</text:p>
          </table:table-cell>
          <table:table-cell office:value-type="float" office:value="9.28224">
            <text:p>9.28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10.08576">
            <text:p>10.09</text:p>
          </table:table-cell>
          <table:table-cell office:value-type="float" office:value="9.48048">
            <text:p>9.48</text:p>
          </table:table-cell>
          <table:table-cell office:value-type="float" office:value="8.98288">
            <text:p>8.98</text:p>
          </table:table-cell>
          <table:table-cell office:value-type="float" office:value="9.67904">
            <text:p>9.68</text:p>
          </table:table-cell>
          <table:table-cell office:value-type="float" office:value="9.38">
            <text:p>9.38</text:p>
          </table:table-cell>
          <table:table-cell office:value-type="float" office:value="8.97888">
            <text:p>8.98</text:p>
          </table:table-cell>
          <table:table-cell office:value-type="float" office:value="9.3848">
            <text:p>9.38</text:p>
          </table:table-cell>
          <table:table-cell office:value-type="float" office:value="9.47968">
            <text:p>9.48</text:p>
          </table:table-cell>
          <table:table-cell office:value-type="float" office:value="9.0624">
            <text:p>9.06</text:p>
          </table:table-cell>
          <table:table-cell office:value-type="float" office:value="9.28224">
            <text:p>9.28</text:p>
          </table:table-cell>
        </table:table-row>
        <table:table-row table:style-name="ro1">
          <table:table-cell office:value-type="float" office:value="8.97968">
            <text:p>8.98</text:p>
          </table:table-cell>
          <table:table-cell office:value-type="float" office:value="10.08576">
            <text:p>10.09</text:p>
          </table:table-cell>
          <table:table-cell office:value-type="float" office:value="9.68016">
            <text:p>9.68</text:p>
          </table:table-cell>
          <table:table-cell office:value-type="float" office:value="9.08272">
            <text:p>9.08</text:p>
          </table:table-cell>
          <table:table-cell office:value-type="float" office:value="9.67904">
            <text:p>9.68</text:p>
          </table:table-cell>
          <table:table-cell office:value-type="float" office:value="9.47984">
            <text:p>9.48</text:p>
          </table:table-cell>
          <table:table-cell office:value-type="float" office:value="9.07872">
            <text:p>9.08</text:p>
          </table:table-cell>
          <table:table-cell office:value-type="float" office:value="9.3848">
            <text:p>9.38</text:p>
          </table:table-cell>
          <table:table-cell office:value-type="float" office:value="9.47968">
            <text:p>9.48</text:p>
          </table:table-cell>
          <table:table-cell office:value-type="float" office:value="9.0624">
            <text:p>9.06</text:p>
          </table:table-cell>
          <table:table-cell office:value-type="float" office:value="9.28224">
            <text:p>9.28</text:p>
          </table:table-cell>
        </table:table-row>
        <table:table-row table:style-name="ro1">
          <table:table-cell office:value-type="float" office:value="9.07904">
            <text:p>9.08</text:p>
          </table:table-cell>
          <table:table-cell office:value-type="float" office:value="10.08576">
            <text:p>10.09</text:p>
          </table:table-cell>
          <table:table-cell office:value-type="float" office:value="9.78">
            <text:p>9.78</text:p>
          </table:table-cell>
          <table:table-cell office:value-type="float" office:value="9.2824">
            <text:p>9.28</text:p>
          </table:table-cell>
          <table:table-cell office:value-type="float" office:value="9.77888">
            <text:p>9.78</text:p>
          </table:table-cell>
          <table:table-cell office:value-type="float" office:value="9.47984">
            <text:p>9.48</text:p>
          </table:table-cell>
          <table:table-cell office:value-type="float" office:value="9.07872">
            <text:p>9.08</text:p>
          </table:table-cell>
          <table:table-cell office:value-type="float" office:value="9.38336">
            <text:p>9.38</text:p>
          </table:table-cell>
          <table:table-cell office:value-type="float" office:value="9.47968">
            <text:p>9.48</text:p>
          </table:table-cell>
          <table:table-cell office:value-type="float" office:value="9.0608">
            <text:p>9.06</text:p>
          </table:table-cell>
          <table:table-cell office:value-type="float" office:value="9.28224">
            <text:p>9.28</text:p>
          </table:table-cell>
        </table:table-row>
        <table:table-row table:style-name="ro1">
          <table:table-cell office:value-type="float" office:value="9.17888">
            <text:p>9.18</text:p>
          </table:table-cell>
          <table:table-cell office:value-type="float" office:value="10.28544">
            <text:p>10.29</text:p>
          </table:table-cell>
          <table:table-cell office:value-type="float" office:value="9.77776">
            <text:p>9.78</text:p>
          </table:table-cell>
          <table:table-cell office:value-type="float" office:value="9.48208">
            <text:p>9.48</text:p>
          </table:table-cell>
          <table:table-cell office:value-type="float" office:value="9.87856">
            <text:p>9.88</text:p>
          </table:table-cell>
          <table:table-cell office:value-type="float" office:value="9.57968">
            <text:p>9.58</text:p>
          </table:table-cell>
          <table:table-cell office:value-type="float" office:value="9.07872">
            <text:p>9.08</text:p>
          </table:table-cell>
          <table:table-cell office:value-type="float" office:value="9.4832">
            <text:p>9.48</text:p>
          </table:table-cell>
          <table:table-cell office:value-type="float" office:value="9.67936">
            <text:p>9.68</text:p>
          </table:table-cell>
          <table:table-cell office:value-type="float" office:value="9.26048">
            <text:p>9.26</text:p>
          </table:table-cell>
          <table:table-cell office:value-type="float" office:value="9.38208">
            <text:p>9.38</text:p>
          </table:table-cell>
        </table:table-row>
        <table:table-row table:style-name="ro1">
          <table:table-cell office:value-type="float" office:value="9.17888">
            <text:p>9.18</text:p>
          </table:table-cell>
          <table:table-cell office:value-type="float" office:value="10.38528">
            <text:p>10.39</text:p>
          </table:table-cell>
          <table:table-cell office:value-type="float" office:value="9.97744">
            <text:p>9.98</text:p>
          </table:table-cell>
          <table:table-cell office:value-type="float" office:value="9.6816">
            <text:p>9.68</text:p>
          </table:table-cell>
          <table:table-cell office:value-type="float" office:value="9.87856">
            <text:p>9.88</text:p>
          </table:table-cell>
          <table:table-cell office:value-type="float" office:value="9.57968">
            <text:p>9.58</text:p>
          </table:table-cell>
          <table:table-cell office:value-type="float" office:value="9.17856">
            <text:p>9.18</text:p>
          </table:table-cell>
          <table:table-cell office:value-type="float" office:value="9.58304">
            <text:p>9.58</text:p>
          </table:table-cell>
          <table:table-cell office:value-type="float" office:value="9.77856">
            <text:p>9.78</text:p>
          </table:table-cell>
          <table:table-cell office:value-type="float" office:value="9.35984">
            <text:p>9.36</text:p>
          </table:table-cell>
          <table:table-cell office:value-type="float" office:value="9.58176">
            <text:p>9.58</text:p>
          </table:table-cell>
        </table:table-row>
        <table:table-row table:style-name="ro1">
          <table:table-cell office:value-type="float" office:value="9.3784">
            <text:p>9.38</text:p>
          </table:table-cell>
          <table:table-cell office:value-type="float" office:value="10.38528">
            <text:p>10.39</text:p>
          </table:table-cell>
          <table:table-cell office:value-type="float" office:value="9.97744">
            <text:p>9.98</text:p>
          </table:table-cell>
          <table:table-cell office:value-type="float" office:value="9.6816">
            <text:p>9.68</text:p>
          </table:table-cell>
          <table:table-cell office:value-type="float" office:value="9.87856">
            <text:p>9.88</text:p>
          </table:table-cell>
          <table:table-cell office:value-type="float" office:value="9.57808">
            <text:p>9.58</text:p>
          </table:table-cell>
          <table:table-cell office:value-type="float" office:value="9.1768">
            <text:p>9.18</text:p>
          </table:table-cell>
          <table:table-cell office:value-type="float" office:value="9.68288">
            <text:p>9.68</text:p>
          </table:table-cell>
          <table:table-cell office:value-type="float" office:value="9.77856">
            <text:p>9.78</text:p>
          </table:table-cell>
          <table:table-cell office:value-type="float" office:value="9.35856">
            <text:p>9.36</text:p>
          </table:table-cell>
          <table:table-cell office:value-type="float" office:value="9.58176">
            <text:p>9.58</text:p>
          </table:table-cell>
        </table:table-row>
        <table:table-row table:style-name="ro1">
          <table:table-cell office:value-type="float" office:value="9.57648">
            <text:p>9.58</text:p>
          </table:table-cell>
          <table:table-cell office:value-type="float" office:value="10.58496">
            <text:p>10.58</text:p>
          </table:table-cell>
          <table:table-cell office:value-type="float" office:value="10.07728">
            <text:p>10.08</text:p>
          </table:table-cell>
          <table:table-cell office:value-type="float" office:value="9.6816">
            <text:p>9.68</text:p>
          </table:table-cell>
          <table:table-cell office:value-type="float" office:value="9.9784">
            <text:p>9.98</text:p>
          </table:table-cell>
          <table:table-cell office:value-type="float" office:value="9.87744">
            <text:p>9.88</text:p>
          </table:table-cell>
          <table:table-cell office:value-type="float" office:value="9.1768">
            <text:p>9.18</text:p>
          </table:table-cell>
          <table:table-cell office:value-type="float" office:value="9.68288">
            <text:p>9.68</text:p>
          </table:table-cell>
          <table:table-cell office:value-type="float" office:value="9.77856">
            <text:p>9.78</text:p>
          </table:table-cell>
          <table:table-cell office:value-type="float" office:value="9.35856">
            <text:p>9.36</text:p>
          </table:table-cell>
          <table:table-cell office:value-type="float" office:value="9.78128">
            <text:p>9.78</text:p>
          </table:table-cell>
        </table:table-row>
        <table:table-row table:style-name="ro1">
          <table:table-cell office:value-type="float" office:value="9.57648">
            <text:p>9.58</text:p>
          </table:table-cell>
          <table:table-cell office:value-type="float" office:value="10.58496">
            <text:p>10.58</text:p>
          </table:table-cell>
          <table:table-cell office:value-type="float" office:value="10.17696">
            <text:p>10.18</text:p>
          </table:table-cell>
          <table:table-cell office:value-type="float" office:value="9.78144">
            <text:p>9.78</text:p>
          </table:table-cell>
          <table:table-cell office:value-type="float" office:value="10.27792">
            <text:p>10.28</text:p>
          </table:table-cell>
          <table:table-cell office:value-type="float" office:value="9.97728">
            <text:p>9.98</text:p>
          </table:table-cell>
          <table:table-cell office:value-type="float" office:value="9.27568">
            <text:p>9.28</text:p>
          </table:table-cell>
          <table:table-cell office:value-type="float" office:value="9.78256">
            <text:p>9.78</text:p>
          </table:table-cell>
          <table:table-cell office:value-type="float" office:value="9.77856">
            <text:p>9.78</text:p>
          </table:table-cell>
          <table:table-cell office:value-type="float" office:value="9.35856">
            <text:p>9.36</text:p>
          </table:table-cell>
          <table:table-cell office:value-type="float" office:value="9.78128">
            <text:p>9.78</text:p>
          </table:table-cell>
        </table:table-row>
        <table:table-row table:style-name="ro1">
          <table:table-cell office:value-type="float" office:value="9.67616">
            <text:p>9.68</text:p>
          </table:table-cell>
          <table:table-cell office:value-type="float" office:value="10.58496">
            <text:p>10.58</text:p>
          </table:table-cell>
          <table:table-cell office:value-type="float" office:value="10.2768">
            <text:p>10.28</text:p>
          </table:table-cell>
          <table:table-cell office:value-type="float" office:value="9.78144">
            <text:p>9.78</text:p>
          </table:table-cell>
          <table:table-cell office:value-type="float" office:value="10.27792">
            <text:p>10.28</text:p>
          </table:table-cell>
          <table:table-cell office:value-type="float" office:value="9.97728">
            <text:p>9.98</text:p>
          </table:table-cell>
          <table:table-cell office:value-type="float" office:value="9.37552">
            <text:p>9.38</text:p>
          </table:table-cell>
          <table:table-cell office:value-type="float" office:value="9.8824">
            <text:p>9.88</text:p>
          </table:table-cell>
          <table:table-cell office:value-type="float" office:value="9.8784">
            <text:p>9.88</text:p>
          </table:table-cell>
          <table:table-cell office:value-type="float" office:value="9.45808">
            <text:p>9.46</text:p>
          </table:table-cell>
          <table:table-cell office:value-type="float" office:value="9.78128">
            <text:p>9.78</text:p>
          </table:table-cell>
        </table:table-row>
        <table:table-row table:style-name="ro1">
          <table:table-cell office:value-type="float" office:value="9.67616">
            <text:p>9.68</text:p>
          </table:table-cell>
          <table:table-cell office:value-type="float" office:value="10.58496">
            <text:p>10.58</text:p>
          </table:table-cell>
          <table:table-cell office:value-type="float" office:value="10.37664">
            <text:p>10.38</text:p>
          </table:table-cell>
          <table:table-cell office:value-type="float" office:value="9.78">
            <text:p>9.78</text:p>
          </table:table-cell>
          <table:table-cell office:value-type="float" office:value="10.27792">
            <text:p>10.28</text:p>
          </table:table-cell>
          <table:table-cell office:value-type="float" office:value="9.97728">
            <text:p>9.98</text:p>
          </table:table-cell>
          <table:table-cell office:value-type="float" office:value="9.37552">
            <text:p>9.38</text:p>
          </table:table-cell>
          <table:table-cell office:value-type="float" office:value="9.98224">
            <text:p>9.98</text:p>
          </table:table-cell>
          <table:table-cell office:value-type="float" office:value="9.8784">
            <text:p>9.88</text:p>
          </table:table-cell>
          <table:table-cell office:value-type="float" office:value="9.65776">
            <text:p>9.66</text:p>
          </table:table-cell>
          <table:table-cell office:value-type="float" office:value="9.88112">
            <text:p>9.88</text:p>
          </table:table-cell>
        </table:table-row>
        <table:table-row table:style-name="ro1">
          <table:table-cell office:value-type="float" office:value="9.77616">
            <text:p>9.78</text:p>
          </table:table-cell>
          <table:table-cell office:value-type="float" office:value="10.58496">
            <text:p>10.58</text:p>
          </table:table-cell>
          <table:table-cell office:value-type="float" office:value="10.57632">
            <text:p>10.58</text:p>
          </table:table-cell>
          <table:table-cell office:value-type="float" office:value="9.78">
            <text:p>9.78</text:p>
          </table:table-cell>
          <table:table-cell office:value-type="float" office:value="10.37776">
            <text:p>10.38</text:p>
          </table:table-cell>
          <table:table-cell office:value-type="float" office:value="10.07696">
            <text:p>10.08</text:p>
          </table:table-cell>
          <table:table-cell office:value-type="float" office:value="9.37552">
            <text:p>9.38</text:p>
          </table:table-cell>
          <table:table-cell office:value-type="float" office:value="9.98224">
            <text:p>9.98</text:p>
          </table:table-cell>
          <table:table-cell office:value-type="float" office:value="9.97824">
            <text:p>9.98</text:p>
          </table:table-cell>
          <table:table-cell office:value-type="float" office:value="9.85568">
            <text:p>9.86</text:p>
          </table:table-cell>
          <table:table-cell office:value-type="float" office:value="9.88112">
            <text:p>9.88</text:p>
          </table:table-cell>
        </table:table-row>
        <table:table-row table:style-name="ro1">
          <table:table-cell office:value-type="float" office:value="9.77616">
            <text:p>9.78</text:p>
          </table:table-cell>
          <table:table-cell office:value-type="float" office:value="10.7848">
            <text:p>10.78</text:p>
          </table:table-cell>
          <table:table-cell office:value-type="float" office:value="10.57632">
            <text:p>10.58</text:p>
          </table:table-cell>
          <table:table-cell office:value-type="float" office:value="9.77856">
            <text:p>9.78</text:p>
          </table:table-cell>
          <table:table-cell office:value-type="float" office:value="10.37776">
            <text:p>10.38</text:p>
          </table:table-cell>
          <table:table-cell office:value-type="float" office:value="10.0752">
            <text:p>10.08</text:p>
          </table:table-cell>
          <table:table-cell office:value-type="float" office:value="9.37552">
            <text:p>9.38</text:p>
          </table:table-cell>
          <table:table-cell office:value-type="float" office:value="10.18176">
            <text:p>10.18</text:p>
          </table:table-cell>
          <table:table-cell office:value-type="float" office:value="10.17728">
            <text:p>10.18</text:p>
          </table:table-cell>
          <table:table-cell office:value-type="float" office:value="10.05488">
            <text:p>10.05</text:p>
          </table:table-cell>
          <table:table-cell office:value-type="float" office:value="10.0808">
            <text:p>10.08</text:p>
          </table:table-cell>
        </table:table-row>
        <table:table-row table:style-name="ro1">
          <table:table-cell office:value-type="float" office:value="9.8744">
            <text:p>9.87</text:p>
          </table:table-cell>
          <table:table-cell office:value-type="float" office:value="10.7848">
            <text:p>10.78</text:p>
          </table:table-cell>
          <table:table-cell office:value-type="float" office:value="10.67616">
            <text:p>10.68</text:p>
          </table:table-cell>
          <table:table-cell office:value-type="float" office:value="9.8784">
            <text:p>9.88</text:p>
          </table:table-cell>
          <table:table-cell office:value-type="float" office:value="10.37776">
            <text:p>10.38</text:p>
          </table:table-cell>
          <table:table-cell office:value-type="float" office:value="10.0752">
            <text:p>10.08</text:p>
          </table:table-cell>
          <table:table-cell office:value-type="float" office:value="9.37552">
            <text:p>9.38</text:p>
          </table:table-cell>
          <table:table-cell office:value-type="float" office:value="10.28176">
            <text:p>10.28</text:p>
          </table:table-cell>
          <table:table-cell office:value-type="float" office:value="10.17728">
            <text:p>10.18</text:p>
          </table:table-cell>
          <table:table-cell office:value-type="float" office:value="10.05488">
            <text:p>10.05</text:p>
          </table:table-cell>
          <table:table-cell office:value-type="float" office:value="10.28032">
            <text:p>10.28</text:p>
          </table:table-cell>
        </table:table-row>
        <table:table-row table:style-name="ro1">
          <table:table-cell office:value-type="float" office:value="9.8744">
            <text:p>9.87</text:p>
          </table:table-cell>
          <table:table-cell office:value-type="float" office:value="10.88464">
            <text:p>10.88</text:p>
          </table:table-cell>
          <table:table-cell office:value-type="float" office:value="10.67616">
            <text:p>10.68</text:p>
          </table:table-cell>
          <table:table-cell office:value-type="float" office:value="9.8784">
            <text:p>9.88</text:p>
          </table:table-cell>
          <table:table-cell office:value-type="float" office:value="10.4776">
            <text:p>10.48</text:p>
          </table:table-cell>
          <table:table-cell office:value-type="float" office:value="10.27312">
            <text:p>10.27</text:p>
          </table:table-cell>
          <table:table-cell office:value-type="float" office:value="9.37552">
            <text:p>9.38</text:p>
          </table:table-cell>
          <table:table-cell office:value-type="float" office:value="10.3816">
            <text:p>10.38</text:p>
          </table:table-cell>
          <table:table-cell office:value-type="float" office:value="10.27712">
            <text:p>10.28</text:p>
          </table:table-cell>
          <table:table-cell office:value-type="float" office:value="10.05488">
            <text:p>10.05</text:p>
          </table:table-cell>
          <table:table-cell office:value-type="float" office:value="10.38016">
            <text:p>10.38</text:p>
          </table:table-cell>
        </table:table-row>
        <table:table-row table:style-name="ro1">
          <table:table-cell office:value-type="float" office:value="9.97424">
            <text:p>9.97</text:p>
          </table:table-cell>
          <table:table-cell office:value-type="float" office:value="10.98448">
            <text:p>10.98</text:p>
          </table:table-cell>
          <table:table-cell office:value-type="float" office:value="10.87568">
            <text:p>10.88</text:p>
          </table:table-cell>
          <table:table-cell office:value-type="float" office:value="10.17744">
            <text:p>10.18</text:p>
          </table:table-cell>
          <table:table-cell office:value-type="float" office:value="10.57744">
            <text:p>10.58</text:p>
          </table:table-cell>
          <table:table-cell office:value-type="float" office:value="10.37248">
            <text:p>10.37</text:p>
          </table:table-cell>
          <table:table-cell office:value-type="float" office:value="9.37424">
            <text:p>9.37</text:p>
          </table:table-cell>
          <table:table-cell office:value-type="float" office:value="10.3816">
            <text:p>10.38</text:p>
          </table:table-cell>
          <table:table-cell office:value-type="float" office:value="10.27712">
            <text:p>10.28</text:p>
          </table:table-cell>
          <table:table-cell office:value-type="float" office:value="10.15456">
            <text:p>10.15</text:p>
          </table:table-cell>
          <table:table-cell office:value-type="float" office:value="10.38016">
            <text:p>10.38</text:p>
          </table:table-cell>
        </table:table-row>
        <table:table-row table:style-name="ro1">
          <table:table-cell office:value-type="float" office:value="9.97424">
            <text:p>9.97</text:p>
          </table:table-cell>
          <table:table-cell office:value-type="float" office:value="10.98448">
            <text:p>10.98</text:p>
          </table:table-cell>
          <table:table-cell office:value-type="float" office:value="10.87568">
            <text:p>10.88</text:p>
          </table:table-cell>
          <table:table-cell office:value-type="float" office:value="10.17744">
            <text:p>10.18</text:p>
          </table:table-cell>
          <table:table-cell office:value-type="float" office:value="10.57744">
            <text:p>10.58</text:p>
          </table:table-cell>
          <table:table-cell office:value-type="float" office:value="10.37248">
            <text:p>10.37</text:p>
          </table:table-cell>
          <table:table-cell office:value-type="float" office:value="9.67232">
            <text:p>9.67</text:p>
          </table:table-cell>
          <table:table-cell office:value-type="float" office:value="10.3816">
            <text:p>10.38</text:p>
          </table:table-cell>
          <table:table-cell office:value-type="float" office:value="10.27712">
            <text:p>10.28</text:p>
          </table:table-cell>
          <table:table-cell office:value-type="float" office:value="10.25408">
            <text:p>10.25</text:p>
          </table:table-cell>
          <table:table-cell office:value-type="float" office:value="10.38016">
            <text:p>10.38</text:p>
          </table:table-cell>
        </table:table-row>
        <table:table-row table:style-name="ro1">
          <table:table-cell office:value-type="float" office:value="10.07408">
            <text:p>10.07</text:p>
          </table:table-cell>
          <table:table-cell office:value-type="float" office:value="11.08432">
            <text:p>11.08</text:p>
          </table:table-cell>
          <table:table-cell office:value-type="float" office:value="10.87568">
            <text:p>10.88</text:p>
          </table:table-cell>
          <table:table-cell office:value-type="float" office:value="10.17744">
            <text:p>10.18</text:p>
          </table:table-cell>
          <table:table-cell office:value-type="float" office:value="10.57744">
            <text:p>10.58</text:p>
          </table:table-cell>
          <table:table-cell office:value-type="float" office:value="10.37248">
            <text:p>10.37</text:p>
          </table:table-cell>
          <table:table-cell office:value-type="float" office:value="9.772">
            <text:p>9.77</text:p>
          </table:table-cell>
          <table:table-cell office:value-type="float" office:value="10.48144">
            <text:p>10.48</text:p>
          </table:table-cell>
          <table:table-cell office:value-type="float" office:value="10.27712">
            <text:p>10.28</text:p>
          </table:table-cell>
          <table:table-cell office:value-type="float" office:value="10.3528">
            <text:p>10.35</text:p>
          </table:table-cell>
          <table:table-cell office:value-type="float" office:value="10.4784">
            <text:p>10.48</text:p>
          </table:table-cell>
        </table:table-row>
        <table:table-row table:style-name="ro1">
          <table:table-cell office:value-type="float" office:value="10.17376">
            <text:p>10.17</text:p>
          </table:table-cell>
          <table:table-cell office:value-type="float" office:value="11.08432">
            <text:p>11.08</text:p>
          </table:table-cell>
          <table:table-cell office:value-type="float" office:value="10.87568">
            <text:p>10.88</text:p>
          </table:table-cell>
          <table:table-cell office:value-type="float" office:value="10.27728">
            <text:p>10.28</text:p>
          </table:table-cell>
          <table:table-cell office:value-type="float" office:value="10.87712">
            <text:p>10.88</text:p>
          </table:table-cell>
          <table:table-cell office:value-type="float" office:value="10.3712">
            <text:p>10.37</text:p>
          </table:table-cell>
          <table:table-cell office:value-type="float" office:value="9.772">
            <text:p>9.77</text:p>
          </table:table-cell>
          <table:table-cell office:value-type="float" office:value="10.47984">
            <text:p>10.48</text:p>
          </table:table-cell>
          <table:table-cell office:value-type="float" office:value="10.27712">
            <text:p>10.28</text:p>
          </table:table-cell>
          <table:table-cell office:value-type="float" office:value="10.45264">
            <text:p>10.45</text:p>
          </table:table-cell>
          <table:table-cell office:value-type="float" office:value="10.4784">
            <text:p>10.48</text:p>
          </table:table-cell>
        </table:table-row>
        <table:table-row table:style-name="ro1">
          <table:table-cell office:value-type="float" office:value="10.17376">
            <text:p>10.17</text:p>
          </table:table-cell>
          <table:table-cell office:value-type="float" office:value="11.284">
            <text:p>11.28</text:p>
          </table:table-cell>
          <table:table-cell office:value-type="float" office:value="10.97552">
            <text:p>10.98</text:p>
          </table:table-cell>
          <table:table-cell office:value-type="float" office:value="10.47696">
            <text:p>10.48</text:p>
          </table:table-cell>
          <table:table-cell office:value-type="float" office:value="10.97696">
            <text:p>10.98</text:p>
          </table:table-cell>
          <table:table-cell office:value-type="float" office:value="10.3712">
            <text:p>10.37</text:p>
          </table:table-cell>
          <table:table-cell office:value-type="float" office:value="9.87024">
            <text:p>9.87</text:p>
          </table:table-cell>
          <table:table-cell office:value-type="float" office:value="10.57952">
            <text:p>10.58</text:p>
          </table:table-cell>
          <table:table-cell office:value-type="float" office:value="10.27712">
            <text:p>10.28</text:p>
          </table:table-cell>
          <table:table-cell office:value-type="float" office:value="10.45264">
            <text:p>10.45</text:p>
          </table:table-cell>
          <table:table-cell office:value-type="float" office:value="10.4784">
            <text:p>10.48</text:p>
          </table:table-cell>
        </table:table-row>
        <table:table-row table:style-name="ro1">
          <table:table-cell office:value-type="float" office:value="10.17216">
            <text:p>10.17</text:p>
          </table:table-cell>
          <table:table-cell office:value-type="float" office:value="11.284">
            <text:p>11.28</text:p>
          </table:table-cell>
          <table:table-cell office:value-type="float" office:value="11.27488">
            <text:p>11.27</text:p>
          </table:table-cell>
          <table:table-cell office:value-type="float" office:value="10.47696">
            <text:p>10.48</text:p>
          </table:table-cell>
          <table:table-cell office:value-type="float" office:value="10.9752">
            <text:p>10.98</text:p>
          </table:table-cell>
          <table:table-cell office:value-type="float" office:value="10.3712">
            <text:p>10.37</text:p>
          </table:table-cell>
          <table:table-cell office:value-type="float" office:value="9.87024">
            <text:p>9.87</text:p>
          </table:table-cell>
          <table:table-cell office:value-type="float" office:value="10.57952">
            <text:p>10.58</text:p>
          </table:table-cell>
          <table:table-cell office:value-type="float" office:value="10.37696">
            <text:p>10.38</text:p>
          </table:table-cell>
          <table:table-cell office:value-type="float" office:value="10.45264">
            <text:p>10.45</text:p>
          </table:table-cell>
          <table:table-cell office:value-type="float" office:value="10.67792">
            <text:p>10.68</text:p>
          </table:table-cell>
        </table:table-row>
        <table:table-row table:style-name="ro1">
          <table:table-cell office:value-type="float" office:value="10.272">
            <text:p>10.27</text:p>
          </table:table-cell>
          <table:table-cell office:value-type="float" office:value="11.284">
            <text:p>11.28</text:p>
          </table:table-cell>
          <table:table-cell office:value-type="float" office:value="11.27488">
            <text:p>11.27</text:p>
          </table:table-cell>
          <table:table-cell office:value-type="float" office:value="10.57648">
            <text:p>10.58</text:p>
          </table:table-cell>
          <table:table-cell office:value-type="float" office:value="11.07504">
            <text:p>11.08</text:p>
          </table:table-cell>
          <table:table-cell office:value-type="float" office:value="10.46896">
            <text:p>10.47</text:p>
          </table:table-cell>
          <table:table-cell office:value-type="float" office:value="9.96992">
            <text:p>9.97</text:p>
          </table:table-cell>
          <table:table-cell office:value-type="float" office:value="10.67936">
            <text:p>10.68</text:p>
          </table:table-cell>
          <table:table-cell office:value-type="float" office:value="10.67648">
            <text:p>10.68</text:p>
          </table:table-cell>
          <table:table-cell office:value-type="float" office:value="10.55248">
            <text:p>10.55</text:p>
          </table:table-cell>
          <table:table-cell office:value-type="float" office:value="10.67792">
            <text:p>10.68</text:p>
          </table:table-cell>
        </table:table-row>
        <table:table-row table:style-name="ro1">
          <table:table-cell office:value-type="float" office:value="10.272">
            <text:p>10.27</text:p>
          </table:table-cell>
          <table:table-cell office:value-type="float" office:value="11.284">
            <text:p>11.28</text:p>
          </table:table-cell>
          <table:table-cell office:value-type="float" office:value="11.37456">
            <text:p>11.37</text:p>
          </table:table-cell>
          <table:table-cell office:value-type="float" office:value="10.67504">
            <text:p>10.68</text:p>
          </table:table-cell>
          <table:table-cell office:value-type="float" office:value="11.07504">
            <text:p>11.08</text:p>
          </table:table-cell>
          <table:table-cell office:value-type="float" office:value="10.46896">
            <text:p>10.47</text:p>
          </table:table-cell>
          <table:table-cell office:value-type="float" office:value="9.96992">
            <text:p>9.97</text:p>
          </table:table-cell>
          <table:table-cell office:value-type="float" office:value="10.67936">
            <text:p>10.68</text:p>
          </table:table-cell>
          <table:table-cell office:value-type="float" office:value="10.77632">
            <text:p>10.78</text:p>
          </table:table-cell>
          <table:table-cell office:value-type="float" office:value="10.65232">
            <text:p>10.65</text:p>
          </table:table-cell>
          <table:table-cell office:value-type="float" office:value="10.77408">
            <text:p>10.77</text:p>
          </table:table-cell>
        </table:table-row>
        <table:table-row table:style-name="ro1">
          <table:table-cell office:value-type="float" office:value="10.272">
            <text:p>10.27</text:p>
          </table:table-cell>
          <table:table-cell office:value-type="float" office:value="11.284">
            <text:p>11.28</text:p>
          </table:table-cell>
          <table:table-cell office:value-type="float" office:value="11.57424">
            <text:p>11.57</text:p>
          </table:table-cell>
          <table:table-cell office:value-type="float" office:value="10.77456">
            <text:p>10.77</text:p>
          </table:table-cell>
          <table:table-cell office:value-type="float" office:value="11.17488">
            <text:p>11.17</text:p>
          </table:table-cell>
          <table:table-cell office:value-type="float" office:value="10.56816">
            <text:p>10.57</text:p>
          </table:table-cell>
          <table:table-cell office:value-type="float" office:value="9.96992">
            <text:p>9.97</text:p>
          </table:table-cell>
          <table:table-cell office:value-type="float" office:value="10.97888">
            <text:p>10.98</text:p>
          </table:table-cell>
          <table:table-cell office:value-type="float" office:value="10.87552">
            <text:p>10.88</text:p>
          </table:table-cell>
          <table:table-cell office:value-type="float" office:value="10.752">
            <text:p>10.75</text:p>
          </table:table-cell>
          <table:table-cell office:value-type="float" office:value="10.97248">
            <text:p>10.97</text:p>
          </table:table-cell>
        </table:table-row>
        <table:table-row table:style-name="ro1">
          <table:table-cell office:value-type="float" office:value="10.37008">
            <text:p>10.37</text:p>
          </table:table-cell>
          <table:table-cell office:value-type="float" office:value="11.284">
            <text:p>11.28</text:p>
          </table:table-cell>
          <table:table-cell office:value-type="float" office:value="11.57424">
            <text:p>11.57</text:p>
          </table:table-cell>
          <table:table-cell office:value-type="float" office:value="10.8744">
            <text:p>10.87</text:p>
          </table:table-cell>
          <table:table-cell office:value-type="float" office:value="11.27472">
            <text:p>11.27</text:p>
          </table:table-cell>
          <table:table-cell office:value-type="float" office:value="10.56816">
            <text:p>10.57</text:p>
          </table:table-cell>
          <table:table-cell office:value-type="float" office:value="10.0688">
            <text:p>10.07</text:p>
          </table:table-cell>
          <table:table-cell office:value-type="float" office:value="11.07872">
            <text:p>11.08</text:p>
          </table:table-cell>
          <table:table-cell office:value-type="float" office:value="10.9736">
            <text:p>10.97</text:p>
          </table:table-cell>
          <table:table-cell office:value-type="float" office:value="10.752">
            <text:p>10.75</text:p>
          </table:table-cell>
          <table:table-cell office:value-type="float" office:value="10.97248">
            <text:p>10.97</text:p>
          </table:table-cell>
        </table:table-row>
        <table:table-row table:style-name="ro1">
          <table:table-cell office:value-type="float" office:value="10.66928">
            <text:p>10.67</text:p>
          </table:table-cell>
          <table:table-cell office:value-type="float" office:value="11.48368">
            <text:p>11.48</text:p>
          </table:table-cell>
          <table:table-cell office:value-type="float" office:value="11.57424">
            <text:p>11.57</text:p>
          </table:table-cell>
          <table:table-cell office:value-type="float" office:value="10.8744">
            <text:p>10.87</text:p>
          </table:table-cell>
          <table:table-cell office:value-type="float" office:value="11.3744">
            <text:p>11.37</text:p>
          </table:table-cell>
          <table:table-cell office:value-type="float" office:value="10.668">
            <text:p>10.67</text:p>
          </table:table-cell>
          <table:table-cell office:value-type="float" office:value="10.16848">
            <text:p>10.17</text:p>
          </table:table-cell>
          <table:table-cell office:value-type="float" office:value="11.0768">
            <text:p>11.08</text:p>
          </table:table-cell>
          <table:table-cell office:value-type="float" office:value="10.9736">
            <text:p>10.97</text:p>
          </table:table-cell>
          <table:table-cell office:value-type="float" office:value="10.752">
            <text:p>10.75</text:p>
          </table:table-cell>
          <table:table-cell office:value-type="float" office:value="11.07232">
            <text:p>11.07</text:p>
          </table:table-cell>
        </table:table-row>
        <table:table-row table:style-name="ro1">
          <table:table-cell office:value-type="float" office:value="10.76752">
            <text:p>10.77</text:p>
          </table:table-cell>
          <table:table-cell office:value-type="float" office:value="11.68336">
            <text:p>11.68</text:p>
          </table:table-cell>
          <table:table-cell office:value-type="float" office:value="11.57424">
            <text:p>11.57</text:p>
          </table:table-cell>
          <table:table-cell office:value-type="float" office:value="10.8744">
            <text:p>10.87</text:p>
          </table:table-cell>
          <table:table-cell office:value-type="float" office:value="11.47248">
            <text:p>11.47</text:p>
          </table:table-cell>
          <table:table-cell office:value-type="float" office:value="10.7664">
            <text:p>10.77</text:p>
          </table:table-cell>
          <table:table-cell office:value-type="float" office:value="10.26832">
            <text:p>10.27</text:p>
          </table:table-cell>
          <table:table-cell office:value-type="float" office:value="11.0768">
            <text:p>11.08</text:p>
          </table:table-cell>
          <table:table-cell office:value-type="float" office:value="10.9736">
            <text:p>10.97</text:p>
          </table:table-cell>
          <table:table-cell office:value-type="float" office:value="10.752">
            <text:p>10.75</text:p>
          </table:table-cell>
          <table:table-cell office:value-type="float" office:value="11.07232">
            <text:p>11.07</text:p>
          </table:table-cell>
        </table:table-row>
        <table:table-row table:style-name="ro1">
          <table:table-cell office:value-type="float" office:value="10.9648">
            <text:p>10.96</text:p>
          </table:table-cell>
          <table:table-cell office:value-type="float" office:value="11.68336">
            <text:p>11.68</text:p>
          </table:table-cell>
          <table:table-cell office:value-type="float" office:value="11.57424">
            <text:p>11.57</text:p>
          </table:table-cell>
          <table:table-cell office:value-type="float" office:value="10.8744">
            <text:p>10.87</text:p>
          </table:table-cell>
          <table:table-cell office:value-type="float" office:value="11.47248">
            <text:p>11.47</text:p>
          </table:table-cell>
          <table:table-cell office:value-type="float" office:value="10.96576">
            <text:p>10.97</text:p>
          </table:table-cell>
          <table:table-cell office:value-type="float" office:value="10.26832">
            <text:p>10.27</text:p>
          </table:table-cell>
          <table:table-cell office:value-type="float" office:value="11.27648">
            <text:p>11.28</text:p>
          </table:table-cell>
          <table:table-cell office:value-type="float" office:value="11.07344">
            <text:p>11.07</text:p>
          </table:table-cell>
          <table:table-cell office:value-type="float" office:value="10.84992">
            <text:p>10.85</text:p>
          </table:table-cell>
          <table:table-cell office:value-type="float" office:value="11.07232">
            <text:p>11.07</text:p>
          </table:table-cell>
        </table:table-row>
        <table:table-row table:style-name="ro1">
          <table:table-cell office:value-type="float" office:value="10.9648">
            <text:p>10.96</text:p>
          </table:table-cell>
          <table:table-cell office:value-type="float" office:value="11.7832">
            <text:p>11.78</text:p>
          </table:table-cell>
          <table:table-cell office:value-type="float" office:value="11.67392">
            <text:p>11.67</text:p>
          </table:table-cell>
          <table:table-cell office:value-type="float" office:value="10.97424">
            <text:p>10.97</text:p>
          </table:table-cell>
          <table:table-cell office:value-type="float" office:value="11.47248">
            <text:p>11.47</text:p>
          </table:table-cell>
          <table:table-cell office:value-type="float" office:value="11.0656">
            <text:p>11.07</text:p>
          </table:table-cell>
          <table:table-cell office:value-type="float" office:value="10.26832">
            <text:p>10.27</text:p>
          </table:table-cell>
          <table:table-cell office:value-type="float" office:value="11.27648">
            <text:p>11.28</text:p>
          </table:table-cell>
          <table:table-cell office:value-type="float" office:value="11.17328">
            <text:p>11.17</text:p>
          </table:table-cell>
          <table:table-cell office:value-type="float" office:value="11.04896">
            <text:p>11.05</text:p>
          </table:table-cell>
          <table:table-cell office:value-type="float" office:value="11.26992">
            <text:p>11.27</text:p>
          </table:table-cell>
        </table:table-row>
        <table:table-row table:style-name="ro1">
          <table:table-cell office:value-type="float" office:value="11.06464">
            <text:p>11.06</text:p>
          </table:table-cell>
          <table:table-cell office:value-type="float" office:value="11.7832">
            <text:p>11.78</text:p>
          </table:table-cell>
          <table:table-cell office:value-type="float" office:value="11.77376">
            <text:p>11.77</text:p>
          </table:table-cell>
          <table:table-cell office:value-type="float" office:value="10.97424">
            <text:p>10.97</text:p>
          </table:table-cell>
          <table:table-cell office:value-type="float" office:value="11.47248">
            <text:p>11.47</text:p>
          </table:table-cell>
          <table:table-cell office:value-type="float" office:value="11.064">
            <text:p>11.06</text:p>
          </table:table-cell>
          <table:table-cell office:value-type="float" office:value="10.36816">
            <text:p>10.37</text:p>
          </table:table-cell>
          <table:table-cell office:value-type="float" office:value="11.37632">
            <text:p>11.38</text:p>
          </table:table-cell>
          <table:table-cell office:value-type="float" office:value="11.27312">
            <text:p>11.27</text:p>
          </table:table-cell>
          <table:table-cell office:value-type="float" office:value="11.14848">
            <text:p>11.15</text:p>
          </table:table-cell>
          <table:table-cell office:value-type="float" office:value="11.36976">
            <text:p>11.37</text:p>
          </table:table-cell>
        </table:table-row>
        <table:table-row table:style-name="ro1">
          <table:table-cell office:value-type="float" office:value="11.06464">
            <text:p>11.06</text:p>
          </table:table-cell>
          <table:table-cell office:value-type="float" office:value="11.7832">
            <text:p>11.78</text:p>
          </table:table-cell>
          <table:table-cell office:value-type="float" office:value="11.8736">
            <text:p>11.87</text:p>
          </table:table-cell>
          <table:table-cell office:value-type="float" office:value="10.97424">
            <text:p>10.97</text:p>
          </table:table-cell>
          <table:table-cell office:value-type="float" office:value="11.57232">
            <text:p>11.57</text:p>
          </table:table-cell>
          <table:table-cell office:value-type="float" office:value="11.16368">
            <text:p>11.16</text:p>
          </table:table-cell>
          <table:table-cell office:value-type="float" office:value="10.36816">
            <text:p>10.37</text:p>
          </table:table-cell>
          <table:table-cell office:value-type="float" office:value="11.37632">
            <text:p>11.38</text:p>
          </table:table-cell>
          <table:table-cell office:value-type="float" office:value="11.37296">
            <text:p>11.37</text:p>
          </table:table-cell>
          <table:table-cell office:value-type="float" office:value="11.2472">
            <text:p>11.25</text:p>
          </table:table-cell>
          <table:table-cell office:value-type="float" office:value="11.36976">
            <text:p>11.37</text:p>
          </table:table-cell>
        </table:table-row>
        <table:table-row table:style-name="ro1">
          <table:table-cell office:value-type="float" office:value="11.26384">
            <text:p>11.26</text:p>
          </table:table-cell>
          <table:table-cell office:value-type="float" office:value="11.7832">
            <text:p>11.78</text:p>
          </table:table-cell>
          <table:table-cell office:value-type="float" office:value="12.07296">
            <text:p>12.07</text:p>
          </table:table-cell>
          <table:table-cell office:value-type="float" office:value="11.07408">
            <text:p>11.07</text:p>
          </table:table-cell>
          <table:table-cell office:value-type="float" office:value="11.57232">
            <text:p>11.57</text:p>
          </table:table-cell>
          <table:table-cell office:value-type="float" office:value="11.2616">
            <text:p>11.26</text:p>
          </table:table-cell>
          <table:table-cell office:value-type="float" office:value="10.56752">
            <text:p>10.57</text:p>
          </table:table-cell>
          <table:table-cell office:value-type="float" office:value="11.37632">
            <text:p>11.38</text:p>
          </table:table-cell>
          <table:table-cell office:value-type="float" office:value="11.3712">
            <text:p>11.37</text:p>
          </table:table-cell>
          <table:table-cell office:value-type="float" office:value="11.2472">
            <text:p>11.25</text:p>
          </table:table-cell>
          <table:table-cell office:value-type="float" office:value="11.36976">
            <text:p>11.37</text:p>
          </table:table-cell>
        </table:table-row>
        <table:table-row table:style-name="ro1">
          <table:table-cell office:value-type="float" office:value="11.26384">
            <text:p>11.26</text:p>
          </table:table-cell>
          <table:table-cell office:value-type="float" office:value="11.88112">
            <text:p>11.88</text:p>
          </table:table-cell>
          <table:table-cell office:value-type="float" office:value="12.1728">
            <text:p>12.17</text:p>
          </table:table-cell>
          <table:table-cell office:value-type="float" office:value="11.1736">
            <text:p>11.17</text:p>
          </table:table-cell>
          <table:table-cell office:value-type="float" office:value="11.77184">
            <text:p>11.77</text:p>
          </table:table-cell>
          <table:table-cell office:value-type="float" office:value="11.2616">
            <text:p>11.26</text:p>
          </table:table-cell>
          <table:table-cell office:value-type="float" office:value="10.56576">
            <text:p>10.57</text:p>
          </table:table-cell>
          <table:table-cell office:value-type="float" office:value="11.67584">
            <text:p>11.68</text:p>
          </table:table-cell>
          <table:table-cell office:value-type="float" office:value="11.3712">
            <text:p>11.37</text:p>
          </table:table-cell>
          <table:table-cell office:value-type="float" office:value="11.34704">
            <text:p>11.35</text:p>
          </table:table-cell>
          <table:table-cell office:value-type="float" office:value="11.46928">
            <text:p>11.47</text:p>
          </table:table-cell>
        </table:table-row>
        <table:table-row table:style-name="ro1">
          <table:table-cell office:value-type="float" office:value="11.26384">
            <text:p>11.26</text:p>
          </table:table-cell>
          <table:table-cell office:value-type="float" office:value="11.97888">
            <text:p>11.98</text:p>
          </table:table-cell>
          <table:table-cell office:value-type="float" office:value="12.37248">
            <text:p>12.37</text:p>
          </table:table-cell>
          <table:table-cell office:value-type="float" office:value="11.1736">
            <text:p>11.17</text:p>
          </table:table-cell>
          <table:table-cell office:value-type="float" office:value="11.8712">
            <text:p>11.87</text:p>
          </table:table-cell>
          <table:table-cell office:value-type="float" office:value="11.2616">
            <text:p>11.26</text:p>
          </table:table-cell>
          <table:table-cell office:value-type="float" office:value="10.6656">
            <text:p>10.67</text:p>
          </table:table-cell>
          <table:table-cell office:value-type="float" office:value="11.67584">
            <text:p>11.68</text:p>
          </table:table-cell>
          <table:table-cell office:value-type="float" office:value="11.47104">
            <text:p>11.47</text:p>
          </table:table-cell>
          <table:table-cell office:value-type="float" office:value="11.44688">
            <text:p>11.45</text:p>
          </table:table-cell>
          <table:table-cell office:value-type="float" office:value="11.56896">
            <text:p>11.57</text:p>
          </table:table-cell>
        </table:table-row>
        <table:table-row table:style-name="ro1">
          <table:table-cell office:value-type="float" office:value="11.36352">
            <text:p>11.36</text:p>
          </table:table-cell>
          <table:table-cell office:value-type="float" office:value="11.97888">
            <text:p>11.98</text:p>
          </table:table-cell>
          <table:table-cell office:value-type="float" office:value="12.37248">
            <text:p>12.37</text:p>
          </table:table-cell>
          <table:table-cell office:value-type="float" office:value="11.1736">
            <text:p>11.17</text:p>
          </table:table-cell>
          <table:table-cell office:value-type="float" office:value="11.8712">
            <text:p>11.87</text:p>
          </table:table-cell>
          <table:table-cell office:value-type="float" office:value="11.2616">
            <text:p>11.26</text:p>
          </table:table-cell>
          <table:table-cell office:value-type="float" office:value="10.6656">
            <text:p>10.67</text:p>
          </table:table-cell>
          <table:table-cell office:value-type="float" office:value="11.67584">
            <text:p>11.68</text:p>
          </table:table-cell>
          <table:table-cell office:value-type="float" office:value="11.7696">
            <text:p>11.77</text:p>
          </table:table-cell>
          <table:table-cell office:value-type="float" office:value="11.44688">
            <text:p>11.45</text:p>
          </table:table-cell>
          <table:table-cell office:value-type="float" office:value="11.66848">
            <text:p>11.67</text:p>
          </table:table-cell>
        </table:table-row>
        <table:table-row table:style-name="ro1">
          <table:table-cell office:value-type="float" office:value="11.36352">
            <text:p>11.36</text:p>
          </table:table-cell>
          <table:table-cell office:value-type="float" office:value="12.17856">
            <text:p>12.18</text:p>
          </table:table-cell>
          <table:table-cell office:value-type="float" office:value="12.37248">
            <text:p>12.37</text:p>
          </table:table-cell>
          <table:table-cell office:value-type="float" office:value="11.37328">
            <text:p>11.37</text:p>
          </table:table-cell>
          <table:table-cell office:value-type="float" office:value="11.8712">
            <text:p>11.87</text:p>
          </table:table-cell>
          <table:table-cell office:value-type="float" office:value="11.36128">
            <text:p>11.36</text:p>
          </table:table-cell>
          <table:table-cell office:value-type="float" office:value="10.66384">
            <text:p>10.66</text:p>
          </table:table-cell>
          <table:table-cell office:value-type="float" office:value="11.77552">
            <text:p>11.78</text:p>
          </table:table-cell>
          <table:table-cell office:value-type="float" office:value="11.7696">
            <text:p>11.77</text:p>
          </table:table-cell>
          <table:table-cell office:value-type="float" office:value="11.44688">
            <text:p>11.45</text:p>
          </table:table-cell>
          <table:table-cell office:value-type="float" office:value="11.76832">
            <text:p>11.77</text:p>
          </table:table-cell>
        </table:table-row>
        <table:table-row table:style-name="ro1">
          <table:table-cell office:value-type="float" office:value="11.36352">
            <text:p>11.36</text:p>
          </table:table-cell>
          <table:table-cell office:value-type="float" office:value="12.2784">
            <text:p>12.28</text:p>
          </table:table-cell>
          <table:table-cell office:value-type="float" office:value="12.37248">
            <text:p>12.37</text:p>
          </table:table-cell>
          <table:table-cell office:value-type="float" office:value="11.47312">
            <text:p>11.47</text:p>
          </table:table-cell>
          <table:table-cell office:value-type="float" office:value="11.97104">
            <text:p>11.97</text:p>
          </table:table-cell>
          <table:table-cell office:value-type="float" office:value="11.46096">
            <text:p>11.46</text:p>
          </table:table-cell>
          <table:table-cell office:value-type="float" office:value="10.66384">
            <text:p>10.66</text:p>
          </table:table-cell>
          <table:table-cell office:value-type="float" office:value="11.87536">
            <text:p>11.88</text:p>
          </table:table-cell>
          <table:table-cell office:value-type="float" office:value="11.76768">
            <text:p>11.77</text:p>
          </table:table-cell>
          <table:table-cell office:value-type="float" office:value="11.54464">
            <text:p>11.54</text:p>
          </table:table-cell>
          <table:table-cell office:value-type="float" office:value="11.76832">
            <text:p>11.77</text:p>
          </table:table-cell>
        </table:table-row>
        <table:table-row table:style-name="ro1">
          <table:table-cell office:value-type="float" office:value="11.56272">
            <text:p>11.56</text:p>
          </table:table-cell>
          <table:table-cell office:value-type="float" office:value="12.37824">
            <text:p>12.38</text:p>
          </table:table-cell>
          <table:table-cell office:value-type="float" office:value="12.37248">
            <text:p>12.37</text:p>
          </table:table-cell>
          <table:table-cell office:value-type="float" office:value="11.57088">
            <text:p>11.57</text:p>
          </table:table-cell>
          <table:table-cell office:value-type="float" office:value="12.17024">
            <text:p>12.17</text:p>
          </table:table-cell>
          <table:table-cell office:value-type="float" office:value="11.46096">
            <text:p>11.46</text:p>
          </table:table-cell>
          <table:table-cell office:value-type="float" office:value="10.76368">
            <text:p>10.76</text:p>
          </table:table-cell>
          <table:table-cell office:value-type="float" office:value="11.87536">
            <text:p>11.88</text:p>
          </table:table-cell>
          <table:table-cell office:value-type="float" office:value="11.76768">
            <text:p>11.77</text:p>
          </table:table-cell>
          <table:table-cell office:value-type="float" office:value="11.54464">
            <text:p>11.54</text:p>
          </table:table-cell>
          <table:table-cell office:value-type="float" office:value="11.76832">
            <text:p>11.77</text:p>
          </table:table-cell>
        </table:table-row>
        <table:table-row table:style-name="ro1">
          <table:table-cell office:value-type="float" office:value="11.66256">
            <text:p>11.66</text:p>
          </table:table-cell>
          <table:table-cell office:value-type="float" office:value="12.37824">
            <text:p>12.38</text:p>
          </table:table-cell>
          <table:table-cell office:value-type="float" office:value="12.37248">
            <text:p>12.37</text:p>
          </table:table-cell>
          <table:table-cell office:value-type="float" office:value="11.77024">
            <text:p>11.77</text:p>
          </table:table-cell>
          <table:table-cell office:value-type="float" office:value="12.17024">
            <text:p>12.17</text:p>
          </table:table-cell>
          <table:table-cell office:value-type="float" office:value="11.5608">
            <text:p>11.56</text:p>
          </table:table-cell>
          <table:table-cell office:value-type="float" office:value="10.96272">
            <text:p>10.96</text:p>
          </table:table-cell>
          <table:table-cell office:value-type="float" office:value="12.07488">
            <text:p>12.07</text:p>
          </table:table-cell>
          <table:table-cell office:value-type="float" office:value="11.86752">
            <text:p>11.87</text:p>
          </table:table-cell>
          <table:table-cell office:value-type="float" office:value="11.54464">
            <text:p>11.54</text:p>
          </table:table-cell>
          <table:table-cell office:value-type="float" office:value="11.86816">
            <text:p>11.87</text:p>
          </table:table-cell>
        </table:table-row>
        <table:table-row table:style-name="ro1">
          <table:table-cell office:value-type="float" office:value="11.76">
            <text:p>11.76</text:p>
          </table:table-cell>
          <table:table-cell office:value-type="float" office:value="12.47808">
            <text:p>12.48</text:p>
          </table:table-cell>
          <table:table-cell office:value-type="float" office:value="12.37248">
            <text:p>12.37</text:p>
          </table:table-cell>
          <table:table-cell office:value-type="float" office:value="11.77024">
            <text:p>11.77</text:p>
          </table:table-cell>
          <table:table-cell office:value-type="float" office:value="12.17024">
            <text:p>12.17</text:p>
          </table:table-cell>
          <table:table-cell office:value-type="float" office:value="11.75808">
            <text:p>11.76</text:p>
          </table:table-cell>
          <table:table-cell office:value-type="float" office:value="10.96272">
            <text:p>10.96</text:p>
          </table:table-cell>
          <table:table-cell office:value-type="float" office:value="12.07488">
            <text:p>12.07</text:p>
          </table:table-cell>
          <table:table-cell office:value-type="float" office:value="11.96736">
            <text:p>11.97</text:p>
          </table:table-cell>
          <table:table-cell office:value-type="float" office:value="11.7432">
            <text:p>11.74</text:p>
          </table:table-cell>
          <table:table-cell office:value-type="float" office:value="11.86816">
            <text:p>11.87</text:p>
          </table:table-cell>
        </table:table-row>
        <table:table-row table:style-name="ro1">
          <table:table-cell office:value-type="float" office:value="11.85968">
            <text:p>11.86</text:p>
          </table:table-cell>
          <table:table-cell office:value-type="float" office:value="12.57792">
            <text:p>12.58</text:p>
          </table:table-cell>
          <table:table-cell office:value-type="float" office:value="12.37248">
            <text:p>12.37</text:p>
          </table:table-cell>
          <table:table-cell office:value-type="float" office:value="11.77024">
            <text:p>11.77</text:p>
          </table:table-cell>
          <table:table-cell office:value-type="float" office:value="12.17024">
            <text:p>12.17</text:p>
          </table:table-cell>
          <table:table-cell office:value-type="float" office:value="11.85632">
            <text:p>11.86</text:p>
          </table:table-cell>
          <table:table-cell office:value-type="float" office:value="11.0624">
            <text:p>11.06</text:p>
          </table:table-cell>
          <table:table-cell office:value-type="float" office:value="12.17456">
            <text:p>12.17</text:p>
          </table:table-cell>
          <table:table-cell office:value-type="float" office:value="11.96736">
            <text:p>11.97</text:p>
          </table:table-cell>
          <table:table-cell office:value-type="float" office:value="11.84304">
            <text:p>11.84</text:p>
          </table:table-cell>
          <table:table-cell office:value-type="float" office:value="11.96784">
            <text:p>11.97</text:p>
          </table:table-cell>
        </table:table-row>
        <table:table-row table:style-name="ro1">
          <table:table-cell office:value-type="float" office:value="11.85968">
            <text:p>11.86</text:p>
          </table:table-cell>
          <table:table-cell office:value-type="float" office:value="12.57792">
            <text:p>12.58</text:p>
          </table:table-cell>
          <table:table-cell office:value-type="float" office:value="12.37248">
            <text:p>12.37</text:p>
          </table:table-cell>
          <table:table-cell office:value-type="float" office:value="11.86976">
            <text:p>11.87</text:p>
          </table:table-cell>
          <table:table-cell office:value-type="float" office:value="12.17024">
            <text:p>12.17</text:p>
          </table:table-cell>
          <table:table-cell office:value-type="float" office:value="11.85632">
            <text:p>11.86</text:p>
          </table:table-cell>
          <table:table-cell office:value-type="float" office:value="11.16016">
            <text:p>11.16</text:p>
          </table:table-cell>
          <table:table-cell office:value-type="float" office:value="12.17456">
            <text:p>12.17</text:p>
          </table:table-cell>
          <table:table-cell office:value-type="float" office:value="11.96736">
            <text:p>11.97</text:p>
          </table:table-cell>
          <table:table-cell office:value-type="float" office:value="11.94256">
            <text:p>11.94</text:p>
          </table:table-cell>
          <table:table-cell office:value-type="float" office:value="12.26704">
            <text:p>12.27</text:p>
          </table:table-cell>
        </table:table-row>
        <table:table-row table:style-name="ro1">
          <table:table-cell office:value-type="float" office:value="11.85968">
            <text:p>11.86</text:p>
          </table:table-cell>
          <table:table-cell office:value-type="float" office:value="12.67776">
            <text:p>12.68</text:p>
          </table:table-cell>
          <table:table-cell office:value-type="float" office:value="12.47216">
            <text:p>12.47</text:p>
          </table:table-cell>
          <table:table-cell office:value-type="float" office:value="11.9696">
            <text:p>11.97</text:p>
          </table:table-cell>
          <table:table-cell office:value-type="float" office:value="12.27008">
            <text:p>12.27</text:p>
          </table:table-cell>
          <table:table-cell office:value-type="float" office:value="11.95584">
            <text:p>11.96</text:p>
          </table:table-cell>
          <table:table-cell office:value-type="float" office:value="11.26">
            <text:p>11.26</text:p>
          </table:table-cell>
          <table:table-cell office:value-type="float" office:value="12.17456">
            <text:p>12.17</text:p>
          </table:table-cell>
          <table:table-cell office:value-type="float" office:value="12.16704">
            <text:p>12.17</text:p>
          </table:table-cell>
          <table:table-cell office:value-type="float" office:value="11.94256">
            <text:p>11.94</text:p>
          </table:table-cell>
          <table:table-cell office:value-type="float" office:value="12.26704">
            <text:p>12.27</text:p>
          </table:table-cell>
        </table:table-row>
        <table:table-row table:style-name="ro1">
          <table:table-cell office:value-type="float" office:value="11.85968">
            <text:p>11.86</text:p>
          </table:table-cell>
          <table:table-cell office:value-type="float" office:value="12.67776">
            <text:p>12.68</text:p>
          </table:table-cell>
          <table:table-cell office:value-type="float" office:value="12.572">
            <text:p>12.57</text:p>
          </table:table-cell>
          <table:table-cell office:value-type="float" office:value="12.06944">
            <text:p>12.07</text:p>
          </table:table-cell>
          <table:table-cell office:value-type="float" office:value="12.27008">
            <text:p>12.27</text:p>
          </table:table-cell>
          <table:table-cell office:value-type="float" office:value="11.95584">
            <text:p>11.96</text:p>
          </table:table-cell>
          <table:table-cell office:value-type="float" office:value="11.45968">
            <text:p>11.46</text:p>
          </table:table-cell>
          <table:table-cell office:value-type="float" office:value="12.2744">
            <text:p>12.27</text:p>
          </table:table-cell>
          <table:table-cell office:value-type="float" office:value="12.16704">
            <text:p>12.17</text:p>
          </table:table-cell>
          <table:table-cell office:value-type="float" office:value="11.94256">
            <text:p>11.94</text:p>
          </table:table-cell>
          <table:table-cell office:value-type="float" office:value="12.26704">
            <text:p>12.27</text:p>
          </table:table-cell>
        </table:table-row>
        <table:table-row table:style-name="ro1">
          <table:table-cell office:value-type="float" office:value="11.95904">
            <text:p>11.96</text:p>
          </table:table-cell>
          <table:table-cell office:value-type="float" office:value="12.67584">
            <text:p>12.68</text:p>
          </table:table-cell>
          <table:table-cell office:value-type="float" office:value="12.572">
            <text:p>12.57</text:p>
          </table:table-cell>
          <table:table-cell office:value-type="float" office:value="12.06944">
            <text:p>12.07</text:p>
          </table:table-cell>
          <table:table-cell office:value-type="float" office:value="12.36992">
            <text:p>12.37</text:p>
          </table:table-cell>
          <table:table-cell office:value-type="float" office:value="11.95584">
            <text:p>11.96</text:p>
          </table:table-cell>
          <table:table-cell office:value-type="float" office:value="11.55888">
            <text:p>11.56</text:p>
          </table:table-cell>
          <table:table-cell office:value-type="float" office:value="12.47408">
            <text:p>12.47</text:p>
          </table:table-cell>
          <table:table-cell office:value-type="float" office:value="12.26672">
            <text:p>12.27</text:p>
          </table:table-cell>
          <table:table-cell office:value-type="float" office:value="12.0424">
            <text:p>12.04</text:p>
          </table:table-cell>
          <table:table-cell office:value-type="float" office:value="12.4664">
            <text:p>12.47</text:p>
          </table:table-cell>
        </table:table-row>
        <table:table-row table:style-name="ro1">
          <table:table-cell office:value-type="float" office:value="12.05888">
            <text:p>12.06</text:p>
          </table:table-cell>
          <table:table-cell office:value-type="float" office:value="12.67584">
            <text:p>12.68</text:p>
          </table:table-cell>
          <table:table-cell office:value-type="float" office:value="12.67168">
            <text:p>12.67</text:p>
          </table:table-cell>
          <table:table-cell office:value-type="float" office:value="12.16928">
            <text:p>12.17</text:p>
          </table:table-cell>
          <table:table-cell office:value-type="float" office:value="12.36992">
            <text:p>12.37</text:p>
          </table:table-cell>
          <table:table-cell office:value-type="float" office:value="11.95584">
            <text:p>11.96</text:p>
          </table:table-cell>
          <table:table-cell office:value-type="float" office:value="11.55888">
            <text:p>11.56</text:p>
          </table:table-cell>
          <table:table-cell office:value-type="float" office:value="12.47408">
            <text:p>12.47</text:p>
          </table:table-cell>
          <table:table-cell office:value-type="float" office:value="12.26672">
            <text:p>12.27</text:p>
          </table:table-cell>
          <table:table-cell office:value-type="float" office:value="12.04032">
            <text:p>12.04</text:p>
          </table:table-cell>
          <table:table-cell office:value-type="float" office:value="12.66608">
            <text:p>12.67</text:p>
          </table:table-cell>
        </table:table-row>
        <table:table-row table:style-name="ro1">
          <table:table-cell office:value-type="float" office:value="12.05888">
            <text:p>12.06</text:p>
          </table:table-cell>
          <table:table-cell office:value-type="float" office:value="12.77568">
            <text:p>12.78</text:p>
          </table:table-cell>
          <table:table-cell office:value-type="float" office:value="12.77152">
            <text:p>12.77</text:p>
          </table:table-cell>
          <table:table-cell office:value-type="float" office:value="12.26896">
            <text:p>12.27</text:p>
          </table:table-cell>
          <table:table-cell office:value-type="float" office:value="12.46928">
            <text:p>12.47</text:p>
          </table:table-cell>
          <table:table-cell office:value-type="float" office:value="12.05248">
            <text:p>12.05</text:p>
          </table:table-cell>
          <table:table-cell office:value-type="float" office:value="11.55728">
            <text:p>11.56</text:p>
          </table:table-cell>
          <table:table-cell office:value-type="float" office:value="12.47408">
            <text:p>12.47</text:p>
          </table:table-cell>
          <table:table-cell office:value-type="float" office:value="12.3664">
            <text:p>12.37</text:p>
          </table:table-cell>
          <table:table-cell office:value-type="float" office:value="12.33792">
            <text:p>12.34</text:p>
          </table:table-cell>
          <table:table-cell office:value-type="float" office:value="12.66608">
            <text:p>12.67</text:p>
          </table:table-cell>
        </table:table-row>
        <table:table-row table:style-name="ro1">
          <table:table-cell office:value-type="float" office:value="12.05888">
            <text:p>12.06</text:p>
          </table:table-cell>
          <table:table-cell office:value-type="float" office:value="12.77568">
            <text:p>12.78</text:p>
          </table:table-cell>
          <table:table-cell office:value-type="float" office:value="12.8712">
            <text:p>12.87</text:p>
          </table:table-cell>
          <table:table-cell office:value-type="float" office:value="12.26896">
            <text:p>12.27</text:p>
          </table:table-cell>
          <table:table-cell office:value-type="float" office:value="12.66896">
            <text:p>12.67</text:p>
          </table:table-cell>
          <table:table-cell office:value-type="float" office:value="12.14976">
            <text:p>12.15</text:p>
          </table:table-cell>
          <table:table-cell office:value-type="float" office:value="11.65696">
            <text:p>11.66</text:p>
          </table:table-cell>
          <table:table-cell office:value-type="float" office:value="12.472">
            <text:p>12.47</text:p>
          </table:table-cell>
          <table:table-cell office:value-type="float" office:value="12.56592">
            <text:p>12.57</text:p>
          </table:table-cell>
          <table:table-cell office:value-type="float" office:value="12.33792">
            <text:p>12.34</text:p>
          </table:table-cell>
          <table:table-cell office:value-type="float" office:value="12.66608">
            <text:p>12.67</text:p>
          </table:table-cell>
        </table:table-row>
        <table:table-row table:style-name="ro1">
          <table:table-cell office:value-type="float" office:value="12.15872">
            <text:p>12.16</text:p>
          </table:table-cell>
          <table:table-cell office:value-type="float" office:value="13.0752">
            <text:p>13.08</text:p>
          </table:table-cell>
          <table:table-cell office:value-type="float" office:value="12.97104">
            <text:p>12.97</text:p>
          </table:table-cell>
          <table:table-cell office:value-type="float" office:value="12.3688">
            <text:p>12.37</text:p>
          </table:table-cell>
          <table:table-cell office:value-type="float" office:value="12.7688">
            <text:p>12.77</text:p>
          </table:table-cell>
          <table:table-cell office:value-type="float" office:value="12.24912">
            <text:p>12.25</text:p>
          </table:table-cell>
          <table:table-cell office:value-type="float" office:value="11.65696">
            <text:p>11.66</text:p>
          </table:table-cell>
          <table:table-cell office:value-type="float" office:value="12.472">
            <text:p>12.47</text:p>
          </table:table-cell>
          <table:table-cell office:value-type="float" office:value="12.56592">
            <text:p>12.57</text:p>
          </table:table-cell>
          <table:table-cell office:value-type="float" office:value="12.4376">
            <text:p>12.44</text:p>
          </table:table-cell>
          <table:table-cell office:value-type="float" office:value="12.66608">
            <text:p>12.67</text:p>
          </table:table-cell>
        </table:table-row>
        <table:table-row table:style-name="ro1">
          <table:table-cell office:value-type="float" office:value="12.15872">
            <text:p>12.16</text:p>
          </table:table-cell>
          <table:table-cell office:value-type="float" office:value="13.0752">
            <text:p>13.08</text:p>
          </table:table-cell>
          <table:table-cell office:value-type="float" office:value="12.97104">
            <text:p>12.97</text:p>
          </table:table-cell>
          <table:table-cell office:value-type="float" office:value="12.3688">
            <text:p>12.37</text:p>
          </table:table-cell>
          <table:table-cell office:value-type="float" office:value="12.96832">
            <text:p>12.97</text:p>
          </table:table-cell>
          <table:table-cell office:value-type="float" office:value="12.24912">
            <text:p>12.25</text:p>
          </table:table-cell>
          <table:table-cell office:value-type="float" office:value="11.65696">
            <text:p>11.66</text:p>
          </table:table-cell>
          <table:table-cell office:value-type="float" office:value="12.67152">
            <text:p>12.67</text:p>
          </table:table-cell>
          <table:table-cell office:value-type="float" office:value="12.56592">
            <text:p>12.57</text:p>
          </table:table-cell>
          <table:table-cell office:value-type="float" office:value="12.4376">
            <text:p>12.44</text:p>
          </table:table-cell>
          <table:table-cell office:value-type="float" office:value="12.66608">
            <text:p>12.67</text:p>
          </table:table-cell>
        </table:table-row>
        <table:table-row table:style-name="ro1">
          <table:table-cell office:value-type="float" office:value="12.15872">
            <text:p>12.16</text:p>
          </table:table-cell>
          <table:table-cell office:value-type="float" office:value="13.37456">
            <text:p>13.37</text:p>
          </table:table-cell>
          <table:table-cell office:value-type="float" office:value="12.97104">
            <text:p>12.97</text:p>
          </table:table-cell>
          <table:table-cell office:value-type="float" office:value="12.56608">
            <text:p>12.57</text:p>
          </table:table-cell>
          <table:table-cell office:value-type="float" office:value="13.06816">
            <text:p>13.07</text:p>
          </table:table-cell>
          <table:table-cell office:value-type="float" office:value="12.3448">
            <text:p>12.34</text:p>
          </table:table-cell>
          <table:table-cell office:value-type="float" office:value="11.7568">
            <text:p>11.76</text:p>
          </table:table-cell>
          <table:table-cell office:value-type="float" office:value="12.67152">
            <text:p>12.67</text:p>
          </table:table-cell>
          <table:table-cell office:value-type="float" office:value="12.56592">
            <text:p>12.57</text:p>
          </table:table-cell>
          <table:table-cell office:value-type="float" office:value="12.4376">
            <text:p>12.44</text:p>
          </table:table-cell>
          <table:table-cell office:value-type="float" office:value="12.66608">
            <text:p>12.67</text:p>
          </table:table-cell>
        </table:table-row>
        <table:table-row table:style-name="ro1">
          <table:table-cell office:value-type="float" office:value="12.2584">
            <text:p>12.26</text:p>
          </table:table-cell>
          <table:table-cell office:value-type="float" office:value="13.4744">
            <text:p>13.47</text:p>
          </table:table-cell>
          <table:table-cell office:value-type="float" office:value="13.17072">
            <text:p>13.17</text:p>
          </table:table-cell>
          <table:table-cell office:value-type="float" office:value="12.6656">
            <text:p>12.67</text:p>
          </table:table-cell>
          <table:table-cell office:value-type="float" office:value="13.06816">
            <text:p>13.07</text:p>
          </table:table-cell>
          <table:table-cell office:value-type="float" office:value="12.3448">
            <text:p>12.34</text:p>
          </table:table-cell>
          <table:table-cell office:value-type="float" office:value="11.95552">
            <text:p>11.96</text:p>
          </table:table-cell>
          <table:table-cell office:value-type="float" office:value="12.77136">
            <text:p>12.77</text:p>
          </table:table-cell>
          <table:table-cell office:value-type="float" office:value="12.66576">
            <text:p>12.67</text:p>
          </table:table-cell>
          <table:table-cell office:value-type="float" office:value="12.53696">
            <text:p>12.54</text:p>
          </table:table-cell>
          <table:table-cell office:value-type="float" office:value="12.76592">
            <text:p>12.77</text:p>
          </table:table-cell>
        </table:table-row>
        <table:table-row table:style-name="ro1">
          <table:table-cell office:value-type="float" office:value="12.35824">
            <text:p>12.36</text:p>
          </table:table-cell>
          <table:table-cell office:value-type="float" office:value="13.4744">
            <text:p>13.47</text:p>
          </table:table-cell>
          <table:table-cell office:value-type="float" office:value="13.17072">
            <text:p>13.17</text:p>
          </table:table-cell>
          <table:table-cell office:value-type="float" office:value="12.76544">
            <text:p>12.77</text:p>
          </table:table-cell>
          <table:table-cell office:value-type="float" office:value="13.06816">
            <text:p>13.07</text:p>
          </table:table-cell>
          <table:table-cell office:value-type="float" office:value="12.44464">
            <text:p>12.44</text:p>
          </table:table-cell>
          <table:table-cell office:value-type="float" office:value="12.1544">
            <text:p>12.15</text:p>
          </table:table-cell>
          <table:table-cell office:value-type="float" office:value="12.87104">
            <text:p>12.87</text:p>
          </table:table-cell>
          <table:table-cell office:value-type="float" office:value="12.76544">
            <text:p>12.77</text:p>
          </table:table-cell>
          <table:table-cell office:value-type="float" office:value="12.73632">
            <text:p>12.74</text:p>
          </table:table-cell>
          <table:table-cell office:value-type="float" office:value="12.76592">
            <text:p>12.77</text:p>
          </table:table-cell>
        </table:table-row>
        <table:table-row table:style-name="ro1">
          <table:table-cell office:value-type="float" office:value="12.35824">
            <text:p>12.36</text:p>
          </table:table-cell>
          <table:table-cell office:value-type="float" office:value="13.57424">
            <text:p>13.57</text:p>
          </table:table-cell>
          <table:table-cell office:value-type="float" office:value="13.17072">
            <text:p>13.17</text:p>
          </table:table-cell>
          <table:table-cell office:value-type="float" office:value="12.76544">
            <text:p>12.77</text:p>
          </table:table-cell>
          <table:table-cell office:value-type="float" office:value="13.06816">
            <text:p>13.07</text:p>
          </table:table-cell>
          <table:table-cell office:value-type="float" office:value="12.44256">
            <text:p>12.44</text:p>
          </table:table-cell>
          <table:table-cell office:value-type="float" office:value="12.1544">
            <text:p>12.15</text:p>
          </table:table-cell>
          <table:table-cell office:value-type="float" office:value="12.87104">
            <text:p>12.87</text:p>
          </table:table-cell>
          <table:table-cell office:value-type="float" office:value="12.96512">
            <text:p>12.97</text:p>
          </table:table-cell>
          <table:table-cell office:value-type="float" office:value="12.93568">
            <text:p>12.94</text:p>
          </table:table-cell>
          <table:table-cell office:value-type="float" office:value="12.86544">
            <text:p>12.87</text:p>
          </table:table-cell>
        </table:table-row>
        <table:table-row table:style-name="ro1">
          <table:table-cell office:value-type="float" office:value="12.35824">
            <text:p>12.36</text:p>
          </table:table-cell>
          <table:table-cell office:value-type="float" office:value="13.57424">
            <text:p>13.57</text:p>
          </table:table-cell>
          <table:table-cell office:value-type="float" office:value="13.1688">
            <text:p>13.17</text:p>
          </table:table-cell>
          <table:table-cell office:value-type="float" office:value="12.76544">
            <text:p>12.77</text:p>
          </table:table-cell>
          <table:table-cell office:value-type="float" office:value="13.06816">
            <text:p>13.07</text:p>
          </table:table-cell>
          <table:table-cell office:value-type="float" office:value="12.44256">
            <text:p>12.44</text:p>
          </table:table-cell>
          <table:table-cell office:value-type="float" office:value="12.1544">
            <text:p>12.15</text:p>
          </table:table-cell>
          <table:table-cell office:value-type="float" office:value="13.1704">
            <text:p>13.17</text:p>
          </table:table-cell>
          <table:table-cell office:value-type="float" office:value="12.96512">
            <text:p>12.97</text:p>
          </table:table-cell>
          <table:table-cell office:value-type="float" office:value="13.03552">
            <text:p>13.04</text:p>
          </table:table-cell>
          <table:table-cell office:value-type="float" office:value="12.86544">
            <text:p>12.87</text:p>
          </table:table-cell>
        </table:table-row>
        <table:table-row table:style-name="ro1">
          <table:table-cell office:value-type="float" office:value="12.5576">
            <text:p>12.56</text:p>
          </table:table-cell>
          <table:table-cell office:value-type="float" office:value="13.57424">
            <text:p>13.57</text:p>
          </table:table-cell>
          <table:table-cell office:value-type="float" office:value="13.46784">
            <text:p>13.47</text:p>
          </table:table-cell>
          <table:table-cell office:value-type="float" office:value="12.96512">
            <text:p>12.97</text:p>
          </table:table-cell>
          <table:table-cell office:value-type="float" office:value="13.26784">
            <text:p>13.27</text:p>
          </table:table-cell>
          <table:table-cell office:value-type="float" office:value="12.73872">
            <text:p>12.74</text:p>
          </table:table-cell>
          <table:table-cell office:value-type="float" office:value="12.1544">
            <text:p>12.15</text:p>
          </table:table-cell>
          <table:table-cell office:value-type="float" office:value="13.27008">
            <text:p>13.27</text:p>
          </table:table-cell>
          <table:table-cell office:value-type="float" office:value="13.16416">
            <text:p>13.16</text:p>
          </table:table-cell>
          <table:table-cell office:value-type="float" office:value="13.03552">
            <text:p>13.04</text:p>
          </table:table-cell>
          <table:table-cell office:value-type="float" office:value="13.0648">
            <text:p>13.06</text:p>
          </table:table-cell>
        </table:table-row>
        <table:table-row table:style-name="ro1">
          <table:table-cell office:value-type="float" office:value="12.75648">
            <text:p>12.76</text:p>
          </table:table-cell>
          <table:table-cell office:value-type="float" office:value="13.77376">
            <text:p>13.77</text:p>
          </table:table-cell>
          <table:table-cell office:value-type="float" office:value="13.46784">
            <text:p>13.47</text:p>
          </table:table-cell>
          <table:table-cell office:value-type="float" office:value="12.96512">
            <text:p>12.97</text:p>
          </table:table-cell>
          <table:table-cell office:value-type="float" office:value="13.26784">
            <text:p>13.27</text:p>
          </table:table-cell>
          <table:table-cell office:value-type="float" office:value="12.73872">
            <text:p>12.74</text:p>
          </table:table-cell>
          <table:table-cell office:value-type="float" office:value="12.35392">
            <text:p>12.35</text:p>
          </table:table-cell>
          <table:table-cell office:value-type="float" office:value="13.27008">
            <text:p>13.27</text:p>
          </table:table-cell>
          <table:table-cell office:value-type="float" office:value="13.264">
            <text:p>13.26</text:p>
          </table:table-cell>
          <table:table-cell office:value-type="float" office:value="13.03552">
            <text:p>13.04</text:p>
          </table:table-cell>
          <table:table-cell office:value-type="float" office:value="13.0648">
            <text:p>13.06</text:p>
          </table:table-cell>
        </table:table-row>
        <table:table-row table:style-name="ro1">
          <table:table-cell office:value-type="float" office:value="12.75648">
            <text:p>12.76</text:p>
          </table:table-cell>
          <table:table-cell office:value-type="float" office:value="13.8736">
            <text:p>13.87</text:p>
          </table:table-cell>
          <table:table-cell office:value-type="float" office:value="13.66736">
            <text:p>13.67</text:p>
          </table:table-cell>
          <table:table-cell office:value-type="float" office:value="12.96512">
            <text:p>12.97</text:p>
          </table:table-cell>
          <table:table-cell office:value-type="float" office:value="13.36768">
            <text:p>13.37</text:p>
          </table:table-cell>
          <table:table-cell office:value-type="float" office:value="12.73872">
            <text:p>12.74</text:p>
          </table:table-cell>
          <table:table-cell office:value-type="float" office:value="12.45168">
            <text:p>12.45</text:p>
          </table:table-cell>
          <table:table-cell office:value-type="float" office:value="13.27008">
            <text:p>13.27</text:p>
          </table:table-cell>
          <table:table-cell office:value-type="float" office:value="13.264">
            <text:p>13.26</text:p>
          </table:table-cell>
          <table:table-cell office:value-type="float" office:value="13.13456">
            <text:p>13.13</text:p>
          </table:table-cell>
          <table:table-cell office:value-type="float" office:value="13.16464">
            <text:p>13.16</text:p>
          </table:table-cell>
        </table:table-row>
        <table:table-row table:style-name="ro1">
          <table:table-cell office:value-type="float" office:value="12.85616">
            <text:p>12.86</text:p>
          </table:table-cell>
          <table:table-cell office:value-type="float" office:value="13.8736">
            <text:p>13.87</text:p>
          </table:table-cell>
          <table:table-cell office:value-type="float" office:value="13.66736">
            <text:p>13.67</text:p>
          </table:table-cell>
          <table:table-cell office:value-type="float" office:value="12.96512">
            <text:p>12.97</text:p>
          </table:table-cell>
          <table:table-cell office:value-type="float" office:value="13.36768">
            <text:p>13.37</text:p>
          </table:table-cell>
          <table:table-cell office:value-type="float" office:value="12.73664">
            <text:p>12.74</text:p>
          </table:table-cell>
          <table:table-cell office:value-type="float" office:value="12.45168">
            <text:p>12.45</text:p>
          </table:table-cell>
          <table:table-cell office:value-type="float" office:value="13.27008">
            <text:p>13.27</text:p>
          </table:table-cell>
          <table:table-cell office:value-type="float" office:value="13.264">
            <text:p>13.26</text:p>
          </table:table-cell>
          <table:table-cell office:value-type="float" office:value="13.2344">
            <text:p>13.23</text:p>
          </table:table-cell>
          <table:table-cell office:value-type="float" office:value="13.26416">
            <text:p>13.26</text:p>
          </table:table-cell>
        </table:table-row>
        <table:table-row table:style-name="ro1">
          <table:table-cell office:value-type="float" office:value="13.15504">
            <text:p>13.16</text:p>
          </table:table-cell>
          <table:table-cell office:value-type="float" office:value="13.97344">
            <text:p>13.97</text:p>
          </table:table-cell>
          <table:table-cell office:value-type="float" office:value="13.7672">
            <text:p>13.77</text:p>
          </table:table-cell>
          <table:table-cell office:value-type="float" office:value="13.06496">
            <text:p>13.06</text:p>
          </table:table-cell>
          <table:table-cell office:value-type="float" office:value="13.36768">
            <text:p>13.37</text:p>
          </table:table-cell>
          <table:table-cell office:value-type="float" office:value="12.83472">
            <text:p>12.83</text:p>
          </table:table-cell>
          <table:table-cell office:value-type="float" office:value="12.45168">
            <text:p>12.45</text:p>
          </table:table-cell>
          <table:table-cell office:value-type="float" office:value="13.36992">
            <text:p>13.37</text:p>
          </table:table-cell>
          <table:table-cell office:value-type="float" office:value="13.264">
            <text:p>13.26</text:p>
          </table:table-cell>
          <table:table-cell office:value-type="float" office:value="13.43344">
            <text:p>13.43</text:p>
          </table:table-cell>
          <table:table-cell office:value-type="float" office:value="13.46352">
            <text:p>13.46</text:p>
          </table:table-cell>
        </table:table-row>
        <table:table-row table:style-name="ro1">
          <table:table-cell office:value-type="float" office:value="13.25488">
            <text:p>13.25</text:p>
          </table:table-cell>
          <table:table-cell office:value-type="float" office:value="14.07328">
            <text:p>14.07</text:p>
          </table:table-cell>
          <table:table-cell office:value-type="float" office:value="13.86704">
            <text:p>13.87</text:p>
          </table:table-cell>
          <table:table-cell office:value-type="float" office:value="13.1648">
            <text:p>13.16</text:p>
          </table:table-cell>
          <table:table-cell office:value-type="float" office:value="13.46752">
            <text:p>13.47</text:p>
          </table:table-cell>
          <table:table-cell office:value-type="float" office:value="12.93408">
            <text:p>12.93</text:p>
          </table:table-cell>
          <table:table-cell office:value-type="float" office:value="12.64848">
            <text:p>12.65</text:p>
          </table:table-cell>
          <table:table-cell office:value-type="float" office:value="13.36992">
            <text:p>13.37</text:p>
          </table:table-cell>
          <table:table-cell office:value-type="float" office:value="13.36384">
            <text:p>13.36</text:p>
          </table:table-cell>
          <table:table-cell office:value-type="float" office:value="13.43104">
            <text:p>13.43</text:p>
          </table:table-cell>
          <table:table-cell office:value-type="float" office:value="13.46352">
            <text:p>13.46</text:p>
          </table:table-cell>
        </table:table-row>
        <table:table-row table:style-name="ro1">
          <table:table-cell office:value-type="float" office:value="13.35456">
            <text:p>13.35</text:p>
          </table:table-cell>
          <table:table-cell office:value-type="float" office:value="14.07328">
            <text:p>14.07</text:p>
          </table:table-cell>
          <table:table-cell office:value-type="float" office:value="13.86704">
            <text:p>13.87</text:p>
          </table:table-cell>
          <table:table-cell office:value-type="float" office:value="13.26464">
            <text:p>13.26</text:p>
          </table:table-cell>
          <table:table-cell office:value-type="float" office:value="13.76688">
            <text:p>13.77</text:p>
          </table:table-cell>
          <table:table-cell office:value-type="float" office:value="13.13312">
            <text:p>13.13</text:p>
          </table:table-cell>
          <table:table-cell office:value-type="float" office:value="12.84704">
            <text:p>12.85</text:p>
          </table:table-cell>
          <table:table-cell office:value-type="float" office:value="13.56944">
            <text:p>13.57</text:p>
          </table:table-cell>
          <table:table-cell office:value-type="float" office:value="13.36384">
            <text:p>13.36</text:p>
          </table:table-cell>
          <table:table-cell office:value-type="float" office:value="13.43104">
            <text:p>13.43</text:p>
          </table:table-cell>
          <table:table-cell office:value-type="float" office:value="13.56336">
            <text:p>13.56</text:p>
          </table:table-cell>
        </table:table-row>
        <table:table-row table:style-name="ro1">
          <table:table-cell office:value-type="float" office:value="13.3528">
            <text:p>13.35</text:p>
          </table:table-cell>
          <table:table-cell office:value-type="float" office:value="14.17312">
            <text:p>14.17</text:p>
          </table:table-cell>
          <table:table-cell office:value-type="float" office:value="14.06656">
            <text:p>14.07</text:p>
          </table:table-cell>
          <table:table-cell office:value-type="float" office:value="13.26464">
            <text:p>13.26</text:p>
          </table:table-cell>
          <table:table-cell office:value-type="float" office:value="13.76688">
            <text:p>13.77</text:p>
          </table:table-cell>
          <table:table-cell office:value-type="float" office:value="13.13312">
            <text:p>13.13</text:p>
          </table:table-cell>
          <table:table-cell office:value-type="float" office:value="12.94688">
            <text:p>12.95</text:p>
          </table:table-cell>
          <table:table-cell office:value-type="float" office:value="13.66928">
            <text:p>13.67</text:p>
          </table:table-cell>
          <table:table-cell office:value-type="float" office:value="13.46352">
            <text:p>13.46</text:p>
          </table:table-cell>
          <table:table-cell office:value-type="float" office:value="13.43104">
            <text:p>13.43</text:p>
          </table:table-cell>
          <table:table-cell office:value-type="float" office:value="13.76288">
            <text:p>13.76</text:p>
          </table:table-cell>
        </table:table-row>
        <table:table-row table:style-name="ro1">
          <table:table-cell office:value-type="float" office:value="13.45008">
            <text:p>13.45</text:p>
          </table:table-cell>
          <table:table-cell office:value-type="float" office:value="14.17312">
            <text:p>14.17</text:p>
          </table:table-cell>
          <table:table-cell office:value-type="float" office:value="14.16608">
            <text:p>14.17</text:p>
          </table:table-cell>
          <table:table-cell office:value-type="float" office:value="13.36416">
            <text:p>13.36</text:p>
          </table:table-cell>
          <table:table-cell office:value-type="float" office:value="13.76688">
            <text:p>13.77</text:p>
          </table:table-cell>
          <table:table-cell office:value-type="float" office:value="13.13312">
            <text:p>13.13</text:p>
          </table:table-cell>
          <table:table-cell office:value-type="float" office:value="12.94688">
            <text:p>12.95</text:p>
          </table:table-cell>
          <table:table-cell office:value-type="float" office:value="13.76912">
            <text:p>13.77</text:p>
          </table:table-cell>
          <table:table-cell office:value-type="float" office:value="13.46352">
            <text:p>13.46</text:p>
          </table:table-cell>
          <table:table-cell office:value-type="float" office:value="13.43104">
            <text:p>13.43</text:p>
          </table:table-cell>
          <table:table-cell office:value-type="float" office:value="13.76288">
            <text:p>13.76</text:p>
          </table:table-cell>
        </table:table-row>
        <table:table-row table:style-name="ro1">
          <table:table-cell office:value-type="float" office:value="13.45008">
            <text:p>13.45</text:p>
          </table:table-cell>
          <table:table-cell office:value-type="float" office:value="14.17312">
            <text:p>14.17</text:p>
          </table:table-cell>
          <table:table-cell office:value-type="float" office:value="14.164">
            <text:p>14.16</text:p>
          </table:table-cell>
          <table:table-cell office:value-type="float" office:value="13.36416">
            <text:p>13.36</text:p>
          </table:table-cell>
          <table:table-cell office:value-type="float" office:value="13.96608">
            <text:p>13.97</text:p>
          </table:table-cell>
          <table:table-cell office:value-type="float" office:value="13.332">
            <text:p>13.33</text:p>
          </table:table-cell>
          <table:table-cell office:value-type="float" office:value="12.94688">
            <text:p>12.95</text:p>
          </table:table-cell>
          <table:table-cell office:value-type="float" office:value="13.76912">
            <text:p>13.77</text:p>
          </table:table-cell>
          <table:table-cell office:value-type="float" office:value="13.46352">
            <text:p>13.46</text:p>
          </table:table-cell>
          <table:table-cell office:value-type="float" office:value="13.43104">
            <text:p>13.43</text:p>
          </table:table-cell>
          <table:table-cell office:value-type="float" office:value="13.76288">
            <text:p>13.76</text:p>
          </table:table-cell>
        </table:table-row>
        <table:table-row table:style-name="ro1">
          <table:table-cell office:value-type="float" office:value="13.45008">
            <text:p>13.45</text:p>
          </table:table-cell>
          <table:table-cell office:value-type="float" office:value="14.17312">
            <text:p>14.17</text:p>
          </table:table-cell>
          <table:table-cell office:value-type="float" office:value="14.164">
            <text:p>14.16</text:p>
          </table:table-cell>
          <table:table-cell office:value-type="float" office:value="13.36416">
            <text:p>13.36</text:p>
          </table:table-cell>
          <table:table-cell office:value-type="float" office:value="14.06592">
            <text:p>14.07</text:p>
          </table:table-cell>
          <table:table-cell office:value-type="float" office:value="13.332">
            <text:p>13.33</text:p>
          </table:table-cell>
          <table:table-cell office:value-type="float" office:value="13.0464">
            <text:p>13.05</text:p>
          </table:table-cell>
          <table:table-cell office:value-type="float" office:value="13.8688">
            <text:p>13.87</text:p>
          </table:table-cell>
          <table:table-cell office:value-type="float" office:value="13.66304">
            <text:p>13.66</text:p>
          </table:table-cell>
          <table:table-cell office:value-type="float" office:value="13.43104">
            <text:p>13.43</text:p>
          </table:table-cell>
          <table:table-cell office:value-type="float" office:value="13.76288">
            <text:p>13.76</text:p>
          </table:table-cell>
        </table:table-row>
        <table:table-row table:style-name="ro1">
          <table:table-cell office:value-type="float" office:value="13.74896">
            <text:p>13.75</text:p>
          </table:table-cell>
          <table:table-cell office:value-type="float" office:value="14.2728">
            <text:p>14.27</text:p>
          </table:table-cell>
          <table:table-cell office:value-type="float" office:value="14.36368">
            <text:p>14.36</text:p>
          </table:table-cell>
          <table:table-cell office:value-type="float" office:value="13.76336">
            <text:p>13.76</text:p>
          </table:table-cell>
          <table:table-cell office:value-type="float" office:value="14.06592">
            <text:p>14.07</text:p>
          </table:table-cell>
          <table:table-cell office:value-type="float" office:value="13.332">
            <text:p>13.33</text:p>
          </table:table-cell>
          <table:table-cell office:value-type="float" office:value="13.14608">
            <text:p>13.15</text:p>
          </table:table-cell>
          <table:table-cell office:value-type="float" office:value="13.8688">
            <text:p>13.87</text:p>
          </table:table-cell>
          <table:table-cell office:value-type="float" office:value="13.9624">
            <text:p>13.96</text:p>
          </table:table-cell>
          <table:table-cell office:value-type="float" office:value="13.63024">
            <text:p>13.63</text:p>
          </table:table-cell>
          <table:table-cell office:value-type="float" office:value="13.8624">
            <text:p>13.86</text:p>
          </table:table-cell>
        </table:table-row>
        <table:table-row table:style-name="ro1">
          <table:table-cell office:value-type="float" office:value="13.74896">
            <text:p>13.75</text:p>
          </table:table-cell>
          <table:table-cell office:value-type="float" office:value="14.2728">
            <text:p>14.27</text:p>
          </table:table-cell>
          <table:table-cell office:value-type="float" office:value="14.36368">
            <text:p>14.36</text:p>
          </table:table-cell>
          <table:table-cell office:value-type="float" office:value="13.76336">
            <text:p>13.76</text:p>
          </table:table-cell>
          <table:table-cell office:value-type="float" office:value="14.06592">
            <text:p>14.07</text:p>
          </table:table-cell>
          <table:table-cell office:value-type="float" office:value="13.33008">
            <text:p>13.33</text:p>
          </table:table-cell>
          <table:table-cell office:value-type="float" office:value="13.24576">
            <text:p>13.25</text:p>
          </table:table-cell>
          <table:table-cell office:value-type="float" office:value="13.8688">
            <text:p>13.87</text:p>
          </table:table-cell>
          <table:table-cell office:value-type="float" office:value="13.9624">
            <text:p>13.96</text:p>
          </table:table-cell>
          <table:table-cell office:value-type="float" office:value="13.72976">
            <text:p>13.73</text:p>
          </table:table-cell>
          <table:table-cell office:value-type="float" office:value="14.06176">
            <text:p>14.06</text:p>
          </table:table-cell>
        </table:table-row>
        <table:table-row table:style-name="ro1">
          <table:table-cell office:value-type="float" office:value="13.74896">
            <text:p>13.75</text:p>
          </table:table-cell>
          <table:table-cell office:value-type="float" office:value="14.27056">
            <text:p>14.27</text:p>
          </table:table-cell>
          <table:table-cell office:value-type="float" office:value="14.36368">
            <text:p>14.36</text:p>
          </table:table-cell>
          <table:table-cell office:value-type="float" office:value="13.76336">
            <text:p>13.76</text:p>
          </table:table-cell>
          <table:table-cell office:value-type="float" office:value="14.06592">
            <text:p>14.07</text:p>
          </table:table-cell>
          <table:table-cell office:value-type="float" office:value="13.4296">
            <text:p>13.43</text:p>
          </table:table-cell>
          <table:table-cell office:value-type="float" office:value="13.34464">
            <text:p>13.34</text:p>
          </table:table-cell>
          <table:table-cell office:value-type="float" office:value="13.8688">
            <text:p>13.87</text:p>
          </table:table-cell>
          <table:table-cell office:value-type="float" office:value="13.9624">
            <text:p>13.96</text:p>
          </table:table-cell>
          <table:table-cell office:value-type="float" office:value="13.9288">
            <text:p>13.93</text:p>
          </table:table-cell>
          <table:table-cell office:value-type="float" office:value="14.06176">
            <text:p>14.06</text:p>
          </table:table-cell>
        </table:table-row>
        <table:table-row table:style-name="ro1">
          <table:table-cell office:value-type="float" office:value="13.8488">
            <text:p>13.85</text:p>
          </table:table-cell>
          <table:table-cell office:value-type="float" office:value="14.27056">
            <text:p>14.27</text:p>
          </table:table-cell>
          <table:table-cell office:value-type="float" office:value="14.36368">
            <text:p>14.36</text:p>
          </table:table-cell>
          <table:table-cell office:value-type="float" office:value="13.76336">
            <text:p>13.76</text:p>
          </table:table-cell>
          <table:table-cell office:value-type="float" office:value="14.16576">
            <text:p>14.17</text:p>
          </table:table-cell>
          <table:table-cell office:value-type="float" office:value="13.4296">
            <text:p>13.43</text:p>
          </table:table-cell>
          <table:table-cell office:value-type="float" office:value="13.34464">
            <text:p>13.34</text:p>
          </table:table-cell>
          <table:table-cell office:value-type="float" office:value="13.96864">
            <text:p>13.97</text:p>
          </table:table-cell>
          <table:table-cell office:value-type="float" office:value="13.9624">
            <text:p>13.96</text:p>
          </table:table-cell>
          <table:table-cell office:value-type="float" office:value="13.9288">
            <text:p>13.93</text:p>
          </table:table-cell>
          <table:table-cell office:value-type="float" office:value="14.06176">
            <text:p>14.06</text:p>
          </table:table-cell>
        </table:table-row>
        <table:table-row table:style-name="ro1">
          <table:table-cell office:value-type="float" office:value="13.94848">
            <text:p>13.95</text:p>
          </table:table-cell>
          <table:table-cell office:value-type="float" office:value="14.27056">
            <text:p>14.27</text:p>
          </table:table-cell>
          <table:table-cell office:value-type="float" office:value="14.56304">
            <text:p>14.56</text:p>
          </table:table-cell>
          <table:table-cell office:value-type="float" office:value="13.76336">
            <text:p>13.76</text:p>
          </table:table-cell>
          <table:table-cell office:value-type="float" office:value="14.2656">
            <text:p>14.27</text:p>
          </table:table-cell>
          <table:table-cell office:value-type="float" office:value="13.52944">
            <text:p>13.53</text:p>
          </table:table-cell>
          <table:table-cell office:value-type="float" office:value="13.44448">
            <text:p>13.44</text:p>
          </table:table-cell>
          <table:table-cell office:value-type="float" office:value="13.96864">
            <text:p>13.97</text:p>
          </table:table-cell>
          <table:table-cell office:value-type="float" office:value="13.9624">
            <text:p>13.96</text:p>
          </table:table-cell>
          <table:table-cell office:value-type="float" office:value="13.9288">
            <text:p>13.93</text:p>
          </table:table-cell>
          <table:table-cell office:value-type="float" office:value="14.1616">
            <text:p>14.16</text:p>
          </table:table-cell>
        </table:table-row>
        <table:table-row table:style-name="ro1">
          <table:table-cell office:value-type="float" office:value="14.2472">
            <text:p>14.25</text:p>
          </table:table-cell>
          <table:table-cell office:value-type="float" office:value="14.3704">
            <text:p>14.37</text:p>
          </table:table-cell>
          <table:table-cell office:value-type="float" office:value="14.66272">
            <text:p>14.66</text:p>
          </table:table-cell>
          <table:table-cell office:value-type="float" office:value="13.8632">
            <text:p>13.86</text:p>
          </table:table-cell>
          <table:table-cell office:value-type="float" office:value="14.2656">
            <text:p>14.27</text:p>
          </table:table-cell>
          <table:table-cell office:value-type="float" office:value="13.62912">
            <text:p>13.63</text:p>
          </table:table-cell>
          <table:table-cell office:value-type="float" office:value="13.54368">
            <text:p>13.54</text:p>
          </table:table-cell>
          <table:table-cell office:value-type="float" office:value="14.06832">
            <text:p>14.07</text:p>
          </table:table-cell>
          <table:table-cell office:value-type="float" office:value="13.9624">
            <text:p>13.96</text:p>
          </table:table-cell>
          <table:table-cell office:value-type="float" office:value="14.02752">
            <text:p>14.03</text:p>
          </table:table-cell>
          <table:table-cell office:value-type="float" office:value="14.26144">
            <text:p>14.26</text:p>
          </table:table-cell>
        </table:table-row>
        <table:table-row table:style-name="ro1">
          <table:table-cell office:value-type="float" office:value="14.2472">
            <text:p>14.25</text:p>
          </table:table-cell>
          <table:table-cell office:value-type="float" office:value="14.47024">
            <text:p>14.47</text:p>
          </table:table-cell>
          <table:table-cell office:value-type="float" office:value="14.76256">
            <text:p>14.76</text:p>
          </table:table-cell>
          <table:table-cell office:value-type="float" office:value="14.26176">
            <text:p>14.26</text:p>
          </table:table-cell>
          <table:table-cell office:value-type="float" office:value="14.26352">
            <text:p>14.26</text:p>
          </table:table-cell>
          <table:table-cell office:value-type="float" office:value="13.92752">
            <text:p>13.93</text:p>
          </table:table-cell>
          <table:table-cell office:value-type="float" office:value="13.54368">
            <text:p>13.54</text:p>
          </table:table-cell>
          <table:table-cell office:value-type="float" office:value="14.06832">
            <text:p>14.07</text:p>
          </table:table-cell>
          <table:table-cell office:value-type="float" office:value="14.16208">
            <text:p>14.16</text:p>
          </table:table-cell>
          <table:table-cell office:value-type="float" office:value="14.12736">
            <text:p>14.13</text:p>
          </table:table-cell>
          <table:table-cell office:value-type="float" office:value="14.36128">
            <text:p>14.36</text:p>
          </table:table-cell>
        </table:table-row>
        <table:table-row table:style-name="ro1">
          <table:table-cell office:value-type="float" office:value="14.2472">
            <text:p>14.25</text:p>
          </table:table-cell>
          <table:table-cell office:value-type="float" office:value="14.47024">
            <text:p>14.47</text:p>
          </table:table-cell>
          <table:table-cell office:value-type="float" office:value="14.96208">
            <text:p>14.96</text:p>
          </table:table-cell>
          <table:table-cell office:value-type="float" office:value="14.26176">
            <text:p>14.26</text:p>
          </table:table-cell>
          <table:table-cell office:value-type="float" office:value="14.3632">
            <text:p>14.36</text:p>
          </table:table-cell>
          <table:table-cell office:value-type="float" office:value="13.92512">
            <text:p>13.93</text:p>
          </table:table-cell>
          <table:table-cell office:value-type="float" office:value="13.54368">
            <text:p>13.54</text:p>
          </table:table-cell>
          <table:table-cell office:value-type="float" office:value="14.06832">
            <text:p>14.07</text:p>
          </table:table-cell>
          <table:table-cell office:value-type="float" office:value="14.16208">
            <text:p>14.16</text:p>
          </table:table-cell>
          <table:table-cell office:value-type="float" office:value="14.12528">
            <text:p>14.13</text:p>
          </table:table-cell>
          <table:table-cell office:value-type="float" office:value="14.46112">
            <text:p>14.46</text:p>
          </table:table-cell>
        </table:table-row>
        <table:table-row table:style-name="ro1">
          <table:table-cell office:value-type="float" office:value="14.34704">
            <text:p>14.35</text:p>
          </table:table-cell>
          <table:table-cell office:value-type="float" office:value="14.47024">
            <text:p>14.47</text:p>
          </table:table-cell>
          <table:table-cell office:value-type="float" office:value="15.06192">
            <text:p>15.06</text:p>
          </table:table-cell>
          <table:table-cell office:value-type="float" office:value="14.3616">
            <text:p>14.36</text:p>
          </table:table-cell>
          <table:table-cell office:value-type="float" office:value="14.46304">
            <text:p>14.46</text:p>
          </table:table-cell>
          <table:table-cell office:value-type="float" office:value="13.92512">
            <text:p>13.93</text:p>
          </table:table-cell>
          <table:table-cell office:value-type="float" office:value="13.54368">
            <text:p>13.54</text:p>
          </table:table-cell>
          <table:table-cell office:value-type="float" office:value="14.06832">
            <text:p>14.07</text:p>
          </table:table-cell>
          <table:table-cell office:value-type="float" office:value="14.16208">
            <text:p>14.16</text:p>
          </table:table-cell>
          <table:table-cell office:value-type="float" office:value="14.12528">
            <text:p>14.13</text:p>
          </table:table-cell>
          <table:table-cell office:value-type="float" office:value="14.46112">
            <text:p>14.46</text:p>
          </table:table-cell>
        </table:table-row>
        <table:table-row table:style-name="ro1">
          <table:table-cell office:value-type="float" office:value="14.5464">
            <text:p>14.55</text:p>
          </table:table-cell>
          <table:table-cell office:value-type="float" office:value="14.47024">
            <text:p>14.47</text:p>
          </table:table-cell>
          <table:table-cell office:value-type="float" office:value="15.16144">
            <text:p>15.16</text:p>
          </table:table-cell>
          <table:table-cell office:value-type="float" office:value="14.3616">
            <text:p>14.36</text:p>
          </table:table-cell>
          <table:table-cell office:value-type="float" office:value="14.66272">
            <text:p>14.66</text:p>
          </table:table-cell>
          <table:table-cell office:value-type="float" office:value="14.0248">
            <text:p>14.02</text:p>
          </table:table-cell>
          <table:table-cell office:value-type="float" office:value="13.54368">
            <text:p>13.54</text:p>
          </table:table-cell>
          <table:table-cell office:value-type="float" office:value="14.06832">
            <text:p>14.07</text:p>
          </table:table-cell>
          <table:table-cell office:value-type="float" office:value="14.16208">
            <text:p>14.16</text:p>
          </table:table-cell>
          <table:table-cell office:value-type="float" office:value="14.32384">
            <text:p>14.32</text:p>
          </table:table-cell>
          <table:table-cell office:value-type="float" office:value="14.56064">
            <text:p>14.56</text:p>
          </table:table-cell>
        </table:table-row>
        <table:table-row table:style-name="ro1">
          <table:table-cell office:value-type="float" office:value="14.5464">
            <text:p>14.55</text:p>
          </table:table-cell>
          <table:table-cell office:value-type="float" office:value="14.57008">
            <text:p>14.57</text:p>
          </table:table-cell>
          <table:table-cell office:value-type="float" office:value="15.16144">
            <text:p>15.16</text:p>
          </table:table-cell>
          <table:table-cell office:value-type="float" office:value="14.3616">
            <text:p>14.36</text:p>
          </table:table-cell>
          <table:table-cell office:value-type="float" office:value="14.66272">
            <text:p>14.66</text:p>
          </table:table-cell>
          <table:table-cell office:value-type="float" office:value="14.0248">
            <text:p>14.02</text:p>
          </table:table-cell>
          <table:table-cell office:value-type="float" office:value="13.54368">
            <text:p>13.54</text:p>
          </table:table-cell>
          <table:table-cell office:value-type="float" office:value="14.06832">
            <text:p>14.07</text:p>
          </table:table-cell>
          <table:table-cell office:value-type="float" office:value="14.36096">
            <text:p>14.36</text:p>
          </table:table-cell>
          <table:table-cell office:value-type="float" office:value="14.32384">
            <text:p>14.32</text:p>
          </table:table-cell>
          <table:table-cell office:value-type="float" office:value="14.66016">
            <text:p>14.66</text:p>
          </table:table-cell>
        </table:table-row>
        <table:table-row table:style-name="ro1">
          <table:table-cell office:value-type="float" office:value="14.64576">
            <text:p>14.65</text:p>
          </table:table-cell>
          <table:table-cell office:value-type="float" office:value="14.57008">
            <text:p>14.57</text:p>
          </table:table-cell>
          <table:table-cell office:value-type="float" office:value="15.26128">
            <text:p>15.26</text:p>
          </table:table-cell>
          <table:table-cell office:value-type="float" office:value="14.46144">
            <text:p>14.46</text:p>
          </table:table-cell>
          <table:table-cell office:value-type="float" office:value="14.86208">
            <text:p>14.86</text:p>
          </table:table-cell>
          <table:table-cell office:value-type="float" office:value="14.124">
            <text:p>14.12</text:p>
          </table:table-cell>
          <table:table-cell office:value-type="float" office:value="13.54368">
            <text:p>13.54</text:p>
          </table:table-cell>
          <table:table-cell office:value-type="float" office:value="14.16816">
            <text:p>14.17</text:p>
          </table:table-cell>
          <table:table-cell office:value-type="float" office:value="14.4608">
            <text:p>14.46</text:p>
          </table:table-cell>
          <table:table-cell office:value-type="float" office:value="14.42368">
            <text:p>14.42</text:p>
          </table:table-cell>
          <table:table-cell office:value-type="float" office:value="14.66016">
            <text:p>14.66</text:p>
          </table:table-cell>
        </table:table-row>
        <table:table-row table:style-name="ro1">
          <table:table-cell office:value-type="float" office:value="14.64576">
            <text:p>14.65</text:p>
          </table:table-cell>
          <table:table-cell office:value-type="float" office:value="14.57008">
            <text:p>14.57</text:p>
          </table:table-cell>
          <table:table-cell office:value-type="float" office:value="15.26128">
            <text:p>15.26</text:p>
          </table:table-cell>
          <table:table-cell office:value-type="float" office:value="14.56128">
            <text:p>14.56</text:p>
          </table:table-cell>
          <table:table-cell office:value-type="float" office:value="14.86208">
            <text:p>14.86</text:p>
          </table:table-cell>
          <table:table-cell office:value-type="float" office:value="14.1216">
            <text:p>14.12</text:p>
          </table:table-cell>
          <table:table-cell office:value-type="float" office:value="13.64336">
            <text:p>13.64</text:p>
          </table:table-cell>
          <table:table-cell office:value-type="float" office:value="14.268">
            <text:p>14.27</text:p>
          </table:table-cell>
          <table:table-cell office:value-type="float" office:value="14.4608">
            <text:p>14.46</text:p>
          </table:table-cell>
          <table:table-cell office:value-type="float" office:value="14.62304">
            <text:p>14.62</text:p>
          </table:table-cell>
          <table:table-cell office:value-type="float" office:value="14.8576">
            <text:p>14.86</text:p>
          </table:table-cell>
        </table:table-row>
        <table:table-row table:style-name="ro1">
          <table:table-cell office:value-type="float" office:value="14.84512">
            <text:p>14.85</text:p>
          </table:table-cell>
          <table:table-cell office:value-type="float" office:value="14.57008">
            <text:p>14.57</text:p>
          </table:table-cell>
          <table:table-cell office:value-type="float" office:value="15.46096">
            <text:p>15.46</text:p>
          </table:table-cell>
          <table:table-cell office:value-type="float" office:value="14.6608">
            <text:p>14.66</text:p>
          </table:table-cell>
          <table:table-cell office:value-type="float" office:value="14.86208">
            <text:p>14.86</text:p>
          </table:table-cell>
          <table:table-cell office:value-type="float" office:value="14.1216">
            <text:p>14.12</text:p>
          </table:table-cell>
          <table:table-cell office:value-type="float" office:value="13.64336">
            <text:p>13.64</text:p>
          </table:table-cell>
          <table:table-cell office:value-type="float" office:value="14.46752">
            <text:p>14.47</text:p>
          </table:table-cell>
          <table:table-cell office:value-type="float" office:value="14.56064">
            <text:p>14.56</text:p>
          </table:table-cell>
          <table:table-cell office:value-type="float" office:value="14.62304">
            <text:p>14.62</text:p>
          </table:table-cell>
          <table:table-cell office:value-type="float" office:value="14.8576">
            <text:p>14.86</text:p>
          </table:table-cell>
        </table:table-row>
        <table:table-row table:style-name="ro1">
          <table:table-cell office:value-type="float" office:value="15.04416">
            <text:p>15.04</text:p>
          </table:table-cell>
          <table:table-cell office:value-type="float" office:value="14.66976">
            <text:p>14.67</text:p>
          </table:table-cell>
          <table:table-cell office:value-type="float" office:value="15.46096">
            <text:p>15.46</text:p>
          </table:table-cell>
          <table:table-cell office:value-type="float" office:value="14.76064">
            <text:p>14.76</text:p>
          </table:table-cell>
          <table:table-cell office:value-type="float" office:value="14.86208">
            <text:p>14.86</text:p>
          </table:table-cell>
          <table:table-cell office:value-type="float" office:value="14.1216">
            <text:p>14.12</text:p>
          </table:table-cell>
          <table:table-cell office:value-type="float" office:value="13.64336">
            <text:p>13.64</text:p>
          </table:table-cell>
          <table:table-cell office:value-type="float" office:value="14.46752">
            <text:p>14.47</text:p>
          </table:table-cell>
          <table:table-cell office:value-type="float" office:value="14.56064">
            <text:p>14.56</text:p>
          </table:table-cell>
          <table:table-cell office:value-type="float" office:value="14.82128">
            <text:p>14.82</text:p>
          </table:table-cell>
          <table:table-cell office:value-type="float" office:value="14.95744">
            <text:p>14.96</text:p>
          </table:table-cell>
        </table:table-row>
        <table:table-row table:style-name="ro1">
          <table:table-cell office:value-type="float" office:value="15.04416">
            <text:p>15.04</text:p>
          </table:table-cell>
          <table:table-cell office:value-type="float" office:value="14.96912">
            <text:p>14.97</text:p>
          </table:table-cell>
          <table:table-cell office:value-type="float" office:value="15.45808">
            <text:p>15.46</text:p>
          </table:table-cell>
          <table:table-cell office:value-type="float" office:value="14.86032">
            <text:p>14.86</text:p>
          </table:table-cell>
          <table:table-cell office:value-type="float" office:value="15.06176">
            <text:p>15.06</text:p>
          </table:table-cell>
          <table:table-cell office:value-type="float" office:value="14.1216">
            <text:p>14.12</text:p>
          </table:table-cell>
          <table:table-cell office:value-type="float" office:value="13.74304">
            <text:p>13.74</text:p>
          </table:table-cell>
          <table:table-cell office:value-type="float" office:value="14.46752">
            <text:p>14.47</text:p>
          </table:table-cell>
          <table:table-cell office:value-type="float" office:value="14.76032">
            <text:p>14.76</text:p>
          </table:table-cell>
          <table:table-cell office:value-type="float" office:value="14.82128">
            <text:p>14.82</text:p>
          </table:table-cell>
          <table:table-cell office:value-type="float" office:value="14.95744">
            <text:p>14.96</text:p>
          </table:table-cell>
        </table:table-row>
        <table:table-row table:style-name="ro1">
          <table:table-cell office:value-type="float" office:value="15.3408">
            <text:p>15.34</text:p>
          </table:table-cell>
          <table:table-cell office:value-type="float" office:value="15.16864">
            <text:p>15.17</text:p>
          </table:table-cell>
          <table:table-cell office:value-type="float" office:value="15.45808">
            <text:p>15.46</text:p>
          </table:table-cell>
          <table:table-cell office:value-type="float" office:value="14.86032">
            <text:p>14.86</text:p>
          </table:table-cell>
          <table:table-cell office:value-type="float" office:value="15.06176">
            <text:p>15.06</text:p>
          </table:table-cell>
          <table:table-cell office:value-type="float" office:value="14.22064">
            <text:p>14.22</text:p>
          </table:table-cell>
          <table:table-cell office:value-type="float" office:value="13.94176">
            <text:p>13.94</text:p>
          </table:table-cell>
          <table:table-cell office:value-type="float" office:value="14.46752">
            <text:p>14.47</text:p>
          </table:table-cell>
          <table:table-cell office:value-type="float" office:value="14.76032">
            <text:p>14.76</text:p>
          </table:table-cell>
          <table:table-cell office:value-type="float" office:value="14.92112">
            <text:p>14.92</text:p>
          </table:table-cell>
          <table:table-cell office:value-type="float" office:value="15.05728">
            <text:p>15.06</text:p>
          </table:table-cell>
        </table:table-row>
        <table:table-row table:style-name="ro1">
          <table:table-cell office:value-type="float" office:value="15.44064">
            <text:p>15.44</text:p>
          </table:table-cell>
          <table:table-cell office:value-type="float" office:value="15.26848">
            <text:p>15.27</text:p>
          </table:table-cell>
          <table:table-cell office:value-type="float" office:value="15.45808">
            <text:p>15.46</text:p>
          </table:table-cell>
          <table:table-cell office:value-type="float" office:value="14.96016">
            <text:p>14.96</text:p>
          </table:table-cell>
          <table:table-cell office:value-type="float" office:value="15.1616">
            <text:p>15.16</text:p>
          </table:table-cell>
          <table:table-cell office:value-type="float" office:value="14.32016">
            <text:p>14.32</text:p>
          </table:table-cell>
          <table:table-cell office:value-type="float" office:value="13.94176">
            <text:p>13.94</text:p>
          </table:table-cell>
          <table:table-cell office:value-type="float" office:value="14.5672">
            <text:p>14.57</text:p>
          </table:table-cell>
          <table:table-cell office:value-type="float" office:value="14.86">
            <text:p>14.86</text:p>
          </table:table-cell>
          <table:table-cell office:value-type="float" office:value="15.01808">
            <text:p>15.02</text:p>
          </table:table-cell>
          <table:table-cell office:value-type="float" office:value="15.05728">
            <text:p>15.06</text:p>
          </table:table-cell>
        </table:table-row>
        <table:table-row table:style-name="ro1">
          <table:table-cell office:value-type="float" office:value="15.54032">
            <text:p>15.54</text:p>
          </table:table-cell>
          <table:table-cell office:value-type="float" office:value="15.26848">
            <text:p>15.27</text:p>
          </table:table-cell>
          <table:table-cell office:value-type="float" office:value="15.55776">
            <text:p>15.56</text:p>
          </table:table-cell>
          <table:table-cell office:value-type="float" office:value="14.95824">
            <text:p>14.96</text:p>
          </table:table-cell>
          <table:table-cell office:value-type="float" office:value="15.1616">
            <text:p>15.16</text:p>
          </table:table-cell>
          <table:table-cell office:value-type="float" office:value="14.32016">
            <text:p>14.32</text:p>
          </table:table-cell>
          <table:table-cell office:value-type="float" office:value="13.94">
            <text:p>13.94</text:p>
          </table:table-cell>
          <table:table-cell office:value-type="float" office:value="14.76656">
            <text:p>14.77</text:p>
          </table:table-cell>
          <table:table-cell office:value-type="float" office:value="14.86">
            <text:p>14.86</text:p>
          </table:table-cell>
          <table:table-cell office:value-type="float" office:value="15.11744">
            <text:p>15.12</text:p>
          </table:table-cell>
          <table:table-cell office:value-type="float" office:value="15.15696">
            <text:p>15.16</text:p>
          </table:table-cell>
        </table:table-row>
        <table:table-row table:style-name="ro1">
          <table:table-cell office:value-type="float" office:value="15.54032">
            <text:p>15.54</text:p>
          </table:table-cell>
          <table:table-cell office:value-type="float" office:value="15.26848">
            <text:p>15.27</text:p>
          </table:table-cell>
          <table:table-cell office:value-type="float" office:value="15.55776">
            <text:p>15.56</text:p>
          </table:table-cell>
          <table:table-cell office:value-type="float" office:value="14.95824">
            <text:p>14.96</text:p>
          </table:table-cell>
          <table:table-cell office:value-type="float" office:value="15.36112">
            <text:p>15.36</text:p>
          </table:table-cell>
          <table:table-cell office:value-type="float" office:value="14.42">
            <text:p>14.42</text:p>
          </table:table-cell>
          <table:table-cell office:value-type="float" office:value="14.03968">
            <text:p>14.04</text:p>
          </table:table-cell>
          <table:table-cell office:value-type="float" office:value="14.86416">
            <text:p>14.86</text:p>
          </table:table-cell>
          <table:table-cell office:value-type="float" office:value="14.95984">
            <text:p>14.96</text:p>
          </table:table-cell>
          <table:table-cell office:value-type="float" office:value="15.2168">
            <text:p>15.22</text:p>
          </table:table-cell>
          <table:table-cell office:value-type="float" office:value="15.15696">
            <text:p>15.16</text:p>
          </table:table-cell>
        </table:table-row>
        <table:table-row table:style-name="ro1">
          <table:table-cell office:value-type="float" office:value="15.54032">
            <text:p>15.54</text:p>
          </table:table-cell>
          <table:table-cell office:value-type="float" office:value="15.26848">
            <text:p>15.27</text:p>
          </table:table-cell>
          <table:table-cell office:value-type="float" office:value="15.85696">
            <text:p>15.86</text:p>
          </table:table-cell>
          <table:table-cell office:value-type="float" office:value="14.95824">
            <text:p>14.96</text:p>
          </table:table-cell>
          <table:table-cell office:value-type="float" office:value="15.36112">
            <text:p>15.36</text:p>
          </table:table-cell>
          <table:table-cell office:value-type="float" office:value="14.42">
            <text:p>14.42</text:p>
          </table:table-cell>
          <table:table-cell office:value-type="float" office:value="14.23904">
            <text:p>14.24</text:p>
          </table:table-cell>
          <table:table-cell office:value-type="float" office:value="14.86416">
            <text:p>14.86</text:p>
          </table:table-cell>
          <table:table-cell office:value-type="float" office:value="14.95984">
            <text:p>14.96</text:p>
          </table:table-cell>
          <table:table-cell office:value-type="float" office:value="15.2168">
            <text:p>15.22</text:p>
          </table:table-cell>
          <table:table-cell office:value-type="float" office:value="15.45584">
            <text:p>15.46</text:p>
          </table:table-cell>
        </table:table-row>
        <table:table-row table:style-name="ro1">
          <table:table-cell office:value-type="float" office:value="15.63968">
            <text:p>15.64</text:p>
          </table:table-cell>
          <table:table-cell office:value-type="float" office:value="15.26848">
            <text:p>15.27</text:p>
          </table:table-cell>
          <table:table-cell office:value-type="float" office:value="15.95664">
            <text:p>15.96</text:p>
          </table:table-cell>
          <table:table-cell office:value-type="float" office:value="15.0576">
            <text:p>15.06</text:p>
          </table:table-cell>
          <table:table-cell office:value-type="float" office:value="15.36112">
            <text:p>15.36</text:p>
          </table:table-cell>
          <table:table-cell office:value-type="float" office:value="14.42">
            <text:p>14.42</text:p>
          </table:table-cell>
          <table:table-cell office:value-type="float" office:value="14.23904">
            <text:p>14.24</text:p>
          </table:table-cell>
          <table:table-cell office:value-type="float" office:value="14.86416">
            <text:p>14.86</text:p>
          </table:table-cell>
          <table:table-cell office:value-type="float" office:value="14.95984">
            <text:p>14.96</text:p>
          </table:table-cell>
          <table:table-cell office:value-type="float" office:value="15.31632">
            <text:p>15.32</text:p>
          </table:table-cell>
          <table:table-cell office:value-type="float" office:value="15.45584">
            <text:p>15.46</text:p>
          </table:table-cell>
        </table:table-row>
        <table:table-row table:style-name="ro1">
          <table:table-cell office:value-type="float" office:value="15.83872">
            <text:p>15.84</text:p>
          </table:table-cell>
          <table:table-cell office:value-type="float" office:value="15.26848">
            <text:p>15.27</text:p>
          </table:table-cell>
          <table:table-cell office:value-type="float" office:value="15.95664">
            <text:p>15.96</text:p>
          </table:table-cell>
          <table:table-cell office:value-type="float" office:value="15.0576">
            <text:p>15.06</text:p>
          </table:table-cell>
          <table:table-cell office:value-type="float" office:value="15.46048">
            <text:p>15.46</text:p>
          </table:table-cell>
          <table:table-cell office:value-type="float" office:value="14.51984">
            <text:p>14.52</text:p>
          </table:table-cell>
          <table:table-cell office:value-type="float" office:value="14.33792">
            <text:p>14.34</text:p>
          </table:table-cell>
          <table:table-cell office:value-type="float" office:value="14.86416">
            <text:p>14.86</text:p>
          </table:table-cell>
          <table:table-cell office:value-type="float" office:value="15.05968">
            <text:p>15.06</text:p>
          </table:table-cell>
          <table:table-cell office:value-type="float" office:value="15.31632">
            <text:p>15.32</text:p>
          </table:table-cell>
          <table:table-cell office:value-type="float" office:value="15.45584">
            <text:p>15.46</text:p>
          </table:table-cell>
        </table:table-row>
        <table:table-row table:style-name="ro1">
          <table:table-cell office:value-type="float" office:value="15.9384">
            <text:p>15.94</text:p>
          </table:table-cell>
          <table:table-cell office:value-type="float" office:value="15.468">
            <text:p>15.47</text:p>
          </table:table-cell>
          <table:table-cell office:value-type="float" office:value="16.156">
            <text:p>16.16</text:p>
          </table:table-cell>
          <table:table-cell office:value-type="float" office:value="15.15744">
            <text:p>15.16</text:p>
          </table:table-cell>
          <table:table-cell office:value-type="float" office:value="15.56032">
            <text:p>15.56</text:p>
          </table:table-cell>
          <table:table-cell office:value-type="float" office:value="14.61872">
            <text:p>14.62</text:p>
          </table:table-cell>
          <table:table-cell office:value-type="float" office:value="14.33792">
            <text:p>14.34</text:p>
          </table:table-cell>
          <table:table-cell office:value-type="float" office:value="14.86416">
            <text:p>14.86</text:p>
          </table:table-cell>
          <table:table-cell office:value-type="float" office:value="15.15936">
            <text:p>15.16</text:p>
          </table:table-cell>
          <table:table-cell office:value-type="float" office:value="15.416">
            <text:p>15.42</text:p>
          </table:table-cell>
          <table:table-cell office:value-type="float" office:value="15.55552">
            <text:p>15.56</text:p>
          </table:table-cell>
        </table:table-row>
        <table:table-row table:style-name="ro1">
          <table:table-cell office:value-type="float" office:value="15.9384">
            <text:p>15.94</text:p>
          </table:table-cell>
          <table:table-cell office:value-type="float" office:value="15.56768">
            <text:p>15.57</text:p>
          </table:table-cell>
          <table:table-cell office:value-type="float" office:value="16.35568">
            <text:p>16.36</text:p>
          </table:table-cell>
          <table:table-cell office:value-type="float" office:value="15.15744">
            <text:p>15.16</text:p>
          </table:table-cell>
          <table:table-cell office:value-type="float" office:value="15.66016">
            <text:p>15.66</text:p>
          </table:table-cell>
          <table:table-cell office:value-type="float" office:value="14.7184">
            <text:p>14.72</text:p>
          </table:table-cell>
          <table:table-cell office:value-type="float" office:value="14.33792">
            <text:p>14.34</text:p>
          </table:table-cell>
          <table:table-cell office:value-type="float" office:value="14.86416">
            <text:p>14.86</text:p>
          </table:table-cell>
          <table:table-cell office:value-type="float" office:value="15.15936">
            <text:p>15.16</text:p>
          </table:table-cell>
          <table:table-cell office:value-type="float" office:value="15.416">
            <text:p>15.42</text:p>
          </table:table-cell>
          <table:table-cell office:value-type="float" office:value="15.55552">
            <text:p>15.56</text:p>
          </table:table-cell>
        </table:table-row>
        <table:table-row table:style-name="ro1">
          <table:table-cell office:value-type="float" office:value="15.9384">
            <text:p>15.94</text:p>
          </table:table-cell>
          <table:table-cell office:value-type="float" office:value="15.56768">
            <text:p>15.57</text:p>
          </table:table-cell>
          <table:table-cell office:value-type="float" office:value="16.35568">
            <text:p>16.36</text:p>
          </table:table-cell>
          <table:table-cell office:value-type="float" office:value="15.25728">
            <text:p>15.26</text:p>
          </table:table-cell>
          <table:table-cell office:value-type="float" office:value="15.75744">
            <text:p>15.76</text:p>
          </table:table-cell>
          <table:table-cell office:value-type="float" office:value="14.7184">
            <text:p>14.72</text:p>
          </table:table-cell>
          <table:table-cell office:value-type="float" office:value="14.33792">
            <text:p>14.34</text:p>
          </table:table-cell>
          <table:table-cell office:value-type="float" office:value="14.964">
            <text:p>14.96</text:p>
          </table:table-cell>
          <table:table-cell office:value-type="float" office:value="15.25904">
            <text:p>15.26</text:p>
          </table:table-cell>
          <table:table-cell office:value-type="float" office:value="15.416">
            <text:p>15.42</text:p>
          </table:table-cell>
          <table:table-cell office:value-type="float" office:value="15.7552">
            <text:p>15.76</text:p>
          </table:table-cell>
        </table:table-row>
        <table:table-row table:style-name="ro1">
          <table:table-cell office:value-type="float" office:value="15.9384">
            <text:p>15.94</text:p>
          </table:table-cell>
          <table:table-cell office:value-type="float" office:value="15.76496">
            <text:p>15.76</text:p>
          </table:table-cell>
          <table:table-cell office:value-type="float" office:value="16.35568">
            <text:p>16.36</text:p>
          </table:table-cell>
          <table:table-cell office:value-type="float" office:value="15.35456">
            <text:p>15.35</text:p>
          </table:table-cell>
          <table:table-cell office:value-type="float" office:value="15.7552">
            <text:p>15.76</text:p>
          </table:table-cell>
          <table:table-cell office:value-type="float" office:value="14.7184">
            <text:p>14.72</text:p>
          </table:table-cell>
          <table:table-cell office:value-type="float" office:value="14.33616">
            <text:p>14.34</text:p>
          </table:table-cell>
          <table:table-cell office:value-type="float" office:value="15.06368">
            <text:p>15.06</text:p>
          </table:table-cell>
          <table:table-cell office:value-type="float" office:value="15.25904">
            <text:p>15.26</text:p>
          </table:table-cell>
          <table:table-cell office:value-type="float" office:value="15.51536">
            <text:p>15.52</text:p>
          </table:table-cell>
          <table:table-cell office:value-type="float" office:value="15.7552">
            <text:p>15.76</text:p>
          </table:table-cell>
        </table:table-row>
        <table:table-row table:style-name="ro1">
          <table:table-cell office:value-type="float" office:value="15.9384">
            <text:p>15.94</text:p>
          </table:table-cell>
          <table:table-cell office:value-type="float" office:value="15.96432">
            <text:p>15.96</text:p>
          </table:table-cell>
          <table:table-cell office:value-type="float" office:value="16.35568">
            <text:p>16.36</text:p>
          </table:table-cell>
          <table:table-cell office:value-type="float" office:value="15.35456">
            <text:p>15.35</text:p>
          </table:table-cell>
          <table:table-cell office:value-type="float" office:value="15.85504">
            <text:p>15.86</text:p>
          </table:table-cell>
          <table:table-cell office:value-type="float" office:value="14.9176">
            <text:p>14.92</text:p>
          </table:table-cell>
          <table:table-cell office:value-type="float" office:value="14.33232">
            <text:p>14.33</text:p>
          </table:table-cell>
          <table:table-cell office:value-type="float" office:value="15.36288">
            <text:p>15.36</text:p>
          </table:table-cell>
          <table:table-cell office:value-type="float" office:value="15.25904">
            <text:p>15.26</text:p>
          </table:table-cell>
          <table:table-cell office:value-type="float" office:value="15.51536">
            <text:p>15.52</text:p>
          </table:table-cell>
          <table:table-cell office:value-type="float" office:value="15.7552">
            <text:p>15.76</text:p>
          </table:table-cell>
        </table:table-row>
        <table:table-row table:style-name="ro1">
          <table:table-cell office:value-type="float" office:value="16.13744">
            <text:p>16.14</text:p>
          </table:table-cell>
          <table:table-cell office:value-type="float" office:value="16.164">
            <text:p>16.16</text:p>
          </table:table-cell>
          <table:table-cell office:value-type="float" office:value="16.35568">
            <text:p>16.36</text:p>
          </table:table-cell>
          <table:table-cell office:value-type="float" office:value="15.55376">
            <text:p>15.55</text:p>
          </table:table-cell>
          <table:table-cell office:value-type="float" office:value="15.95472">
            <text:p>15.95</text:p>
          </table:table-cell>
          <table:table-cell office:value-type="float" office:value="14.91536">
            <text:p>14.92</text:p>
          </table:table-cell>
          <table:table-cell office:value-type="float" office:value="14.33056">
            <text:p>14.33</text:p>
          </table:table-cell>
          <table:table-cell office:value-type="float" office:value="15.56224">
            <text:p>15.56</text:p>
          </table:table-cell>
          <table:table-cell office:value-type="float" office:value="15.35888">
            <text:p>15.36</text:p>
          </table:table-cell>
          <table:table-cell office:value-type="float" office:value="15.6152">
            <text:p>15.62</text:p>
          </table:table-cell>
          <table:table-cell office:value-type="float" office:value="15.95456">
            <text:p>15.95</text:p>
          </table:table-cell>
        </table:table-row>
        <table:table-row table:style-name="ro1">
          <table:table-cell office:value-type="float" office:value="16.23712">
            <text:p>16.24</text:p>
          </table:table-cell>
          <table:table-cell office:value-type="float" office:value="16.164">
            <text:p>16.16</text:p>
          </table:table-cell>
          <table:table-cell office:value-type="float" office:value="16.45536">
            <text:p>16.46</text:p>
          </table:table-cell>
          <table:table-cell office:value-type="float" office:value="15.6536">
            <text:p>15.65</text:p>
          </table:table-cell>
          <table:table-cell office:value-type="float" office:value="15.95472">
            <text:p>15.95</text:p>
          </table:table-cell>
          <table:table-cell office:value-type="float" office:value="15.21392">
            <text:p>15.21</text:p>
          </table:table-cell>
          <table:table-cell office:value-type="float" office:value="14.63008">
            <text:p>14.63</text:p>
          </table:table-cell>
          <table:table-cell office:value-type="float" office:value="15.56224">
            <text:p>15.56</text:p>
          </table:table-cell>
          <table:table-cell office:value-type="float" office:value="15.35888">
            <text:p>15.36</text:p>
          </table:table-cell>
          <table:table-cell office:value-type="float" office:value="15.71488">
            <text:p>15.71</text:p>
          </table:table-cell>
          <table:table-cell office:value-type="float" office:value="16.05408">
            <text:p>16.05</text:p>
          </table:table-cell>
        </table:table-row>
        <table:table-row table:style-name="ro1">
          <table:table-cell office:value-type="float" office:value="16.3368">
            <text:p>16.34</text:p>
          </table:table-cell>
          <table:table-cell office:value-type="float" office:value="16.164">
            <text:p>16.16</text:p>
          </table:table-cell>
          <table:table-cell office:value-type="float" office:value="16.45536">
            <text:p>16.46</text:p>
          </table:table-cell>
          <table:table-cell office:value-type="float" office:value="15.6536">
            <text:p>15.65</text:p>
          </table:table-cell>
          <table:table-cell office:value-type="float" office:value="16.0544">
            <text:p>16.05</text:p>
          </table:table-cell>
          <table:table-cell office:value-type="float" office:value="15.3128">
            <text:p>15.31</text:p>
          </table:table-cell>
          <table:table-cell office:value-type="float" office:value="14.72736">
            <text:p>14.73</text:p>
          </table:table-cell>
          <table:table-cell office:value-type="float" office:value="15.56224">
            <text:p>15.56</text:p>
          </table:table-cell>
          <table:table-cell office:value-type="float" office:value="15.35888">
            <text:p>15.36</text:p>
          </table:table-cell>
          <table:table-cell office:value-type="float" office:value="15.71488">
            <text:p>15.71</text:p>
          </table:table-cell>
          <table:table-cell office:value-type="float" office:value="16.05408">
            <text:p>16.05</text:p>
          </table:table-cell>
        </table:table-row>
        <table:table-row table:style-name="ro1">
          <table:table-cell office:value-type="float" office:value="16.43392">
            <text:p>16.43</text:p>
          </table:table-cell>
          <table:table-cell office:value-type="float" office:value="16.164">
            <text:p>16.16</text:p>
          </table:table-cell>
          <table:table-cell office:value-type="float" office:value="16.55488">
            <text:p>16.55</text:p>
          </table:table-cell>
          <table:table-cell office:value-type="float" office:value="15.75296">
            <text:p>15.75</text:p>
          </table:table-cell>
          <table:table-cell office:value-type="float" office:value="16.0544">
            <text:p>16.05</text:p>
          </table:table-cell>
          <table:table-cell office:value-type="float" office:value="15.3128">
            <text:p>15.31</text:p>
          </table:table-cell>
          <table:table-cell office:value-type="float" office:value="14.92608">
            <text:p>14.93</text:p>
          </table:table-cell>
          <table:table-cell office:value-type="float" office:value="15.76176">
            <text:p>15.76</text:p>
          </table:table-cell>
          <table:table-cell office:value-type="float" office:value="15.6584">
            <text:p>15.66</text:p>
          </table:table-cell>
          <table:table-cell office:value-type="float" office:value="15.81472">
            <text:p>15.81</text:p>
          </table:table-cell>
          <table:table-cell office:value-type="float" office:value="16.25328">
            <text:p>16.25</text:p>
          </table:table-cell>
        </table:table-row>
        <table:table-row table:style-name="ro1">
          <table:table-cell office:value-type="float" office:value="16.53328">
            <text:p>16.53</text:p>
          </table:table-cell>
          <table:table-cell office:value-type="float" office:value="16.36336">
            <text:p>16.36</text:p>
          </table:table-cell>
          <table:table-cell office:value-type="float" office:value="16.65472">
            <text:p>16.65</text:p>
          </table:table-cell>
          <table:table-cell office:value-type="float" office:value="15.75296">
            <text:p>15.75</text:p>
          </table:table-cell>
          <table:table-cell office:value-type="float" office:value="16.0544">
            <text:p>16.05</text:p>
          </table:table-cell>
          <table:table-cell office:value-type="float" office:value="15.51152">
            <text:p>15.51</text:p>
          </table:table-cell>
          <table:table-cell office:value-type="float" office:value="15.02512">
            <text:p>15.03</text:p>
          </table:table-cell>
          <table:table-cell office:value-type="float" office:value="15.7592">
            <text:p>15.76</text:p>
          </table:table-cell>
          <table:table-cell office:value-type="float" office:value="15.6584">
            <text:p>15.66</text:p>
          </table:table-cell>
          <table:table-cell office:value-type="float" office:value="15.81472">
            <text:p>15.81</text:p>
          </table:table-cell>
          <table:table-cell office:value-type="float" office:value="16.25328">
            <text:p>16.25</text:p>
          </table:table-cell>
        </table:table-row>
        <table:table-row table:style-name="ro1">
          <table:table-cell office:value-type="float" office:value="16.6328">
            <text:p>16.63</text:p>
          </table:table-cell>
          <table:table-cell office:value-type="float" office:value="16.4632">
            <text:p>16.46</text:p>
          </table:table-cell>
          <table:table-cell office:value-type="float" office:value="16.7544">
            <text:p>16.75</text:p>
          </table:table-cell>
          <table:table-cell office:value-type="float" office:value="15.75296">
            <text:p>15.75</text:p>
          </table:table-cell>
          <table:table-cell office:value-type="float" office:value="16.25376">
            <text:p>16.25</text:p>
          </table:table-cell>
          <table:table-cell office:value-type="float" office:value="15.51152">
            <text:p>15.51</text:p>
          </table:table-cell>
          <table:table-cell office:value-type="float" office:value="15.0232">
            <text:p>15.02</text:p>
          </table:table-cell>
          <table:table-cell office:value-type="float" office:value="15.85888">
            <text:p>15.86</text:p>
          </table:table-cell>
          <table:table-cell office:value-type="float" office:value="15.7576">
            <text:p>15.76</text:p>
          </table:table-cell>
          <table:table-cell office:value-type="float" office:value="15.91408">
            <text:p>15.91</text:p>
          </table:table-cell>
          <table:table-cell office:value-type="float" office:value="16.25328">
            <text:p>16.25</text:p>
          </table:table-cell>
        </table:table-row>
        <table:table-row table:style-name="ro1">
          <table:table-cell office:value-type="float" office:value="16.6328">
            <text:p>16.63</text:p>
          </table:table-cell>
          <table:table-cell office:value-type="float" office:value="16.4632">
            <text:p>16.46</text:p>
          </table:table-cell>
          <table:table-cell office:value-type="float" office:value="16.7544">
            <text:p>16.75</text:p>
          </table:table-cell>
          <table:table-cell office:value-type="float" office:value="15.8528">
            <text:p>15.85</text:p>
          </table:table-cell>
          <table:table-cell office:value-type="float" office:value="16.25376">
            <text:p>16.25</text:p>
          </table:table-cell>
          <table:table-cell office:value-type="float" office:value="15.51152">
            <text:p>15.51</text:p>
          </table:table-cell>
          <table:table-cell office:value-type="float" office:value="15.12016">
            <text:p>15.12</text:p>
          </table:table-cell>
          <table:table-cell office:value-type="float" office:value="15.95872">
            <text:p>15.96</text:p>
          </table:table-cell>
          <table:table-cell office:value-type="float" office:value="15.7576">
            <text:p>15.76</text:p>
          </table:table-cell>
          <table:table-cell office:value-type="float" office:value="16.0128">
            <text:p>16.01</text:p>
          </table:table-cell>
          <table:table-cell office:value-type="float" office:value="16.25328">
            <text:p>16.25</text:p>
          </table:table-cell>
        </table:table-row>
        <table:table-row table:style-name="ro1">
          <table:table-cell office:value-type="float" office:value="16.73232">
            <text:p>16.73</text:p>
          </table:table-cell>
          <table:table-cell office:value-type="float" office:value="16.56304">
            <text:p>16.56</text:p>
          </table:table-cell>
          <table:table-cell office:value-type="float" office:value="17.05344">
            <text:p>17.05</text:p>
          </table:table-cell>
          <table:table-cell office:value-type="float" office:value="15.8528">
            <text:p>15.85</text:p>
          </table:table-cell>
          <table:table-cell office:value-type="float" office:value="16.25376">
            <text:p>16.25</text:p>
          </table:table-cell>
          <table:table-cell office:value-type="float" office:value="15.608">
            <text:p>15.61</text:p>
          </table:table-cell>
          <table:table-cell office:value-type="float" office:value="15.12016">
            <text:p>15.12</text:p>
          </table:table-cell>
          <table:table-cell office:value-type="float" office:value="15.95872">
            <text:p>15.96</text:p>
          </table:table-cell>
          <table:table-cell office:value-type="float" office:value="15.9544">
            <text:p>15.95</text:p>
          </table:table-cell>
          <table:table-cell office:value-type="float" office:value="16.0128">
            <text:p>16.01</text:p>
          </table:table-cell>
          <table:table-cell office:value-type="float" office:value="16.55248">
            <text:p>16.55</text:p>
          </table:table-cell>
        </table:table-row>
        <table:table-row table:style-name="ro1">
          <table:table-cell office:value-type="float" office:value="16.83152">
            <text:p>16.83</text:p>
          </table:table-cell>
          <table:table-cell office:value-type="float" office:value="16.56304">
            <text:p>16.56</text:p>
          </table:table-cell>
          <table:table-cell office:value-type="float" office:value="17.05344">
            <text:p>17.05</text:p>
          </table:table-cell>
          <table:table-cell office:value-type="float" office:value="16.25168">
            <text:p>16.25</text:p>
          </table:table-cell>
          <table:table-cell office:value-type="float" office:value="16.25376">
            <text:p>16.25</text:p>
          </table:table-cell>
          <table:table-cell office:value-type="float" office:value="15.608">
            <text:p>15.61</text:p>
          </table:table-cell>
          <table:table-cell office:value-type="float" office:value="15.31872">
            <text:p>15.32</text:p>
          </table:table-cell>
          <table:table-cell office:value-type="float" office:value="16.05856">
            <text:p>16.06</text:p>
          </table:table-cell>
          <table:table-cell office:value-type="float" office:value="16.05408">
            <text:p>16.05</text:p>
          </table:table-cell>
          <table:table-cell office:value-type="float" office:value="16.11232">
            <text:p>16.11</text:p>
          </table:table-cell>
          <table:table-cell office:value-type="float" office:value="16.55248">
            <text:p>16.55</text:p>
          </table:table-cell>
        </table:table-row>
        <table:table-row table:style-name="ro1">
          <table:table-cell office:value-type="float" office:value="16.83152">
            <text:p>16.83</text:p>
          </table:table-cell>
          <table:table-cell office:value-type="float" office:value="16.56304">
            <text:p>16.56</text:p>
          </table:table-cell>
          <table:table-cell office:value-type="float" office:value="17.15328">
            <text:p>17.15</text:p>
          </table:table-cell>
          <table:table-cell office:value-type="float" office:value="16.25168">
            <text:p>16.25</text:p>
          </table:table-cell>
          <table:table-cell office:value-type="float" office:value="16.45328">
            <text:p>16.45</text:p>
          </table:table-cell>
          <table:table-cell office:value-type="float" office:value="15.80688">
            <text:p>15.81</text:p>
          </table:table-cell>
          <table:table-cell office:value-type="float" office:value="15.31872">
            <text:p>15.32</text:p>
          </table:table-cell>
          <table:table-cell office:value-type="float" office:value="16.1584">
            <text:p>16.16</text:p>
          </table:table-cell>
          <table:table-cell office:value-type="float" office:value="16.05408">
            <text:p>16.05</text:p>
          </table:table-cell>
          <table:table-cell office:value-type="float" office:value="16.11232">
            <text:p>16.11</text:p>
          </table:table-cell>
          <table:table-cell office:value-type="float" office:value="16.55248">
            <text:p>16.55</text:p>
          </table:table-cell>
        </table:table-row>
        <table:table-row table:style-name="ro1">
          <table:table-cell office:value-type="float" office:value="16.83152">
            <text:p>16.83</text:p>
          </table:table-cell>
          <table:table-cell office:value-type="float" office:value="16.96208">
            <text:p>16.96</text:p>
          </table:table-cell>
          <table:table-cell office:value-type="float" office:value="17.15328">
            <text:p>17.15</text:p>
          </table:table-cell>
          <table:table-cell office:value-type="float" office:value="16.25168">
            <text:p>16.25</text:p>
          </table:table-cell>
          <table:table-cell office:value-type="float" office:value="16.45328">
            <text:p>16.45</text:p>
          </table:table-cell>
          <table:table-cell office:value-type="float" office:value="15.90416">
            <text:p>15.9</text:p>
          </table:table-cell>
          <table:table-cell office:value-type="float" office:value="15.41856">
            <text:p>15.42</text:p>
          </table:table-cell>
          <table:table-cell office:value-type="float" office:value="16.25792">
            <text:p>16.26</text:p>
          </table:table-cell>
          <table:table-cell office:value-type="float" office:value="16.15392">
            <text:p>16.15</text:p>
          </table:table-cell>
          <table:table-cell office:value-type="float" office:value="16.41056">
            <text:p>16.41</text:p>
          </table:table-cell>
          <table:table-cell office:value-type="float" office:value="16.65232">
            <text:p>16.65</text:p>
          </table:table-cell>
        </table:table-row>
        <table:table-row table:style-name="ro1">
          <table:table-cell office:value-type="float" office:value="16.83152">
            <text:p>16.83</text:p>
          </table:table-cell>
          <table:table-cell office:value-type="float" office:value="16.96208">
            <text:p>16.96</text:p>
          </table:table-cell>
          <table:table-cell office:value-type="float" office:value="17.25296">
            <text:p>17.25</text:p>
          </table:table-cell>
          <table:table-cell office:value-type="float" office:value="16.25168">
            <text:p>16.25</text:p>
          </table:table-cell>
          <table:table-cell office:value-type="float" office:value="16.55296">
            <text:p>16.55</text:p>
          </table:table-cell>
          <table:table-cell office:value-type="float" office:value="15.90416">
            <text:p>15.9</text:p>
          </table:table-cell>
          <table:table-cell office:value-type="float" office:value="15.51792">
            <text:p>15.52</text:p>
          </table:table-cell>
          <table:table-cell office:value-type="float" office:value="16.3576">
            <text:p>16.36</text:p>
          </table:table-cell>
          <table:table-cell office:value-type="float" office:value="16.35344">
            <text:p>16.35</text:p>
          </table:table-cell>
          <table:table-cell office:value-type="float" office:value="16.41056">
            <text:p>16.41</text:p>
          </table:table-cell>
          <table:table-cell office:value-type="float" office:value="16.65232">
            <text:p>16.65</text:p>
          </table:table-cell>
        </table:table-row>
        <table:table-row table:style-name="ro1">
          <table:table-cell office:value-type="float" office:value="16.93088">
            <text:p>16.93</text:p>
          </table:table-cell>
          <table:table-cell office:value-type="float" office:value="17.06192">
            <text:p>17.06</text:p>
          </table:table-cell>
          <table:table-cell office:value-type="float" office:value="17.35264">
            <text:p>17.35</text:p>
          </table:table-cell>
          <table:table-cell office:value-type="float" office:value="16.25168">
            <text:p>16.25</text:p>
          </table:table-cell>
          <table:table-cell office:value-type="float" office:value="16.55296">
            <text:p>16.55</text:p>
          </table:table-cell>
          <table:table-cell office:value-type="float" office:value="16.00368">
            <text:p>16</text:p>
          </table:table-cell>
          <table:table-cell office:value-type="float" office:value="15.6176">
            <text:p>15.62</text:p>
          </table:table-cell>
          <table:table-cell office:value-type="float" office:value="16.3576">
            <text:p>16.36</text:p>
          </table:table-cell>
          <table:table-cell office:value-type="float" office:value="16.35344">
            <text:p>16.35</text:p>
          </table:table-cell>
          <table:table-cell office:value-type="float" office:value="16.5104">
            <text:p>16.51</text:p>
          </table:table-cell>
          <table:table-cell office:value-type="float" office:value="16.65232">
            <text:p>16.65</text:p>
          </table:table-cell>
        </table:table-row>
        <table:table-row table:style-name="ro1">
          <table:table-cell office:value-type="float" office:value="16.93088">
            <text:p>16.93</text:p>
          </table:table-cell>
          <table:table-cell office:value-type="float" office:value="17.05904">
            <text:p>17.06</text:p>
          </table:table-cell>
          <table:table-cell office:value-type="float" office:value="17.35264">
            <text:p>17.35</text:p>
          </table:table-cell>
          <table:table-cell office:value-type="float" office:value="16.45056">
            <text:p>16.45</text:p>
          </table:table-cell>
          <table:table-cell office:value-type="float" office:value="16.55296">
            <text:p>16.55</text:p>
          </table:table-cell>
          <table:table-cell office:value-type="float" office:value="16.00368">
            <text:p>16</text:p>
          </table:table-cell>
          <table:table-cell office:value-type="float" office:value="15.71744">
            <text:p>15.72</text:p>
          </table:table-cell>
          <table:table-cell office:value-type="float" office:value="16.3576">
            <text:p>16.36</text:p>
          </table:table-cell>
          <table:table-cell office:value-type="float" office:value="16.45264">
            <text:p>16.45</text:p>
          </table:table-cell>
          <table:table-cell office:value-type="float" office:value="16.5104">
            <text:p>16.51</text:p>
          </table:table-cell>
          <table:table-cell office:value-type="float" office:value="16.75216">
            <text:p>16.75</text:p>
          </table:table-cell>
        </table:table-row>
        <table:table-row table:style-name="ro1">
          <table:table-cell office:value-type="float" office:value="16.93088">
            <text:p>16.93</text:p>
          </table:table-cell>
          <table:table-cell office:value-type="float" office:value="17.15888">
            <text:p>17.16</text:p>
          </table:table-cell>
          <table:table-cell office:value-type="float" office:value="17.45232">
            <text:p>17.45</text:p>
          </table:table-cell>
          <table:table-cell office:value-type="float" office:value="16.45056">
            <text:p>16.45</text:p>
          </table:table-cell>
          <table:table-cell office:value-type="float" office:value="16.65264">
            <text:p>16.65</text:p>
          </table:table-cell>
          <table:table-cell office:value-type="float" office:value="16.10352">
            <text:p>16.1</text:p>
          </table:table-cell>
          <table:table-cell office:value-type="float" office:value="15.71744">
            <text:p>15.72</text:p>
          </table:table-cell>
          <table:table-cell office:value-type="float" office:value="16.45744">
            <text:p>16.46</text:p>
          </table:table-cell>
          <table:table-cell office:value-type="float" office:value="16.55248">
            <text:p>16.55</text:p>
          </table:table-cell>
          <table:table-cell office:value-type="float" office:value="16.5104">
            <text:p>16.51</text:p>
          </table:table-cell>
          <table:table-cell office:value-type="float" office:value="16.852">
            <text:p>16.85</text:p>
          </table:table-cell>
        </table:table-row>
        <table:table-row table:style-name="ro1">
          <table:table-cell office:value-type="float" office:value="17.03072">
            <text:p>17.03</text:p>
          </table:table-cell>
          <table:table-cell office:value-type="float" office:value="17.15888">
            <text:p>17.16</text:p>
          </table:table-cell>
          <table:table-cell office:value-type="float" office:value="17.45232">
            <text:p>17.45</text:p>
          </table:table-cell>
          <table:table-cell office:value-type="float" office:value="16.45056">
            <text:p>16.45</text:p>
          </table:table-cell>
          <table:table-cell office:value-type="float" office:value="16.95184">
            <text:p>16.95</text:p>
          </table:table-cell>
          <table:table-cell office:value-type="float" office:value="16.10352">
            <text:p>16.1</text:p>
          </table:table-cell>
          <table:table-cell office:value-type="float" office:value="15.71744">
            <text:p>15.72</text:p>
          </table:table-cell>
          <table:table-cell office:value-type="float" office:value="16.55712">
            <text:p>16.56</text:p>
          </table:table-cell>
          <table:table-cell office:value-type="float" office:value="16.75168">
            <text:p>16.75</text:p>
          </table:table-cell>
          <table:table-cell office:value-type="float" office:value="16.5104">
            <text:p>16.51</text:p>
          </table:table-cell>
          <table:table-cell office:value-type="float" office:value="17.05136">
            <text:p>17.05</text:p>
          </table:table-cell>
        </table:table-row>
        <table:table-row table:style-name="ro1">
          <table:table-cell office:value-type="float" office:value="17.1304">
            <text:p>17.13</text:p>
          </table:table-cell>
          <table:table-cell office:value-type="float" office:value="17.25616">
            <text:p>17.26</text:p>
          </table:table-cell>
          <table:table-cell office:value-type="float" office:value="17.45232">
            <text:p>17.45</text:p>
          </table:table-cell>
          <table:table-cell office:value-type="float" office:value="16.44816">
            <text:p>16.45</text:p>
          </table:table-cell>
          <table:table-cell office:value-type="float" office:value="17.0512">
            <text:p>17.05</text:p>
          </table:table-cell>
          <table:table-cell office:value-type="float" office:value="16.20048">
            <text:p>16.2</text:p>
          </table:table-cell>
          <table:table-cell office:value-type="float" office:value="15.91664">
            <text:p>15.92</text:p>
          </table:table-cell>
          <table:table-cell office:value-type="float" office:value="16.75664">
            <text:p>16.76</text:p>
          </table:table-cell>
          <table:table-cell office:value-type="float" office:value="16.75168">
            <text:p>16.75</text:p>
          </table:table-cell>
          <table:table-cell office:value-type="float" office:value="16.60992">
            <text:p>16.61</text:p>
          </table:table-cell>
          <table:table-cell office:value-type="float" office:value="17.1512">
            <text:p>17.15</text:p>
          </table:table-cell>
        </table:table-row>
        <table:table-row table:style-name="ro1">
          <table:table-cell office:value-type="float" office:value="17.22704">
            <text:p>17.23</text:p>
          </table:table-cell>
          <table:table-cell office:value-type="float" office:value="17.25616">
            <text:p>17.26</text:p>
          </table:table-cell>
          <table:table-cell office:value-type="float" office:value="17.45232">
            <text:p>17.45</text:p>
          </table:table-cell>
          <table:table-cell office:value-type="float" office:value="16.64768">
            <text:p>16.65</text:p>
          </table:table-cell>
          <table:table-cell office:value-type="float" office:value="17.0512">
            <text:p>17.05</text:p>
          </table:table-cell>
          <table:table-cell office:value-type="float" office:value="16.39904">
            <text:p>16.4</text:p>
          </table:table-cell>
          <table:table-cell office:value-type="float" office:value="16.1144">
            <text:p>16.11</text:p>
          </table:table-cell>
          <table:table-cell office:value-type="float" office:value="16.75664">
            <text:p>16.76</text:p>
          </table:table-cell>
          <table:table-cell office:value-type="float" office:value="16.85152">
            <text:p>16.85</text:p>
          </table:table-cell>
          <table:table-cell office:value-type="float" office:value="16.80816">
            <text:p>16.81</text:p>
          </table:table-cell>
          <table:table-cell office:value-type="float" office:value="17.1512">
            <text:p>17.15</text:p>
          </table:table-cell>
        </table:table-row>
        <table:table-row table:style-name="ro1">
          <table:table-cell office:value-type="float" office:value="17.32688">
            <text:p>17.33</text:p>
          </table:table-cell>
          <table:table-cell office:value-type="float" office:value="17.25616">
            <text:p>17.26</text:p>
          </table:table-cell>
          <table:table-cell office:value-type="float" office:value="17.8512">
            <text:p>17.85</text:p>
          </table:table-cell>
          <table:table-cell office:value-type="float" office:value="16.64768">
            <text:p>16.65</text:p>
          </table:table-cell>
          <table:table-cell office:value-type="float" office:value="17.15104">
            <text:p>17.15</text:p>
          </table:table-cell>
          <table:table-cell office:value-type="float" office:value="16.39904">
            <text:p>16.4</text:p>
          </table:table-cell>
          <table:table-cell office:value-type="float" office:value="16.21152">
            <text:p>16.21</text:p>
          </table:table-cell>
          <table:table-cell office:value-type="float" office:value="16.85632">
            <text:p>16.86</text:p>
          </table:table-cell>
          <table:table-cell office:value-type="float" office:value="16.95136">
            <text:p>16.95</text:p>
          </table:table-cell>
          <table:table-cell office:value-type="float" office:value="16.9072">
            <text:p>16.91</text:p>
          </table:table-cell>
          <table:table-cell office:value-type="float" office:value="17.25088">
            <text:p>17.25</text:p>
          </table:table-cell>
        </table:table-row>
        <table:table-row table:style-name="ro1">
          <table:table-cell office:value-type="float" office:value="17.4264">
            <text:p>17.43</text:p>
          </table:table-cell>
          <table:table-cell office:value-type="float" office:value="17.25616">
            <text:p>17.26</text:p>
          </table:table-cell>
          <table:table-cell office:value-type="float" office:value="17.8512">
            <text:p>17.85</text:p>
          </table:table-cell>
          <table:table-cell office:value-type="float" office:value="16.84688">
            <text:p>16.85</text:p>
          </table:table-cell>
          <table:table-cell office:value-type="float" office:value="17.35056">
            <text:p>17.35</text:p>
          </table:table-cell>
          <table:table-cell office:value-type="float" office:value="16.49872">
            <text:p>16.5</text:p>
          </table:table-cell>
          <table:table-cell office:value-type="float" office:value="16.21152">
            <text:p>16.21</text:p>
          </table:table-cell>
          <table:table-cell office:value-type="float" office:value="16.95616">
            <text:p>16.96</text:p>
          </table:table-cell>
          <table:table-cell office:value-type="float" office:value="17.05056">
            <text:p>17.05</text:p>
          </table:table-cell>
          <table:table-cell office:value-type="float" office:value="17.10672">
            <text:p>17.11</text:p>
          </table:table-cell>
          <table:table-cell office:value-type="float" office:value="17.25088">
            <text:p>17.25</text:p>
          </table:table-cell>
        </table:table-row>
        <table:table-row table:style-name="ro1">
          <table:table-cell office:value-type="float" office:value="17.4264">
            <text:p>17.43</text:p>
          </table:table-cell>
          <table:table-cell office:value-type="float" office:value="17.25616">
            <text:p>17.26</text:p>
          </table:table-cell>
          <table:table-cell office:value-type="float" office:value="17.84832">
            <text:p>17.85</text:p>
          </table:table-cell>
          <table:table-cell office:value-type="float" office:value="16.84688">
            <text:p>16.85</text:p>
          </table:table-cell>
          <table:table-cell office:value-type="float" office:value="17.35056">
            <text:p>17.35</text:p>
          </table:table-cell>
          <table:table-cell office:value-type="float" office:value="16.5976">
            <text:p>16.6</text:p>
          </table:table-cell>
          <table:table-cell office:value-type="float" office:value="16.21152">
            <text:p>16.21</text:p>
          </table:table-cell>
          <table:table-cell office:value-type="float" office:value="17.056">
            <text:p>17.06</text:p>
          </table:table-cell>
          <table:table-cell office:value-type="float" office:value="17.05056">
            <text:p>17.05</text:p>
          </table:table-cell>
          <table:table-cell office:value-type="float" office:value="17.10672">
            <text:p>17.11</text:p>
          </table:table-cell>
          <table:table-cell office:value-type="float" office:value="17.4472">
            <text:p>17.45</text:p>
          </table:table-cell>
        </table:table-row>
        <table:table-row table:style-name="ro1">
          <table:table-cell office:value-type="float" office:value="17.4264">
            <text:p>17.43</text:p>
          </table:table-cell>
          <table:table-cell office:value-type="float" office:value="17.65504">
            <text:p>17.66</text:p>
          </table:table-cell>
          <table:table-cell office:value-type="float" office:value="17.84832">
            <text:p>17.85</text:p>
          </table:table-cell>
          <table:table-cell office:value-type="float" office:value="17.14592">
            <text:p>17.15</text:p>
          </table:table-cell>
          <table:table-cell office:value-type="float" office:value="17.35056">
            <text:p>17.35</text:p>
          </table:table-cell>
          <table:table-cell office:value-type="float" office:value="16.696">
            <text:p>16.7</text:p>
          </table:table-cell>
          <table:table-cell office:value-type="float" office:value="16.31072">
            <text:p>16.31</text:p>
          </table:table-cell>
          <table:table-cell office:value-type="float" office:value="17.15568">
            <text:p>17.16</text:p>
          </table:table-cell>
          <table:table-cell office:value-type="float" office:value="17.05056">
            <text:p>17.05</text:p>
          </table:table-cell>
          <table:table-cell office:value-type="float" office:value="17.10672">
            <text:p>17.11</text:p>
          </table:table-cell>
          <table:table-cell office:value-type="float" office:value="17.4472">
            <text:p>17.45</text:p>
          </table:table-cell>
        </table:table-row>
        <table:table-row table:style-name="ro1">
          <table:table-cell office:value-type="float" office:value="17.4264">
            <text:p>17.43</text:p>
          </table:table-cell>
          <table:table-cell office:value-type="float" office:value="17.65504">
            <text:p>17.66</text:p>
          </table:table-cell>
          <table:table-cell office:value-type="float" office:value="17.94816">
            <text:p>17.95</text:p>
          </table:table-cell>
          <table:table-cell office:value-type="float" office:value="17.2456">
            <text:p>17.25</text:p>
          </table:table-cell>
          <table:table-cell office:value-type="float" office:value="17.35056">
            <text:p>17.35</text:p>
          </table:table-cell>
          <table:table-cell office:value-type="float" office:value="16.79584">
            <text:p>16.8</text:p>
          </table:table-cell>
          <table:table-cell office:value-type="float" office:value="16.50976">
            <text:p>16.51</text:p>
          </table:table-cell>
          <table:table-cell office:value-type="float" office:value="17.35536">
            <text:p>17.36</text:p>
          </table:table-cell>
          <table:table-cell office:value-type="float" office:value="17.14752">
            <text:p>17.15</text:p>
          </table:table-cell>
          <table:table-cell office:value-type="float" office:value="17.10672">
            <text:p>17.11</text:p>
          </table:table-cell>
          <table:table-cell office:value-type="float" office:value="17.4472">
            <text:p>17.45</text:p>
          </table:table-cell>
        </table:table-row>
        <table:table-row table:style-name="ro1">
          <table:table-cell office:value-type="float" office:value="17.52592">
            <text:p>17.53</text:p>
          </table:table-cell>
          <table:table-cell office:value-type="float" office:value="17.65504">
            <text:p>17.66</text:p>
          </table:table-cell>
          <table:table-cell office:value-type="float" office:value="18.14752">
            <text:p>18.15</text:p>
          </table:table-cell>
          <table:table-cell office:value-type="float" office:value="17.34528">
            <text:p>17.35</text:p>
          </table:table-cell>
          <table:table-cell office:value-type="float" office:value="17.4504">
            <text:p>17.45</text:p>
          </table:table-cell>
          <table:table-cell office:value-type="float" office:value="16.79584">
            <text:p>16.8</text:p>
          </table:table-cell>
          <table:table-cell office:value-type="float" office:value="16.50736">
            <text:p>16.51</text:p>
          </table:table-cell>
          <table:table-cell office:value-type="float" office:value="17.35536">
            <text:p>17.36</text:p>
          </table:table-cell>
          <table:table-cell office:value-type="float" office:value="17.34688">
            <text:p>17.35</text:p>
          </table:table-cell>
          <table:table-cell office:value-type="float" office:value="17.20608">
            <text:p>17.21</text:p>
          </table:table-cell>
          <table:table-cell office:value-type="float" office:value="17.54672">
            <text:p>17.55</text:p>
          </table:table-cell>
        </table:table-row>
        <table:table-row table:style-name="ro1">
          <table:table-cell office:value-type="float" office:value="17.62576">
            <text:p>17.63</text:p>
          </table:table-cell>
          <table:table-cell office:value-type="float" office:value="17.65504">
            <text:p>17.66</text:p>
          </table:table-cell>
          <table:table-cell office:value-type="float" office:value="18.14752">
            <text:p>18.15</text:p>
          </table:table-cell>
          <table:table-cell office:value-type="float" office:value="17.34256">
            <text:p>17.34</text:p>
          </table:table-cell>
          <table:table-cell office:value-type="float" office:value="17.44784">
            <text:p>17.45</text:p>
          </table:table-cell>
          <table:table-cell office:value-type="float" office:value="16.79584">
            <text:p>16.8</text:p>
          </table:table-cell>
          <table:table-cell office:value-type="float" office:value="16.70656">
            <text:p>16.71</text:p>
          </table:table-cell>
          <table:table-cell office:value-type="float" office:value="17.4552">
            <text:p>17.46</text:p>
          </table:table-cell>
          <table:table-cell office:value-type="float" office:value="17.4464">
            <text:p>17.45</text:p>
          </table:table-cell>
          <table:table-cell office:value-type="float" office:value="17.20608">
            <text:p>17.21</text:p>
          </table:table-cell>
          <table:table-cell office:value-type="float" office:value="17.54672">
            <text:p>17.55</text:p>
          </table:table-cell>
        </table:table-row>
        <table:table-row table:style-name="ro1">
          <table:table-cell office:value-type="float" office:value="17.62576">
            <text:p>17.63</text:p>
          </table:table-cell>
          <table:table-cell office:value-type="float" office:value="17.75488">
            <text:p>17.75</text:p>
          </table:table-cell>
          <table:table-cell office:value-type="float" office:value="18.24736">
            <text:p>18.25</text:p>
          </table:table-cell>
          <table:table-cell office:value-type="float" office:value="17.34256">
            <text:p>17.34</text:p>
          </table:table-cell>
          <table:table-cell office:value-type="float" office:value="17.64704">
            <text:p>17.65</text:p>
          </table:table-cell>
          <table:table-cell office:value-type="float" office:value="16.79584">
            <text:p>16.8</text:p>
          </table:table-cell>
          <table:table-cell office:value-type="float" office:value="16.70656">
            <text:p>16.71</text:p>
          </table:table-cell>
          <table:table-cell office:value-type="float" office:value="17.65472">
            <text:p>17.65</text:p>
          </table:table-cell>
          <table:table-cell office:value-type="float" office:value="17.4464">
            <text:p>17.45</text:p>
          </table:table-cell>
          <table:table-cell office:value-type="float" office:value="17.30512">
            <text:p>17.31</text:p>
          </table:table-cell>
          <table:table-cell office:value-type="float" office:value="17.64624">
            <text:p>17.65</text:p>
          </table:table-cell>
        </table:table-row>
        <table:table-row table:style-name="ro1">
          <table:table-cell office:value-type="float" office:value="17.62576">
            <text:p>17.63</text:p>
          </table:table-cell>
          <table:table-cell office:value-type="float" office:value="17.75488">
            <text:p>17.75</text:p>
          </table:table-cell>
          <table:table-cell office:value-type="float" office:value="18.34704">
            <text:p>18.35</text:p>
          </table:table-cell>
          <table:table-cell office:value-type="float" office:value="17.34256">
            <text:p>17.34</text:p>
          </table:table-cell>
          <table:table-cell office:value-type="float" office:value="17.74672">
            <text:p>17.75</text:p>
          </table:table-cell>
          <table:table-cell office:value-type="float" office:value="16.8952">
            <text:p>16.9</text:p>
          </table:table-cell>
          <table:table-cell office:value-type="float" office:value="16.90592">
            <text:p>16.91</text:p>
          </table:table-cell>
          <table:table-cell office:value-type="float" office:value="17.652">
            <text:p>17.65</text:p>
          </table:table-cell>
          <table:table-cell office:value-type="float" office:value="17.4464">
            <text:p>17.45</text:p>
          </table:table-cell>
          <table:table-cell office:value-type="float" office:value="17.30512">
            <text:p>17.31</text:p>
          </table:table-cell>
          <table:table-cell office:value-type="float" office:value="17.84576">
            <text:p>17.85</text:p>
          </table:table-cell>
        </table:table-row>
        <table:table-row table:style-name="ro1">
          <table:table-cell office:value-type="float" office:value="18.024">
            <text:p>18.02</text:p>
          </table:table-cell>
          <table:table-cell office:value-type="float" office:value="17.75232">
            <text:p>17.75</text:p>
          </table:table-cell>
          <table:table-cell office:value-type="float" office:value="18.44672">
            <text:p>18.45</text:p>
          </table:table-cell>
          <table:table-cell office:value-type="float" office:value="17.34256">
            <text:p>17.34</text:p>
          </table:table-cell>
          <table:table-cell office:value-type="float" office:value="17.8464">
            <text:p>17.85</text:p>
          </table:table-cell>
          <table:table-cell office:value-type="float" office:value="16.99168">
            <text:p>16.99</text:p>
          </table:table-cell>
          <table:table-cell office:value-type="float" office:value="16.90592">
            <text:p>16.91</text:p>
          </table:table-cell>
          <table:table-cell office:value-type="float" office:value="17.85152">
            <text:p>17.85</text:p>
          </table:table-cell>
          <table:table-cell office:value-type="float" office:value="17.5456">
            <text:p>17.55</text:p>
          </table:table-cell>
          <table:table-cell office:value-type="float" office:value="17.50432">
            <text:p>17.5</text:p>
          </table:table-cell>
          <table:table-cell office:value-type="float" office:value="17.84576">
            <text:p>17.85</text:p>
          </table:table-cell>
        </table:table-row>
        <table:table-row table:style-name="ro1">
          <table:table-cell office:value-type="float" office:value="18.024">
            <text:p>18.02</text:p>
          </table:table-cell>
          <table:table-cell office:value-type="float" office:value="17.74976">
            <text:p>17.75</text:p>
          </table:table-cell>
          <table:table-cell office:value-type="float" office:value="18.44672">
            <text:p>18.45</text:p>
          </table:table-cell>
          <table:table-cell office:value-type="float" office:value="17.54192">
            <text:p>17.54</text:p>
          </table:table-cell>
          <table:table-cell office:value-type="float" office:value="17.8464">
            <text:p>17.85</text:p>
          </table:table-cell>
          <table:table-cell office:value-type="float" office:value="17.08896">
            <text:p>17.09</text:p>
          </table:table-cell>
          <table:table-cell office:value-type="float" office:value="16.90592">
            <text:p>16.91</text:p>
          </table:table-cell>
          <table:table-cell office:value-type="float" office:value="17.85152">
            <text:p>17.85</text:p>
          </table:table-cell>
          <table:table-cell office:value-type="float" office:value="17.64544">
            <text:p>17.65</text:p>
          </table:table-cell>
          <table:table-cell office:value-type="float" office:value="17.50432">
            <text:p>17.5</text:p>
          </table:table-cell>
          <table:table-cell office:value-type="float" office:value="17.84576">
            <text:p>17.85</text:p>
          </table:table-cell>
        </table:table-row>
        <table:table-row table:style-name="ro1">
          <table:table-cell office:value-type="float" office:value="18.12384">
            <text:p>18.12</text:p>
          </table:table-cell>
          <table:table-cell office:value-type="float" office:value="17.84896">
            <text:p>17.85</text:p>
          </table:table-cell>
          <table:table-cell office:value-type="float" office:value="18.44672">
            <text:p>18.45</text:p>
          </table:table-cell>
          <table:table-cell office:value-type="float" office:value="17.6416">
            <text:p>17.64</text:p>
          </table:table-cell>
          <table:table-cell office:value-type="float" office:value="18.0456">
            <text:p>18.05</text:p>
          </table:table-cell>
          <table:table-cell office:value-type="float" office:value="17.18816">
            <text:p>17.19</text:p>
          </table:table-cell>
          <table:table-cell office:value-type="float" office:value="17.0048">
            <text:p>17</text:p>
          </table:table-cell>
          <table:table-cell office:value-type="float" office:value="17.85152">
            <text:p>17.85</text:p>
          </table:table-cell>
          <table:table-cell office:value-type="float" office:value="17.74528">
            <text:p>17.75</text:p>
          </table:table-cell>
          <table:table-cell office:value-type="float" office:value="17.50432">
            <text:p>17.5</text:p>
          </table:table-cell>
          <table:table-cell office:value-type="float" office:value="18.04528">
            <text:p>18.05</text:p>
          </table:table-cell>
        </table:table-row>
        <table:table-row table:style-name="ro1">
          <table:table-cell office:value-type="float" office:value="18.12384">
            <text:p>18.12</text:p>
          </table:table-cell>
          <table:table-cell office:value-type="float" office:value="18.04832">
            <text:p>18.05</text:p>
          </table:table-cell>
          <table:table-cell office:value-type="float" office:value="18.44672">
            <text:p>18.45</text:p>
          </table:table-cell>
          <table:table-cell office:value-type="float" office:value="17.63888">
            <text:p>17.64</text:p>
          </table:table-cell>
          <table:table-cell office:value-type="float" office:value="18.0456">
            <text:p>18.05</text:p>
          </table:table-cell>
          <table:table-cell office:value-type="float" office:value="17.288">
            <text:p>17.29</text:p>
          </table:table-cell>
          <table:table-cell office:value-type="float" office:value="17.30368">
            <text:p>17.3</text:p>
          </table:table-cell>
          <table:table-cell office:value-type="float" office:value="18.0512">
            <text:p>18.05</text:p>
          </table:table-cell>
          <table:table-cell office:value-type="float" office:value="17.74528">
            <text:p>17.75</text:p>
          </table:table-cell>
          <table:table-cell office:value-type="float" office:value="17.70256">
            <text:p>17.7</text:p>
          </table:table-cell>
          <table:table-cell office:value-type="float" office:value="18.14512">
            <text:p>18.15</text:p>
          </table:table-cell>
        </table:table-row>
        <table:table-row table:style-name="ro1">
          <table:table-cell office:value-type="float" office:value="18.22304">
            <text:p>18.22</text:p>
          </table:table-cell>
          <table:table-cell office:value-type="float" office:value="18.148">
            <text:p>18.15</text:p>
          </table:table-cell>
          <table:table-cell office:value-type="float" office:value="18.44672">
            <text:p>18.45</text:p>
          </table:table-cell>
          <table:table-cell office:value-type="float" office:value="17.7384">
            <text:p>17.74</text:p>
          </table:table-cell>
          <table:table-cell office:value-type="float" office:value="18.0456">
            <text:p>18.05</text:p>
          </table:table-cell>
          <table:table-cell office:value-type="float" office:value="17.48704">
            <text:p>17.49</text:p>
          </table:table-cell>
          <table:table-cell office:value-type="float" office:value="17.50208">
            <text:p>17.5</text:p>
          </table:table-cell>
          <table:table-cell office:value-type="float" office:value="18.25056">
            <text:p>18.25</text:p>
          </table:table-cell>
          <table:table-cell office:value-type="float" office:value="17.84512">
            <text:p>17.85</text:p>
          </table:table-cell>
          <table:table-cell office:value-type="float" office:value="17.70256">
            <text:p>17.7</text:p>
          </table:table-cell>
          <table:table-cell office:value-type="float" office:value="18.14512">
            <text:p>18.15</text:p>
          </table:table-cell>
        </table:table-row>
        <table:table-row table:style-name="ro1">
          <table:table-cell office:value-type="float" office:value="18.22304">
            <text:p>18.22</text:p>
          </table:table-cell>
          <table:table-cell office:value-type="float" office:value="18.148">
            <text:p>18.15</text:p>
          </table:table-cell>
          <table:table-cell office:value-type="float" office:value="18.44672">
            <text:p>18.45</text:p>
          </table:table-cell>
          <table:table-cell office:value-type="float" office:value="17.73552">
            <text:p>17.74</text:p>
          </table:table-cell>
          <table:table-cell office:value-type="float" office:value="18.14528">
            <text:p>18.15</text:p>
          </table:table-cell>
          <table:table-cell office:value-type="float" office:value="17.58592">
            <text:p>17.59</text:p>
          </table:table-cell>
          <table:table-cell office:value-type="float" office:value="17.50208">
            <text:p>17.5</text:p>
          </table:table-cell>
          <table:table-cell office:value-type="float" office:value="18.44976">
            <text:p>18.45</text:p>
          </table:table-cell>
          <table:table-cell office:value-type="float" office:value="17.84512">
            <text:p>17.85</text:p>
          </table:table-cell>
          <table:table-cell office:value-type="float" office:value="17.8016">
            <text:p>17.8</text:p>
          </table:table-cell>
          <table:table-cell office:value-type="float" office:value="18.14512">
            <text:p>18.15</text:p>
          </table:table-cell>
        </table:table-row>
        <table:table-row table:style-name="ro1">
          <table:table-cell office:value-type="float" office:value="18.32256">
            <text:p>18.32</text:p>
          </table:table-cell>
          <table:table-cell office:value-type="float" office:value="18.34768">
            <text:p>18.35</text:p>
          </table:table-cell>
          <table:table-cell office:value-type="float" office:value="18.74592">
            <text:p>18.75</text:p>
          </table:table-cell>
          <table:table-cell office:value-type="float" office:value="17.93456">
            <text:p>17.93</text:p>
          </table:table-cell>
          <table:table-cell office:value-type="float" office:value="18.24512">
            <text:p>18.25</text:p>
          </table:table-cell>
          <table:table-cell office:value-type="float" office:value="17.58592">
            <text:p>17.59</text:p>
          </table:table-cell>
          <table:table-cell office:value-type="float" office:value="17.50208">
            <text:p>17.5</text:p>
          </table:table-cell>
          <table:table-cell office:value-type="float" office:value="18.44976">
            <text:p>18.45</text:p>
          </table:table-cell>
          <table:table-cell office:value-type="float" office:value="17.9448">
            <text:p>17.94</text:p>
          </table:table-cell>
          <table:table-cell office:value-type="float" office:value="17.90096">
            <text:p>17.9</text:p>
          </table:table-cell>
          <table:table-cell office:value-type="float" office:value="18.34448">
            <text:p>18.34</text:p>
          </table:table-cell>
        </table:table-row>
        <table:table-row table:style-name="ro1">
          <table:table-cell office:value-type="float" office:value="18.42208">
            <text:p>18.42</text:p>
          </table:table-cell>
          <table:table-cell office:value-type="float" office:value="18.34768">
            <text:p>18.35</text:p>
          </table:table-cell>
          <table:table-cell office:value-type="float" office:value="18.84576">
            <text:p>18.85</text:p>
          </table:table-cell>
          <table:table-cell office:value-type="float" office:value="17.93456">
            <text:p>17.93</text:p>
          </table:table-cell>
          <table:table-cell office:value-type="float" office:value="18.24512">
            <text:p>18.25</text:p>
          </table:table-cell>
          <table:table-cell office:value-type="float" office:value="17.68528">
            <text:p>17.69</text:p>
          </table:table-cell>
          <table:table-cell office:value-type="float" office:value="17.49936">
            <text:p>17.5</text:p>
          </table:table-cell>
          <table:table-cell office:value-type="float" office:value="18.5496">
            <text:p>18.55</text:p>
          </table:table-cell>
          <table:table-cell office:value-type="float" office:value="17.9448">
            <text:p>17.94</text:p>
          </table:table-cell>
          <table:table-cell office:value-type="float" office:value="18.00048">
            <text:p>18</text:p>
          </table:table-cell>
          <table:table-cell office:value-type="float" office:value="18.444">
            <text:p>18.44</text:p>
          </table:table-cell>
        </table:table-row>
        <table:table-row table:style-name="ro1">
          <table:table-cell office:value-type="float" office:value="18.42208">
            <text:p>18.42</text:p>
          </table:table-cell>
          <table:table-cell office:value-type="float" office:value="18.34768">
            <text:p>18.35</text:p>
          </table:table-cell>
          <table:table-cell office:value-type="float" office:value="18.9456">
            <text:p>18.95</text:p>
          </table:table-cell>
          <table:table-cell office:value-type="float" office:value="18.03424">
            <text:p>18.03</text:p>
          </table:table-cell>
          <table:table-cell office:value-type="float" office:value="18.34464">
            <text:p>18.34</text:p>
          </table:table-cell>
          <table:table-cell office:value-type="float" office:value="17.78512">
            <text:p>17.79</text:p>
          </table:table-cell>
          <table:table-cell office:value-type="float" office:value="17.59904">
            <text:p>17.6</text:p>
          </table:table-cell>
          <table:table-cell office:value-type="float" office:value="18.5496">
            <text:p>18.55</text:p>
          </table:table-cell>
          <table:table-cell office:value-type="float" office:value="17.9448">
            <text:p>17.94</text:p>
          </table:table-cell>
          <table:table-cell office:value-type="float" office:value="18.10032">
            <text:p>18.1</text:p>
          </table:table-cell>
          <table:table-cell office:value-type="float" office:value="18.444">
            <text:p>18.44</text:p>
          </table:table-cell>
        </table:table-row>
        <table:table-row table:style-name="ro1">
          <table:table-cell office:value-type="float" office:value="18.42208">
            <text:p>18.42</text:p>
          </table:table-cell>
          <table:table-cell office:value-type="float" office:value="18.34768">
            <text:p>18.35</text:p>
          </table:table-cell>
          <table:table-cell office:value-type="float" office:value="19.14496">
            <text:p>19.14</text:p>
          </table:table-cell>
          <table:table-cell office:value-type="float" office:value="18.13408">
            <text:p>18.13</text:p>
          </table:table-cell>
          <table:table-cell office:value-type="float" office:value="18.44432">
            <text:p>18.44</text:p>
          </table:table-cell>
          <table:table-cell office:value-type="float" office:value="17.78512">
            <text:p>17.79</text:p>
          </table:table-cell>
          <table:table-cell office:value-type="float" office:value="17.59904">
            <text:p>17.6</text:p>
          </table:table-cell>
          <table:table-cell office:value-type="float" office:value="18.5496">
            <text:p>18.55</text:p>
          </table:table-cell>
          <table:table-cell office:value-type="float" office:value="18.044">
            <text:p>18.04</text:p>
          </table:table-cell>
          <table:table-cell office:value-type="float" office:value="18.10032">
            <text:p>18.1</text:p>
          </table:table-cell>
          <table:table-cell office:value-type="float" office:value="18.444">
            <text:p>18.44</text:p>
          </table:table-cell>
        </table:table-row>
        <table:table-row table:style-name="ro1">
          <table:table-cell office:value-type="float" office:value="18.52144">
            <text:p>18.52</text:p>
          </table:table-cell>
          <table:table-cell office:value-type="float" office:value="18.34768">
            <text:p>18.35</text:p>
          </table:table-cell>
          <table:table-cell office:value-type="float" office:value="19.14496">
            <text:p>19.14</text:p>
          </table:table-cell>
          <table:table-cell office:value-type="float" office:value="18.13408">
            <text:p>18.13</text:p>
          </table:table-cell>
          <table:table-cell office:value-type="float" office:value="18.54112">
            <text:p>18.54</text:p>
          </table:table-cell>
          <table:table-cell office:value-type="float" office:value="17.88352">
            <text:p>17.88</text:p>
          </table:table-cell>
          <table:table-cell office:value-type="float" office:value="17.69856">
            <text:p>17.7</text:p>
          </table:table-cell>
          <table:table-cell office:value-type="float" office:value="18.5496">
            <text:p>18.55</text:p>
          </table:table-cell>
          <table:table-cell office:value-type="float" office:value="18.24336">
            <text:p>18.24</text:p>
          </table:table-cell>
          <table:table-cell office:value-type="float" office:value="18.19984">
            <text:p>18.2</text:p>
          </table:table-cell>
          <table:table-cell office:value-type="float" office:value="18.54352">
            <text:p>18.54</text:p>
          </table:table-cell>
        </table:table-row>
        <table:table-row table:style-name="ro1">
          <table:table-cell office:value-type="float" office:value="18.62128">
            <text:p>18.62</text:p>
          </table:table-cell>
          <table:table-cell office:value-type="float" office:value="18.44752">
            <text:p>18.45</text:p>
          </table:table-cell>
          <table:table-cell office:value-type="float" office:value="19.24448">
            <text:p>19.24</text:p>
          </table:table-cell>
          <table:table-cell office:value-type="float" office:value="18.33312">
            <text:p>18.33</text:p>
          </table:table-cell>
          <table:table-cell office:value-type="float" office:value="18.64048">
            <text:p>18.64</text:p>
          </table:table-cell>
          <table:table-cell office:value-type="float" office:value="17.88352">
            <text:p>17.88</text:p>
          </table:table-cell>
          <table:table-cell office:value-type="float" office:value="17.69856">
            <text:p>17.7</text:p>
          </table:table-cell>
          <table:table-cell office:value-type="float" office:value="18.74928">
            <text:p>18.75</text:p>
          </table:table-cell>
          <table:table-cell office:value-type="float" office:value="18.34032">
            <text:p>18.34</text:p>
          </table:table-cell>
          <table:table-cell office:value-type="float" office:value="18.19984">
            <text:p>18.2</text:p>
          </table:table-cell>
          <table:table-cell office:value-type="float" office:value="18.64336">
            <text:p>18.64</text:p>
          </table:table-cell>
        </table:table-row>
        <table:table-row table:style-name="ro1">
          <table:table-cell office:value-type="float" office:value="18.72096">
            <text:p>18.72</text:p>
          </table:table-cell>
          <table:table-cell office:value-type="float" office:value="18.54736">
            <text:p>18.55</text:p>
          </table:table-cell>
          <table:table-cell office:value-type="float" office:value="19.24448">
            <text:p>19.24</text:p>
          </table:table-cell>
          <table:table-cell office:value-type="float" office:value="18.53248">
            <text:p>18.53</text:p>
          </table:table-cell>
          <table:table-cell office:value-type="float" office:value="18.74032">
            <text:p>18.74</text:p>
          </table:table-cell>
          <table:table-cell office:value-type="float" office:value="17.88352">
            <text:p>17.88</text:p>
          </table:table-cell>
          <table:table-cell office:value-type="float" office:value="17.89776">
            <text:p>17.9</text:p>
          </table:table-cell>
          <table:table-cell office:value-type="float" office:value="18.84864">
            <text:p>18.85</text:p>
          </table:table-cell>
          <table:table-cell office:value-type="float" office:value="18.44">
            <text:p>18.44</text:p>
          </table:table-cell>
          <table:table-cell office:value-type="float" office:value="18.39936">
            <text:p>18.4</text:p>
          </table:table-cell>
          <table:table-cell office:value-type="float" office:value="18.64336">
            <text:p>18.64</text:p>
          </table:table-cell>
        </table:table-row>
        <table:table-row table:style-name="ro1">
          <table:table-cell office:value-type="float" office:value="18.72096">
            <text:p>18.72</text:p>
          </table:table-cell>
          <table:table-cell office:value-type="float" office:value="18.84656">
            <text:p>18.85</text:p>
          </table:table-cell>
          <table:table-cell office:value-type="float" office:value="19.24448">
            <text:p>19.24</text:p>
          </table:table-cell>
          <table:table-cell office:value-type="float" office:value="18.63216">
            <text:p>18.63</text:p>
          </table:table-cell>
          <table:table-cell office:value-type="float" office:value="18.84016">
            <text:p>18.84</text:p>
          </table:table-cell>
          <table:table-cell office:value-type="float" office:value="18.08304">
            <text:p>18.08</text:p>
          </table:table-cell>
          <table:table-cell office:value-type="float" office:value="17.89776">
            <text:p>17.9</text:p>
          </table:table-cell>
          <table:table-cell office:value-type="float" office:value="18.94848">
            <text:p>18.95</text:p>
          </table:table-cell>
          <table:table-cell office:value-type="float" office:value="18.44">
            <text:p>18.44</text:p>
          </table:table-cell>
          <table:table-cell office:value-type="float" office:value="18.39936">
            <text:p>18.4</text:p>
          </table:table-cell>
          <table:table-cell office:value-type="float" office:value="18.74304">
            <text:p>18.74</text:p>
          </table:table-cell>
        </table:table-row>
        <table:table-row table:style-name="ro1">
          <table:table-cell office:value-type="float" office:value="18.72096">
            <text:p>18.72</text:p>
          </table:table-cell>
          <table:table-cell office:value-type="float" office:value="18.84656">
            <text:p>18.85</text:p>
          </table:table-cell>
          <table:table-cell office:value-type="float" office:value="19.2416">
            <text:p>19.24</text:p>
          </table:table-cell>
          <table:table-cell office:value-type="float" office:value="18.63216">
            <text:p>18.63</text:p>
          </table:table-cell>
          <table:table-cell office:value-type="float" office:value="18.93984">
            <text:p>18.94</text:p>
          </table:table-cell>
          <table:table-cell office:value-type="float" office:value="18.08304">
            <text:p>18.08</text:p>
          </table:table-cell>
          <table:table-cell office:value-type="float" office:value="18.09664">
            <text:p>18.1</text:p>
          </table:table-cell>
          <table:table-cell office:value-type="float" office:value="18.94848">
            <text:p>18.95</text:p>
          </table:table-cell>
          <table:table-cell office:value-type="float" office:value="18.44">
            <text:p>18.44</text:p>
          </table:table-cell>
          <table:table-cell office:value-type="float" office:value="18.49904">
            <text:p>18.5</text:p>
          </table:table-cell>
          <table:table-cell office:value-type="float" office:value="18.74304">
            <text:p>18.74</text:p>
          </table:table-cell>
        </table:table-row>
        <table:table-row table:style-name="ro1">
          <table:table-cell office:value-type="float" office:value="18.72096">
            <text:p>18.72</text:p>
          </table:table-cell>
          <table:table-cell office:value-type="float" office:value="18.84656">
            <text:p>18.85</text:p>
          </table:table-cell>
          <table:table-cell office:value-type="float" office:value="19.34144">
            <text:p>19.34</text:p>
          </table:table-cell>
          <table:table-cell office:value-type="float" office:value="18.63216">
            <text:p>18.63</text:p>
          </table:table-cell>
          <table:table-cell office:value-type="float" office:value="18.93984">
            <text:p>18.94</text:p>
          </table:table-cell>
          <table:table-cell office:value-type="float" office:value="18.18224">
            <text:p>18.18</text:p>
          </table:table-cell>
          <table:table-cell office:value-type="float" office:value="18.09664">
            <text:p>18.1</text:p>
          </table:table-cell>
          <table:table-cell office:value-type="float" office:value="19.04816">
            <text:p>19.05</text:p>
          </table:table-cell>
          <table:table-cell office:value-type="float" office:value="18.44">
            <text:p>18.44</text:p>
          </table:table-cell>
          <table:table-cell office:value-type="float" office:value="18.5984">
            <text:p>18.6</text:p>
          </table:table-cell>
          <table:table-cell office:value-type="float" office:value="18.74304">
            <text:p>18.74</text:p>
          </table:table-cell>
        </table:table-row>
        <table:table-row table:style-name="ro1">
          <table:table-cell office:value-type="float" office:value="18.81728">
            <text:p>18.82</text:p>
          </table:table-cell>
          <table:table-cell office:value-type="float" office:value="18.94576">
            <text:p>18.95</text:p>
          </table:table-cell>
          <table:table-cell office:value-type="float" office:value="19.44112">
            <text:p>19.44</text:p>
          </table:table-cell>
          <table:table-cell office:value-type="float" office:value="18.73152">
            <text:p>18.73</text:p>
          </table:table-cell>
          <table:table-cell office:value-type="float" office:value="18.93984">
            <text:p>18.94</text:p>
          </table:table-cell>
          <table:table-cell office:value-type="float" office:value="18.17952">
            <text:p>18.18</text:p>
          </table:table-cell>
          <table:table-cell office:value-type="float" office:value="18.09664">
            <text:p>18.1</text:p>
          </table:table-cell>
          <table:table-cell office:value-type="float" office:value="19.04816">
            <text:p>19.05</text:p>
          </table:table-cell>
          <table:table-cell office:value-type="float" office:value="18.53984">
            <text:p>18.54</text:p>
          </table:table-cell>
          <table:table-cell office:value-type="float" office:value="18.69792">
            <text:p>18.7</text:p>
          </table:table-cell>
          <table:table-cell office:value-type="float" office:value="18.94208">
            <text:p>18.94</text:p>
          </table:table-cell>
        </table:table-row>
        <table:table-row table:style-name="ro1">
          <table:table-cell office:value-type="float" office:value="18.81728">
            <text:p>18.82</text:p>
          </table:table-cell>
          <table:table-cell office:value-type="float" office:value="19.04304">
            <text:p>19.04</text:p>
          </table:table-cell>
          <table:table-cell office:value-type="float" office:value="19.64032">
            <text:p>19.64</text:p>
          </table:table-cell>
          <table:table-cell office:value-type="float" office:value="18.83136">
            <text:p>18.83</text:p>
          </table:table-cell>
          <table:table-cell office:value-type="float" office:value="18.93984">
            <text:p>18.94</text:p>
          </table:table-cell>
          <table:table-cell office:value-type="float" office:value="18.27888">
            <text:p>18.28</text:p>
          </table:table-cell>
          <table:table-cell office:value-type="float" office:value="18.19584">
            <text:p>18.2</text:p>
          </table:table-cell>
          <table:table-cell office:value-type="float" office:value="19.14784">
            <text:p>19.15</text:p>
          </table:table-cell>
          <table:table-cell office:value-type="float" office:value="18.63936">
            <text:p>18.64</text:p>
          </table:table-cell>
          <table:table-cell office:value-type="float" office:value="18.79728">
            <text:p>18.8</text:p>
          </table:table-cell>
          <table:table-cell office:value-type="float" office:value="19.04176">
            <text:p>19.04</text:p>
          </table:table-cell>
        </table:table-row>
        <table:table-row table:style-name="ro1">
          <table:table-cell office:value-type="float" office:value="18.91712">
            <text:p>18.92</text:p>
          </table:table-cell>
          <table:table-cell office:value-type="float" office:value="19.13984">
            <text:p>19.14</text:p>
          </table:table-cell>
          <table:table-cell office:value-type="float" office:value="19.74">
            <text:p>19.74</text:p>
          </table:table-cell>
          <table:table-cell office:value-type="float" office:value="18.93104">
            <text:p>18.93</text:p>
          </table:table-cell>
          <table:table-cell office:value-type="float" office:value="19.1392">
            <text:p>19.14</text:p>
          </table:table-cell>
          <table:table-cell office:value-type="float" office:value="18.5776">
            <text:p>18.58</text:p>
          </table:table-cell>
          <table:table-cell office:value-type="float" office:value="18.39536">
            <text:p>18.4</text:p>
          </table:table-cell>
          <table:table-cell office:value-type="float" office:value="19.24768">
            <text:p>19.25</text:p>
          </table:table-cell>
          <table:table-cell office:value-type="float" office:value="18.7392">
            <text:p>18.74</text:p>
          </table:table-cell>
          <table:table-cell office:value-type="float" office:value="18.79728">
            <text:p>18.8</text:p>
          </table:table-cell>
          <table:table-cell office:value-type="float" office:value="19.04176">
            <text:p>19.04</text:p>
          </table:table-cell>
        </table:table-row>
        <table:table-row table:style-name="ro1">
          <table:table-cell office:value-type="float" office:value="18.91424">
            <text:p>18.91</text:p>
          </table:table-cell>
          <table:table-cell office:value-type="float" office:value="19.13648">
            <text:p>19.14</text:p>
          </table:table-cell>
          <table:table-cell office:value-type="float" office:value="19.74">
            <text:p>19.74</text:p>
          </table:table-cell>
          <table:table-cell office:value-type="float" office:value="18.93104">
            <text:p>18.93</text:p>
          </table:table-cell>
          <table:table-cell office:value-type="float" office:value="19.1392">
            <text:p>19.14</text:p>
          </table:table-cell>
          <table:table-cell office:value-type="float" office:value="18.5776">
            <text:p>18.58</text:p>
          </table:table-cell>
          <table:table-cell office:value-type="float" office:value="18.39536">
            <text:p>18.4</text:p>
          </table:table-cell>
          <table:table-cell office:value-type="float" office:value="19.24768">
            <text:p>19.25</text:p>
          </table:table-cell>
          <table:table-cell office:value-type="float" office:value="18.7392">
            <text:p>18.74</text:p>
          </table:table-cell>
          <table:table-cell office:value-type="float" office:value="18.79728">
            <text:p>18.8</text:p>
          </table:table-cell>
          <table:table-cell office:value-type="float" office:value="19.04176">
            <text:p>19.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7/12/2015</text:date>, <text:time>22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3M21S</meta:editing-duration>
    <meta:editing-cycles>17</meta:editing-cycles>
    <meta:generator>OpenOffice/4.1.1$Win32 OpenOffice.org_project/411m6$Build-9775</meta:generator>
    <dc:date>2015-12-17T22:28:15.47</dc:date>
    <dc:creator>Anton Valkenberg</dc:creator>
    <meta:document-statistic meta:table-count="2" meta:cell-count="331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pline-resolution="70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853cm" svg:height="12.274cm" xlink:href=".." xlink:type="simple" chart:class="chart:line" chart:style-name="ch1">
        <chart:title svg:x="6.368cm" svg:y="0.38cm" chart:style-name="ch2">
          <text:p>Experiment 1: Firefighter heatmap influence</text:p>
        </chart:title>
        <chart:legend chart:legend-position="end" svg:x="19.033cm" svg:y="3.205cm" style:legend-expansion="high" chart:style-name="ch3"/>
        <chart:plot-area chart:style-name="ch4" table:cell-range-address="Data.A1:Data.K301" chart:data-source-has-labels="row" svg:x="1.598cm" svg:y="1.846cm" svg:width="16.601cm" svg:height="9.032cm">
          <chartooo:coordinate-region svg:x="2.219cm" svg:y="2.058cm" svg:width="15.806cm" svg:height="8.147cm"/>
          <chart:axis chart:dimension="x" chart:name="primary-x" chart:style-name="ch5">
            <chart:title svg:x="9.438cm" svg:y="11.123cm" chart:style-name="ch6">
              <text:p>Tick</text:p>
            </chart:title>
          </chart:axis>
          <chart:axis chart:dimension="y" chart:name="primary-y" chart:style-name="ch7">
            <chart:title svg:x="0.451cm" svg:y="7.96cm" chart:style-name="ch8">
              <text:p>Evaluation score</text:p>
            </chart:title>
            <chart:grid chart:style-name="ch9" chart:class="major"/>
          </chart:axis>
          <chart:series chart:style-name="ch10" chart:values-cell-range-address="Data.A2:Data.A301" chart:label-cell-address="Data.A1:Data.A1" chart:class="chart:line">
            <chart:data-point chart:repeated="300"/>
          </chart:series>
          <chart:series chart:style-name="ch11" chart:values-cell-range-address="Data.B2:Data.B301" chart:label-cell-address="Data.B1:Data.B1" chart:class="chart:line">
            <chart:data-point chart:repeated="300"/>
          </chart:series>
          <chart:series chart:style-name="ch12" chart:values-cell-range-address="Data.C2:Data.C301" chart:label-cell-address="Data.C1:Data.C1" chart:class="chart:line">
            <chart:data-point chart:repeated="300"/>
          </chart:series>
          <chart:series chart:style-name="ch13" chart:values-cell-range-address="Data.D2:Data.D301" chart:label-cell-address="Data.D1:Data.D1" chart:class="chart:line">
            <chart:data-point chart:repeated="300"/>
          </chart:series>
          <chart:series chart:style-name="ch14" chart:values-cell-range-address="Data.E2:Data.E301" chart:label-cell-address="Data.E1:Data.E1" chart:class="chart:line">
            <chart:data-point chart:repeated="300"/>
          </chart:series>
          <chart:series chart:style-name="ch15" chart:values-cell-range-address="Data.F2:Data.F301" chart:label-cell-address="Data.F1:Data.F1" chart:class="chart:line">
            <chart:data-point chart:repeated="300"/>
          </chart:series>
          <chart:series chart:style-name="ch16" chart:values-cell-range-address="Data.G2:Data.G301" chart:label-cell-address="Data.G1:Data.G1" chart:class="chart:line">
            <chart:data-point chart:repeated="300"/>
          </chart:series>
          <chart:series chart:style-name="ch17" chart:values-cell-range-address="Data.H2:Data.H301" chart:label-cell-address="Data.H1:Data.H1" chart:class="chart:line">
            <chart:data-point chart:repeated="300"/>
          </chart:series>
          <chart:series chart:style-name="ch18" chart:values-cell-range-address="Data.I2:Data.I301" chart:label-cell-address="Data.I1:Data.I1" chart:class="chart:line">
            <chart:data-point chart:repeated="300"/>
          </chart:series>
          <chart:series chart:style-name="ch19" chart:values-cell-range-address="Data.J2:Data.J301" chart:label-cell-address="Data.J1:Data.J1" chart:class="chart:line">
            <chart:data-point chart:repeated="300"/>
          </chart:series>
          <chart:series chart:style-name="ch20" chart:values-cell-range-address="Data.K2:Data.K301" chart:label-cell-address="Data.K1:Data.K1" chart:class="chart:line">
            <chart:data-point chart:repeated="3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Data.A1:Data.A1</svg:desc>
                </draw:g>
              </table:table-cell>
              <table:table-cell office:value-type="string">
                <text:p>0.1</text:p>
                <draw:g>
                  <svg:desc>Data.B1:Data.B1</svg:desc>
                </draw:g>
              </table:table-cell>
              <table:table-cell office:value-type="string">
                <text:p>0.2</text:p>
                <draw:g>
                  <svg:desc>Data.C1:Data.C1</svg:desc>
                </draw:g>
              </table:table-cell>
              <table:table-cell office:value-type="string">
                <text:p>0.3</text:p>
                <draw:g>
                  <svg:desc>Data.D1:Data.D1</svg:desc>
                </draw:g>
              </table:table-cell>
              <table:table-cell office:value-type="string">
                <text:p>0.4</text:p>
                <draw:g>
                  <svg:desc>Data.E1:Data.E1</svg:desc>
                </draw:g>
              </table:table-cell>
              <table:table-cell office:value-type="string">
                <text:p>0.5</text:p>
                <draw:g>
                  <svg:desc>Data.F1:Data.F1</svg:desc>
                </draw:g>
              </table:table-cell>
              <table:table-cell office:value-type="string">
                <text:p>0.6</text:p>
                <draw:g>
                  <svg:desc>Data.G1:Data.G1</svg:desc>
                </draw:g>
              </table:table-cell>
              <table:table-cell office:value-type="string">
                <text:p>0.7</text:p>
                <draw:g>
                  <svg:desc>Data.H1:Data.H1</svg:desc>
                </draw:g>
              </table:table-cell>
              <table:table-cell office:value-type="string">
                <text:p>0.8</text:p>
                <draw:g>
                  <svg:desc>Data.I1:Data.I1</svg:desc>
                </draw:g>
              </table:table-cell>
              <table:table-cell office:value-type="string">
                <text:p>0.9</text:p>
                <draw:g>
                  <svg:desc>Data.J1:Data.J1</svg:desc>
                </draw:g>
              </table:table-cell>
              <table:table-cell office:value-type="string">
                <text:p>1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301</svg:desc>
                </draw:g>
              </table:table-cell>
              <table:table-cell office:value-type="float" office:value="0">
                <text:p>0</text:p>
                <draw:g>
                  <svg:desc>Data.B2:Data.B301</svg:desc>
                </draw:g>
              </table:table-cell>
              <table:table-cell office:value-type="float" office:value="0">
                <text:p>0</text:p>
                <draw:g>
                  <svg:desc>Data.C2:Data.C301</svg:desc>
                </draw:g>
              </table:table-cell>
              <table:table-cell office:value-type="float" office:value="0">
                <text:p>0</text:p>
                <draw:g>
                  <svg:desc>Data.D2:Data.D301</svg:desc>
                </draw:g>
              </table:table-cell>
              <table:table-cell office:value-type="float" office:value="0">
                <text:p>0</text:p>
                <draw:g>
                  <svg:desc>Data.E2:Data.E301</svg:desc>
                </draw:g>
              </table:table-cell>
              <table:table-cell office:value-type="float" office:value="0">
                <text:p>0</text:p>
                <draw:g>
                  <svg:desc>Data.F2:Data.F301</svg:desc>
                </draw:g>
              </table:table-cell>
              <table:table-cell office:value-type="float" office:value="0">
                <text:p>0</text:p>
                <draw:g>
                  <svg:desc>Data.G2:Data.G301</svg:desc>
                </draw:g>
              </table:table-cell>
              <table:table-cell office:value-type="float" office:value="0">
                <text:p>0</text:p>
                <draw:g>
                  <svg:desc>Data.H2:Data.H301</svg:desc>
                </draw:g>
              </table:table-cell>
              <table:table-cell office:value-type="float" office:value="0">
                <text:p>0</text:p>
                <draw:g>
                  <svg:desc>Data.I2:Data.I301</svg:desc>
                </draw:g>
              </table:table-cell>
              <table:table-cell office:value-type="float" office:value="0">
                <text:p>0</text:p>
                <draw:g>
                  <svg:desc>Data.J2:Data.J301</svg:desc>
                </draw:g>
              </table:table-cell>
              <table:table-cell office:value-type="float" office:value="0">
                <text:p>0</text:p>
                <draw:g>
                  <svg:desc>Data.K2:Data.K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7">
                <text:p>1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3">
                <text:p>1.3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3">
                <text:p>1.3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3">
                <text:p>2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">
                <text:p>1.7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">
                <text:p>1.8</text:p>
              </table:table-cell>
              <table:table-cell office:value-type="float" office:value="1.5">
                <text:p>1.5</text:p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9">
                <text:p>1.9</text:p>
              </table:table-cell>
              <table:table-cell office:value-type="float" office:value="2.3">
                <text:p>2.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2">
                <text:p>2.2</text:p>
              </table:table-cell>
              <table:table-cell office:value-type="float" office:value="2.1">
                <text:p>2.1</text:p>
              </table:table-cell>
              <table:table-cell office:value-type="float" office:value="2.7">
                <text:p>2.7</text:p>
              </table:table-cell>
              <table:table-cell office:value-type="float" office:value="2.3">
                <text:p>2.3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  <table:table-cell office:value-type="float" office:value="2.8">
                <text:p>2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2.2">
                <text:p>2.2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  <table:table-cell office:value-type="float" office:value="2.9">
                <text:p>2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  <table:table-cell office:value-type="float" office:value="2.2">
                <text:p>2.2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2.3">
                <text:p>2.3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3.1">
                <text:p>3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2.4">
                <text:p>2.4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3.3">
                <text:p>3.3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  <table:table-cell office:value-type="float" office:value="3.6">
                <text:p>3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  <table:table-cell office:value-type="float" office:value="3.2">
                <text:p>3.2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3.7">
                <text:p>3.7</text:p>
              </table:table-cell>
              <table:table-cell office:value-type="float" office:value="3.3">
                <text:p>3.3</text:p>
              </table:table-cell>
              <table:table-cell office:value-type="float" office:value="3.6">
                <text:p>3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">
                <text:p>2.8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  <table:table-cell office:value-type="float" office:value="3.3">
                <text:p>3.3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  <table:table-cell office:value-type="float" office:value="3.7">
                <text:p>3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  <table:table-cell office:value-type="float" office:value="3.7">
                <text:p>3.7</text:p>
              </table:table-cell>
              <table:table-cell office:value-type="float" office:value="3.3">
                <text:p>3.3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">
                <text:p>2.9</text:p>
              </table:table-cell>
              <table:table-cell office:value-type="float" office:value="3.2">
                <text:p>3.2</text:p>
              </table:table-cell>
              <table:table-cell office:value-type="float" office:value="3.8">
                <text:p>3.8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3.3">
                <text:p>3.3</text:p>
              </table:table-cell>
              <table:table-cell office:value-type="float" office:value="3.9">
                <text:p>3.9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">
                <text:p>2.9</text:p>
              </table:table-cell>
              <table:table-cell office:value-type="float" office:value="3.4">
                <text:p>3.4</text:p>
              </table:table-cell>
              <table:table-cell office:value-type="float" office:value="3.9">
                <text:p>3.9</text:p>
              </table:table-cell>
              <table:table-cell office:value-type="float" office:value="3.8">
                <text:p>3.8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9">
                <text:p>3.9</text:p>
              </table:table-cell>
              <table:table-cell office:value-type="float" office:value="3.8">
                <text:p>3.8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2">
                <text:p>3.2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3.6">
                <text:p>3.6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4.3">
                <text:p>4.3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">
                <text:p>3.2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3.7">
                <text:p>3.7</text:p>
              </table:table-cell>
              <table:table-cell office:value-type="float" office:value="3.4">
                <text:p>3.4</text:p>
              </table:table-cell>
              <table:table-cell office:value-type="float" office:value="3.5">
                <text:p>3.5</text:p>
              </table:table-cell>
              <table:table-cell office:value-type="float" office:value="4.3">
                <text:p>4.3</text:p>
              </table:table-cell>
              <table:table-cell office:value-type="float" office:value="3.6">
                <text:p>3.6</text:p>
              </table:table-cell>
              <table:table-cell office:value-type="float" office:value="3.7">
                <text:p>3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">
                <text:p>3.3</text:p>
              </table:table-cell>
              <table:table-cell office:value-type="float" office:value="3.7">
                <text:p>3.7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.4">
                <text:p>4.4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">
                <text:p>3.3</text:p>
              </table:table-cell>
              <table:table-cell office:value-type="float" office:value="3.7">
                <text:p>3.7</text:p>
              </table:table-cell>
              <table:table-cell office:value-type="float" office:value="4.2">
                <text:p>4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  <table:table-cell office:value-type="float" office:value="3.8">
                <text:p>3.8</text:p>
              </table:table-cell>
              <table:table-cell office:value-type="float" office:value="4.4">
                <text:p>4.4</text:p>
              </table:table-cell>
              <table:table-cell office:value-type="float" office:value="3.7">
                <text:p>3.7</text:p>
              </table:table-cell>
              <table:table-cell office:value-type="float" office:value="3.7">
                <text:p>3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3.5">
                <text:p>3.5</text:p>
              </table:table-cell>
              <table:table-cell office:value-type="float" office:value="3.8">
                <text:p>3.8</text:p>
              </table:table-cell>
              <table:table-cell office:value-type="float" office:value="4.5">
                <text:p>4.5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  <table:table-cell office:value-type="float" office:value="3.9">
                <text:p>3.9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">
                <text:p>3.4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">
                <text:p>3.5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">
                <text:p>3.5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4.2">
                <text:p>4.2</text:p>
              </table:table-cell>
              <table:table-cell office:value-type="float" office:value="3.7">
                <text:p>3.7</text:p>
              </table:table-cell>
              <table:table-cell office:value-type="float" office:value="4.1">
                <text:p>4.1</text:p>
              </table:table-cell>
              <table:table-cell office:value-type="float" office:value="4.9">
                <text:p>4.9</text:p>
              </table:table-cell>
              <table:table-cell office:value-type="float" office:value="3.9">
                <text:p>3.9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4.3">
                <text:p>4.3</text:p>
              </table:table-cell>
              <table:table-cell office:value-type="float" office:value="4.5">
                <text:p>4.5</text:p>
              </table:table-cell>
              <table:table-cell office:value-type="float" office:value="4.4">
                <text:p>4.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4.9">
                <text:p>4.9</text:p>
              </table:table-cell>
              <table:table-cell office:value-type="float" office:value="3.9">
                <text:p>3.9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">
                <text:p>3.5</text:p>
              </table:table-cell>
              <table:table-cell office:value-type="float" office:value="4.4">
                <text:p>4.4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5.1">
                <text:p>5.1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  <table:table-cell office:value-type="float" office:value="4.5">
                <text:p>4.5</text:p>
              </table:table-cell>
              <table:table-cell office:value-type="float" office:value="4.7">
                <text:p>4.7</text:p>
              </table:table-cell>
              <table:table-cell office:value-type="float" office:value="4.1">
                <text:p>4.1</text:p>
              </table:table-cell>
              <table:table-cell office:value-type="float" office:value="4.2">
                <text:p>4.2</text:p>
              </table:table-cell>
              <table:table-cell office:value-type="float" office:value="5.1">
                <text:p>5.1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">
                <text:p>3.7</text:p>
              </table:table-cell>
              <table:table-cell office:value-type="float" office:value="4.5">
                <text:p>4.5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  <table:table-cell office:value-type="float" office:value="5.2">
                <text:p>5.2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  <table:table-cell office:value-type="float" office:value="4.3">
                <text:p>4.3</text:p>
              </table:table-cell>
              <table:table-cell office:value-type="float" office:value="5.2">
                <text:p>5.2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7">
                <text:p>4.7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  <table:table-cell office:value-type="float" office:value="4.5">
                <text:p>4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">
                <text:p>4.3</text:p>
              </table:table-cell>
              <table:table-cell office:value-type="float" office:value="4.9">
                <text:p>4.9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  <table:table-cell office:value-type="float" office:value="4.3">
                <text:p>4.3</text:p>
              </table:table-cell>
              <table:table-cell office:value-type="float" office:value="4.6">
                <text:p>4.6</text:p>
              </table:table-cell>
              <table:table-cell office:value-type="float" office:value="5.2">
                <text:p>5.2</text:p>
              </table:table-cell>
              <table:table-cell office:value-type="float" office:value="4.6">
                <text:p>4.6</text:p>
              </table:table-cell>
              <table:table-cell office:value-type="float" office:value="4.5">
                <text:p>4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4.4">
                <text:p>4.4</text:p>
              </table:table-cell>
              <table:table-cell office:value-type="float" office:value="4.6">
                <text:p>4.6</text:p>
              </table:table-cell>
              <table:table-cell office:value-type="float" office:value="5.4">
                <text:p>5.4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4.7">
                <text:p>4.7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3">
                <text:p>5.3</text:p>
              </table:table-cell>
              <table:table-cell office:value-type="float" office:value="5.1">
                <text:p>5.1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5.7">
                <text:p>5.7</text:p>
              </table:table-cell>
              <table:table-cell office:value-type="float" office:value="4.8">
                <text:p>4.8</text:p>
              </table:table-cell>
              <table:table-cell office:value-type="float" office:value="4.7">
                <text:p>4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">
                <text:p>4.4</text:p>
              </table:table-cell>
              <table:table-cell office:value-type="float" office:value="5.3">
                <text:p>5.3</text:p>
              </table:table-cell>
              <table:table-cell office:value-type="float" office:value="5.1">
                <text:p>5.1</text:p>
              </table:table-cell>
              <table:table-cell office:value-type="float" office:value="5.3">
                <text:p>5.3</text:p>
              </table:table-cell>
              <table:table-cell office:value-type="float" office:value="5.1">
                <text:p>5.1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5.8">
                <text:p>5.8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">
                <text:p>4.4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4.7">
                <text:p>4.7</text:p>
              </table:table-cell>
              <table:table-cell office:value-type="float" office:value="4.9">
                <text:p>4.9</text:p>
              </table:table-cell>
              <table:table-cell office:value-type="float" office:value="5.8">
                <text:p>5.8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">
                <text:p>4.5</text:p>
              </table:table-cell>
              <table:table-cell office:value-type="float" office:value="5.4">
                <text:p>5.4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4.8">
                <text:p>4.8</text:p>
              </table:table-cell>
              <table:table-cell office:value-type="float" office:value="4.9">
                <text:p>4.9</text:p>
              </table:table-cell>
              <table:table-cell office:value-type="float" office:value="5.9">
                <text:p>5.9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">
                <text:p>4.6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  <table:table-cell office:value-type="float" office:value="5.2">
                <text:p>5.2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  <table:table-cell office:value-type="float" office:value="5.9">
                <text:p>5.9</text:p>
              </table:table-cell>
              <table:table-cell office:value-type="float" office:value="5">
                <text:p>5</text:p>
              </table:table-cell>
              <table:table-cell office:value-type="float" office:value="5.1">
                <text:p>5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9936">
                <text:p>4.59936</text:p>
              </table:table-cell>
              <table:table-cell office:value-type="float" office:value="5.39728">
                <text:p>5.39728</text:p>
              </table:table-cell>
              <table:table-cell office:value-type="float" office:value="5.3984">
                <text:p>5.3984</text:p>
              </table:table-cell>
              <table:table-cell office:value-type="float" office:value="5.39808">
                <text:p>5.39808</text:p>
              </table:table-cell>
              <table:table-cell office:value-type="float" office:value="5.5">
                <text:p>5.5</text:p>
              </table:table-cell>
              <table:table-cell office:value-type="float" office:value="4.89904">
                <text:p>4.89904</text:p>
              </table:table-cell>
              <table:table-cell office:value-type="float" office:value="5.1">
                <text:p>5.1</text:p>
              </table:table-cell>
              <table:table-cell office:value-type="float" office:value="5.9992">
                <text:p>5.9992</text:p>
              </table:table-cell>
              <table:table-cell office:value-type="float" office:value="4.99936">
                <text:p>4.99936</text:p>
              </table:table-cell>
              <table:table-cell office:value-type="float" office:value="5.0984">
                <text:p>5.098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9664">
                <text:p>4.69664</text:p>
              </table:table-cell>
              <table:table-cell office:value-type="float" office:value="5.49648">
                <text:p>5.49648</text:p>
              </table:table-cell>
              <table:table-cell office:value-type="float" office:value="5.49632">
                <text:p>5.49632</text:p>
              </table:table-cell>
              <table:table-cell office:value-type="float" office:value="5.39696">
                <text:p>5.39696</text:p>
              </table:table-cell>
              <table:table-cell office:value-type="float" office:value="5.49632">
                <text:p>5.49632</text:p>
              </table:table-cell>
              <table:table-cell office:value-type="float" office:value="4.896">
                <text:p>4.896</text:p>
              </table:table-cell>
              <table:table-cell office:value-type="float" office:value="5.0968">
                <text:p>5.0968</text:p>
              </table:table-cell>
              <table:table-cell office:value-type="float" office:value="6.09712">
                <text:p>6.09712</text:p>
              </table:table-cell>
              <table:table-cell office:value-type="float" office:value="5.1976">
                <text:p>5.1976</text:p>
              </table:table-cell>
              <table:table-cell office:value-type="float" office:value="5.096">
                <text:p>5.096</text:p>
              </table:table-cell>
              <table:table-cell office:value-type="float" office:value="5.5992">
                <text:p>5.5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9472">
                <text:p>4.79472</text:p>
              </table:table-cell>
              <table:table-cell office:value-type="float" office:value="5.59648">
                <text:p>5.59648</text:p>
              </table:table-cell>
              <table:table-cell office:value-type="float" office:value="5.59552">
                <text:p>5.59552</text:p>
              </table:table-cell>
              <table:table-cell office:value-type="float" office:value="5.39696">
                <text:p>5.39696</text:p>
              </table:table-cell>
              <table:table-cell office:value-type="float" office:value="5.59456">
                <text:p>5.59456</text:p>
              </table:table-cell>
              <table:table-cell office:value-type="float" office:value="5.0944">
                <text:p>5.0944</text:p>
              </table:table-cell>
              <table:table-cell office:value-type="float" office:value="5.09312">
                <text:p>5.09312</text:p>
              </table:table-cell>
              <table:table-cell office:value-type="float" office:value="6.09536">
                <text:p>6.09536</text:p>
              </table:table-cell>
              <table:table-cell office:value-type="float" office:value="5.196">
                <text:p>5.196</text:p>
              </table:table-cell>
              <table:table-cell office:value-type="float" office:value="5.19424">
                <text:p>5.19424</text:p>
              </table:table-cell>
              <table:table-cell office:value-type="float" office:value="5.59456">
                <text:p>5.594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9944">
                <text:p>4.9944</text:p>
              </table:table-cell>
              <table:table-cell office:value-type="float" office:value="5.8944">
                <text:p>5.8944</text:p>
              </table:table-cell>
              <table:table-cell office:value-type="float" office:value="5.59552">
                <text:p>5.59552</text:p>
              </table:table-cell>
              <table:table-cell office:value-type="float" office:value="5.39696">
                <text:p>5.39696</text:p>
              </table:table-cell>
              <table:table-cell office:value-type="float" office:value="5.59456">
                <text:p>5.59456</text:p>
              </table:table-cell>
              <table:table-cell office:value-type="float" office:value="5.09344">
                <text:p>5.09344</text:p>
              </table:table-cell>
              <table:table-cell office:value-type="float" office:value="5.09264">
                <text:p>5.09264</text:p>
              </table:table-cell>
              <table:table-cell office:value-type="float" office:value="6.19232">
                <text:p>6.19232</text:p>
              </table:table-cell>
              <table:table-cell office:value-type="float" office:value="5.19504">
                <text:p>5.19504</text:p>
              </table:table-cell>
              <table:table-cell office:value-type="float" office:value="5.19424">
                <text:p>5.19424</text:p>
              </table:table-cell>
              <table:table-cell office:value-type="float" office:value="5.69328">
                <text:p>5.69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9328">
                <text:p>4.99328</text:p>
              </table:table-cell>
              <table:table-cell office:value-type="float" office:value="5.89344">
                <text:p>5.89344</text:p>
              </table:table-cell>
              <table:table-cell office:value-type="float" office:value="5.5936">
                <text:p>5.5936</text:p>
              </table:table-cell>
              <table:table-cell office:value-type="float" office:value="5.696">
                <text:p>5.696</text:p>
              </table:table-cell>
              <table:table-cell office:value-type="float" office:value="5.59392">
                <text:p>5.59392</text:p>
              </table:table-cell>
              <table:table-cell office:value-type="float" office:value="5.19168">
                <text:p>5.19168</text:p>
              </table:table-cell>
              <table:table-cell office:value-type="float" office:value="5.19248">
                <text:p>5.19248</text:p>
              </table:table-cell>
              <table:table-cell office:value-type="float" office:value="6.1912">
                <text:p>6.1912</text:p>
              </table:table-cell>
              <table:table-cell office:value-type="float" office:value="5.39312">
                <text:p>5.39312</text:p>
              </table:table-cell>
              <table:table-cell office:value-type="float" office:value="5.4912">
                <text:p>5.4912</text:p>
              </table:table-cell>
              <table:table-cell office:value-type="float" office:value="5.69328">
                <text:p>5.69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9328">
                <text:p>4.99328</text:p>
              </table:table-cell>
              <table:table-cell office:value-type="float" office:value="6.19312">
                <text:p>6.19312</text:p>
              </table:table-cell>
              <table:table-cell office:value-type="float" office:value="5.5928">
                <text:p>5.5928</text:p>
              </table:table-cell>
              <table:table-cell office:value-type="float" office:value="5.79584">
                <text:p>5.79584</text:p>
              </table:table-cell>
              <table:table-cell office:value-type="float" office:value="5.69376">
                <text:p>5.69376</text:p>
              </table:table-cell>
              <table:table-cell office:value-type="float" office:value="5.29152">
                <text:p>5.29152</text:p>
              </table:table-cell>
              <table:table-cell office:value-type="float" office:value="5.29232">
                <text:p>5.29232</text:p>
              </table:table-cell>
              <table:table-cell office:value-type="float" office:value="6.29104">
                <text:p>6.29104</text:p>
              </table:table-cell>
              <table:table-cell office:value-type="float" office:value="5.39312">
                <text:p>5.39312</text:p>
              </table:table-cell>
              <table:table-cell office:value-type="float" office:value="5.4912">
                <text:p>5.4912</text:p>
              </table:table-cell>
              <table:table-cell office:value-type="float" office:value="5.89312">
                <text:p>5.893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09312">
                <text:p>5.09312</text:p>
              </table:table-cell>
              <table:table-cell office:value-type="float" office:value="6.19312">
                <text:p>6.19312</text:p>
              </table:table-cell>
              <table:table-cell office:value-type="float" office:value="5.89152">
                <text:p>5.89152</text:p>
              </table:table-cell>
              <table:table-cell office:value-type="float" office:value="5.89472">
                <text:p>5.89472</text:p>
              </table:table-cell>
              <table:table-cell office:value-type="float" office:value="5.692">
                <text:p>5.692</text:p>
              </table:table-cell>
              <table:table-cell office:value-type="float" office:value="5.39136">
                <text:p>5.39136</text:p>
              </table:table-cell>
              <table:table-cell office:value-type="float" office:value="5.29232">
                <text:p>5.29232</text:p>
              </table:table-cell>
              <table:table-cell office:value-type="float" office:value="6.29104">
                <text:p>6.29104</text:p>
              </table:table-cell>
              <table:table-cell office:value-type="float" office:value="5.39312">
                <text:p>5.39312</text:p>
              </table:table-cell>
              <table:table-cell office:value-type="float" office:value="5.4912">
                <text:p>5.4912</text:p>
              </table:table-cell>
              <table:table-cell office:value-type="float" office:value="6.0928">
                <text:p>6.09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9296">
                <text:p>5.39296</text:p>
              </table:table-cell>
              <table:table-cell office:value-type="float" office:value="6.1912">
                <text:p>6.1912</text:p>
              </table:table-cell>
              <table:table-cell office:value-type="float" office:value="5.89152">
                <text:p>5.89152</text:p>
              </table:table-cell>
              <table:table-cell office:value-type="float" office:value="5.89472">
                <text:p>5.89472</text:p>
              </table:table-cell>
              <table:table-cell office:value-type="float" office:value="5.79184">
                <text:p>5.79184</text:p>
              </table:table-cell>
              <table:table-cell office:value-type="float" office:value="5.59104">
                <text:p>5.59104</text:p>
              </table:table-cell>
              <table:table-cell office:value-type="float" office:value="5.39216">
                <text:p>5.39216</text:p>
              </table:table-cell>
              <table:table-cell office:value-type="float" office:value="6.29104">
                <text:p>6.29104</text:p>
              </table:table-cell>
              <table:table-cell office:value-type="float" office:value="5.49296">
                <text:p>5.49296</text:p>
              </table:table-cell>
              <table:table-cell office:value-type="float" office:value="5.59104">
                <text:p>5.59104</text:p>
              </table:table-cell>
              <table:table-cell office:value-type="float" office:value="6.19264">
                <text:p>6.19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59264">
                <text:p>5.59264</text:p>
              </table:table-cell>
              <table:table-cell office:value-type="float" office:value="6.1912">
                <text:p>6.1912</text:p>
              </table:table-cell>
              <table:table-cell office:value-type="float" office:value="5.89152">
                <text:p>5.89152</text:p>
              </table:table-cell>
              <table:table-cell office:value-type="float" office:value="5.99456">
                <text:p>5.99456</text:p>
              </table:table-cell>
              <table:table-cell office:value-type="float" office:value="5.99168">
                <text:p>5.99168</text:p>
              </table:table-cell>
              <table:table-cell office:value-type="float" office:value="5.79072">
                <text:p>5.79072</text:p>
              </table:table-cell>
              <table:table-cell office:value-type="float" office:value="5.39216">
                <text:p>5.39216</text:p>
              </table:table-cell>
              <table:table-cell office:value-type="float" office:value="6.49072">
                <text:p>6.49072</text:p>
              </table:table-cell>
              <table:table-cell office:value-type="float" office:value="5.59104">
                <text:p>5.59104</text:p>
              </table:table-cell>
              <table:table-cell office:value-type="float" office:value="5.59104">
                <text:p>5.59104</text:p>
              </table:table-cell>
              <table:table-cell office:value-type="float" office:value="6.29056">
                <text:p>6.29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9264">
                <text:p>5.59264</text:p>
              </table:table-cell>
              <table:table-cell office:value-type="float" office:value="6.1912">
                <text:p>6.1912</text:p>
              </table:table-cell>
              <table:table-cell office:value-type="float" office:value="5.89104">
                <text:p>5.89104</text:p>
              </table:table-cell>
              <table:table-cell office:value-type="float" office:value="6.1944">
                <text:p>6.1944</text:p>
              </table:table-cell>
              <table:table-cell office:value-type="float" office:value="5.99088">
                <text:p>5.99088</text:p>
              </table:table-cell>
              <table:table-cell office:value-type="float" office:value="5.79072">
                <text:p>5.79072</text:p>
              </table:table-cell>
              <table:table-cell office:value-type="float" office:value="5.49216">
                <text:p>5.49216</text:p>
              </table:table-cell>
              <table:table-cell office:value-type="float" office:value="6.59056">
                <text:p>6.59056</text:p>
              </table:table-cell>
              <table:table-cell office:value-type="float" office:value="5.69088">
                <text:p>5.69088</text:p>
              </table:table-cell>
              <table:table-cell office:value-type="float" office:value="5.69088">
                <text:p>5.69088</text:p>
              </table:table-cell>
              <table:table-cell office:value-type="float" office:value="6.29056">
                <text:p>6.290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9264">
                <text:p>5.59264</text:p>
              </table:table-cell>
              <table:table-cell office:value-type="float" office:value="6.29104">
                <text:p>6.29104</text:p>
              </table:table-cell>
              <table:table-cell office:value-type="float" office:value="5.99088">
                <text:p>5.99088</text:p>
              </table:table-cell>
              <table:table-cell office:value-type="float" office:value="6.1944">
                <text:p>6.1944</text:p>
              </table:table-cell>
              <table:table-cell office:value-type="float" office:value="6.19056">
                <text:p>6.19056</text:p>
              </table:table-cell>
              <table:table-cell office:value-type="float" office:value="5.79072">
                <text:p>5.79072</text:p>
              </table:table-cell>
              <table:table-cell office:value-type="float" office:value="5.592">
                <text:p>5.592</text:p>
              </table:table-cell>
              <table:table-cell office:value-type="float" office:value="6.59056">
                <text:p>6.59056</text:p>
              </table:table-cell>
              <table:table-cell office:value-type="float" office:value="5.89056">
                <text:p>5.89056</text:p>
              </table:table-cell>
              <table:table-cell office:value-type="float" office:value="5.69088">
                <text:p>5.69088</text:p>
              </table:table-cell>
              <table:table-cell office:value-type="float" office:value="6.29056">
                <text:p>6.29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9168">
                <text:p>5.69168</text:p>
              </table:table-cell>
              <table:table-cell office:value-type="float" office:value="6.49088">
                <text:p>6.49088</text:p>
              </table:table-cell>
              <table:table-cell office:value-type="float" office:value="6.09072">
                <text:p>6.09072</text:p>
              </table:table-cell>
              <table:table-cell office:value-type="float" office:value="6.29312">
                <text:p>6.29312</text:p>
              </table:table-cell>
              <table:table-cell office:value-type="float" office:value="6.38992">
                <text:p>6.38992</text:p>
              </table:table-cell>
              <table:table-cell office:value-type="float" office:value="5.79072">
                <text:p>5.79072</text:p>
              </table:table-cell>
              <table:table-cell office:value-type="float" office:value="5.592">
                <text:p>5.592</text:p>
              </table:table-cell>
              <table:table-cell office:value-type="float" office:value="6.59056">
                <text:p>6.59056</text:p>
              </table:table-cell>
              <table:table-cell office:value-type="float" office:value="5.9904">
                <text:p>5.9904</text:p>
              </table:table-cell>
              <table:table-cell office:value-type="float" office:value="5.89056">
                <text:p>5.89056</text:p>
              </table:table-cell>
              <table:table-cell office:value-type="float" office:value="6.29056">
                <text:p>6.29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9136">
                <text:p>5.89136</text:p>
              </table:table-cell>
              <table:table-cell office:value-type="float" office:value="6.49088">
                <text:p>6.49088</text:p>
              </table:table-cell>
              <table:table-cell office:value-type="float" office:value="6.09072">
                <text:p>6.09072</text:p>
              </table:table-cell>
              <table:table-cell office:value-type="float" office:value="6.29312">
                <text:p>6.29312</text:p>
              </table:table-cell>
              <table:table-cell office:value-type="float" office:value="6.38992">
                <text:p>6.38992</text:p>
              </table:table-cell>
              <table:table-cell office:value-type="float" office:value="5.9904">
                <text:p>5.9904</text:p>
              </table:table-cell>
              <table:table-cell office:value-type="float" office:value="5.69136">
                <text:p>5.69136</text:p>
              </table:table-cell>
              <table:table-cell office:value-type="float" office:value="6.69056">
                <text:p>6.69056</text:p>
              </table:table-cell>
              <table:table-cell office:value-type="float" office:value="5.9904">
                <text:p>5.9904</text:p>
              </table:table-cell>
              <table:table-cell office:value-type="float" office:value="5.89056">
                <text:p>5.89056</text:p>
              </table:table-cell>
              <table:table-cell office:value-type="float" office:value="6.39056">
                <text:p>6.390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9136">
                <text:p>5.89136</text:p>
              </table:table-cell>
              <table:table-cell office:value-type="float" office:value="6.49088">
                <text:p>6.49088</text:p>
              </table:table-cell>
              <table:table-cell office:value-type="float" office:value="6.08928">
                <text:p>6.08928</text:p>
              </table:table-cell>
              <table:table-cell office:value-type="float" office:value="6.29312">
                <text:p>6.29312</text:p>
              </table:table-cell>
              <table:table-cell office:value-type="float" office:value="6.38992">
                <text:p>6.38992</text:p>
              </table:table-cell>
              <table:table-cell office:value-type="float" office:value="6.19008">
                <text:p>6.19008</text:p>
              </table:table-cell>
              <table:table-cell office:value-type="float" office:value="5.7912">
                <text:p>5.7912</text:p>
              </table:table-cell>
              <table:table-cell office:value-type="float" office:value="6.69056">
                <text:p>6.69056</text:p>
              </table:table-cell>
              <table:table-cell office:value-type="float" office:value="6.19008">
                <text:p>6.19008</text:p>
              </table:table-cell>
              <table:table-cell office:value-type="float" office:value="5.89056">
                <text:p>5.89056</text:p>
              </table:table-cell>
              <table:table-cell office:value-type="float" office:value="6.4904">
                <text:p>6.49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912">
                <text:p>5.9912</text:p>
              </table:table-cell>
              <table:table-cell office:value-type="float" office:value="6.49088">
                <text:p>6.49088</text:p>
              </table:table-cell>
              <table:table-cell office:value-type="float" office:value="6.18912">
                <text:p>6.18912</text:p>
              </table:table-cell>
              <table:table-cell office:value-type="float" office:value="6.39312">
                <text:p>6.39312</text:p>
              </table:table-cell>
              <table:table-cell office:value-type="float" office:value="6.38992">
                <text:p>6.38992</text:p>
              </table:table-cell>
              <table:table-cell office:value-type="float" office:value="6.19008">
                <text:p>6.19008</text:p>
              </table:table-cell>
              <table:table-cell office:value-type="float" office:value="5.7912">
                <text:p>5.7912</text:p>
              </table:table-cell>
              <table:table-cell office:value-type="float" office:value="6.7904">
                <text:p>6.7904</text:p>
              </table:table-cell>
              <table:table-cell office:value-type="float" office:value="6.19008">
                <text:p>6.19008</text:p>
              </table:table-cell>
              <table:table-cell office:value-type="float" office:value="5.9904">
                <text:p>5.9904</text:p>
              </table:table-cell>
              <table:table-cell office:value-type="float" office:value="6.4904">
                <text:p>6.4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09104">
                <text:p>6.09104</text:p>
              </table:table-cell>
              <table:table-cell office:value-type="float" office:value="6.59072">
                <text:p>6.59072</text:p>
              </table:table-cell>
              <table:table-cell office:value-type="float" office:value="6.2888">
                <text:p>6.2888</text:p>
              </table:table-cell>
              <table:table-cell office:value-type="float" office:value="6.39312">
                <text:p>6.39312</text:p>
              </table:table-cell>
              <table:table-cell office:value-type="float" office:value="6.48992">
                <text:p>6.48992</text:p>
              </table:table-cell>
              <table:table-cell office:value-type="float" office:value="6.19008">
                <text:p>6.19008</text:p>
              </table:table-cell>
              <table:table-cell office:value-type="float" office:value="5.7912">
                <text:p>5.7912</text:p>
              </table:table-cell>
              <table:table-cell office:value-type="float" office:value="7.08992">
                <text:p>7.08992</text:p>
              </table:table-cell>
              <table:table-cell office:value-type="float" office:value="6.19008">
                <text:p>6.19008</text:p>
              </table:table-cell>
              <table:table-cell office:value-type="float" office:value="6.09024">
                <text:p>6.09024</text:p>
              </table:table-cell>
              <table:table-cell office:value-type="float" office:value="6.69008">
                <text:p>6.69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19104">
                <text:p>6.19104</text:p>
              </table:table-cell>
              <table:table-cell office:value-type="float" office:value="6.69056">
                <text:p>6.69056</text:p>
              </table:table-cell>
              <table:table-cell office:value-type="float" office:value="6.2888">
                <text:p>6.2888</text:p>
              </table:table-cell>
              <table:table-cell office:value-type="float" office:value="6.39312">
                <text:p>6.39312</text:p>
              </table:table-cell>
              <table:table-cell office:value-type="float" office:value="6.58944">
                <text:p>6.58944</text:p>
              </table:table-cell>
              <table:table-cell office:value-type="float" office:value="6.19008">
                <text:p>6.19008</text:p>
              </table:table-cell>
              <table:table-cell office:value-type="float" office:value="5.89104">
                <text:p>5.89104</text:p>
              </table:table-cell>
              <table:table-cell office:value-type="float" office:value="7.08992">
                <text:p>7.08992</text:p>
              </table:table-cell>
              <table:table-cell office:value-type="float" office:value="6.28992">
                <text:p>6.28992</text:p>
              </table:table-cell>
              <table:table-cell office:value-type="float" office:value="6.08928">
                <text:p>6.08928</text:p>
              </table:table-cell>
              <table:table-cell office:value-type="float" office:value="6.78976">
                <text:p>6.78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19104">
                <text:p>6.19104</text:p>
              </table:table-cell>
              <table:table-cell office:value-type="float" office:value="6.69056">
                <text:p>6.69056</text:p>
              </table:table-cell>
              <table:table-cell office:value-type="float" office:value="6.2888">
                <text:p>6.2888</text:p>
              </table:table-cell>
              <table:table-cell office:value-type="float" office:value="6.49312">
                <text:p>6.49312</text:p>
              </table:table-cell>
              <table:table-cell office:value-type="float" office:value="6.68928">
                <text:p>6.68928</text:p>
              </table:table-cell>
              <table:table-cell office:value-type="float" office:value="6.38976">
                <text:p>6.38976</text:p>
              </table:table-cell>
              <table:table-cell office:value-type="float" office:value="5.99072">
                <text:p>5.99072</text:p>
              </table:table-cell>
              <table:table-cell office:value-type="float" office:value="7.08992">
                <text:p>7.08992</text:p>
              </table:table-cell>
              <table:table-cell office:value-type="float" office:value="6.28992">
                <text:p>6.28992</text:p>
              </table:table-cell>
              <table:table-cell office:value-type="float" office:value="6.08928">
                <text:p>6.08928</text:p>
              </table:table-cell>
              <table:table-cell office:value-type="float" office:value="6.78976">
                <text:p>6.789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9104">
                <text:p>6.19104</text:p>
              </table:table-cell>
              <table:table-cell office:value-type="float" office:value="6.69056">
                <text:p>6.69056</text:p>
              </table:table-cell>
              <table:table-cell office:value-type="float" office:value="6.2888">
                <text:p>6.2888</text:p>
              </table:table-cell>
              <table:table-cell office:value-type="float" office:value="6.59296">
                <text:p>6.59296</text:p>
              </table:table-cell>
              <table:table-cell office:value-type="float" office:value="6.68928">
                <text:p>6.68928</text:p>
              </table:table-cell>
              <table:table-cell office:value-type="float" office:value="6.58944">
                <text:p>6.58944</text:p>
              </table:table-cell>
              <table:table-cell office:value-type="float" office:value="6.09072">
                <text:p>6.09072</text:p>
              </table:table-cell>
              <table:table-cell office:value-type="float" office:value="7.08992">
                <text:p>7.08992</text:p>
              </table:table-cell>
              <table:table-cell office:value-type="float" office:value="6.38976">
                <text:p>6.38976</text:p>
              </table:table-cell>
              <table:table-cell office:value-type="float" office:value="6.388">
                <text:p>6.388</text:p>
              </table:table-cell>
              <table:table-cell office:value-type="float" office:value="6.8896">
                <text:p>6.8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28976">
                <text:p>6.28976</text:p>
              </table:table-cell>
              <table:table-cell office:value-type="float" office:value="6.69056">
                <text:p>6.69056</text:p>
              </table:table-cell>
              <table:table-cell office:value-type="float" office:value="6.48848">
                <text:p>6.48848</text:p>
              </table:table-cell>
              <table:table-cell office:value-type="float" office:value="6.6928">
                <text:p>6.6928</text:p>
              </table:table-cell>
              <table:table-cell office:value-type="float" office:value="6.78912">
                <text:p>6.78912</text:p>
              </table:table-cell>
              <table:table-cell office:value-type="float" office:value="6.58816">
                <text:p>6.58816</text:p>
              </table:table-cell>
              <table:table-cell office:value-type="float" office:value="6.09072">
                <text:p>6.09072</text:p>
              </table:table-cell>
              <table:table-cell office:value-type="float" office:value="7.08992">
                <text:p>7.08992</text:p>
              </table:table-cell>
              <table:table-cell office:value-type="float" office:value="6.38976">
                <text:p>6.38976</text:p>
              </table:table-cell>
              <table:table-cell office:value-type="float" office:value="6.58768">
                <text:p>6.58768</text:p>
              </table:table-cell>
              <table:table-cell office:value-type="float" office:value="6.8896">
                <text:p>6.88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38976">
                <text:p>6.38976</text:p>
              </table:table-cell>
              <table:table-cell office:value-type="float" office:value="6.7904">
                <text:p>6.7904</text:p>
              </table:table-cell>
              <table:table-cell office:value-type="float" office:value="6.58832">
                <text:p>6.58832</text:p>
              </table:table-cell>
              <table:table-cell office:value-type="float" office:value="6.69072">
                <text:p>6.69072</text:p>
              </table:table-cell>
              <table:table-cell office:value-type="float" office:value="6.88864">
                <text:p>6.88864</text:p>
              </table:table-cell>
              <table:table-cell office:value-type="float" office:value="6.58816">
                <text:p>6.58816</text:p>
              </table:table-cell>
              <table:table-cell office:value-type="float" office:value="6.09072">
                <text:p>6.09072</text:p>
              </table:table-cell>
              <table:table-cell office:value-type="float" office:value="7.08992">
                <text:p>7.08992</text:p>
              </table:table-cell>
              <table:table-cell office:value-type="float" office:value="6.38976">
                <text:p>6.38976</text:p>
              </table:table-cell>
              <table:table-cell office:value-type="float" office:value="6.68752">
                <text:p>6.68752</text:p>
              </table:table-cell>
              <table:table-cell office:value-type="float" office:value="7.08928">
                <text:p>7.089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4896">
                <text:p>6.4896</text:p>
              </table:table-cell>
              <table:table-cell office:value-type="float" office:value="6.89024">
                <text:p>6.89024</text:p>
              </table:table-cell>
              <table:table-cell office:value-type="float" office:value="6.788">
                <text:p>6.788</text:p>
              </table:table-cell>
              <table:table-cell office:value-type="float" office:value="6.7904">
                <text:p>6.7904</text:p>
              </table:table-cell>
              <table:table-cell office:value-type="float" office:value="6.98848">
                <text:p>6.98848</text:p>
              </table:table-cell>
              <table:table-cell office:value-type="float" office:value="6.58816">
                <text:p>6.58816</text:p>
              </table:table-cell>
              <table:table-cell office:value-type="float" office:value="6.19056">
                <text:p>6.19056</text:p>
              </table:table-cell>
              <table:table-cell office:value-type="float" office:value="7.08992">
                <text:p>7.08992</text:p>
              </table:table-cell>
              <table:table-cell office:value-type="float" office:value="6.58944">
                <text:p>6.58944</text:p>
              </table:table-cell>
              <table:table-cell office:value-type="float" office:value="6.78736">
                <text:p>6.78736</text:p>
              </table:table-cell>
              <table:table-cell office:value-type="float" office:value="7.28912">
                <text:p>7.289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68912">
                <text:p>6.68912</text:p>
              </table:table-cell>
              <table:table-cell office:value-type="float" office:value="6.99008">
                <text:p>6.99008</text:p>
              </table:table-cell>
              <table:table-cell office:value-type="float" office:value="6.88784">
                <text:p>6.88784</text:p>
              </table:table-cell>
              <table:table-cell office:value-type="float" office:value="6.8904">
                <text:p>6.8904</text:p>
              </table:table-cell>
              <table:table-cell office:value-type="float" office:value="6.9872">
                <text:p>6.9872</text:p>
              </table:table-cell>
              <table:table-cell office:value-type="float" office:value="6.58816">
                <text:p>6.58816</text:p>
              </table:table-cell>
              <table:table-cell office:value-type="float" office:value="6.2904">
                <text:p>6.2904</text:p>
              </table:table-cell>
              <table:table-cell office:value-type="float" office:value="7.2896">
                <text:p>7.2896</text:p>
              </table:table-cell>
              <table:table-cell office:value-type="float" office:value="6.58944">
                <text:p>6.58944</text:p>
              </table:table-cell>
              <table:table-cell office:value-type="float" office:value="6.78736">
                <text:p>6.78736</text:p>
              </table:table-cell>
              <table:table-cell office:value-type="float" office:value="7.28912">
                <text:p>7.28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68912">
                <text:p>6.68912</text:p>
              </table:table-cell>
              <table:table-cell office:value-type="float" office:value="7.28976">
                <text:p>7.28976</text:p>
              </table:table-cell>
              <table:table-cell office:value-type="float" office:value="6.98768">
                <text:p>6.98768</text:p>
              </table:table-cell>
              <table:table-cell office:value-type="float" office:value="6.8904">
                <text:p>6.8904</text:p>
              </table:table-cell>
              <table:table-cell office:value-type="float" office:value="7.08704">
                <text:p>7.08704</text:p>
              </table:table-cell>
              <table:table-cell office:value-type="float" office:value="6.688">
                <text:p>6.688</text:p>
              </table:table-cell>
              <table:table-cell office:value-type="float" office:value="6.39024">
                <text:p>6.39024</text:p>
              </table:table-cell>
              <table:table-cell office:value-type="float" office:value="7.48928">
                <text:p>7.48928</text:p>
              </table:table-cell>
              <table:table-cell office:value-type="float" office:value="6.78912">
                <text:p>6.78912</text:p>
              </table:table-cell>
              <table:table-cell office:value-type="float" office:value="6.88576">
                <text:p>6.88576</text:p>
              </table:table-cell>
              <table:table-cell office:value-type="float" office:value="7.28912">
                <text:p>7.28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688">
                <text:p>6.688</text:p>
              </table:table-cell>
              <table:table-cell office:value-type="float" office:value="7.28976">
                <text:p>7.28976</text:p>
              </table:table-cell>
              <table:table-cell office:value-type="float" office:value="6.98768">
                <text:p>6.98768</text:p>
              </table:table-cell>
              <table:table-cell office:value-type="float" office:value="6.88944">
                <text:p>6.88944</text:p>
              </table:table-cell>
              <table:table-cell office:value-type="float" office:value="7.08704">
                <text:p>7.08704</text:p>
              </table:table-cell>
              <table:table-cell office:value-type="float" office:value="6.78768">
                <text:p>6.78768</text:p>
              </table:table-cell>
              <table:table-cell office:value-type="float" office:value="6.39024">
                <text:p>6.39024</text:p>
              </table:table-cell>
              <table:table-cell office:value-type="float" office:value="7.68912">
                <text:p>7.68912</text:p>
              </table:table-cell>
              <table:table-cell office:value-type="float" office:value="6.88896">
                <text:p>6.88896</text:p>
              </table:table-cell>
              <table:table-cell office:value-type="float" office:value="6.88496">
                <text:p>6.88496</text:p>
              </table:table-cell>
              <table:table-cell office:value-type="float" office:value="7.38896">
                <text:p>7.38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78784">
                <text:p>6.78784</text:p>
              </table:table-cell>
              <table:table-cell office:value-type="float" office:value="7.3896">
                <text:p>7.3896</text:p>
              </table:table-cell>
              <table:table-cell office:value-type="float" office:value="6.98768">
                <text:p>6.98768</text:p>
              </table:table-cell>
              <table:table-cell office:value-type="float" office:value="6.98848">
                <text:p>6.98848</text:p>
              </table:table-cell>
              <table:table-cell office:value-type="float" office:value="7.18688">
                <text:p>7.18688</text:p>
              </table:table-cell>
              <table:table-cell office:value-type="float" office:value="6.98736">
                <text:p>6.98736</text:p>
              </table:table-cell>
              <table:table-cell office:value-type="float" office:value="6.58928">
                <text:p>6.58928</text:p>
              </table:table-cell>
              <table:table-cell office:value-type="float" office:value="7.78896">
                <text:p>7.78896</text:p>
              </table:table-cell>
              <table:table-cell office:value-type="float" office:value="6.988">
                <text:p>6.988</text:p>
              </table:table-cell>
              <table:table-cell office:value-type="float" office:value="6.88496">
                <text:p>6.88496</text:p>
              </table:table-cell>
              <table:table-cell office:value-type="float" office:value="7.5888">
                <text:p>7.58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98768">
                <text:p>6.98768</text:p>
              </table:table-cell>
              <table:table-cell office:value-type="float" office:value="7.48944">
                <text:p>7.48944</text:p>
              </table:table-cell>
              <table:table-cell office:value-type="float" office:value="6.98672">
                <text:p>6.98672</text:p>
              </table:table-cell>
              <table:table-cell office:value-type="float" office:value="7.08832">
                <text:p>7.08832</text:p>
              </table:table-cell>
              <table:table-cell office:value-type="float" office:value="7.18688">
                <text:p>7.18688</text:p>
              </table:table-cell>
              <table:table-cell office:value-type="float" office:value="7.0872">
                <text:p>7.0872</text:p>
              </table:table-cell>
              <table:table-cell office:value-type="float" office:value="6.58864">
                <text:p>6.58864</text:p>
              </table:table-cell>
              <table:table-cell office:value-type="float" office:value="7.78896">
                <text:p>7.78896</text:p>
              </table:table-cell>
              <table:table-cell office:value-type="float" office:value="6.988">
                <text:p>6.988</text:p>
              </table:table-cell>
              <table:table-cell office:value-type="float" office:value="6.88416">
                <text:p>6.88416</text:p>
              </table:table-cell>
              <table:table-cell office:value-type="float" office:value="7.5888">
                <text:p>7.58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98768">
                <text:p>6.98768</text:p>
              </table:table-cell>
              <table:table-cell office:value-type="float" office:value="7.48944">
                <text:p>7.48944</text:p>
              </table:table-cell>
              <table:table-cell office:value-type="float" office:value="6.98672">
                <text:p>6.98672</text:p>
              </table:table-cell>
              <table:table-cell office:value-type="float" office:value="7.08832">
                <text:p>7.08832</text:p>
              </table:table-cell>
              <table:table-cell office:value-type="float" office:value="7.18688">
                <text:p>7.18688</text:p>
              </table:table-cell>
              <table:table-cell office:value-type="float" office:value="7.18704">
                <text:p>7.18704</text:p>
              </table:table-cell>
              <table:table-cell office:value-type="float" office:value="6.58864">
                <text:p>6.58864</text:p>
              </table:table-cell>
              <table:table-cell office:value-type="float" office:value="7.78896">
                <text:p>7.78896</text:p>
              </table:table-cell>
              <table:table-cell office:value-type="float" office:value="7.08784">
                <text:p>7.08784</text:p>
              </table:table-cell>
              <table:table-cell office:value-type="float" office:value="6.98384">
                <text:p>6.98384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8752">
                <text:p>7.08752</text:p>
              </table:table-cell>
              <table:table-cell office:value-type="float" office:value="7.58928">
                <text:p>7.58928</text:p>
              </table:table-cell>
              <table:table-cell office:value-type="float" office:value="6.98608">
                <text:p>6.98608</text:p>
              </table:table-cell>
              <table:table-cell office:value-type="float" office:value="7.08832">
                <text:p>7.08832</text:p>
              </table:table-cell>
              <table:table-cell office:value-type="float" office:value="7.38624">
                <text:p>7.38624</text:p>
              </table:table-cell>
              <table:table-cell office:value-type="float" office:value="7.28688">
                <text:p>7.28688</text:p>
              </table:table-cell>
              <table:table-cell office:value-type="float" office:value="6.58864">
                <text:p>6.58864</text:p>
              </table:table-cell>
              <table:table-cell office:value-type="float" office:value="7.78896">
                <text:p>7.78896</text:p>
              </table:table-cell>
              <table:table-cell office:value-type="float" office:value="7.08784">
                <text:p>7.08784</text:p>
              </table:table-cell>
              <table:table-cell office:value-type="float" office:value="6.98304">
                <text:p>6.98304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08752">
                <text:p>7.08752</text:p>
              </table:table-cell>
              <table:table-cell office:value-type="float" office:value="7.58928">
                <text:p>7.58928</text:p>
              </table:table-cell>
              <table:table-cell office:value-type="float" office:value="6.98608">
                <text:p>6.98608</text:p>
              </table:table-cell>
              <table:table-cell office:value-type="float" office:value="7.288">
                <text:p>7.288</text:p>
              </table:table-cell>
              <table:table-cell office:value-type="float" office:value="7.48608">
                <text:p>7.48608</text:p>
              </table:table-cell>
              <table:table-cell office:value-type="float" office:value="7.38672">
                <text:p>7.38672</text:p>
              </table:table-cell>
              <table:table-cell office:value-type="float" office:value="6.58864">
                <text:p>6.58864</text:p>
              </table:table-cell>
              <table:table-cell office:value-type="float" office:value="7.78896">
                <text:p>7.78896</text:p>
              </table:table-cell>
              <table:table-cell office:value-type="float" office:value="7.18768">
                <text:p>7.18768</text:p>
              </table:table-cell>
              <table:table-cell office:value-type="float" office:value="6.98304">
                <text:p>6.98304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08752">
                <text:p>7.08752</text:p>
              </table:table-cell>
              <table:table-cell office:value-type="float" office:value="7.68912">
                <text:p>7.68912</text:p>
              </table:table-cell>
              <table:table-cell office:value-type="float" office:value="6.98608">
                <text:p>6.98608</text:p>
              </table:table-cell>
              <table:table-cell office:value-type="float" office:value="7.288">
                <text:p>7.288</text:p>
              </table:table-cell>
              <table:table-cell office:value-type="float" office:value="7.48608">
                <text:p>7.48608</text:p>
              </table:table-cell>
              <table:table-cell office:value-type="float" office:value="7.38672">
                <text:p>7.38672</text:p>
              </table:table-cell>
              <table:table-cell office:value-type="float" office:value="6.78784">
                <text:p>6.78784</text:p>
              </table:table-cell>
              <table:table-cell office:value-type="float" office:value="7.78896">
                <text:p>7.78896</text:p>
              </table:table-cell>
              <table:table-cell office:value-type="float" office:value="7.38528">
                <text:p>7.38528</text:p>
              </table:table-cell>
              <table:table-cell office:value-type="float" office:value="7.08064">
                <text:p>7.08064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0864">
                <text:p>7.0864</text:p>
              </table:table-cell>
              <table:table-cell office:value-type="float" office:value="7.68912">
                <text:p>7.68912</text:p>
              </table:table-cell>
              <table:table-cell office:value-type="float" office:value="6.98608">
                <text:p>6.98608</text:p>
              </table:table-cell>
              <table:table-cell office:value-type="float" office:value="7.38784">
                <text:p>7.38784</text:p>
              </table:table-cell>
              <table:table-cell office:value-type="float" office:value="7.48608">
                <text:p>7.48608</text:p>
              </table:table-cell>
              <table:table-cell office:value-type="float" office:value="7.38672">
                <text:p>7.38672</text:p>
              </table:table-cell>
              <table:table-cell office:value-type="float" office:value="6.88656">
                <text:p>6.88656</text:p>
              </table:table-cell>
              <table:table-cell office:value-type="float" office:value="7.8888">
                <text:p>7.8888</text:p>
              </table:table-cell>
              <table:table-cell office:value-type="float" office:value="7.38528">
                <text:p>7.38528</text:p>
              </table:table-cell>
              <table:table-cell office:value-type="float" office:value="7.18032">
                <text:p>7.18032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2856">
                <text:p>7.2856</text:p>
              </table:table-cell>
              <table:table-cell office:value-type="float" office:value="7.98864">
                <text:p>7.98864</text:p>
              </table:table-cell>
              <table:table-cell office:value-type="float" office:value="6.98608">
                <text:p>6.98608</text:p>
              </table:table-cell>
              <table:table-cell office:value-type="float" office:value="7.38784">
                <text:p>7.38784</text:p>
              </table:table-cell>
              <table:table-cell office:value-type="float" office:value="7.6848">
                <text:p>7.6848</text:p>
              </table:table-cell>
              <table:table-cell office:value-type="float" office:value="7.4864">
                <text:p>7.4864</text:p>
              </table:table-cell>
              <table:table-cell office:value-type="float" office:value="6.9864">
                <text:p>6.9864</text:p>
              </table:table-cell>
              <table:table-cell office:value-type="float" office:value="7.8888">
                <text:p>7.8888</text:p>
              </table:table-cell>
              <table:table-cell office:value-type="float" office:value="7.48416">
                <text:p>7.48416</text:p>
              </table:table-cell>
              <table:table-cell office:value-type="float" office:value="7.27744">
                <text:p>7.27744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856">
                <text:p>7.2856</text:p>
              </table:table-cell>
              <table:table-cell office:value-type="float" office:value="7.98864">
                <text:p>7.98864</text:p>
              </table:table-cell>
              <table:table-cell office:value-type="float" office:value="6.98608">
                <text:p>6.98608</text:p>
              </table:table-cell>
              <table:table-cell office:value-type="float" office:value="7.38784">
                <text:p>7.38784</text:p>
              </table:table-cell>
              <table:table-cell office:value-type="float" office:value="7.88448">
                <text:p>7.88448</text:p>
              </table:table-cell>
              <table:table-cell office:value-type="float" office:value="7.4864">
                <text:p>7.4864</text:p>
              </table:table-cell>
              <table:table-cell office:value-type="float" office:value="7.08624">
                <text:p>7.08624</text:p>
              </table:table-cell>
              <table:table-cell office:value-type="float" office:value="7.88752">
                <text:p>7.88752</text:p>
              </table:table-cell>
              <table:table-cell office:value-type="float" office:value="7.584">
                <text:p>7.584</text:p>
              </table:table-cell>
              <table:table-cell office:value-type="float" office:value="7.27744">
                <text:p>7.27744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2856">
                <text:p>7.2856</text:p>
              </table:table-cell>
              <table:table-cell office:value-type="float" office:value="7.98864">
                <text:p>7.98864</text:p>
              </table:table-cell>
              <table:table-cell office:value-type="float" office:value="7.08576">
                <text:p>7.08576</text:p>
              </table:table-cell>
              <table:table-cell office:value-type="float" office:value="7.48752">
                <text:p>7.48752</text:p>
              </table:table-cell>
              <table:table-cell office:value-type="float" office:value="7.88448">
                <text:p>7.88448</text:p>
              </table:table-cell>
              <table:table-cell office:value-type="float" office:value="7.4864">
                <text:p>7.4864</text:p>
              </table:table-cell>
              <table:table-cell office:value-type="float" office:value="7.18608">
                <text:p>7.18608</text:p>
              </table:table-cell>
              <table:table-cell office:value-type="float" office:value="7.88752">
                <text:p>7.88752</text:p>
              </table:table-cell>
              <table:table-cell office:value-type="float" office:value="7.584">
                <text:p>7.584</text:p>
              </table:table-cell>
              <table:table-cell office:value-type="float" office:value="7.47712">
                <text:p>7.47712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856">
                <text:p>7.2856</text:p>
              </table:table-cell>
              <table:table-cell office:value-type="float" office:value="7.98864">
                <text:p>7.98864</text:p>
              </table:table-cell>
              <table:table-cell office:value-type="float" office:value="7.28512">
                <text:p>7.28512</text:p>
              </table:table-cell>
              <table:table-cell office:value-type="float" office:value="7.5864">
                <text:p>7.5864</text:p>
              </table:table-cell>
              <table:table-cell office:value-type="float" office:value="7.88448">
                <text:p>7.88448</text:p>
              </table:table-cell>
              <table:table-cell office:value-type="float" office:value="7.58512">
                <text:p>7.58512</text:p>
              </table:table-cell>
              <table:table-cell office:value-type="float" office:value="7.38576">
                <text:p>7.38576</text:p>
              </table:table-cell>
              <table:table-cell office:value-type="float" office:value="7.88752">
                <text:p>7.88752</text:p>
              </table:table-cell>
              <table:table-cell office:value-type="float" office:value="7.78304">
                <text:p>7.78304</text:p>
              </table:table-cell>
              <table:table-cell office:value-type="float" office:value="7.57632">
                <text:p>7.57632</text:p>
              </table:table-cell>
              <table:table-cell office:value-type="float" office:value="7.68864">
                <text:p>7.68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2856">
                <text:p>7.2856</text:p>
              </table:table-cell>
              <table:table-cell office:value-type="float" office:value="7.98864">
                <text:p>7.98864</text:p>
              </table:table-cell>
              <table:table-cell office:value-type="float" office:value="7.28512">
                <text:p>7.28512</text:p>
              </table:table-cell>
              <table:table-cell office:value-type="float" office:value="7.68624">
                <text:p>7.68624</text:p>
              </table:table-cell>
              <table:table-cell office:value-type="float" office:value="7.98432">
                <text:p>7.98432</text:p>
              </table:table-cell>
              <table:table-cell office:value-type="float" office:value="7.58512">
                <text:p>7.58512</text:p>
              </table:table-cell>
              <table:table-cell office:value-type="float" office:value="7.38576">
                <text:p>7.38576</text:p>
              </table:table-cell>
              <table:table-cell office:value-type="float" office:value="7.88752">
                <text:p>7.88752</text:p>
              </table:table-cell>
              <table:table-cell office:value-type="float" office:value="7.78304">
                <text:p>7.78304</text:p>
              </table:table-cell>
              <table:table-cell office:value-type="float" office:value="7.57632">
                <text:p>7.57632</text:p>
              </table:table-cell>
              <table:table-cell office:value-type="float" office:value="7.78864">
                <text:p>7.788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2856">
                <text:p>7.2856</text:p>
              </table:table-cell>
              <table:table-cell office:value-type="float" office:value="8.08848">
                <text:p>8.08848</text:p>
              </table:table-cell>
              <table:table-cell office:value-type="float" office:value="7.4848">
                <text:p>7.4848</text:p>
              </table:table-cell>
              <table:table-cell office:value-type="float" office:value="7.68624">
                <text:p>7.68624</text:p>
              </table:table-cell>
              <table:table-cell office:value-type="float" office:value="7.98432">
                <text:p>7.98432</text:p>
              </table:table-cell>
              <table:table-cell office:value-type="float" office:value="7.68496">
                <text:p>7.68496</text:p>
              </table:table-cell>
              <table:table-cell office:value-type="float" office:value="7.38576">
                <text:p>7.38576</text:p>
              </table:table-cell>
              <table:table-cell office:value-type="float" office:value="7.9872">
                <text:p>7.9872</text:p>
              </table:table-cell>
              <table:table-cell office:value-type="float" office:value="7.78304">
                <text:p>7.78304</text:p>
              </table:table-cell>
              <table:table-cell office:value-type="float" office:value="7.67616">
                <text:p>7.67616</text:p>
              </table:table-cell>
              <table:table-cell office:value-type="float" office:value="7.78864">
                <text:p>7.788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8528">
                <text:p>7.38528</text:p>
              </table:table-cell>
              <table:table-cell office:value-type="float" office:value="8.08848">
                <text:p>8.08848</text:p>
              </table:table-cell>
              <table:table-cell office:value-type="float" office:value="7.4848">
                <text:p>7.4848</text:p>
              </table:table-cell>
              <table:table-cell office:value-type="float" office:value="7.68624">
                <text:p>7.68624</text:p>
              </table:table-cell>
              <table:table-cell office:value-type="float" office:value="8.08368">
                <text:p>8.08368</text:p>
              </table:table-cell>
              <table:table-cell office:value-type="float" office:value="7.7848">
                <text:p>7.7848</text:p>
              </table:table-cell>
              <table:table-cell office:value-type="float" office:value="7.48512">
                <text:p>7.48512</text:p>
              </table:table-cell>
              <table:table-cell office:value-type="float" office:value="7.9872">
                <text:p>7.9872</text:p>
              </table:table-cell>
              <table:table-cell office:value-type="float" office:value="7.78304">
                <text:p>7.78304</text:p>
              </table:table-cell>
              <table:table-cell office:value-type="float" office:value="7.8752">
                <text:p>7.8752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8432">
                <text:p>7.38432</text:p>
              </table:table-cell>
              <table:table-cell office:value-type="float" office:value="8.488">
                <text:p>8.488</text:p>
              </table:table-cell>
              <table:table-cell office:value-type="float" office:value="7.58464">
                <text:p>7.58464</text:p>
              </table:table-cell>
              <table:table-cell office:value-type="float" office:value="7.68624">
                <text:p>7.68624</text:p>
              </table:table-cell>
              <table:table-cell office:value-type="float" office:value="8.08368">
                <text:p>8.08368</text:p>
              </table:table-cell>
              <table:table-cell office:value-type="float" office:value="7.88448">
                <text:p>7.88448</text:p>
              </table:table-cell>
              <table:table-cell office:value-type="float" office:value="7.58496">
                <text:p>7.58496</text:p>
              </table:table-cell>
              <table:table-cell office:value-type="float" office:value="7.9872">
                <text:p>7.9872</text:p>
              </table:table-cell>
              <table:table-cell office:value-type="float" office:value="8.08256">
                <text:p>8.08256</text:p>
              </table:table-cell>
              <table:table-cell office:value-type="float" office:value="7.8752">
                <text:p>7.8752</text:p>
              </table:table-cell>
              <table:table-cell office:value-type="float" office:value="8.18688">
                <text:p>8.18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8432">
                <text:p>7.38432</text:p>
              </table:table-cell>
              <table:table-cell office:value-type="float" office:value="8.488">
                <text:p>8.488</text:p>
              </table:table-cell>
              <table:table-cell office:value-type="float" office:value="7.78416">
                <text:p>7.78416</text:p>
              </table:table-cell>
              <table:table-cell office:value-type="float" office:value="7.98576">
                <text:p>7.98576</text:p>
              </table:table-cell>
              <table:table-cell office:value-type="float" office:value="8.08368">
                <text:p>8.08368</text:p>
              </table:table-cell>
              <table:table-cell office:value-type="float" office:value="7.98432">
                <text:p>7.98432</text:p>
              </table:table-cell>
              <table:table-cell office:value-type="float" office:value="7.58496">
                <text:p>7.58496</text:p>
              </table:table-cell>
              <table:table-cell office:value-type="float" office:value="8.18688">
                <text:p>8.18688</text:p>
              </table:table-cell>
              <table:table-cell office:value-type="float" office:value="8.18176">
                <text:p>8.18176</text:p>
              </table:table-cell>
              <table:table-cell office:value-type="float" office:value="7.8752">
                <text:p>7.8752</text:p>
              </table:table-cell>
              <table:table-cell office:value-type="float" office:value="8.18688">
                <text:p>8.186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48432">
                <text:p>7.48432</text:p>
              </table:table-cell>
              <table:table-cell office:value-type="float" office:value="8.488">
                <text:p>8.488</text:p>
              </table:table-cell>
              <table:table-cell office:value-type="float" office:value="7.78416">
                <text:p>7.78416</text:p>
              </table:table-cell>
              <table:table-cell office:value-type="float" office:value="8.0856">
                <text:p>8.0856</text:p>
              </table:table-cell>
              <table:table-cell office:value-type="float" office:value="8.08368">
                <text:p>8.08368</text:p>
              </table:table-cell>
              <table:table-cell office:value-type="float" office:value="7.98432">
                <text:p>7.98432</text:p>
              </table:table-cell>
              <table:table-cell office:value-type="float" office:value="7.6848">
                <text:p>7.6848</text:p>
              </table:table-cell>
              <table:table-cell office:value-type="float" office:value="8.18688">
                <text:p>8.18688</text:p>
              </table:table-cell>
              <table:table-cell office:value-type="float" office:value="8.2816">
                <text:p>8.2816</text:p>
              </table:table-cell>
              <table:table-cell office:value-type="float" office:value="7.8752">
                <text:p>7.8752</text:p>
              </table:table-cell>
              <table:table-cell office:value-type="float" office:value="8.18688">
                <text:p>8.186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48432">
                <text:p>7.48432</text:p>
              </table:table-cell>
              <table:table-cell office:value-type="float" office:value="8.488">
                <text:p>8.488</text:p>
              </table:table-cell>
              <table:table-cell office:value-type="float" office:value="7.78416">
                <text:p>7.78416</text:p>
              </table:table-cell>
              <table:table-cell office:value-type="float" office:value="8.18544">
                <text:p>8.18544</text:p>
              </table:table-cell>
              <table:table-cell office:value-type="float" office:value="8.18368">
                <text:p>8.18368</text:p>
              </table:table-cell>
              <table:table-cell office:value-type="float" office:value="7.98432">
                <text:p>7.98432</text:p>
              </table:table-cell>
              <table:table-cell office:value-type="float" office:value="7.88352">
                <text:p>7.88352</text:p>
              </table:table-cell>
              <table:table-cell office:value-type="float" office:value="8.18688">
                <text:p>8.18688</text:p>
              </table:table-cell>
              <table:table-cell office:value-type="float" office:value="8.38144">
                <text:p>8.38144</text:p>
              </table:table-cell>
              <table:table-cell office:value-type="float" office:value="7.97504">
                <text:p>7.97504</text:p>
              </table:table-cell>
              <table:table-cell office:value-type="float" office:value="8.28672">
                <text:p>8.286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8432">
                <text:p>7.48432</text:p>
              </table:table-cell>
              <table:table-cell office:value-type="float" office:value="8.58784">
                <text:p>8.58784</text:p>
              </table:table-cell>
              <table:table-cell office:value-type="float" office:value="7.98384">
                <text:p>7.98384</text:p>
              </table:table-cell>
              <table:table-cell office:value-type="float" office:value="8.18544">
                <text:p>8.18544</text:p>
              </table:table-cell>
              <table:table-cell office:value-type="float" office:value="8.18368">
                <text:p>8.18368</text:p>
              </table:table-cell>
              <table:table-cell office:value-type="float" office:value="8.08416">
                <text:p>8.08416</text:p>
              </table:table-cell>
              <table:table-cell office:value-type="float" office:value="7.88256">
                <text:p>7.88256</text:p>
              </table:table-cell>
              <table:table-cell office:value-type="float" office:value="8.3864">
                <text:p>8.3864</text:p>
              </table:table-cell>
              <table:table-cell office:value-type="float" office:value="8.38144">
                <text:p>8.38144</text:p>
              </table:table-cell>
              <table:table-cell office:value-type="float" office:value="7.97504">
                <text:p>7.97504</text:p>
              </table:table-cell>
              <table:table-cell office:value-type="float" office:value="8.28672">
                <text:p>8.28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58416">
                <text:p>7.58416</text:p>
              </table:table-cell>
              <table:table-cell office:value-type="float" office:value="8.58784">
                <text:p>8.58784</text:p>
              </table:table-cell>
              <table:table-cell office:value-type="float" office:value="8.08352">
                <text:p>8.08352</text:p>
              </table:table-cell>
              <table:table-cell office:value-type="float" office:value="8.18544">
                <text:p>8.18544</text:p>
              </table:table-cell>
              <table:table-cell office:value-type="float" office:value="8.58304">
                <text:p>8.58304</text:p>
              </table:table-cell>
              <table:table-cell office:value-type="float" office:value="8.08416">
                <text:p>8.08416</text:p>
              </table:table-cell>
              <table:table-cell office:value-type="float" office:value="7.88256">
                <text:p>7.88256</text:p>
              </table:table-cell>
              <table:table-cell office:value-type="float" office:value="8.48624">
                <text:p>8.48624</text:p>
              </table:table-cell>
              <table:table-cell office:value-type="float" office:value="8.38144">
                <text:p>8.38144</text:p>
              </table:table-cell>
              <table:table-cell office:value-type="float" office:value="8.07392">
                <text:p>8.07392</text:p>
              </table:table-cell>
              <table:table-cell office:value-type="float" office:value="8.28672">
                <text:p>8.28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78384">
                <text:p>7.78384</text:p>
              </table:table-cell>
              <table:table-cell office:value-type="float" office:value="8.68768">
                <text:p>8.68768</text:p>
              </table:table-cell>
              <table:table-cell office:value-type="float" office:value="8.18336">
                <text:p>8.18336</text:p>
              </table:table-cell>
              <table:table-cell office:value-type="float" office:value="8.18544">
                <text:p>8.18544</text:p>
              </table:table-cell>
              <table:table-cell office:value-type="float" office:value="8.88208">
                <text:p>8.88208</text:p>
              </table:table-cell>
              <table:table-cell office:value-type="float" office:value="8.18384">
                <text:p>8.18384</text:p>
              </table:table-cell>
              <table:table-cell office:value-type="float" office:value="7.88256">
                <text:p>7.88256</text:p>
              </table:table-cell>
              <table:table-cell office:value-type="float" office:value="8.58608">
                <text:p>8.58608</text:p>
              </table:table-cell>
              <table:table-cell office:value-type="float" office:value="8.58112">
                <text:p>8.58112</text:p>
              </table:table-cell>
              <table:table-cell office:value-type="float" office:value="8.17376">
                <text:p>8.17376</text:p>
              </table:table-cell>
              <table:table-cell office:value-type="float" office:value="8.38656">
                <text:p>8.38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78384">
                <text:p>7.78384</text:p>
              </table:table-cell>
              <table:table-cell office:value-type="float" office:value="8.78752">
                <text:p>8.78752</text:p>
              </table:table-cell>
              <table:table-cell office:value-type="float" office:value="8.2832">
                <text:p>8.2832</text:p>
              </table:table-cell>
              <table:table-cell office:value-type="float" office:value="8.18544">
                <text:p>8.18544</text:p>
              </table:table-cell>
              <table:table-cell office:value-type="float" office:value="8.98192">
                <text:p>8.98192</text:p>
              </table:table-cell>
              <table:table-cell office:value-type="float" office:value="8.38352">
                <text:p>8.38352</text:p>
              </table:table-cell>
              <table:table-cell office:value-type="float" office:value="7.88256">
                <text:p>7.88256</text:p>
              </table:table-cell>
              <table:table-cell office:value-type="float" office:value="8.78576">
                <text:p>8.78576</text:p>
              </table:table-cell>
              <table:table-cell office:value-type="float" office:value="8.68096">
                <text:p>8.68096</text:p>
              </table:table-cell>
              <table:table-cell office:value-type="float" office:value="8.27024">
                <text:p>8.27024</text:p>
              </table:table-cell>
              <table:table-cell office:value-type="float" office:value="8.38656">
                <text:p>8.38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88368">
                <text:p>7.88368</text:p>
              </table:table-cell>
              <table:table-cell office:value-type="float" office:value="8.88736">
                <text:p>8.88736</text:p>
              </table:table-cell>
              <table:table-cell office:value-type="float" office:value="8.38288">
                <text:p>8.38288</text:p>
              </table:table-cell>
              <table:table-cell office:value-type="float" office:value="8.28432">
                <text:p>8.28432</text:p>
              </table:table-cell>
              <table:table-cell office:value-type="float" office:value="9.08176">
                <text:p>9.08176</text:p>
              </table:table-cell>
              <table:table-cell office:value-type="float" office:value="8.48336">
                <text:p>8.48336</text:p>
              </table:table-cell>
              <table:table-cell office:value-type="float" office:value="7.9824">
                <text:p>7.9824</text:p>
              </table:table-cell>
              <table:table-cell office:value-type="float" office:value="8.78576">
                <text:p>8.78576</text:p>
              </table:table-cell>
              <table:table-cell office:value-type="float" office:value="8.68096">
                <text:p>8.68096</text:p>
              </table:table-cell>
              <table:table-cell office:value-type="float" office:value="8.36992">
                <text:p>8.36992</text:p>
              </table:table-cell>
              <table:table-cell office:value-type="float" office:value="8.58608">
                <text:p>8.58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88368">
                <text:p>7.88368</text:p>
              </table:table-cell>
              <table:table-cell office:value-type="float" office:value="8.9872">
                <text:p>8.9872</text:p>
              </table:table-cell>
              <table:table-cell office:value-type="float" office:value="8.38288">
                <text:p>8.38288</text:p>
              </table:table-cell>
              <table:table-cell office:value-type="float" office:value="8.38416">
                <text:p>8.38416</text:p>
              </table:table-cell>
              <table:table-cell office:value-type="float" office:value="9.08176">
                <text:p>9.08176</text:p>
              </table:table-cell>
              <table:table-cell office:value-type="float" office:value="8.48192">
                <text:p>8.48192</text:p>
              </table:table-cell>
              <table:table-cell office:value-type="float" office:value="7.9824">
                <text:p>7.9824</text:p>
              </table:table-cell>
              <table:table-cell office:value-type="float" office:value="8.98544">
                <text:p>8.98544</text:p>
              </table:table-cell>
              <table:table-cell office:value-type="float" office:value="8.68096">
                <text:p>8.68096</text:p>
              </table:table-cell>
              <table:table-cell office:value-type="float" office:value="8.36992">
                <text:p>8.36992</text:p>
              </table:table-cell>
              <table:table-cell office:value-type="float" office:value="8.68608">
                <text:p>8.68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18256">
                <text:p>8.18256</text:p>
              </table:table-cell>
              <table:table-cell office:value-type="float" office:value="9.18688">
                <text:p>9.18688</text:p>
              </table:table-cell>
              <table:table-cell office:value-type="float" office:value="8.38288">
                <text:p>8.38288</text:p>
              </table:table-cell>
              <table:table-cell office:value-type="float" office:value="8.484">
                <text:p>8.484</text:p>
              </table:table-cell>
              <table:table-cell office:value-type="float" office:value="9.08176">
                <text:p>9.08176</text:p>
              </table:table-cell>
              <table:table-cell office:value-type="float" office:value="8.48192">
                <text:p>8.48192</text:p>
              </table:table-cell>
              <table:table-cell office:value-type="float" office:value="8.08224">
                <text:p>8.08224</text:p>
              </table:table-cell>
              <table:table-cell office:value-type="float" office:value="8.98544">
                <text:p>8.98544</text:p>
              </table:table-cell>
              <table:table-cell office:value-type="float" office:value="8.68096">
                <text:p>8.68096</text:p>
              </table:table-cell>
              <table:table-cell office:value-type="float" office:value="8.3688">
                <text:p>8.3688</text:p>
              </table:table-cell>
              <table:table-cell office:value-type="float" office:value="8.78592">
                <text:p>8.78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18256">
                <text:p>8.18256</text:p>
              </table:table-cell>
              <table:table-cell office:value-type="float" office:value="9.18688">
                <text:p>9.18688</text:p>
              </table:table-cell>
              <table:table-cell office:value-type="float" office:value="8.48272">
                <text:p>8.48272</text:p>
              </table:table-cell>
              <table:table-cell office:value-type="float" office:value="8.484">
                <text:p>8.484</text:p>
              </table:table-cell>
              <table:table-cell office:value-type="float" office:value="9.08176">
                <text:p>9.08176</text:p>
              </table:table-cell>
              <table:table-cell office:value-type="float" office:value="8.58176">
                <text:p>8.58176</text:p>
              </table:table-cell>
              <table:table-cell office:value-type="float" office:value="8.28096">
                <text:p>8.28096</text:p>
              </table:table-cell>
              <table:table-cell office:value-type="float" office:value="8.98544">
                <text:p>8.98544</text:p>
              </table:table-cell>
              <table:table-cell office:value-type="float" office:value="8.68096">
                <text:p>8.68096</text:p>
              </table:table-cell>
              <table:table-cell office:value-type="float" office:value="8.36736">
                <text:p>8.36736</text:p>
              </table:table-cell>
              <table:table-cell office:value-type="float" office:value="8.88576">
                <text:p>8.88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8256">
                <text:p>8.18256</text:p>
              </table:table-cell>
              <table:table-cell office:value-type="float" office:value="9.28672">
                <text:p>9.28672</text:p>
              </table:table-cell>
              <table:table-cell office:value-type="float" office:value="8.58256">
                <text:p>8.58256</text:p>
              </table:table-cell>
              <table:table-cell office:value-type="float" office:value="8.58368">
                <text:p>8.58368</text:p>
              </table:table-cell>
              <table:table-cell office:value-type="float" office:value="9.18016">
                <text:p>9.18016</text:p>
              </table:table-cell>
              <table:table-cell office:value-type="float" office:value="8.6816">
                <text:p>8.6816</text:p>
              </table:table-cell>
              <table:table-cell office:value-type="float" office:value="8.28096">
                <text:p>8.28096</text:p>
              </table:table-cell>
              <table:table-cell office:value-type="float" office:value="8.98544">
                <text:p>8.98544</text:p>
              </table:table-cell>
              <table:table-cell office:value-type="float" office:value="8.7808">
                <text:p>8.7808</text:p>
              </table:table-cell>
              <table:table-cell office:value-type="float" office:value="8.36736">
                <text:p>8.36736</text:p>
              </table:table-cell>
              <table:table-cell office:value-type="float" office:value="8.88576">
                <text:p>8.885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.18256">
                <text:p>8.18256</text:p>
              </table:table-cell>
              <table:table-cell office:value-type="float" office:value="9.38656">
                <text:p>9.38656</text:p>
              </table:table-cell>
              <table:table-cell office:value-type="float" office:value="8.68224">
                <text:p>8.68224</text:p>
              </table:table-cell>
              <table:table-cell office:value-type="float" office:value="8.58368">
                <text:p>8.58368</text:p>
              </table:table-cell>
              <table:table-cell office:value-type="float" office:value="9.28">
                <text:p>9.28</text:p>
              </table:table-cell>
              <table:table-cell office:value-type="float" office:value="8.88096">
                <text:p>8.88096</text:p>
              </table:table-cell>
              <table:table-cell office:value-type="float" office:value="8.48064">
                <text:p>8.48064</text:p>
              </table:table-cell>
              <table:table-cell office:value-type="float" office:value="9.08528">
                <text:p>9.08528</text:p>
              </table:table-cell>
              <table:table-cell office:value-type="float" office:value="8.98048">
                <text:p>8.98048</text:p>
              </table:table-cell>
              <table:table-cell office:value-type="float" office:value="8.46688">
                <text:p>8.46688</text:p>
              </table:table-cell>
              <table:table-cell office:value-type="float" office:value="8.88576">
                <text:p>8.885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824">
                <text:p>8.2824</text:p>
              </table:table-cell>
              <table:table-cell office:value-type="float" office:value="9.48656">
                <text:p>9.48656</text:p>
              </table:table-cell>
              <table:table-cell office:value-type="float" office:value="8.78208">
                <text:p>8.78208</text:p>
              </table:table-cell>
              <table:table-cell office:value-type="float" office:value="8.58368">
                <text:p>8.58368</text:p>
              </table:table-cell>
              <table:table-cell office:value-type="float" office:value="9.28">
                <text:p>9.28</text:p>
              </table:table-cell>
              <table:table-cell office:value-type="float" office:value="8.9808">
                <text:p>8.9808</text:p>
              </table:table-cell>
              <table:table-cell office:value-type="float" office:value="8.48064">
                <text:p>8.48064</text:p>
              </table:table-cell>
              <table:table-cell office:value-type="float" office:value="9.08528">
                <text:p>9.08528</text:p>
              </table:table-cell>
              <table:table-cell office:value-type="float" office:value="8.98048">
                <text:p>8.98048</text:p>
              </table:table-cell>
              <table:table-cell office:value-type="float" office:value="8.46688">
                <text:p>8.46688</text:p>
              </table:table-cell>
              <table:table-cell office:value-type="float" office:value="8.88448">
                <text:p>8.88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8208">
                <text:p>8.38208</text:p>
              </table:table-cell>
              <table:table-cell office:value-type="float" office:value="9.48656">
                <text:p>9.48656</text:p>
              </table:table-cell>
              <table:table-cell office:value-type="float" office:value="8.9816">
                <text:p>8.9816</text:p>
              </table:table-cell>
              <table:table-cell office:value-type="float" office:value="8.68352">
                <text:p>8.68352</text:p>
              </table:table-cell>
              <table:table-cell office:value-type="float" office:value="9.28">
                <text:p>9.28</text:p>
              </table:table-cell>
              <table:table-cell office:value-type="float" office:value="9.08064">
                <text:p>9.08064</text:p>
              </table:table-cell>
              <table:table-cell office:value-type="float" office:value="8.48064">
                <text:p>8.48064</text:p>
              </table:table-cell>
              <table:table-cell office:value-type="float" office:value="9.08528">
                <text:p>9.08528</text:p>
              </table:table-cell>
              <table:table-cell office:value-type="float" office:value="8.98048">
                <text:p>8.98048</text:p>
              </table:table-cell>
              <table:table-cell office:value-type="float" office:value="8.56512">
                <text:p>8.56512</text:p>
              </table:table-cell>
              <table:table-cell office:value-type="float" office:value="8.88304">
                <text:p>8.883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38208">
                <text:p>8.38208</text:p>
              </table:table-cell>
              <table:table-cell office:value-type="float" office:value="9.48656">
                <text:p>9.48656</text:p>
              </table:table-cell>
              <table:table-cell office:value-type="float" office:value="9.08128">
                <text:p>9.08128</text:p>
              </table:table-cell>
              <table:table-cell office:value-type="float" office:value="8.78336">
                <text:p>8.78336</text:p>
              </table:table-cell>
              <table:table-cell office:value-type="float" office:value="9.37984">
                <text:p>9.37984</text:p>
              </table:table-cell>
              <table:table-cell office:value-type="float" office:value="9.08064">
                <text:p>9.08064</text:p>
              </table:table-cell>
              <table:table-cell office:value-type="float" office:value="8.57952">
                <text:p>8.57952</text:p>
              </table:table-cell>
              <table:table-cell office:value-type="float" office:value="9.18512">
                <text:p>9.18512</text:p>
              </table:table-cell>
              <table:table-cell office:value-type="float" office:value="8.98048">
                <text:p>8.98048</text:p>
              </table:table-cell>
              <table:table-cell office:value-type="float" office:value="8.66496">
                <text:p>8.66496</text:p>
              </table:table-cell>
              <table:table-cell office:value-type="float" office:value="9.08272">
                <text:p>9.082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48192">
                <text:p>8.48192</text:p>
              </table:table-cell>
              <table:table-cell office:value-type="float" office:value="9.68624">
                <text:p>9.68624</text:p>
              </table:table-cell>
              <table:table-cell office:value-type="float" office:value="9.08128">
                <text:p>9.08128</text:p>
              </table:table-cell>
              <table:table-cell office:value-type="float" office:value="8.78336">
                <text:p>8.78336</text:p>
              </table:table-cell>
              <table:table-cell office:value-type="float" office:value="9.37984">
                <text:p>9.37984</text:p>
              </table:table-cell>
              <table:table-cell office:value-type="float" office:value="9.08064">
                <text:p>9.08064</text:p>
              </table:table-cell>
              <table:table-cell office:value-type="float" office:value="8.57952">
                <text:p>8.57952</text:p>
              </table:table-cell>
              <table:table-cell office:value-type="float" office:value="9.18512">
                <text:p>9.18512</text:p>
              </table:table-cell>
              <table:table-cell office:value-type="float" office:value="9.08032">
                <text:p>9.08032</text:p>
              </table:table-cell>
              <table:table-cell office:value-type="float" office:value="8.66496">
                <text:p>8.66496</text:p>
              </table:table-cell>
              <table:table-cell office:value-type="float" office:value="9.08272">
                <text:p>9.082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58176">
                <text:p>8.58176</text:p>
              </table:table-cell>
              <table:table-cell office:value-type="float" office:value="9.68624">
                <text:p>9.68624</text:p>
              </table:table-cell>
              <table:table-cell office:value-type="float" office:value="9.08128">
                <text:p>9.08128</text:p>
              </table:table-cell>
              <table:table-cell office:value-type="float" office:value="8.88304">
                <text:p>8.88304</text:p>
              </table:table-cell>
              <table:table-cell office:value-type="float" office:value="9.37984">
                <text:p>9.37984</text:p>
              </table:table-cell>
              <table:table-cell office:value-type="float" office:value="9.18032">
                <text:p>9.18032</text:p>
              </table:table-cell>
              <table:table-cell office:value-type="float" office:value="8.57952">
                <text:p>8.57952</text:p>
              </table:table-cell>
              <table:table-cell office:value-type="float" office:value="9.18512">
                <text:p>9.18512</text:p>
              </table:table-cell>
              <table:table-cell office:value-type="float" office:value="9.18016">
                <text:p>9.18016</text:p>
              </table:table-cell>
              <table:table-cell office:value-type="float" office:value="8.76368">
                <text:p>8.76368</text:p>
              </table:table-cell>
              <table:table-cell office:value-type="float" office:value="9.08272">
                <text:p>9.082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78">
                <text:p>8.78</text:p>
              </table:table-cell>
              <table:table-cell office:value-type="float" office:value="9.78608">
                <text:p>9.78608</text:p>
              </table:table-cell>
              <table:table-cell office:value-type="float" office:value="9.28096">
                <text:p>9.28096</text:p>
              </table:table-cell>
              <table:table-cell office:value-type="float" office:value="8.88304">
                <text:p>8.88304</text:p>
              </table:table-cell>
              <table:table-cell office:value-type="float" office:value="9.47968">
                <text:p>9.47968</text:p>
              </table:table-cell>
              <table:table-cell office:value-type="float" office:value="9.28016">
                <text:p>9.28016</text:p>
              </table:table-cell>
              <table:table-cell office:value-type="float" office:value="8.67936">
                <text:p>8.67936</text:p>
              </table:table-cell>
              <table:table-cell office:value-type="float" office:value="9.3848">
                <text:p>9.3848</text:p>
              </table:table-cell>
              <table:table-cell office:value-type="float" office:value="9.37984">
                <text:p>9.37984</text:p>
              </table:table-cell>
              <table:table-cell office:value-type="float" office:value="8.96272">
                <text:p>8.96272</text:p>
              </table:table-cell>
              <table:table-cell office:value-type="float" office:value="9.1824">
                <text:p>9.1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88">
                <text:p>8.88</text:p>
              </table:table-cell>
              <table:table-cell office:value-type="float" office:value="9.88592">
                <text:p>9.88592</text:p>
              </table:table-cell>
              <table:table-cell office:value-type="float" office:value="9.48048">
                <text:p>9.48048</text:p>
              </table:table-cell>
              <table:table-cell office:value-type="float" office:value="8.88304">
                <text:p>8.88304</text:p>
              </table:table-cell>
              <table:table-cell office:value-type="float" office:value="9.57904">
                <text:p>9.57904</text:p>
              </table:table-cell>
              <table:table-cell office:value-type="float" office:value="9.28016">
                <text:p>9.28016</text:p>
              </table:table-cell>
              <table:table-cell office:value-type="float" office:value="8.7792">
                <text:p>8.7792</text:p>
              </table:table-cell>
              <table:table-cell office:value-type="float" office:value="9.3848">
                <text:p>9.3848</text:p>
              </table:table-cell>
              <table:table-cell office:value-type="float" office:value="9.37984">
                <text:p>9.37984</text:p>
              </table:table-cell>
              <table:table-cell office:value-type="float" office:value="9.0624">
                <text:p>9.0624</text:p>
              </table:table-cell>
              <table:table-cell office:value-type="float" office:value="9.28224">
                <text:p>9.282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88">
                <text:p>8.88</text:p>
              </table:table-cell>
              <table:table-cell office:value-type="float" office:value="10.08576">
                <text:p>10.08576</text:p>
              </table:table-cell>
              <table:table-cell office:value-type="float" office:value="9.48048">
                <text:p>9.48048</text:p>
              </table:table-cell>
              <table:table-cell office:value-type="float" office:value="8.98288">
                <text:p>8.98288</text:p>
              </table:table-cell>
              <table:table-cell office:value-type="float" office:value="9.67904">
                <text:p>9.67904</text:p>
              </table:table-cell>
              <table:table-cell office:value-type="float" office:value="9.38">
                <text:p>9.38</text:p>
              </table:table-cell>
              <table:table-cell office:value-type="float" office:value="8.97888">
                <text:p>8.97888</text:p>
              </table:table-cell>
              <table:table-cell office:value-type="float" office:value="9.3848">
                <text:p>9.3848</text:p>
              </table:table-cell>
              <table:table-cell office:value-type="float" office:value="9.47968">
                <text:p>9.47968</text:p>
              </table:table-cell>
              <table:table-cell office:value-type="float" office:value="9.0624">
                <text:p>9.0624</text:p>
              </table:table-cell>
              <table:table-cell office:value-type="float" office:value="9.28224">
                <text:p>9.282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97968">
                <text:p>8.97968</text:p>
              </table:table-cell>
              <table:table-cell office:value-type="float" office:value="10.08576">
                <text:p>10.08576</text:p>
              </table:table-cell>
              <table:table-cell office:value-type="float" office:value="9.68016">
                <text:p>9.68016</text:p>
              </table:table-cell>
              <table:table-cell office:value-type="float" office:value="9.08272">
                <text:p>9.08272</text:p>
              </table:table-cell>
              <table:table-cell office:value-type="float" office:value="9.67904">
                <text:p>9.67904</text:p>
              </table:table-cell>
              <table:table-cell office:value-type="float" office:value="9.47984">
                <text:p>9.47984</text:p>
              </table:table-cell>
              <table:table-cell office:value-type="float" office:value="9.07872">
                <text:p>9.07872</text:p>
              </table:table-cell>
              <table:table-cell office:value-type="float" office:value="9.3848">
                <text:p>9.3848</text:p>
              </table:table-cell>
              <table:table-cell office:value-type="float" office:value="9.47968">
                <text:p>9.47968</text:p>
              </table:table-cell>
              <table:table-cell office:value-type="float" office:value="9.0624">
                <text:p>9.0624</text:p>
              </table:table-cell>
              <table:table-cell office:value-type="float" office:value="9.28224">
                <text:p>9.28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.07904">
                <text:p>9.07904</text:p>
              </table:table-cell>
              <table:table-cell office:value-type="float" office:value="10.08576">
                <text:p>10.08576</text:p>
              </table:table-cell>
              <table:table-cell office:value-type="float" office:value="9.78">
                <text:p>9.78</text:p>
              </table:table-cell>
              <table:table-cell office:value-type="float" office:value="9.2824">
                <text:p>9.2824</text:p>
              </table:table-cell>
              <table:table-cell office:value-type="float" office:value="9.77888">
                <text:p>9.77888</text:p>
              </table:table-cell>
              <table:table-cell office:value-type="float" office:value="9.47984">
                <text:p>9.47984</text:p>
              </table:table-cell>
              <table:table-cell office:value-type="float" office:value="9.07872">
                <text:p>9.07872</text:p>
              </table:table-cell>
              <table:table-cell office:value-type="float" office:value="9.38336">
                <text:p>9.38336</text:p>
              </table:table-cell>
              <table:table-cell office:value-type="float" office:value="9.47968">
                <text:p>9.47968</text:p>
              </table:table-cell>
              <table:table-cell office:value-type="float" office:value="9.0608">
                <text:p>9.0608</text:p>
              </table:table-cell>
              <table:table-cell office:value-type="float" office:value="9.28224">
                <text:p>9.282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17888">
                <text:p>9.17888</text:p>
              </table:table-cell>
              <table:table-cell office:value-type="float" office:value="10.28544">
                <text:p>10.28544</text:p>
              </table:table-cell>
              <table:table-cell office:value-type="float" office:value="9.77776">
                <text:p>9.77776</text:p>
              </table:table-cell>
              <table:table-cell office:value-type="float" office:value="9.48208">
                <text:p>9.48208</text:p>
              </table:table-cell>
              <table:table-cell office:value-type="float" office:value="9.87856">
                <text:p>9.87856</text:p>
              </table:table-cell>
              <table:table-cell office:value-type="float" office:value="9.57968">
                <text:p>9.57968</text:p>
              </table:table-cell>
              <table:table-cell office:value-type="float" office:value="9.07872">
                <text:p>9.07872</text:p>
              </table:table-cell>
              <table:table-cell office:value-type="float" office:value="9.4832">
                <text:p>9.4832</text:p>
              </table:table-cell>
              <table:table-cell office:value-type="float" office:value="9.67936">
                <text:p>9.67936</text:p>
              </table:table-cell>
              <table:table-cell office:value-type="float" office:value="9.26048">
                <text:p>9.26048</text:p>
              </table:table-cell>
              <table:table-cell office:value-type="float" office:value="9.38208">
                <text:p>9.38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17888">
                <text:p>9.17888</text:p>
              </table:table-cell>
              <table:table-cell office:value-type="float" office:value="10.38528">
                <text:p>10.38528</text:p>
              </table:table-cell>
              <table:table-cell office:value-type="float" office:value="9.97744">
                <text:p>9.97744</text:p>
              </table:table-cell>
              <table:table-cell office:value-type="float" office:value="9.6816">
                <text:p>9.6816</text:p>
              </table:table-cell>
              <table:table-cell office:value-type="float" office:value="9.87856">
                <text:p>9.87856</text:p>
              </table:table-cell>
              <table:table-cell office:value-type="float" office:value="9.57968">
                <text:p>9.57968</text:p>
              </table:table-cell>
              <table:table-cell office:value-type="float" office:value="9.17856">
                <text:p>9.17856</text:p>
              </table:table-cell>
              <table:table-cell office:value-type="float" office:value="9.58304">
                <text:p>9.58304</text:p>
              </table:table-cell>
              <table:table-cell office:value-type="float" office:value="9.77856">
                <text:p>9.77856</text:p>
              </table:table-cell>
              <table:table-cell office:value-type="float" office:value="9.35984">
                <text:p>9.35984</text:p>
              </table:table-cell>
              <table:table-cell office:value-type="float" office:value="9.58176">
                <text:p>9.58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3784">
                <text:p>9.3784</text:p>
              </table:table-cell>
              <table:table-cell office:value-type="float" office:value="10.38528">
                <text:p>10.38528</text:p>
              </table:table-cell>
              <table:table-cell office:value-type="float" office:value="9.97744">
                <text:p>9.97744</text:p>
              </table:table-cell>
              <table:table-cell office:value-type="float" office:value="9.6816">
                <text:p>9.6816</text:p>
              </table:table-cell>
              <table:table-cell office:value-type="float" office:value="9.87856">
                <text:p>9.87856</text:p>
              </table:table-cell>
              <table:table-cell office:value-type="float" office:value="9.57808">
                <text:p>9.57808</text:p>
              </table:table-cell>
              <table:table-cell office:value-type="float" office:value="9.1768">
                <text:p>9.1768</text:p>
              </table:table-cell>
              <table:table-cell office:value-type="float" office:value="9.68288">
                <text:p>9.68288</text:p>
              </table:table-cell>
              <table:table-cell office:value-type="float" office:value="9.77856">
                <text:p>9.77856</text:p>
              </table:table-cell>
              <table:table-cell office:value-type="float" office:value="9.35856">
                <text:p>9.35856</text:p>
              </table:table-cell>
              <table:table-cell office:value-type="float" office:value="9.58176">
                <text:p>9.581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57648">
                <text:p>9.57648</text:p>
              </table:table-cell>
              <table:table-cell office:value-type="float" office:value="10.58496">
                <text:p>10.58496</text:p>
              </table:table-cell>
              <table:table-cell office:value-type="float" office:value="10.07728">
                <text:p>10.07728</text:p>
              </table:table-cell>
              <table:table-cell office:value-type="float" office:value="9.6816">
                <text:p>9.6816</text:p>
              </table:table-cell>
              <table:table-cell office:value-type="float" office:value="9.9784">
                <text:p>9.9784</text:p>
              </table:table-cell>
              <table:table-cell office:value-type="float" office:value="9.87744">
                <text:p>9.87744</text:p>
              </table:table-cell>
              <table:table-cell office:value-type="float" office:value="9.1768">
                <text:p>9.1768</text:p>
              </table:table-cell>
              <table:table-cell office:value-type="float" office:value="9.68288">
                <text:p>9.68288</text:p>
              </table:table-cell>
              <table:table-cell office:value-type="float" office:value="9.77856">
                <text:p>9.77856</text:p>
              </table:table-cell>
              <table:table-cell office:value-type="float" office:value="9.35856">
                <text:p>9.35856</text:p>
              </table:table-cell>
              <table:table-cell office:value-type="float" office:value="9.78128">
                <text:p>9.781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57648">
                <text:p>9.57648</text:p>
              </table:table-cell>
              <table:table-cell office:value-type="float" office:value="10.58496">
                <text:p>10.58496</text:p>
              </table:table-cell>
              <table:table-cell office:value-type="float" office:value="10.17696">
                <text:p>10.17696</text:p>
              </table:table-cell>
              <table:table-cell office:value-type="float" office:value="9.78144">
                <text:p>9.78144</text:p>
              </table:table-cell>
              <table:table-cell office:value-type="float" office:value="10.27792">
                <text:p>10.27792</text:p>
              </table:table-cell>
              <table:table-cell office:value-type="float" office:value="9.97728">
                <text:p>9.97728</text:p>
              </table:table-cell>
              <table:table-cell office:value-type="float" office:value="9.27568">
                <text:p>9.27568</text:p>
              </table:table-cell>
              <table:table-cell office:value-type="float" office:value="9.78256">
                <text:p>9.78256</text:p>
              </table:table-cell>
              <table:table-cell office:value-type="float" office:value="9.77856">
                <text:p>9.77856</text:p>
              </table:table-cell>
              <table:table-cell office:value-type="float" office:value="9.35856">
                <text:p>9.35856</text:p>
              </table:table-cell>
              <table:table-cell office:value-type="float" office:value="9.78128">
                <text:p>9.78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7616">
                <text:p>9.67616</text:p>
              </table:table-cell>
              <table:table-cell office:value-type="float" office:value="10.58496">
                <text:p>10.58496</text:p>
              </table:table-cell>
              <table:table-cell office:value-type="float" office:value="10.2768">
                <text:p>10.2768</text:p>
              </table:table-cell>
              <table:table-cell office:value-type="float" office:value="9.78144">
                <text:p>9.78144</text:p>
              </table:table-cell>
              <table:table-cell office:value-type="float" office:value="10.27792">
                <text:p>10.27792</text:p>
              </table:table-cell>
              <table:table-cell office:value-type="float" office:value="9.97728">
                <text:p>9.97728</text:p>
              </table:table-cell>
              <table:table-cell office:value-type="float" office:value="9.37552">
                <text:p>9.37552</text:p>
              </table:table-cell>
              <table:table-cell office:value-type="float" office:value="9.8824">
                <text:p>9.8824</text:p>
              </table:table-cell>
              <table:table-cell office:value-type="float" office:value="9.8784">
                <text:p>9.8784</text:p>
              </table:table-cell>
              <table:table-cell office:value-type="float" office:value="9.45808">
                <text:p>9.45808</text:p>
              </table:table-cell>
              <table:table-cell office:value-type="float" office:value="9.78128">
                <text:p>9.781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67616">
                <text:p>9.67616</text:p>
              </table:table-cell>
              <table:table-cell office:value-type="float" office:value="10.58496">
                <text:p>10.58496</text:p>
              </table:table-cell>
              <table:table-cell office:value-type="float" office:value="10.37664">
                <text:p>10.37664</text:p>
              </table:table-cell>
              <table:table-cell office:value-type="float" office:value="9.78">
                <text:p>9.78</text:p>
              </table:table-cell>
              <table:table-cell office:value-type="float" office:value="10.27792">
                <text:p>10.27792</text:p>
              </table:table-cell>
              <table:table-cell office:value-type="float" office:value="9.97728">
                <text:p>9.97728</text:p>
              </table:table-cell>
              <table:table-cell office:value-type="float" office:value="9.37552">
                <text:p>9.37552</text:p>
              </table:table-cell>
              <table:table-cell office:value-type="float" office:value="9.98224">
                <text:p>9.98224</text:p>
              </table:table-cell>
              <table:table-cell office:value-type="float" office:value="9.8784">
                <text:p>9.8784</text:p>
              </table:table-cell>
              <table:table-cell office:value-type="float" office:value="9.65776">
                <text:p>9.65776</text:p>
              </table:table-cell>
              <table:table-cell office:value-type="float" office:value="9.88112">
                <text:p>9.88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77616">
                <text:p>9.77616</text:p>
              </table:table-cell>
              <table:table-cell office:value-type="float" office:value="10.58496">
                <text:p>10.58496</text:p>
              </table:table-cell>
              <table:table-cell office:value-type="float" office:value="10.57632">
                <text:p>10.57632</text:p>
              </table:table-cell>
              <table:table-cell office:value-type="float" office:value="9.78">
                <text:p>9.78</text:p>
              </table:table-cell>
              <table:table-cell office:value-type="float" office:value="10.37776">
                <text:p>10.37776</text:p>
              </table:table-cell>
              <table:table-cell office:value-type="float" office:value="10.07696">
                <text:p>10.07696</text:p>
              </table:table-cell>
              <table:table-cell office:value-type="float" office:value="9.37552">
                <text:p>9.37552</text:p>
              </table:table-cell>
              <table:table-cell office:value-type="float" office:value="9.98224">
                <text:p>9.98224</text:p>
              </table:table-cell>
              <table:table-cell office:value-type="float" office:value="9.97824">
                <text:p>9.97824</text:p>
              </table:table-cell>
              <table:table-cell office:value-type="float" office:value="9.85568">
                <text:p>9.85568</text:p>
              </table:table-cell>
              <table:table-cell office:value-type="float" office:value="9.88112">
                <text:p>9.88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77616">
                <text:p>9.77616</text:p>
              </table:table-cell>
              <table:table-cell office:value-type="float" office:value="10.7848">
                <text:p>10.7848</text:p>
              </table:table-cell>
              <table:table-cell office:value-type="float" office:value="10.57632">
                <text:p>10.57632</text:p>
              </table:table-cell>
              <table:table-cell office:value-type="float" office:value="9.77856">
                <text:p>9.77856</text:p>
              </table:table-cell>
              <table:table-cell office:value-type="float" office:value="10.37776">
                <text:p>10.37776</text:p>
              </table:table-cell>
              <table:table-cell office:value-type="float" office:value="10.0752">
                <text:p>10.0752</text:p>
              </table:table-cell>
              <table:table-cell office:value-type="float" office:value="9.37552">
                <text:p>9.37552</text:p>
              </table:table-cell>
              <table:table-cell office:value-type="float" office:value="10.18176">
                <text:p>10.18176</text:p>
              </table:table-cell>
              <table:table-cell office:value-type="float" office:value="10.17728">
                <text:p>10.17728</text:p>
              </table:table-cell>
              <table:table-cell office:value-type="float" office:value="10.05488">
                <text:p>10.05488</text:p>
              </table:table-cell>
              <table:table-cell office:value-type="float" office:value="10.0808">
                <text:p>10.08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8744">
                <text:p>9.8744</text:p>
              </table:table-cell>
              <table:table-cell office:value-type="float" office:value="10.7848">
                <text:p>10.7848</text:p>
              </table:table-cell>
              <table:table-cell office:value-type="float" office:value="10.67616">
                <text:p>10.67616</text:p>
              </table:table-cell>
              <table:table-cell office:value-type="float" office:value="9.8784">
                <text:p>9.8784</text:p>
              </table:table-cell>
              <table:table-cell office:value-type="float" office:value="10.37776">
                <text:p>10.37776</text:p>
              </table:table-cell>
              <table:table-cell office:value-type="float" office:value="10.0752">
                <text:p>10.0752</text:p>
              </table:table-cell>
              <table:table-cell office:value-type="float" office:value="9.37552">
                <text:p>9.37552</text:p>
              </table:table-cell>
              <table:table-cell office:value-type="float" office:value="10.28176">
                <text:p>10.28176</text:p>
              </table:table-cell>
              <table:table-cell office:value-type="float" office:value="10.17728">
                <text:p>10.17728</text:p>
              </table:table-cell>
              <table:table-cell office:value-type="float" office:value="10.05488">
                <text:p>10.05488</text:p>
              </table:table-cell>
              <table:table-cell office:value-type="float" office:value="10.28032">
                <text:p>10.28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8744">
                <text:p>9.8744</text:p>
              </table:table-cell>
              <table:table-cell office:value-type="float" office:value="10.88464">
                <text:p>10.88464</text:p>
              </table:table-cell>
              <table:table-cell office:value-type="float" office:value="10.67616">
                <text:p>10.67616</text:p>
              </table:table-cell>
              <table:table-cell office:value-type="float" office:value="9.8784">
                <text:p>9.8784</text:p>
              </table:table-cell>
              <table:table-cell office:value-type="float" office:value="10.4776">
                <text:p>10.4776</text:p>
              </table:table-cell>
              <table:table-cell office:value-type="float" office:value="10.27312">
                <text:p>10.27312</text:p>
              </table:table-cell>
              <table:table-cell office:value-type="float" office:value="9.37552">
                <text:p>9.37552</text:p>
              </table:table-cell>
              <table:table-cell office:value-type="float" office:value="10.3816">
                <text:p>10.3816</text:p>
              </table:table-cell>
              <table:table-cell office:value-type="float" office:value="10.27712">
                <text:p>10.27712</text:p>
              </table:table-cell>
              <table:table-cell office:value-type="float" office:value="10.05488">
                <text:p>10.05488</text:p>
              </table:table-cell>
              <table:table-cell office:value-type="float" office:value="10.38016">
                <text:p>10.380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.97424">
                <text:p>9.97424</text:p>
              </table:table-cell>
              <table:table-cell office:value-type="float" office:value="10.98448">
                <text:p>10.98448</text:p>
              </table:table-cell>
              <table:table-cell office:value-type="float" office:value="10.87568">
                <text:p>10.87568</text:p>
              </table:table-cell>
              <table:table-cell office:value-type="float" office:value="10.17744">
                <text:p>10.17744</text:p>
              </table:table-cell>
              <table:table-cell office:value-type="float" office:value="10.57744">
                <text:p>10.57744</text:p>
              </table:table-cell>
              <table:table-cell office:value-type="float" office:value="10.37248">
                <text:p>10.37248</text:p>
              </table:table-cell>
              <table:table-cell office:value-type="float" office:value="9.37424">
                <text:p>9.37424</text:p>
              </table:table-cell>
              <table:table-cell office:value-type="float" office:value="10.3816">
                <text:p>10.3816</text:p>
              </table:table-cell>
              <table:table-cell office:value-type="float" office:value="10.27712">
                <text:p>10.27712</text:p>
              </table:table-cell>
              <table:table-cell office:value-type="float" office:value="10.15456">
                <text:p>10.15456</text:p>
              </table:table-cell>
              <table:table-cell office:value-type="float" office:value="10.38016">
                <text:p>10.38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97424">
                <text:p>9.97424</text:p>
              </table:table-cell>
              <table:table-cell office:value-type="float" office:value="10.98448">
                <text:p>10.98448</text:p>
              </table:table-cell>
              <table:table-cell office:value-type="float" office:value="10.87568">
                <text:p>10.87568</text:p>
              </table:table-cell>
              <table:table-cell office:value-type="float" office:value="10.17744">
                <text:p>10.17744</text:p>
              </table:table-cell>
              <table:table-cell office:value-type="float" office:value="10.57744">
                <text:p>10.57744</text:p>
              </table:table-cell>
              <table:table-cell office:value-type="float" office:value="10.37248">
                <text:p>10.37248</text:p>
              </table:table-cell>
              <table:table-cell office:value-type="float" office:value="9.67232">
                <text:p>9.67232</text:p>
              </table:table-cell>
              <table:table-cell office:value-type="float" office:value="10.3816">
                <text:p>10.3816</text:p>
              </table:table-cell>
              <table:table-cell office:value-type="float" office:value="10.27712">
                <text:p>10.27712</text:p>
              </table:table-cell>
              <table:table-cell office:value-type="float" office:value="10.25408">
                <text:p>10.25408</text:p>
              </table:table-cell>
              <table:table-cell office:value-type="float" office:value="10.38016">
                <text:p>10.38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07408">
                <text:p>10.07408</text:p>
              </table:table-cell>
              <table:table-cell office:value-type="float" office:value="11.08432">
                <text:p>11.08432</text:p>
              </table:table-cell>
              <table:table-cell office:value-type="float" office:value="10.87568">
                <text:p>10.87568</text:p>
              </table:table-cell>
              <table:table-cell office:value-type="float" office:value="10.17744">
                <text:p>10.17744</text:p>
              </table:table-cell>
              <table:table-cell office:value-type="float" office:value="10.57744">
                <text:p>10.57744</text:p>
              </table:table-cell>
              <table:table-cell office:value-type="float" office:value="10.37248">
                <text:p>10.37248</text:p>
              </table:table-cell>
              <table:table-cell office:value-type="float" office:value="9.772">
                <text:p>9.772</text:p>
              </table:table-cell>
              <table:table-cell office:value-type="float" office:value="10.48144">
                <text:p>10.48144</text:p>
              </table:table-cell>
              <table:table-cell office:value-type="float" office:value="10.27712">
                <text:p>10.27712</text:p>
              </table:table-cell>
              <table:table-cell office:value-type="float" office:value="10.3528">
                <text:p>10.3528</text:p>
              </table:table-cell>
              <table:table-cell office:value-type="float" office:value="10.4784">
                <text:p>10.47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17376">
                <text:p>10.17376</text:p>
              </table:table-cell>
              <table:table-cell office:value-type="float" office:value="11.08432">
                <text:p>11.08432</text:p>
              </table:table-cell>
              <table:table-cell office:value-type="float" office:value="10.87568">
                <text:p>10.87568</text:p>
              </table:table-cell>
              <table:table-cell office:value-type="float" office:value="10.27728">
                <text:p>10.27728</text:p>
              </table:table-cell>
              <table:table-cell office:value-type="float" office:value="10.87712">
                <text:p>10.87712</text:p>
              </table:table-cell>
              <table:table-cell office:value-type="float" office:value="10.3712">
                <text:p>10.3712</text:p>
              </table:table-cell>
              <table:table-cell office:value-type="float" office:value="9.772">
                <text:p>9.772</text:p>
              </table:table-cell>
              <table:table-cell office:value-type="float" office:value="10.47984">
                <text:p>10.47984</text:p>
              </table:table-cell>
              <table:table-cell office:value-type="float" office:value="10.27712">
                <text:p>10.27712</text:p>
              </table:table-cell>
              <table:table-cell office:value-type="float" office:value="10.45264">
                <text:p>10.45264</text:p>
              </table:table-cell>
              <table:table-cell office:value-type="float" office:value="10.4784">
                <text:p>10.47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17376">
                <text:p>10.17376</text:p>
              </table:table-cell>
              <table:table-cell office:value-type="float" office:value="11.284">
                <text:p>11.284</text:p>
              </table:table-cell>
              <table:table-cell office:value-type="float" office:value="10.97552">
                <text:p>10.97552</text:p>
              </table:table-cell>
              <table:table-cell office:value-type="float" office:value="10.47696">
                <text:p>10.47696</text:p>
              </table:table-cell>
              <table:table-cell office:value-type="float" office:value="10.97696">
                <text:p>10.97696</text:p>
              </table:table-cell>
              <table:table-cell office:value-type="float" office:value="10.3712">
                <text:p>10.3712</text:p>
              </table:table-cell>
              <table:table-cell office:value-type="float" office:value="9.87024">
                <text:p>9.87024</text:p>
              </table:table-cell>
              <table:table-cell office:value-type="float" office:value="10.57952">
                <text:p>10.57952</text:p>
              </table:table-cell>
              <table:table-cell office:value-type="float" office:value="10.27712">
                <text:p>10.27712</text:p>
              </table:table-cell>
              <table:table-cell office:value-type="float" office:value="10.45264">
                <text:p>10.45264</text:p>
              </table:table-cell>
              <table:table-cell office:value-type="float" office:value="10.4784">
                <text:p>10.47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17216">
                <text:p>10.17216</text:p>
              </table:table-cell>
              <table:table-cell office:value-type="float" office:value="11.284">
                <text:p>11.284</text:p>
              </table:table-cell>
              <table:table-cell office:value-type="float" office:value="11.27488">
                <text:p>11.27488</text:p>
              </table:table-cell>
              <table:table-cell office:value-type="float" office:value="10.47696">
                <text:p>10.47696</text:p>
              </table:table-cell>
              <table:table-cell office:value-type="float" office:value="10.9752">
                <text:p>10.9752</text:p>
              </table:table-cell>
              <table:table-cell office:value-type="float" office:value="10.3712">
                <text:p>10.3712</text:p>
              </table:table-cell>
              <table:table-cell office:value-type="float" office:value="9.87024">
                <text:p>9.87024</text:p>
              </table:table-cell>
              <table:table-cell office:value-type="float" office:value="10.57952">
                <text:p>10.57952</text:p>
              </table:table-cell>
              <table:table-cell office:value-type="float" office:value="10.37696">
                <text:p>10.37696</text:p>
              </table:table-cell>
              <table:table-cell office:value-type="float" office:value="10.45264">
                <text:p>10.45264</text:p>
              </table:table-cell>
              <table:table-cell office:value-type="float" office:value="10.67792">
                <text:p>10.677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272">
                <text:p>10.272</text:p>
              </table:table-cell>
              <table:table-cell office:value-type="float" office:value="11.284">
                <text:p>11.284</text:p>
              </table:table-cell>
              <table:table-cell office:value-type="float" office:value="11.27488">
                <text:p>11.27488</text:p>
              </table:table-cell>
              <table:table-cell office:value-type="float" office:value="10.57648">
                <text:p>10.57648</text:p>
              </table:table-cell>
              <table:table-cell office:value-type="float" office:value="11.07504">
                <text:p>11.07504</text:p>
              </table:table-cell>
              <table:table-cell office:value-type="float" office:value="10.46896">
                <text:p>10.46896</text:p>
              </table:table-cell>
              <table:table-cell office:value-type="float" office:value="9.96992">
                <text:p>9.96992</text:p>
              </table:table-cell>
              <table:table-cell office:value-type="float" office:value="10.67936">
                <text:p>10.67936</text:p>
              </table:table-cell>
              <table:table-cell office:value-type="float" office:value="10.67648">
                <text:p>10.67648</text:p>
              </table:table-cell>
              <table:table-cell office:value-type="float" office:value="10.55248">
                <text:p>10.55248</text:p>
              </table:table-cell>
              <table:table-cell office:value-type="float" office:value="10.67792">
                <text:p>10.677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272">
                <text:p>10.272</text:p>
              </table:table-cell>
              <table:table-cell office:value-type="float" office:value="11.284">
                <text:p>11.284</text:p>
              </table:table-cell>
              <table:table-cell office:value-type="float" office:value="11.37456">
                <text:p>11.37456</text:p>
              </table:table-cell>
              <table:table-cell office:value-type="float" office:value="10.67504">
                <text:p>10.67504</text:p>
              </table:table-cell>
              <table:table-cell office:value-type="float" office:value="11.07504">
                <text:p>11.07504</text:p>
              </table:table-cell>
              <table:table-cell office:value-type="float" office:value="10.46896">
                <text:p>10.46896</text:p>
              </table:table-cell>
              <table:table-cell office:value-type="float" office:value="9.96992">
                <text:p>9.96992</text:p>
              </table:table-cell>
              <table:table-cell office:value-type="float" office:value="10.67936">
                <text:p>10.67936</text:p>
              </table:table-cell>
              <table:table-cell office:value-type="float" office:value="10.77632">
                <text:p>10.77632</text:p>
              </table:table-cell>
              <table:table-cell office:value-type="float" office:value="10.65232">
                <text:p>10.65232</text:p>
              </table:table-cell>
              <table:table-cell office:value-type="float" office:value="10.77408">
                <text:p>10.774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272">
                <text:p>10.272</text:p>
              </table:table-cell>
              <table:table-cell office:value-type="float" office:value="11.284">
                <text:p>11.284</text:p>
              </table:table-cell>
              <table:table-cell office:value-type="float" office:value="11.57424">
                <text:p>11.57424</text:p>
              </table:table-cell>
              <table:table-cell office:value-type="float" office:value="10.77456">
                <text:p>10.77456</text:p>
              </table:table-cell>
              <table:table-cell office:value-type="float" office:value="11.17488">
                <text:p>11.17488</text:p>
              </table:table-cell>
              <table:table-cell office:value-type="float" office:value="10.56816">
                <text:p>10.56816</text:p>
              </table:table-cell>
              <table:table-cell office:value-type="float" office:value="9.96992">
                <text:p>9.96992</text:p>
              </table:table-cell>
              <table:table-cell office:value-type="float" office:value="10.97888">
                <text:p>10.97888</text:p>
              </table:table-cell>
              <table:table-cell office:value-type="float" office:value="10.87552">
                <text:p>10.87552</text:p>
              </table:table-cell>
              <table:table-cell office:value-type="float" office:value="10.752">
                <text:p>10.752</text:p>
              </table:table-cell>
              <table:table-cell office:value-type="float" office:value="10.97248">
                <text:p>10.972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37008">
                <text:p>10.37008</text:p>
              </table:table-cell>
              <table:table-cell office:value-type="float" office:value="11.284">
                <text:p>11.284</text:p>
              </table:table-cell>
              <table:table-cell office:value-type="float" office:value="11.57424">
                <text:p>11.57424</text:p>
              </table:table-cell>
              <table:table-cell office:value-type="float" office:value="10.8744">
                <text:p>10.8744</text:p>
              </table:table-cell>
              <table:table-cell office:value-type="float" office:value="11.27472">
                <text:p>11.27472</text:p>
              </table:table-cell>
              <table:table-cell office:value-type="float" office:value="10.56816">
                <text:p>10.56816</text:p>
              </table:table-cell>
              <table:table-cell office:value-type="float" office:value="10.0688">
                <text:p>10.0688</text:p>
              </table:table-cell>
              <table:table-cell office:value-type="float" office:value="11.07872">
                <text:p>11.07872</text:p>
              </table:table-cell>
              <table:table-cell office:value-type="float" office:value="10.9736">
                <text:p>10.9736</text:p>
              </table:table-cell>
              <table:table-cell office:value-type="float" office:value="10.752">
                <text:p>10.752</text:p>
              </table:table-cell>
              <table:table-cell office:value-type="float" office:value="10.97248">
                <text:p>10.972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66928">
                <text:p>10.66928</text:p>
              </table:table-cell>
              <table:table-cell office:value-type="float" office:value="11.48368">
                <text:p>11.48368</text:p>
              </table:table-cell>
              <table:table-cell office:value-type="float" office:value="11.57424">
                <text:p>11.57424</text:p>
              </table:table-cell>
              <table:table-cell office:value-type="float" office:value="10.8744">
                <text:p>10.8744</text:p>
              </table:table-cell>
              <table:table-cell office:value-type="float" office:value="11.3744">
                <text:p>11.3744</text:p>
              </table:table-cell>
              <table:table-cell office:value-type="float" office:value="10.668">
                <text:p>10.668</text:p>
              </table:table-cell>
              <table:table-cell office:value-type="float" office:value="10.16848">
                <text:p>10.16848</text:p>
              </table:table-cell>
              <table:table-cell office:value-type="float" office:value="11.0768">
                <text:p>11.0768</text:p>
              </table:table-cell>
              <table:table-cell office:value-type="float" office:value="10.9736">
                <text:p>10.9736</text:p>
              </table:table-cell>
              <table:table-cell office:value-type="float" office:value="10.752">
                <text:p>10.752</text:p>
              </table:table-cell>
              <table:table-cell office:value-type="float" office:value="11.07232">
                <text:p>11.07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.76752">
                <text:p>10.76752</text:p>
              </table:table-cell>
              <table:table-cell office:value-type="float" office:value="11.68336">
                <text:p>11.68336</text:p>
              </table:table-cell>
              <table:table-cell office:value-type="float" office:value="11.57424">
                <text:p>11.57424</text:p>
              </table:table-cell>
              <table:table-cell office:value-type="float" office:value="10.8744">
                <text:p>10.8744</text:p>
              </table:table-cell>
              <table:table-cell office:value-type="float" office:value="11.47248">
                <text:p>11.47248</text:p>
              </table:table-cell>
              <table:table-cell office:value-type="float" office:value="10.7664">
                <text:p>10.7664</text:p>
              </table:table-cell>
              <table:table-cell office:value-type="float" office:value="10.26832">
                <text:p>10.26832</text:p>
              </table:table-cell>
              <table:table-cell office:value-type="float" office:value="11.0768">
                <text:p>11.0768</text:p>
              </table:table-cell>
              <table:table-cell office:value-type="float" office:value="10.9736">
                <text:p>10.9736</text:p>
              </table:table-cell>
              <table:table-cell office:value-type="float" office:value="10.752">
                <text:p>10.752</text:p>
              </table:table-cell>
              <table:table-cell office:value-type="float" office:value="11.07232">
                <text:p>11.072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.9648">
                <text:p>10.9648</text:p>
              </table:table-cell>
              <table:table-cell office:value-type="float" office:value="11.68336">
                <text:p>11.68336</text:p>
              </table:table-cell>
              <table:table-cell office:value-type="float" office:value="11.57424">
                <text:p>11.57424</text:p>
              </table:table-cell>
              <table:table-cell office:value-type="float" office:value="10.8744">
                <text:p>10.8744</text:p>
              </table:table-cell>
              <table:table-cell office:value-type="float" office:value="11.47248">
                <text:p>11.47248</text:p>
              </table:table-cell>
              <table:table-cell office:value-type="float" office:value="10.96576">
                <text:p>10.96576</text:p>
              </table:table-cell>
              <table:table-cell office:value-type="float" office:value="10.26832">
                <text:p>10.26832</text:p>
              </table:table-cell>
              <table:table-cell office:value-type="float" office:value="11.27648">
                <text:p>11.27648</text:p>
              </table:table-cell>
              <table:table-cell office:value-type="float" office:value="11.07344">
                <text:p>11.07344</text:p>
              </table:table-cell>
              <table:table-cell office:value-type="float" office:value="10.84992">
                <text:p>10.84992</text:p>
              </table:table-cell>
              <table:table-cell office:value-type="float" office:value="11.07232">
                <text:p>11.07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9648">
                <text:p>10.9648</text:p>
              </table:table-cell>
              <table:table-cell office:value-type="float" office:value="11.7832">
                <text:p>11.7832</text:p>
              </table:table-cell>
              <table:table-cell office:value-type="float" office:value="11.67392">
                <text:p>11.67392</text:p>
              </table:table-cell>
              <table:table-cell office:value-type="float" office:value="10.97424">
                <text:p>10.97424</text:p>
              </table:table-cell>
              <table:table-cell office:value-type="float" office:value="11.47248">
                <text:p>11.47248</text:p>
              </table:table-cell>
              <table:table-cell office:value-type="float" office:value="11.0656">
                <text:p>11.0656</text:p>
              </table:table-cell>
              <table:table-cell office:value-type="float" office:value="10.26832">
                <text:p>10.26832</text:p>
              </table:table-cell>
              <table:table-cell office:value-type="float" office:value="11.27648">
                <text:p>11.27648</text:p>
              </table:table-cell>
              <table:table-cell office:value-type="float" office:value="11.17328">
                <text:p>11.17328</text:p>
              </table:table-cell>
              <table:table-cell office:value-type="float" office:value="11.04896">
                <text:p>11.04896</text:p>
              </table:table-cell>
              <table:table-cell office:value-type="float" office:value="11.26992">
                <text:p>11.269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6464">
                <text:p>11.06464</text:p>
              </table:table-cell>
              <table:table-cell office:value-type="float" office:value="11.7832">
                <text:p>11.7832</text:p>
              </table:table-cell>
              <table:table-cell office:value-type="float" office:value="11.77376">
                <text:p>11.77376</text:p>
              </table:table-cell>
              <table:table-cell office:value-type="float" office:value="10.97424">
                <text:p>10.97424</text:p>
              </table:table-cell>
              <table:table-cell office:value-type="float" office:value="11.47248">
                <text:p>11.47248</text:p>
              </table:table-cell>
              <table:table-cell office:value-type="float" office:value="11.064">
                <text:p>11.064</text:p>
              </table:table-cell>
              <table:table-cell office:value-type="float" office:value="10.36816">
                <text:p>10.36816</text:p>
              </table:table-cell>
              <table:table-cell office:value-type="float" office:value="11.37632">
                <text:p>11.37632</text:p>
              </table:table-cell>
              <table:table-cell office:value-type="float" office:value="11.27312">
                <text:p>11.27312</text:p>
              </table:table-cell>
              <table:table-cell office:value-type="float" office:value="11.14848">
                <text:p>11.14848</text:p>
              </table:table-cell>
              <table:table-cell office:value-type="float" office:value="11.36976">
                <text:p>11.369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06464">
                <text:p>11.06464</text:p>
              </table:table-cell>
              <table:table-cell office:value-type="float" office:value="11.7832">
                <text:p>11.7832</text:p>
              </table:table-cell>
              <table:table-cell office:value-type="float" office:value="11.8736">
                <text:p>11.8736</text:p>
              </table:table-cell>
              <table:table-cell office:value-type="float" office:value="10.97424">
                <text:p>10.97424</text:p>
              </table:table-cell>
              <table:table-cell office:value-type="float" office:value="11.57232">
                <text:p>11.57232</text:p>
              </table:table-cell>
              <table:table-cell office:value-type="float" office:value="11.16368">
                <text:p>11.16368</text:p>
              </table:table-cell>
              <table:table-cell office:value-type="float" office:value="10.36816">
                <text:p>10.36816</text:p>
              </table:table-cell>
              <table:table-cell office:value-type="float" office:value="11.37632">
                <text:p>11.37632</text:p>
              </table:table-cell>
              <table:table-cell office:value-type="float" office:value="11.37296">
                <text:p>11.37296</text:p>
              </table:table-cell>
              <table:table-cell office:value-type="float" office:value="11.2472">
                <text:p>11.2472</text:p>
              </table:table-cell>
              <table:table-cell office:value-type="float" office:value="11.36976">
                <text:p>11.369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26384">
                <text:p>11.26384</text:p>
              </table:table-cell>
              <table:table-cell office:value-type="float" office:value="11.7832">
                <text:p>11.7832</text:p>
              </table:table-cell>
              <table:table-cell office:value-type="float" office:value="12.07296">
                <text:p>12.07296</text:p>
              </table:table-cell>
              <table:table-cell office:value-type="float" office:value="11.07408">
                <text:p>11.07408</text:p>
              </table:table-cell>
              <table:table-cell office:value-type="float" office:value="11.57232">
                <text:p>11.57232</text:p>
              </table:table-cell>
              <table:table-cell office:value-type="float" office:value="11.2616">
                <text:p>11.2616</text:p>
              </table:table-cell>
              <table:table-cell office:value-type="float" office:value="10.56752">
                <text:p>10.56752</text:p>
              </table:table-cell>
              <table:table-cell office:value-type="float" office:value="11.37632">
                <text:p>11.37632</text:p>
              </table:table-cell>
              <table:table-cell office:value-type="float" office:value="11.3712">
                <text:p>11.3712</text:p>
              </table:table-cell>
              <table:table-cell office:value-type="float" office:value="11.2472">
                <text:p>11.2472</text:p>
              </table:table-cell>
              <table:table-cell office:value-type="float" office:value="11.36976">
                <text:p>11.36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26384">
                <text:p>11.26384</text:p>
              </table:table-cell>
              <table:table-cell office:value-type="float" office:value="11.88112">
                <text:p>11.88112</text:p>
              </table:table-cell>
              <table:table-cell office:value-type="float" office:value="12.1728">
                <text:p>12.1728</text:p>
              </table:table-cell>
              <table:table-cell office:value-type="float" office:value="11.1736">
                <text:p>11.1736</text:p>
              </table:table-cell>
              <table:table-cell office:value-type="float" office:value="11.77184">
                <text:p>11.77184</text:p>
              </table:table-cell>
              <table:table-cell office:value-type="float" office:value="11.2616">
                <text:p>11.2616</text:p>
              </table:table-cell>
              <table:table-cell office:value-type="float" office:value="10.56576">
                <text:p>10.56576</text:p>
              </table:table-cell>
              <table:table-cell office:value-type="float" office:value="11.67584">
                <text:p>11.67584</text:p>
              </table:table-cell>
              <table:table-cell office:value-type="float" office:value="11.3712">
                <text:p>11.3712</text:p>
              </table:table-cell>
              <table:table-cell office:value-type="float" office:value="11.34704">
                <text:p>11.34704</text:p>
              </table:table-cell>
              <table:table-cell office:value-type="float" office:value="11.46928">
                <text:p>11.469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26384">
                <text:p>11.26384</text:p>
              </table:table-cell>
              <table:table-cell office:value-type="float" office:value="11.97888">
                <text:p>11.97888</text:p>
              </table:table-cell>
              <table:table-cell office:value-type="float" office:value="12.37248">
                <text:p>12.37248</text:p>
              </table:table-cell>
              <table:table-cell office:value-type="float" office:value="11.1736">
                <text:p>11.1736</text:p>
              </table:table-cell>
              <table:table-cell office:value-type="float" office:value="11.8712">
                <text:p>11.8712</text:p>
              </table:table-cell>
              <table:table-cell office:value-type="float" office:value="11.2616">
                <text:p>11.2616</text:p>
              </table:table-cell>
              <table:table-cell office:value-type="float" office:value="10.6656">
                <text:p>10.6656</text:p>
              </table:table-cell>
              <table:table-cell office:value-type="float" office:value="11.67584">
                <text:p>11.67584</text:p>
              </table:table-cell>
              <table:table-cell office:value-type="float" office:value="11.47104">
                <text:p>11.47104</text:p>
              </table:table-cell>
              <table:table-cell office:value-type="float" office:value="11.44688">
                <text:p>11.44688</text:p>
              </table:table-cell>
              <table:table-cell office:value-type="float" office:value="11.56896">
                <text:p>11.568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6352">
                <text:p>11.36352</text:p>
              </table:table-cell>
              <table:table-cell office:value-type="float" office:value="11.97888">
                <text:p>11.97888</text:p>
              </table:table-cell>
              <table:table-cell office:value-type="float" office:value="12.37248">
                <text:p>12.37248</text:p>
              </table:table-cell>
              <table:table-cell office:value-type="float" office:value="11.1736">
                <text:p>11.1736</text:p>
              </table:table-cell>
              <table:table-cell office:value-type="float" office:value="11.8712">
                <text:p>11.8712</text:p>
              </table:table-cell>
              <table:table-cell office:value-type="float" office:value="11.2616">
                <text:p>11.2616</text:p>
              </table:table-cell>
              <table:table-cell office:value-type="float" office:value="10.6656">
                <text:p>10.6656</text:p>
              </table:table-cell>
              <table:table-cell office:value-type="float" office:value="11.67584">
                <text:p>11.67584</text:p>
              </table:table-cell>
              <table:table-cell office:value-type="float" office:value="11.7696">
                <text:p>11.7696</text:p>
              </table:table-cell>
              <table:table-cell office:value-type="float" office:value="11.44688">
                <text:p>11.44688</text:p>
              </table:table-cell>
              <table:table-cell office:value-type="float" office:value="11.66848">
                <text:p>11.66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36352">
                <text:p>11.36352</text:p>
              </table:table-cell>
              <table:table-cell office:value-type="float" office:value="12.17856">
                <text:p>12.17856</text:p>
              </table:table-cell>
              <table:table-cell office:value-type="float" office:value="12.37248">
                <text:p>12.37248</text:p>
              </table:table-cell>
              <table:table-cell office:value-type="float" office:value="11.37328">
                <text:p>11.37328</text:p>
              </table:table-cell>
              <table:table-cell office:value-type="float" office:value="11.8712">
                <text:p>11.8712</text:p>
              </table:table-cell>
              <table:table-cell office:value-type="float" office:value="11.36128">
                <text:p>11.36128</text:p>
              </table:table-cell>
              <table:table-cell office:value-type="float" office:value="10.66384">
                <text:p>10.66384</text:p>
              </table:table-cell>
              <table:table-cell office:value-type="float" office:value="11.77552">
                <text:p>11.77552</text:p>
              </table:table-cell>
              <table:table-cell office:value-type="float" office:value="11.7696">
                <text:p>11.7696</text:p>
              </table:table-cell>
              <table:table-cell office:value-type="float" office:value="11.44688">
                <text:p>11.44688</text:p>
              </table:table-cell>
              <table:table-cell office:value-type="float" office:value="11.76832">
                <text:p>11.768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36352">
                <text:p>11.36352</text:p>
              </table:table-cell>
              <table:table-cell office:value-type="float" office:value="12.2784">
                <text:p>12.2784</text:p>
              </table:table-cell>
              <table:table-cell office:value-type="float" office:value="12.37248">
                <text:p>12.37248</text:p>
              </table:table-cell>
              <table:table-cell office:value-type="float" office:value="11.47312">
                <text:p>11.47312</text:p>
              </table:table-cell>
              <table:table-cell office:value-type="float" office:value="11.97104">
                <text:p>11.97104</text:p>
              </table:table-cell>
              <table:table-cell office:value-type="float" office:value="11.46096">
                <text:p>11.46096</text:p>
              </table:table-cell>
              <table:table-cell office:value-type="float" office:value="10.66384">
                <text:p>10.66384</text:p>
              </table:table-cell>
              <table:table-cell office:value-type="float" office:value="11.87536">
                <text:p>11.87536</text:p>
              </table:table-cell>
              <table:table-cell office:value-type="float" office:value="11.76768">
                <text:p>11.76768</text:p>
              </table:table-cell>
              <table:table-cell office:value-type="float" office:value="11.54464">
                <text:p>11.54464</text:p>
              </table:table-cell>
              <table:table-cell office:value-type="float" office:value="11.76832">
                <text:p>11.768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.56272">
                <text:p>11.56272</text:p>
              </table:table-cell>
              <table:table-cell office:value-type="float" office:value="12.37824">
                <text:p>12.37824</text:p>
              </table:table-cell>
              <table:table-cell office:value-type="float" office:value="12.37248">
                <text:p>12.37248</text:p>
              </table:table-cell>
              <table:table-cell office:value-type="float" office:value="11.57088">
                <text:p>11.57088</text:p>
              </table:table-cell>
              <table:table-cell office:value-type="float" office:value="12.17024">
                <text:p>12.17024</text:p>
              </table:table-cell>
              <table:table-cell office:value-type="float" office:value="11.46096">
                <text:p>11.46096</text:p>
              </table:table-cell>
              <table:table-cell office:value-type="float" office:value="10.76368">
                <text:p>10.76368</text:p>
              </table:table-cell>
              <table:table-cell office:value-type="float" office:value="11.87536">
                <text:p>11.87536</text:p>
              </table:table-cell>
              <table:table-cell office:value-type="float" office:value="11.76768">
                <text:p>11.76768</text:p>
              </table:table-cell>
              <table:table-cell office:value-type="float" office:value="11.54464">
                <text:p>11.54464</text:p>
              </table:table-cell>
              <table:table-cell office:value-type="float" office:value="11.76832">
                <text:p>11.76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66256">
                <text:p>11.66256</text:p>
              </table:table-cell>
              <table:table-cell office:value-type="float" office:value="12.37824">
                <text:p>12.37824</text:p>
              </table:table-cell>
              <table:table-cell office:value-type="float" office:value="12.37248">
                <text:p>12.37248</text:p>
              </table:table-cell>
              <table:table-cell office:value-type="float" office:value="11.77024">
                <text:p>11.77024</text:p>
              </table:table-cell>
              <table:table-cell office:value-type="float" office:value="12.17024">
                <text:p>12.17024</text:p>
              </table:table-cell>
              <table:table-cell office:value-type="float" office:value="11.5608">
                <text:p>11.5608</text:p>
              </table:table-cell>
              <table:table-cell office:value-type="float" office:value="10.96272">
                <text:p>10.96272</text:p>
              </table:table-cell>
              <table:table-cell office:value-type="float" office:value="12.07488">
                <text:p>12.07488</text:p>
              </table:table-cell>
              <table:table-cell office:value-type="float" office:value="11.86752">
                <text:p>11.86752</text:p>
              </table:table-cell>
              <table:table-cell office:value-type="float" office:value="11.54464">
                <text:p>11.54464</text:p>
              </table:table-cell>
              <table:table-cell office:value-type="float" office:value="11.86816">
                <text:p>11.86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.76">
                <text:p>11.76</text:p>
              </table:table-cell>
              <table:table-cell office:value-type="float" office:value="12.47808">
                <text:p>12.47808</text:p>
              </table:table-cell>
              <table:table-cell office:value-type="float" office:value="12.37248">
                <text:p>12.37248</text:p>
              </table:table-cell>
              <table:table-cell office:value-type="float" office:value="11.77024">
                <text:p>11.77024</text:p>
              </table:table-cell>
              <table:table-cell office:value-type="float" office:value="12.17024">
                <text:p>12.17024</text:p>
              </table:table-cell>
              <table:table-cell office:value-type="float" office:value="11.75808">
                <text:p>11.75808</text:p>
              </table:table-cell>
              <table:table-cell office:value-type="float" office:value="10.96272">
                <text:p>10.96272</text:p>
              </table:table-cell>
              <table:table-cell office:value-type="float" office:value="12.07488">
                <text:p>12.07488</text:p>
              </table:table-cell>
              <table:table-cell office:value-type="float" office:value="11.96736">
                <text:p>11.96736</text:p>
              </table:table-cell>
              <table:table-cell office:value-type="float" office:value="11.7432">
                <text:p>11.7432</text:p>
              </table:table-cell>
              <table:table-cell office:value-type="float" office:value="11.86816">
                <text:p>11.868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5968">
                <text:p>11.85968</text:p>
              </table:table-cell>
              <table:table-cell office:value-type="float" office:value="12.57792">
                <text:p>12.57792</text:p>
              </table:table-cell>
              <table:table-cell office:value-type="float" office:value="12.37248">
                <text:p>12.37248</text:p>
              </table:table-cell>
              <table:table-cell office:value-type="float" office:value="11.77024">
                <text:p>11.77024</text:p>
              </table:table-cell>
              <table:table-cell office:value-type="float" office:value="12.17024">
                <text:p>12.17024</text:p>
              </table:table-cell>
              <table:table-cell office:value-type="float" office:value="11.85632">
                <text:p>11.85632</text:p>
              </table:table-cell>
              <table:table-cell office:value-type="float" office:value="11.0624">
                <text:p>11.0624</text:p>
              </table:table-cell>
              <table:table-cell office:value-type="float" office:value="12.17456">
                <text:p>12.17456</text:p>
              </table:table-cell>
              <table:table-cell office:value-type="float" office:value="11.96736">
                <text:p>11.96736</text:p>
              </table:table-cell>
              <table:table-cell office:value-type="float" office:value="11.84304">
                <text:p>11.84304</text:p>
              </table:table-cell>
              <table:table-cell office:value-type="float" office:value="11.96784">
                <text:p>11.967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.85968">
                <text:p>11.85968</text:p>
              </table:table-cell>
              <table:table-cell office:value-type="float" office:value="12.57792">
                <text:p>12.57792</text:p>
              </table:table-cell>
              <table:table-cell office:value-type="float" office:value="12.37248">
                <text:p>12.37248</text:p>
              </table:table-cell>
              <table:table-cell office:value-type="float" office:value="11.86976">
                <text:p>11.86976</text:p>
              </table:table-cell>
              <table:table-cell office:value-type="float" office:value="12.17024">
                <text:p>12.17024</text:p>
              </table:table-cell>
              <table:table-cell office:value-type="float" office:value="11.85632">
                <text:p>11.85632</text:p>
              </table:table-cell>
              <table:table-cell office:value-type="float" office:value="11.16016">
                <text:p>11.16016</text:p>
              </table:table-cell>
              <table:table-cell office:value-type="float" office:value="12.17456">
                <text:p>12.17456</text:p>
              </table:table-cell>
              <table:table-cell office:value-type="float" office:value="11.96736">
                <text:p>11.96736</text:p>
              </table:table-cell>
              <table:table-cell office:value-type="float" office:value="11.94256">
                <text:p>11.94256</text:p>
              </table:table-cell>
              <table:table-cell office:value-type="float" office:value="12.26704">
                <text:p>12.26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85968">
                <text:p>11.85968</text:p>
              </table:table-cell>
              <table:table-cell office:value-type="float" office:value="12.67776">
                <text:p>12.67776</text:p>
              </table:table-cell>
              <table:table-cell office:value-type="float" office:value="12.47216">
                <text:p>12.47216</text:p>
              </table:table-cell>
              <table:table-cell office:value-type="float" office:value="11.9696">
                <text:p>11.9696</text:p>
              </table:table-cell>
              <table:table-cell office:value-type="float" office:value="12.27008">
                <text:p>12.27008</text:p>
              </table:table-cell>
              <table:table-cell office:value-type="float" office:value="11.95584">
                <text:p>11.95584</text:p>
              </table:table-cell>
              <table:table-cell office:value-type="float" office:value="11.26">
                <text:p>11.26</text:p>
              </table:table-cell>
              <table:table-cell office:value-type="float" office:value="12.17456">
                <text:p>12.17456</text:p>
              </table:table-cell>
              <table:table-cell office:value-type="float" office:value="12.16704">
                <text:p>12.16704</text:p>
              </table:table-cell>
              <table:table-cell office:value-type="float" office:value="11.94256">
                <text:p>11.94256</text:p>
              </table:table-cell>
              <table:table-cell office:value-type="float" office:value="12.26704">
                <text:p>12.267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85968">
                <text:p>11.85968</text:p>
              </table:table-cell>
              <table:table-cell office:value-type="float" office:value="12.67776">
                <text:p>12.67776</text:p>
              </table:table-cell>
              <table:table-cell office:value-type="float" office:value="12.572">
                <text:p>12.572</text:p>
              </table:table-cell>
              <table:table-cell office:value-type="float" office:value="12.06944">
                <text:p>12.06944</text:p>
              </table:table-cell>
              <table:table-cell office:value-type="float" office:value="12.27008">
                <text:p>12.27008</text:p>
              </table:table-cell>
              <table:table-cell office:value-type="float" office:value="11.95584">
                <text:p>11.95584</text:p>
              </table:table-cell>
              <table:table-cell office:value-type="float" office:value="11.45968">
                <text:p>11.45968</text:p>
              </table:table-cell>
              <table:table-cell office:value-type="float" office:value="12.2744">
                <text:p>12.2744</text:p>
              </table:table-cell>
              <table:table-cell office:value-type="float" office:value="12.16704">
                <text:p>12.16704</text:p>
              </table:table-cell>
              <table:table-cell office:value-type="float" office:value="11.94256">
                <text:p>11.94256</text:p>
              </table:table-cell>
              <table:table-cell office:value-type="float" office:value="12.26704">
                <text:p>12.267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95904">
                <text:p>11.95904</text:p>
              </table:table-cell>
              <table:table-cell office:value-type="float" office:value="12.67584">
                <text:p>12.67584</text:p>
              </table:table-cell>
              <table:table-cell office:value-type="float" office:value="12.572">
                <text:p>12.572</text:p>
              </table:table-cell>
              <table:table-cell office:value-type="float" office:value="12.06944">
                <text:p>12.06944</text:p>
              </table:table-cell>
              <table:table-cell office:value-type="float" office:value="12.36992">
                <text:p>12.36992</text:p>
              </table:table-cell>
              <table:table-cell office:value-type="float" office:value="11.95584">
                <text:p>11.95584</text:p>
              </table:table-cell>
              <table:table-cell office:value-type="float" office:value="11.55888">
                <text:p>11.55888</text:p>
              </table:table-cell>
              <table:table-cell office:value-type="float" office:value="12.47408">
                <text:p>12.47408</text:p>
              </table:table-cell>
              <table:table-cell office:value-type="float" office:value="12.26672">
                <text:p>12.26672</text:p>
              </table:table-cell>
              <table:table-cell office:value-type="float" office:value="12.0424">
                <text:p>12.0424</text:p>
              </table:table-cell>
              <table:table-cell office:value-type="float" office:value="12.4664">
                <text:p>12.46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05888">
                <text:p>12.05888</text:p>
              </table:table-cell>
              <table:table-cell office:value-type="float" office:value="12.67584">
                <text:p>12.67584</text:p>
              </table:table-cell>
              <table:table-cell office:value-type="float" office:value="12.67168">
                <text:p>12.67168</text:p>
              </table:table-cell>
              <table:table-cell office:value-type="float" office:value="12.16928">
                <text:p>12.16928</text:p>
              </table:table-cell>
              <table:table-cell office:value-type="float" office:value="12.36992">
                <text:p>12.36992</text:p>
              </table:table-cell>
              <table:table-cell office:value-type="float" office:value="11.95584">
                <text:p>11.95584</text:p>
              </table:table-cell>
              <table:table-cell office:value-type="float" office:value="11.55888">
                <text:p>11.55888</text:p>
              </table:table-cell>
              <table:table-cell office:value-type="float" office:value="12.47408">
                <text:p>12.47408</text:p>
              </table:table-cell>
              <table:table-cell office:value-type="float" office:value="12.26672">
                <text:p>12.26672</text:p>
              </table:table-cell>
              <table:table-cell office:value-type="float" office:value="12.04032">
                <text:p>12.04032</text:p>
              </table:table-cell>
              <table:table-cell office:value-type="float" office:value="12.66608">
                <text:p>12.666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05888">
                <text:p>12.05888</text:p>
              </table:table-cell>
              <table:table-cell office:value-type="float" office:value="12.77568">
                <text:p>12.77568</text:p>
              </table:table-cell>
              <table:table-cell office:value-type="float" office:value="12.77152">
                <text:p>12.77152</text:p>
              </table:table-cell>
              <table:table-cell office:value-type="float" office:value="12.26896">
                <text:p>12.26896</text:p>
              </table:table-cell>
              <table:table-cell office:value-type="float" office:value="12.46928">
                <text:p>12.46928</text:p>
              </table:table-cell>
              <table:table-cell office:value-type="float" office:value="12.05248">
                <text:p>12.05248</text:p>
              </table:table-cell>
              <table:table-cell office:value-type="float" office:value="11.55728">
                <text:p>11.55728</text:p>
              </table:table-cell>
              <table:table-cell office:value-type="float" office:value="12.47408">
                <text:p>12.47408</text:p>
              </table:table-cell>
              <table:table-cell office:value-type="float" office:value="12.3664">
                <text:p>12.3664</text:p>
              </table:table-cell>
              <table:table-cell office:value-type="float" office:value="12.33792">
                <text:p>12.33792</text:p>
              </table:table-cell>
              <table:table-cell office:value-type="float" office:value="12.66608">
                <text:p>12.666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05888">
                <text:p>12.05888</text:p>
              </table:table-cell>
              <table:table-cell office:value-type="float" office:value="12.77568">
                <text:p>12.77568</text:p>
              </table:table-cell>
              <table:table-cell office:value-type="float" office:value="12.8712">
                <text:p>12.8712</text:p>
              </table:table-cell>
              <table:table-cell office:value-type="float" office:value="12.26896">
                <text:p>12.26896</text:p>
              </table:table-cell>
              <table:table-cell office:value-type="float" office:value="12.66896">
                <text:p>12.66896</text:p>
              </table:table-cell>
              <table:table-cell office:value-type="float" office:value="12.14976">
                <text:p>12.14976</text:p>
              </table:table-cell>
              <table:table-cell office:value-type="float" office:value="11.65696">
                <text:p>11.65696</text:p>
              </table:table-cell>
              <table:table-cell office:value-type="float" office:value="12.472">
                <text:p>12.472</text:p>
              </table:table-cell>
              <table:table-cell office:value-type="float" office:value="12.56592">
                <text:p>12.56592</text:p>
              </table:table-cell>
              <table:table-cell office:value-type="float" office:value="12.33792">
                <text:p>12.33792</text:p>
              </table:table-cell>
              <table:table-cell office:value-type="float" office:value="12.66608">
                <text:p>12.666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15872">
                <text:p>12.15872</text:p>
              </table:table-cell>
              <table:table-cell office:value-type="float" office:value="13.0752">
                <text:p>13.0752</text:p>
              </table:table-cell>
              <table:table-cell office:value-type="float" office:value="12.97104">
                <text:p>12.97104</text:p>
              </table:table-cell>
              <table:table-cell office:value-type="float" office:value="12.3688">
                <text:p>12.3688</text:p>
              </table:table-cell>
              <table:table-cell office:value-type="float" office:value="12.7688">
                <text:p>12.7688</text:p>
              </table:table-cell>
              <table:table-cell office:value-type="float" office:value="12.24912">
                <text:p>12.24912</text:p>
              </table:table-cell>
              <table:table-cell office:value-type="float" office:value="11.65696">
                <text:p>11.65696</text:p>
              </table:table-cell>
              <table:table-cell office:value-type="float" office:value="12.472">
                <text:p>12.472</text:p>
              </table:table-cell>
              <table:table-cell office:value-type="float" office:value="12.56592">
                <text:p>12.56592</text:p>
              </table:table-cell>
              <table:table-cell office:value-type="float" office:value="12.4376">
                <text:p>12.4376</text:p>
              </table:table-cell>
              <table:table-cell office:value-type="float" office:value="12.66608">
                <text:p>12.666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15872">
                <text:p>12.15872</text:p>
              </table:table-cell>
              <table:table-cell office:value-type="float" office:value="13.0752">
                <text:p>13.0752</text:p>
              </table:table-cell>
              <table:table-cell office:value-type="float" office:value="12.97104">
                <text:p>12.97104</text:p>
              </table:table-cell>
              <table:table-cell office:value-type="float" office:value="12.3688">
                <text:p>12.3688</text:p>
              </table:table-cell>
              <table:table-cell office:value-type="float" office:value="12.96832">
                <text:p>12.96832</text:p>
              </table:table-cell>
              <table:table-cell office:value-type="float" office:value="12.24912">
                <text:p>12.24912</text:p>
              </table:table-cell>
              <table:table-cell office:value-type="float" office:value="11.65696">
                <text:p>11.65696</text:p>
              </table:table-cell>
              <table:table-cell office:value-type="float" office:value="12.67152">
                <text:p>12.67152</text:p>
              </table:table-cell>
              <table:table-cell office:value-type="float" office:value="12.56592">
                <text:p>12.56592</text:p>
              </table:table-cell>
              <table:table-cell office:value-type="float" office:value="12.4376">
                <text:p>12.4376</text:p>
              </table:table-cell>
              <table:table-cell office:value-type="float" office:value="12.66608">
                <text:p>12.666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15872">
                <text:p>12.15872</text:p>
              </table:table-cell>
              <table:table-cell office:value-type="float" office:value="13.37456">
                <text:p>13.37456</text:p>
              </table:table-cell>
              <table:table-cell office:value-type="float" office:value="12.97104">
                <text:p>12.97104</text:p>
              </table:table-cell>
              <table:table-cell office:value-type="float" office:value="12.56608">
                <text:p>12.56608</text:p>
              </table:table-cell>
              <table:table-cell office:value-type="float" office:value="13.06816">
                <text:p>13.06816</text:p>
              </table:table-cell>
              <table:table-cell office:value-type="float" office:value="12.3448">
                <text:p>12.3448</text:p>
              </table:table-cell>
              <table:table-cell office:value-type="float" office:value="11.7568">
                <text:p>11.7568</text:p>
              </table:table-cell>
              <table:table-cell office:value-type="float" office:value="12.67152">
                <text:p>12.67152</text:p>
              </table:table-cell>
              <table:table-cell office:value-type="float" office:value="12.56592">
                <text:p>12.56592</text:p>
              </table:table-cell>
              <table:table-cell office:value-type="float" office:value="12.4376">
                <text:p>12.4376</text:p>
              </table:table-cell>
              <table:table-cell office:value-type="float" office:value="12.66608">
                <text:p>12.66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2584">
                <text:p>12.2584</text:p>
              </table:table-cell>
              <table:table-cell office:value-type="float" office:value="13.4744">
                <text:p>13.4744</text:p>
              </table:table-cell>
              <table:table-cell office:value-type="float" office:value="13.17072">
                <text:p>13.17072</text:p>
              </table:table-cell>
              <table:table-cell office:value-type="float" office:value="12.6656">
                <text:p>12.6656</text:p>
              </table:table-cell>
              <table:table-cell office:value-type="float" office:value="13.06816">
                <text:p>13.06816</text:p>
              </table:table-cell>
              <table:table-cell office:value-type="float" office:value="12.3448">
                <text:p>12.3448</text:p>
              </table:table-cell>
              <table:table-cell office:value-type="float" office:value="11.95552">
                <text:p>11.95552</text:p>
              </table:table-cell>
              <table:table-cell office:value-type="float" office:value="12.77136">
                <text:p>12.77136</text:p>
              </table:table-cell>
              <table:table-cell office:value-type="float" office:value="12.66576">
                <text:p>12.66576</text:p>
              </table:table-cell>
              <table:table-cell office:value-type="float" office:value="12.53696">
                <text:p>12.53696</text:p>
              </table:table-cell>
              <table:table-cell office:value-type="float" office:value="12.76592">
                <text:p>12.765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35824">
                <text:p>12.35824</text:p>
              </table:table-cell>
              <table:table-cell office:value-type="float" office:value="13.4744">
                <text:p>13.4744</text:p>
              </table:table-cell>
              <table:table-cell office:value-type="float" office:value="13.17072">
                <text:p>13.17072</text:p>
              </table:table-cell>
              <table:table-cell office:value-type="float" office:value="12.76544">
                <text:p>12.76544</text:p>
              </table:table-cell>
              <table:table-cell office:value-type="float" office:value="13.06816">
                <text:p>13.06816</text:p>
              </table:table-cell>
              <table:table-cell office:value-type="float" office:value="12.44464">
                <text:p>12.44464</text:p>
              </table:table-cell>
              <table:table-cell office:value-type="float" office:value="12.1544">
                <text:p>12.1544</text:p>
              </table:table-cell>
              <table:table-cell office:value-type="float" office:value="12.87104">
                <text:p>12.87104</text:p>
              </table:table-cell>
              <table:table-cell office:value-type="float" office:value="12.76544">
                <text:p>12.76544</text:p>
              </table:table-cell>
              <table:table-cell office:value-type="float" office:value="12.73632">
                <text:p>12.73632</text:p>
              </table:table-cell>
              <table:table-cell office:value-type="float" office:value="12.76592">
                <text:p>12.76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35824">
                <text:p>12.35824</text:p>
              </table:table-cell>
              <table:table-cell office:value-type="float" office:value="13.57424">
                <text:p>13.57424</text:p>
              </table:table-cell>
              <table:table-cell office:value-type="float" office:value="13.17072">
                <text:p>13.17072</text:p>
              </table:table-cell>
              <table:table-cell office:value-type="float" office:value="12.76544">
                <text:p>12.76544</text:p>
              </table:table-cell>
              <table:table-cell office:value-type="float" office:value="13.06816">
                <text:p>13.06816</text:p>
              </table:table-cell>
              <table:table-cell office:value-type="float" office:value="12.44256">
                <text:p>12.44256</text:p>
              </table:table-cell>
              <table:table-cell office:value-type="float" office:value="12.1544">
                <text:p>12.1544</text:p>
              </table:table-cell>
              <table:table-cell office:value-type="float" office:value="12.87104">
                <text:p>12.87104</text:p>
              </table:table-cell>
              <table:table-cell office:value-type="float" office:value="12.96512">
                <text:p>12.96512</text:p>
              </table:table-cell>
              <table:table-cell office:value-type="float" office:value="12.93568">
                <text:p>12.93568</text:p>
              </table:table-cell>
              <table:table-cell office:value-type="float" office:value="12.86544">
                <text:p>12.865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35824">
                <text:p>12.35824</text:p>
              </table:table-cell>
              <table:table-cell office:value-type="float" office:value="13.57424">
                <text:p>13.57424</text:p>
              </table:table-cell>
              <table:table-cell office:value-type="float" office:value="13.1688">
                <text:p>13.1688</text:p>
              </table:table-cell>
              <table:table-cell office:value-type="float" office:value="12.76544">
                <text:p>12.76544</text:p>
              </table:table-cell>
              <table:table-cell office:value-type="float" office:value="13.06816">
                <text:p>13.06816</text:p>
              </table:table-cell>
              <table:table-cell office:value-type="float" office:value="12.44256">
                <text:p>12.44256</text:p>
              </table:table-cell>
              <table:table-cell office:value-type="float" office:value="12.1544">
                <text:p>12.1544</text:p>
              </table:table-cell>
              <table:table-cell office:value-type="float" office:value="13.1704">
                <text:p>13.1704</text:p>
              </table:table-cell>
              <table:table-cell office:value-type="float" office:value="12.96512">
                <text:p>12.96512</text:p>
              </table:table-cell>
              <table:table-cell office:value-type="float" office:value="13.03552">
                <text:p>13.03552</text:p>
              </table:table-cell>
              <table:table-cell office:value-type="float" office:value="12.86544">
                <text:p>12.865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5576">
                <text:p>12.5576</text:p>
              </table:table-cell>
              <table:table-cell office:value-type="float" office:value="13.57424">
                <text:p>13.57424</text:p>
              </table:table-cell>
              <table:table-cell office:value-type="float" office:value="13.46784">
                <text:p>13.46784</text:p>
              </table:table-cell>
              <table:table-cell office:value-type="float" office:value="12.96512">
                <text:p>12.96512</text:p>
              </table:table-cell>
              <table:table-cell office:value-type="float" office:value="13.26784">
                <text:p>13.26784</text:p>
              </table:table-cell>
              <table:table-cell office:value-type="float" office:value="12.73872">
                <text:p>12.73872</text:p>
              </table:table-cell>
              <table:table-cell office:value-type="float" office:value="12.1544">
                <text:p>12.1544</text:p>
              </table:table-cell>
              <table:table-cell office:value-type="float" office:value="13.27008">
                <text:p>13.27008</text:p>
              </table:table-cell>
              <table:table-cell office:value-type="float" office:value="13.16416">
                <text:p>13.16416</text:p>
              </table:table-cell>
              <table:table-cell office:value-type="float" office:value="13.03552">
                <text:p>13.03552</text:p>
              </table:table-cell>
              <table:table-cell office:value-type="float" office:value="13.0648">
                <text:p>13.06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75648">
                <text:p>12.75648</text:p>
              </table:table-cell>
              <table:table-cell office:value-type="float" office:value="13.77376">
                <text:p>13.77376</text:p>
              </table:table-cell>
              <table:table-cell office:value-type="float" office:value="13.46784">
                <text:p>13.46784</text:p>
              </table:table-cell>
              <table:table-cell office:value-type="float" office:value="12.96512">
                <text:p>12.96512</text:p>
              </table:table-cell>
              <table:table-cell office:value-type="float" office:value="13.26784">
                <text:p>13.26784</text:p>
              </table:table-cell>
              <table:table-cell office:value-type="float" office:value="12.73872">
                <text:p>12.73872</text:p>
              </table:table-cell>
              <table:table-cell office:value-type="float" office:value="12.35392">
                <text:p>12.35392</text:p>
              </table:table-cell>
              <table:table-cell office:value-type="float" office:value="13.27008">
                <text:p>13.27008</text:p>
              </table:table-cell>
              <table:table-cell office:value-type="float" office:value="13.264">
                <text:p>13.264</text:p>
              </table:table-cell>
              <table:table-cell office:value-type="float" office:value="13.03552">
                <text:p>13.03552</text:p>
              </table:table-cell>
              <table:table-cell office:value-type="float" office:value="13.0648">
                <text:p>13.06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75648">
                <text:p>12.75648</text:p>
              </table:table-cell>
              <table:table-cell office:value-type="float" office:value="13.8736">
                <text:p>13.8736</text:p>
              </table:table-cell>
              <table:table-cell office:value-type="float" office:value="13.66736">
                <text:p>13.66736</text:p>
              </table:table-cell>
              <table:table-cell office:value-type="float" office:value="12.96512">
                <text:p>12.96512</text:p>
              </table:table-cell>
              <table:table-cell office:value-type="float" office:value="13.36768">
                <text:p>13.36768</text:p>
              </table:table-cell>
              <table:table-cell office:value-type="float" office:value="12.73872">
                <text:p>12.73872</text:p>
              </table:table-cell>
              <table:table-cell office:value-type="float" office:value="12.45168">
                <text:p>12.45168</text:p>
              </table:table-cell>
              <table:table-cell office:value-type="float" office:value="13.27008">
                <text:p>13.27008</text:p>
              </table:table-cell>
              <table:table-cell office:value-type="float" office:value="13.264">
                <text:p>13.264</text:p>
              </table:table-cell>
              <table:table-cell office:value-type="float" office:value="13.13456">
                <text:p>13.13456</text:p>
              </table:table-cell>
              <table:table-cell office:value-type="float" office:value="13.16464">
                <text:p>13.164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85616">
                <text:p>12.85616</text:p>
              </table:table-cell>
              <table:table-cell office:value-type="float" office:value="13.8736">
                <text:p>13.8736</text:p>
              </table:table-cell>
              <table:table-cell office:value-type="float" office:value="13.66736">
                <text:p>13.66736</text:p>
              </table:table-cell>
              <table:table-cell office:value-type="float" office:value="12.96512">
                <text:p>12.96512</text:p>
              </table:table-cell>
              <table:table-cell office:value-type="float" office:value="13.36768">
                <text:p>13.36768</text:p>
              </table:table-cell>
              <table:table-cell office:value-type="float" office:value="12.73664">
                <text:p>12.73664</text:p>
              </table:table-cell>
              <table:table-cell office:value-type="float" office:value="12.45168">
                <text:p>12.45168</text:p>
              </table:table-cell>
              <table:table-cell office:value-type="float" office:value="13.27008">
                <text:p>13.27008</text:p>
              </table:table-cell>
              <table:table-cell office:value-type="float" office:value="13.264">
                <text:p>13.264</text:p>
              </table:table-cell>
              <table:table-cell office:value-type="float" office:value="13.2344">
                <text:p>13.2344</text:p>
              </table:table-cell>
              <table:table-cell office:value-type="float" office:value="13.26416">
                <text:p>13.264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15504">
                <text:p>13.15504</text:p>
              </table:table-cell>
              <table:table-cell office:value-type="float" office:value="13.97344">
                <text:p>13.97344</text:p>
              </table:table-cell>
              <table:table-cell office:value-type="float" office:value="13.7672">
                <text:p>13.7672</text:p>
              </table:table-cell>
              <table:table-cell office:value-type="float" office:value="13.06496">
                <text:p>13.06496</text:p>
              </table:table-cell>
              <table:table-cell office:value-type="float" office:value="13.36768">
                <text:p>13.36768</text:p>
              </table:table-cell>
              <table:table-cell office:value-type="float" office:value="12.83472">
                <text:p>12.83472</text:p>
              </table:table-cell>
              <table:table-cell office:value-type="float" office:value="12.45168">
                <text:p>12.45168</text:p>
              </table:table-cell>
              <table:table-cell office:value-type="float" office:value="13.36992">
                <text:p>13.36992</text:p>
              </table:table-cell>
              <table:table-cell office:value-type="float" office:value="13.264">
                <text:p>13.264</text:p>
              </table:table-cell>
              <table:table-cell office:value-type="float" office:value="13.43344">
                <text:p>13.43344</text:p>
              </table:table-cell>
              <table:table-cell office:value-type="float" office:value="13.46352">
                <text:p>13.463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25488">
                <text:p>13.25488</text:p>
              </table:table-cell>
              <table:table-cell office:value-type="float" office:value="14.07328">
                <text:p>14.07328</text:p>
              </table:table-cell>
              <table:table-cell office:value-type="float" office:value="13.86704">
                <text:p>13.86704</text:p>
              </table:table-cell>
              <table:table-cell office:value-type="float" office:value="13.1648">
                <text:p>13.1648</text:p>
              </table:table-cell>
              <table:table-cell office:value-type="float" office:value="13.46752">
                <text:p>13.46752</text:p>
              </table:table-cell>
              <table:table-cell office:value-type="float" office:value="12.93408">
                <text:p>12.93408</text:p>
              </table:table-cell>
              <table:table-cell office:value-type="float" office:value="12.64848">
                <text:p>12.64848</text:p>
              </table:table-cell>
              <table:table-cell office:value-type="float" office:value="13.36992">
                <text:p>13.36992</text:p>
              </table:table-cell>
              <table:table-cell office:value-type="float" office:value="13.36384">
                <text:p>13.36384</text:p>
              </table:table-cell>
              <table:table-cell office:value-type="float" office:value="13.43104">
                <text:p>13.43104</text:p>
              </table:table-cell>
              <table:table-cell office:value-type="float" office:value="13.46352">
                <text:p>13.46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35456">
                <text:p>13.35456</text:p>
              </table:table-cell>
              <table:table-cell office:value-type="float" office:value="14.07328">
                <text:p>14.07328</text:p>
              </table:table-cell>
              <table:table-cell office:value-type="float" office:value="13.86704">
                <text:p>13.86704</text:p>
              </table:table-cell>
              <table:table-cell office:value-type="float" office:value="13.26464">
                <text:p>13.26464</text:p>
              </table:table-cell>
              <table:table-cell office:value-type="float" office:value="13.76688">
                <text:p>13.76688</text:p>
              </table:table-cell>
              <table:table-cell office:value-type="float" office:value="13.13312">
                <text:p>13.13312</text:p>
              </table:table-cell>
              <table:table-cell office:value-type="float" office:value="12.84704">
                <text:p>12.84704</text:p>
              </table:table-cell>
              <table:table-cell office:value-type="float" office:value="13.56944">
                <text:p>13.56944</text:p>
              </table:table-cell>
              <table:table-cell office:value-type="float" office:value="13.36384">
                <text:p>13.36384</text:p>
              </table:table-cell>
              <table:table-cell office:value-type="float" office:value="13.43104">
                <text:p>13.43104</text:p>
              </table:table-cell>
              <table:table-cell office:value-type="float" office:value="13.56336">
                <text:p>13.56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3528">
                <text:p>13.3528</text:p>
              </table:table-cell>
              <table:table-cell office:value-type="float" office:value="14.17312">
                <text:p>14.17312</text:p>
              </table:table-cell>
              <table:table-cell office:value-type="float" office:value="14.06656">
                <text:p>14.06656</text:p>
              </table:table-cell>
              <table:table-cell office:value-type="float" office:value="13.26464">
                <text:p>13.26464</text:p>
              </table:table-cell>
              <table:table-cell office:value-type="float" office:value="13.76688">
                <text:p>13.76688</text:p>
              </table:table-cell>
              <table:table-cell office:value-type="float" office:value="13.13312">
                <text:p>13.13312</text:p>
              </table:table-cell>
              <table:table-cell office:value-type="float" office:value="12.94688">
                <text:p>12.94688</text:p>
              </table:table-cell>
              <table:table-cell office:value-type="float" office:value="13.66928">
                <text:p>13.66928</text:p>
              </table:table-cell>
              <table:table-cell office:value-type="float" office:value="13.46352">
                <text:p>13.46352</text:p>
              </table:table-cell>
              <table:table-cell office:value-type="float" office:value="13.43104">
                <text:p>13.43104</text:p>
              </table:table-cell>
              <table:table-cell office:value-type="float" office:value="13.76288">
                <text:p>13.762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45008">
                <text:p>13.45008</text:p>
              </table:table-cell>
              <table:table-cell office:value-type="float" office:value="14.17312">
                <text:p>14.17312</text:p>
              </table:table-cell>
              <table:table-cell office:value-type="float" office:value="14.16608">
                <text:p>14.16608</text:p>
              </table:table-cell>
              <table:table-cell office:value-type="float" office:value="13.36416">
                <text:p>13.36416</text:p>
              </table:table-cell>
              <table:table-cell office:value-type="float" office:value="13.76688">
                <text:p>13.76688</text:p>
              </table:table-cell>
              <table:table-cell office:value-type="float" office:value="13.13312">
                <text:p>13.13312</text:p>
              </table:table-cell>
              <table:table-cell office:value-type="float" office:value="12.94688">
                <text:p>12.94688</text:p>
              </table:table-cell>
              <table:table-cell office:value-type="float" office:value="13.76912">
                <text:p>13.76912</text:p>
              </table:table-cell>
              <table:table-cell office:value-type="float" office:value="13.46352">
                <text:p>13.46352</text:p>
              </table:table-cell>
              <table:table-cell office:value-type="float" office:value="13.43104">
                <text:p>13.43104</text:p>
              </table:table-cell>
              <table:table-cell office:value-type="float" office:value="13.76288">
                <text:p>13.76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45008">
                <text:p>13.45008</text:p>
              </table:table-cell>
              <table:table-cell office:value-type="float" office:value="14.17312">
                <text:p>14.17312</text:p>
              </table:table-cell>
              <table:table-cell office:value-type="float" office:value="14.164">
                <text:p>14.164</text:p>
              </table:table-cell>
              <table:table-cell office:value-type="float" office:value="13.36416">
                <text:p>13.36416</text:p>
              </table:table-cell>
              <table:table-cell office:value-type="float" office:value="13.96608">
                <text:p>13.96608</text:p>
              </table:table-cell>
              <table:table-cell office:value-type="float" office:value="13.332">
                <text:p>13.332</text:p>
              </table:table-cell>
              <table:table-cell office:value-type="float" office:value="12.94688">
                <text:p>12.94688</text:p>
              </table:table-cell>
              <table:table-cell office:value-type="float" office:value="13.76912">
                <text:p>13.76912</text:p>
              </table:table-cell>
              <table:table-cell office:value-type="float" office:value="13.46352">
                <text:p>13.46352</text:p>
              </table:table-cell>
              <table:table-cell office:value-type="float" office:value="13.43104">
                <text:p>13.43104</text:p>
              </table:table-cell>
              <table:table-cell office:value-type="float" office:value="13.76288">
                <text:p>13.762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45008">
                <text:p>13.45008</text:p>
              </table:table-cell>
              <table:table-cell office:value-type="float" office:value="14.17312">
                <text:p>14.17312</text:p>
              </table:table-cell>
              <table:table-cell office:value-type="float" office:value="14.164">
                <text:p>14.164</text:p>
              </table:table-cell>
              <table:table-cell office:value-type="float" office:value="13.36416">
                <text:p>13.36416</text:p>
              </table:table-cell>
              <table:table-cell office:value-type="float" office:value="14.06592">
                <text:p>14.06592</text:p>
              </table:table-cell>
              <table:table-cell office:value-type="float" office:value="13.332">
                <text:p>13.332</text:p>
              </table:table-cell>
              <table:table-cell office:value-type="float" office:value="13.0464">
                <text:p>13.0464</text:p>
              </table:table-cell>
              <table:table-cell office:value-type="float" office:value="13.8688">
                <text:p>13.8688</text:p>
              </table:table-cell>
              <table:table-cell office:value-type="float" office:value="13.66304">
                <text:p>13.66304</text:p>
              </table:table-cell>
              <table:table-cell office:value-type="float" office:value="13.43104">
                <text:p>13.43104</text:p>
              </table:table-cell>
              <table:table-cell office:value-type="float" office:value="13.76288">
                <text:p>13.76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74896">
                <text:p>13.74896</text:p>
              </table:table-cell>
              <table:table-cell office:value-type="float" office:value="14.2728">
                <text:p>14.2728</text:p>
              </table:table-cell>
              <table:table-cell office:value-type="float" office:value="14.36368">
                <text:p>14.36368</text:p>
              </table:table-cell>
              <table:table-cell office:value-type="float" office:value="13.76336">
                <text:p>13.76336</text:p>
              </table:table-cell>
              <table:table-cell office:value-type="float" office:value="14.06592">
                <text:p>14.06592</text:p>
              </table:table-cell>
              <table:table-cell office:value-type="float" office:value="13.332">
                <text:p>13.332</text:p>
              </table:table-cell>
              <table:table-cell office:value-type="float" office:value="13.14608">
                <text:p>13.14608</text:p>
              </table:table-cell>
              <table:table-cell office:value-type="float" office:value="13.8688">
                <text:p>13.8688</text:p>
              </table:table-cell>
              <table:table-cell office:value-type="float" office:value="13.9624">
                <text:p>13.9624</text:p>
              </table:table-cell>
              <table:table-cell office:value-type="float" office:value="13.63024">
                <text:p>13.63024</text:p>
              </table:table-cell>
              <table:table-cell office:value-type="float" office:value="13.8624">
                <text:p>13.8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74896">
                <text:p>13.74896</text:p>
              </table:table-cell>
              <table:table-cell office:value-type="float" office:value="14.2728">
                <text:p>14.2728</text:p>
              </table:table-cell>
              <table:table-cell office:value-type="float" office:value="14.36368">
                <text:p>14.36368</text:p>
              </table:table-cell>
              <table:table-cell office:value-type="float" office:value="13.76336">
                <text:p>13.76336</text:p>
              </table:table-cell>
              <table:table-cell office:value-type="float" office:value="14.06592">
                <text:p>14.06592</text:p>
              </table:table-cell>
              <table:table-cell office:value-type="float" office:value="13.33008">
                <text:p>13.33008</text:p>
              </table:table-cell>
              <table:table-cell office:value-type="float" office:value="13.24576">
                <text:p>13.24576</text:p>
              </table:table-cell>
              <table:table-cell office:value-type="float" office:value="13.8688">
                <text:p>13.8688</text:p>
              </table:table-cell>
              <table:table-cell office:value-type="float" office:value="13.9624">
                <text:p>13.9624</text:p>
              </table:table-cell>
              <table:table-cell office:value-type="float" office:value="13.72976">
                <text:p>13.72976</text:p>
              </table:table-cell>
              <table:table-cell office:value-type="float" office:value="14.06176">
                <text:p>14.061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74896">
                <text:p>13.74896</text:p>
              </table:table-cell>
              <table:table-cell office:value-type="float" office:value="14.27056">
                <text:p>14.27056</text:p>
              </table:table-cell>
              <table:table-cell office:value-type="float" office:value="14.36368">
                <text:p>14.36368</text:p>
              </table:table-cell>
              <table:table-cell office:value-type="float" office:value="13.76336">
                <text:p>13.76336</text:p>
              </table:table-cell>
              <table:table-cell office:value-type="float" office:value="14.06592">
                <text:p>14.06592</text:p>
              </table:table-cell>
              <table:table-cell office:value-type="float" office:value="13.4296">
                <text:p>13.4296</text:p>
              </table:table-cell>
              <table:table-cell office:value-type="float" office:value="13.34464">
                <text:p>13.34464</text:p>
              </table:table-cell>
              <table:table-cell office:value-type="float" office:value="13.8688">
                <text:p>13.8688</text:p>
              </table:table-cell>
              <table:table-cell office:value-type="float" office:value="13.9624">
                <text:p>13.9624</text:p>
              </table:table-cell>
              <table:table-cell office:value-type="float" office:value="13.9288">
                <text:p>13.9288</text:p>
              </table:table-cell>
              <table:table-cell office:value-type="float" office:value="14.06176">
                <text:p>14.06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8488">
                <text:p>13.8488</text:p>
              </table:table-cell>
              <table:table-cell office:value-type="float" office:value="14.27056">
                <text:p>14.27056</text:p>
              </table:table-cell>
              <table:table-cell office:value-type="float" office:value="14.36368">
                <text:p>14.36368</text:p>
              </table:table-cell>
              <table:table-cell office:value-type="float" office:value="13.76336">
                <text:p>13.76336</text:p>
              </table:table-cell>
              <table:table-cell office:value-type="float" office:value="14.16576">
                <text:p>14.16576</text:p>
              </table:table-cell>
              <table:table-cell office:value-type="float" office:value="13.4296">
                <text:p>13.4296</text:p>
              </table:table-cell>
              <table:table-cell office:value-type="float" office:value="13.34464">
                <text:p>13.34464</text:p>
              </table:table-cell>
              <table:table-cell office:value-type="float" office:value="13.96864">
                <text:p>13.96864</text:p>
              </table:table-cell>
              <table:table-cell office:value-type="float" office:value="13.9624">
                <text:p>13.9624</text:p>
              </table:table-cell>
              <table:table-cell office:value-type="float" office:value="13.9288">
                <text:p>13.9288</text:p>
              </table:table-cell>
              <table:table-cell office:value-type="float" office:value="14.06176">
                <text:p>14.06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94848">
                <text:p>13.94848</text:p>
              </table:table-cell>
              <table:table-cell office:value-type="float" office:value="14.27056">
                <text:p>14.27056</text:p>
              </table:table-cell>
              <table:table-cell office:value-type="float" office:value="14.56304">
                <text:p>14.56304</text:p>
              </table:table-cell>
              <table:table-cell office:value-type="float" office:value="13.76336">
                <text:p>13.76336</text:p>
              </table:table-cell>
              <table:table-cell office:value-type="float" office:value="14.2656">
                <text:p>14.2656</text:p>
              </table:table-cell>
              <table:table-cell office:value-type="float" office:value="13.52944">
                <text:p>13.52944</text:p>
              </table:table-cell>
              <table:table-cell office:value-type="float" office:value="13.44448">
                <text:p>13.44448</text:p>
              </table:table-cell>
              <table:table-cell office:value-type="float" office:value="13.96864">
                <text:p>13.96864</text:p>
              </table:table-cell>
              <table:table-cell office:value-type="float" office:value="13.9624">
                <text:p>13.9624</text:p>
              </table:table-cell>
              <table:table-cell office:value-type="float" office:value="13.9288">
                <text:p>13.9288</text:p>
              </table:table-cell>
              <table:table-cell office:value-type="float" office:value="14.1616">
                <text:p>14.1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2472">
                <text:p>14.2472</text:p>
              </table:table-cell>
              <table:table-cell office:value-type="float" office:value="14.3704">
                <text:p>14.3704</text:p>
              </table:table-cell>
              <table:table-cell office:value-type="float" office:value="14.66272">
                <text:p>14.66272</text:p>
              </table:table-cell>
              <table:table-cell office:value-type="float" office:value="13.8632">
                <text:p>13.8632</text:p>
              </table:table-cell>
              <table:table-cell office:value-type="float" office:value="14.2656">
                <text:p>14.2656</text:p>
              </table:table-cell>
              <table:table-cell office:value-type="float" office:value="13.62912">
                <text:p>13.62912</text:p>
              </table:table-cell>
              <table:table-cell office:value-type="float" office:value="13.54368">
                <text:p>13.54368</text:p>
              </table:table-cell>
              <table:table-cell office:value-type="float" office:value="14.06832">
                <text:p>14.06832</text:p>
              </table:table-cell>
              <table:table-cell office:value-type="float" office:value="13.9624">
                <text:p>13.9624</text:p>
              </table:table-cell>
              <table:table-cell office:value-type="float" office:value="14.02752">
                <text:p>14.02752</text:p>
              </table:table-cell>
              <table:table-cell office:value-type="float" office:value="14.26144">
                <text:p>14.261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2472">
                <text:p>14.2472</text:p>
              </table:table-cell>
              <table:table-cell office:value-type="float" office:value="14.47024">
                <text:p>14.47024</text:p>
              </table:table-cell>
              <table:table-cell office:value-type="float" office:value="14.76256">
                <text:p>14.76256</text:p>
              </table:table-cell>
              <table:table-cell office:value-type="float" office:value="14.26176">
                <text:p>14.26176</text:p>
              </table:table-cell>
              <table:table-cell office:value-type="float" office:value="14.26352">
                <text:p>14.26352</text:p>
              </table:table-cell>
              <table:table-cell office:value-type="float" office:value="13.92752">
                <text:p>13.92752</text:p>
              </table:table-cell>
              <table:table-cell office:value-type="float" office:value="13.54368">
                <text:p>13.54368</text:p>
              </table:table-cell>
              <table:table-cell office:value-type="float" office:value="14.06832">
                <text:p>14.06832</text:p>
              </table:table-cell>
              <table:table-cell office:value-type="float" office:value="14.16208">
                <text:p>14.16208</text:p>
              </table:table-cell>
              <table:table-cell office:value-type="float" office:value="14.12736">
                <text:p>14.12736</text:p>
              </table:table-cell>
              <table:table-cell office:value-type="float" office:value="14.36128">
                <text:p>14.36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2472">
                <text:p>14.2472</text:p>
              </table:table-cell>
              <table:table-cell office:value-type="float" office:value="14.47024">
                <text:p>14.47024</text:p>
              </table:table-cell>
              <table:table-cell office:value-type="float" office:value="14.96208">
                <text:p>14.96208</text:p>
              </table:table-cell>
              <table:table-cell office:value-type="float" office:value="14.26176">
                <text:p>14.26176</text:p>
              </table:table-cell>
              <table:table-cell office:value-type="float" office:value="14.3632">
                <text:p>14.3632</text:p>
              </table:table-cell>
              <table:table-cell office:value-type="float" office:value="13.92512">
                <text:p>13.92512</text:p>
              </table:table-cell>
              <table:table-cell office:value-type="float" office:value="13.54368">
                <text:p>13.54368</text:p>
              </table:table-cell>
              <table:table-cell office:value-type="float" office:value="14.06832">
                <text:p>14.06832</text:p>
              </table:table-cell>
              <table:table-cell office:value-type="float" office:value="14.16208">
                <text:p>14.16208</text:p>
              </table:table-cell>
              <table:table-cell office:value-type="float" office:value="14.12528">
                <text:p>14.12528</text:p>
              </table:table-cell>
              <table:table-cell office:value-type="float" office:value="14.46112">
                <text:p>14.46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34704">
                <text:p>14.34704</text:p>
              </table:table-cell>
              <table:table-cell office:value-type="float" office:value="14.47024">
                <text:p>14.47024</text:p>
              </table:table-cell>
              <table:table-cell office:value-type="float" office:value="15.06192">
                <text:p>15.06192</text:p>
              </table:table-cell>
              <table:table-cell office:value-type="float" office:value="14.3616">
                <text:p>14.3616</text:p>
              </table:table-cell>
              <table:table-cell office:value-type="float" office:value="14.46304">
                <text:p>14.46304</text:p>
              </table:table-cell>
              <table:table-cell office:value-type="float" office:value="13.92512">
                <text:p>13.92512</text:p>
              </table:table-cell>
              <table:table-cell office:value-type="float" office:value="13.54368">
                <text:p>13.54368</text:p>
              </table:table-cell>
              <table:table-cell office:value-type="float" office:value="14.06832">
                <text:p>14.06832</text:p>
              </table:table-cell>
              <table:table-cell office:value-type="float" office:value="14.16208">
                <text:p>14.16208</text:p>
              </table:table-cell>
              <table:table-cell office:value-type="float" office:value="14.12528">
                <text:p>14.12528</text:p>
              </table:table-cell>
              <table:table-cell office:value-type="float" office:value="14.46112">
                <text:p>14.461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5464">
                <text:p>14.5464</text:p>
              </table:table-cell>
              <table:table-cell office:value-type="float" office:value="14.47024">
                <text:p>14.47024</text:p>
              </table:table-cell>
              <table:table-cell office:value-type="float" office:value="15.16144">
                <text:p>15.16144</text:p>
              </table:table-cell>
              <table:table-cell office:value-type="float" office:value="14.3616">
                <text:p>14.3616</text:p>
              </table:table-cell>
              <table:table-cell office:value-type="float" office:value="14.66272">
                <text:p>14.66272</text:p>
              </table:table-cell>
              <table:table-cell office:value-type="float" office:value="14.0248">
                <text:p>14.0248</text:p>
              </table:table-cell>
              <table:table-cell office:value-type="float" office:value="13.54368">
                <text:p>13.54368</text:p>
              </table:table-cell>
              <table:table-cell office:value-type="float" office:value="14.06832">
                <text:p>14.06832</text:p>
              </table:table-cell>
              <table:table-cell office:value-type="float" office:value="14.16208">
                <text:p>14.16208</text:p>
              </table:table-cell>
              <table:table-cell office:value-type="float" office:value="14.32384">
                <text:p>14.32384</text:p>
              </table:table-cell>
              <table:table-cell office:value-type="float" office:value="14.56064">
                <text:p>14.56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5464">
                <text:p>14.5464</text:p>
              </table:table-cell>
              <table:table-cell office:value-type="float" office:value="14.57008">
                <text:p>14.57008</text:p>
              </table:table-cell>
              <table:table-cell office:value-type="float" office:value="15.16144">
                <text:p>15.16144</text:p>
              </table:table-cell>
              <table:table-cell office:value-type="float" office:value="14.3616">
                <text:p>14.3616</text:p>
              </table:table-cell>
              <table:table-cell office:value-type="float" office:value="14.66272">
                <text:p>14.66272</text:p>
              </table:table-cell>
              <table:table-cell office:value-type="float" office:value="14.0248">
                <text:p>14.0248</text:p>
              </table:table-cell>
              <table:table-cell office:value-type="float" office:value="13.54368">
                <text:p>13.54368</text:p>
              </table:table-cell>
              <table:table-cell office:value-type="float" office:value="14.06832">
                <text:p>14.06832</text:p>
              </table:table-cell>
              <table:table-cell office:value-type="float" office:value="14.36096">
                <text:p>14.36096</text:p>
              </table:table-cell>
              <table:table-cell office:value-type="float" office:value="14.32384">
                <text:p>14.32384</text:p>
              </table:table-cell>
              <table:table-cell office:value-type="float" office:value="14.66016">
                <text:p>14.660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64576">
                <text:p>14.64576</text:p>
              </table:table-cell>
              <table:table-cell office:value-type="float" office:value="14.57008">
                <text:p>14.57008</text:p>
              </table:table-cell>
              <table:table-cell office:value-type="float" office:value="15.26128">
                <text:p>15.26128</text:p>
              </table:table-cell>
              <table:table-cell office:value-type="float" office:value="14.46144">
                <text:p>14.46144</text:p>
              </table:table-cell>
              <table:table-cell office:value-type="float" office:value="14.86208">
                <text:p>14.86208</text:p>
              </table:table-cell>
              <table:table-cell office:value-type="float" office:value="14.124">
                <text:p>14.124</text:p>
              </table:table-cell>
              <table:table-cell office:value-type="float" office:value="13.54368">
                <text:p>13.54368</text:p>
              </table:table-cell>
              <table:table-cell office:value-type="float" office:value="14.16816">
                <text:p>14.16816</text:p>
              </table:table-cell>
              <table:table-cell office:value-type="float" office:value="14.4608">
                <text:p>14.4608</text:p>
              </table:table-cell>
              <table:table-cell office:value-type="float" office:value="14.42368">
                <text:p>14.42368</text:p>
              </table:table-cell>
              <table:table-cell office:value-type="float" office:value="14.66016">
                <text:p>14.660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64576">
                <text:p>14.64576</text:p>
              </table:table-cell>
              <table:table-cell office:value-type="float" office:value="14.57008">
                <text:p>14.57008</text:p>
              </table:table-cell>
              <table:table-cell office:value-type="float" office:value="15.26128">
                <text:p>15.26128</text:p>
              </table:table-cell>
              <table:table-cell office:value-type="float" office:value="14.56128">
                <text:p>14.56128</text:p>
              </table:table-cell>
              <table:table-cell office:value-type="float" office:value="14.86208">
                <text:p>14.86208</text:p>
              </table:table-cell>
              <table:table-cell office:value-type="float" office:value="14.1216">
                <text:p>14.1216</text:p>
              </table:table-cell>
              <table:table-cell office:value-type="float" office:value="13.64336">
                <text:p>13.64336</text:p>
              </table:table-cell>
              <table:table-cell office:value-type="float" office:value="14.268">
                <text:p>14.268</text:p>
              </table:table-cell>
              <table:table-cell office:value-type="float" office:value="14.4608">
                <text:p>14.4608</text:p>
              </table:table-cell>
              <table:table-cell office:value-type="float" office:value="14.62304">
                <text:p>14.62304</text:p>
              </table:table-cell>
              <table:table-cell office:value-type="float" office:value="14.8576">
                <text:p>14.85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84512">
                <text:p>14.84512</text:p>
              </table:table-cell>
              <table:table-cell office:value-type="float" office:value="14.57008">
                <text:p>14.57008</text:p>
              </table:table-cell>
              <table:table-cell office:value-type="float" office:value="15.46096">
                <text:p>15.46096</text:p>
              </table:table-cell>
              <table:table-cell office:value-type="float" office:value="14.6608">
                <text:p>14.6608</text:p>
              </table:table-cell>
              <table:table-cell office:value-type="float" office:value="14.86208">
                <text:p>14.86208</text:p>
              </table:table-cell>
              <table:table-cell office:value-type="float" office:value="14.1216">
                <text:p>14.1216</text:p>
              </table:table-cell>
              <table:table-cell office:value-type="float" office:value="13.64336">
                <text:p>13.64336</text:p>
              </table:table-cell>
              <table:table-cell office:value-type="float" office:value="14.46752">
                <text:p>14.46752</text:p>
              </table:table-cell>
              <table:table-cell office:value-type="float" office:value="14.56064">
                <text:p>14.56064</text:p>
              </table:table-cell>
              <table:table-cell office:value-type="float" office:value="14.62304">
                <text:p>14.62304</text:p>
              </table:table-cell>
              <table:table-cell office:value-type="float" office:value="14.8576">
                <text:p>14.85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04416">
                <text:p>15.04416</text:p>
              </table:table-cell>
              <table:table-cell office:value-type="float" office:value="14.66976">
                <text:p>14.66976</text:p>
              </table:table-cell>
              <table:table-cell office:value-type="float" office:value="15.46096">
                <text:p>15.46096</text:p>
              </table:table-cell>
              <table:table-cell office:value-type="float" office:value="14.76064">
                <text:p>14.76064</text:p>
              </table:table-cell>
              <table:table-cell office:value-type="float" office:value="14.86208">
                <text:p>14.86208</text:p>
              </table:table-cell>
              <table:table-cell office:value-type="float" office:value="14.1216">
                <text:p>14.1216</text:p>
              </table:table-cell>
              <table:table-cell office:value-type="float" office:value="13.64336">
                <text:p>13.64336</text:p>
              </table:table-cell>
              <table:table-cell office:value-type="float" office:value="14.46752">
                <text:p>14.46752</text:p>
              </table:table-cell>
              <table:table-cell office:value-type="float" office:value="14.56064">
                <text:p>14.56064</text:p>
              </table:table-cell>
              <table:table-cell office:value-type="float" office:value="14.82128">
                <text:p>14.82128</text:p>
              </table:table-cell>
              <table:table-cell office:value-type="float" office:value="14.95744">
                <text:p>14.957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04416">
                <text:p>15.04416</text:p>
              </table:table-cell>
              <table:table-cell office:value-type="float" office:value="14.96912">
                <text:p>14.96912</text:p>
              </table:table-cell>
              <table:table-cell office:value-type="float" office:value="15.45808">
                <text:p>15.45808</text:p>
              </table:table-cell>
              <table:table-cell office:value-type="float" office:value="14.86032">
                <text:p>14.86032</text:p>
              </table:table-cell>
              <table:table-cell office:value-type="float" office:value="15.06176">
                <text:p>15.06176</text:p>
              </table:table-cell>
              <table:table-cell office:value-type="float" office:value="14.1216">
                <text:p>14.1216</text:p>
              </table:table-cell>
              <table:table-cell office:value-type="float" office:value="13.74304">
                <text:p>13.74304</text:p>
              </table:table-cell>
              <table:table-cell office:value-type="float" office:value="14.46752">
                <text:p>14.46752</text:p>
              </table:table-cell>
              <table:table-cell office:value-type="float" office:value="14.76032">
                <text:p>14.76032</text:p>
              </table:table-cell>
              <table:table-cell office:value-type="float" office:value="14.82128">
                <text:p>14.82128</text:p>
              </table:table-cell>
              <table:table-cell office:value-type="float" office:value="14.95744">
                <text:p>14.957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3408">
                <text:p>15.3408</text:p>
              </table:table-cell>
              <table:table-cell office:value-type="float" office:value="15.16864">
                <text:p>15.16864</text:p>
              </table:table-cell>
              <table:table-cell office:value-type="float" office:value="15.45808">
                <text:p>15.45808</text:p>
              </table:table-cell>
              <table:table-cell office:value-type="float" office:value="14.86032">
                <text:p>14.86032</text:p>
              </table:table-cell>
              <table:table-cell office:value-type="float" office:value="15.06176">
                <text:p>15.06176</text:p>
              </table:table-cell>
              <table:table-cell office:value-type="float" office:value="14.22064">
                <text:p>14.22064</text:p>
              </table:table-cell>
              <table:table-cell office:value-type="float" office:value="13.94176">
                <text:p>13.94176</text:p>
              </table:table-cell>
              <table:table-cell office:value-type="float" office:value="14.46752">
                <text:p>14.46752</text:p>
              </table:table-cell>
              <table:table-cell office:value-type="float" office:value="14.76032">
                <text:p>14.76032</text:p>
              </table:table-cell>
              <table:table-cell office:value-type="float" office:value="14.92112">
                <text:p>14.92112</text:p>
              </table:table-cell>
              <table:table-cell office:value-type="float" office:value="15.05728">
                <text:p>15.057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44064">
                <text:p>15.44064</text:p>
              </table:table-cell>
              <table:table-cell office:value-type="float" office:value="15.26848">
                <text:p>15.26848</text:p>
              </table:table-cell>
              <table:table-cell office:value-type="float" office:value="15.45808">
                <text:p>15.45808</text:p>
              </table:table-cell>
              <table:table-cell office:value-type="float" office:value="14.96016">
                <text:p>14.96016</text:p>
              </table:table-cell>
              <table:table-cell office:value-type="float" office:value="15.1616">
                <text:p>15.1616</text:p>
              </table:table-cell>
              <table:table-cell office:value-type="float" office:value="14.32016">
                <text:p>14.32016</text:p>
              </table:table-cell>
              <table:table-cell office:value-type="float" office:value="13.94176">
                <text:p>13.94176</text:p>
              </table:table-cell>
              <table:table-cell office:value-type="float" office:value="14.5672">
                <text:p>14.5672</text:p>
              </table:table-cell>
              <table:table-cell office:value-type="float" office:value="14.86">
                <text:p>14.86</text:p>
              </table:table-cell>
              <table:table-cell office:value-type="float" office:value="15.01808">
                <text:p>15.01808</text:p>
              </table:table-cell>
              <table:table-cell office:value-type="float" office:value="15.05728">
                <text:p>15.05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54032">
                <text:p>15.54032</text:p>
              </table:table-cell>
              <table:table-cell office:value-type="float" office:value="15.26848">
                <text:p>15.26848</text:p>
              </table:table-cell>
              <table:table-cell office:value-type="float" office:value="15.55776">
                <text:p>15.55776</text:p>
              </table:table-cell>
              <table:table-cell office:value-type="float" office:value="14.95824">
                <text:p>14.95824</text:p>
              </table:table-cell>
              <table:table-cell office:value-type="float" office:value="15.1616">
                <text:p>15.1616</text:p>
              </table:table-cell>
              <table:table-cell office:value-type="float" office:value="14.32016">
                <text:p>14.32016</text:p>
              </table:table-cell>
              <table:table-cell office:value-type="float" office:value="13.94">
                <text:p>13.94</text:p>
              </table:table-cell>
              <table:table-cell office:value-type="float" office:value="14.76656">
                <text:p>14.76656</text:p>
              </table:table-cell>
              <table:table-cell office:value-type="float" office:value="14.86">
                <text:p>14.86</text:p>
              </table:table-cell>
              <table:table-cell office:value-type="float" office:value="15.11744">
                <text:p>15.11744</text:p>
              </table:table-cell>
              <table:table-cell office:value-type="float" office:value="15.15696">
                <text:p>15.156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54032">
                <text:p>15.54032</text:p>
              </table:table-cell>
              <table:table-cell office:value-type="float" office:value="15.26848">
                <text:p>15.26848</text:p>
              </table:table-cell>
              <table:table-cell office:value-type="float" office:value="15.55776">
                <text:p>15.55776</text:p>
              </table:table-cell>
              <table:table-cell office:value-type="float" office:value="14.95824">
                <text:p>14.95824</text:p>
              </table:table-cell>
              <table:table-cell office:value-type="float" office:value="15.36112">
                <text:p>15.36112</text:p>
              </table:table-cell>
              <table:table-cell office:value-type="float" office:value="14.42">
                <text:p>14.42</text:p>
              </table:table-cell>
              <table:table-cell office:value-type="float" office:value="14.03968">
                <text:p>14.03968</text:p>
              </table:table-cell>
              <table:table-cell office:value-type="float" office:value="14.86416">
                <text:p>14.86416</text:p>
              </table:table-cell>
              <table:table-cell office:value-type="float" office:value="14.95984">
                <text:p>14.95984</text:p>
              </table:table-cell>
              <table:table-cell office:value-type="float" office:value="15.2168">
                <text:p>15.2168</text:p>
              </table:table-cell>
              <table:table-cell office:value-type="float" office:value="15.15696">
                <text:p>15.156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4032">
                <text:p>15.54032</text:p>
              </table:table-cell>
              <table:table-cell office:value-type="float" office:value="15.26848">
                <text:p>15.26848</text:p>
              </table:table-cell>
              <table:table-cell office:value-type="float" office:value="15.85696">
                <text:p>15.85696</text:p>
              </table:table-cell>
              <table:table-cell office:value-type="float" office:value="14.95824">
                <text:p>14.95824</text:p>
              </table:table-cell>
              <table:table-cell office:value-type="float" office:value="15.36112">
                <text:p>15.36112</text:p>
              </table:table-cell>
              <table:table-cell office:value-type="float" office:value="14.42">
                <text:p>14.42</text:p>
              </table:table-cell>
              <table:table-cell office:value-type="float" office:value="14.23904">
                <text:p>14.23904</text:p>
              </table:table-cell>
              <table:table-cell office:value-type="float" office:value="14.86416">
                <text:p>14.86416</text:p>
              </table:table-cell>
              <table:table-cell office:value-type="float" office:value="14.95984">
                <text:p>14.95984</text:p>
              </table:table-cell>
              <table:table-cell office:value-type="float" office:value="15.2168">
                <text:p>15.2168</text:p>
              </table:table-cell>
              <table:table-cell office:value-type="float" office:value="15.45584">
                <text:p>15.455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63968">
                <text:p>15.63968</text:p>
              </table:table-cell>
              <table:table-cell office:value-type="float" office:value="15.26848">
                <text:p>15.26848</text:p>
              </table:table-cell>
              <table:table-cell office:value-type="float" office:value="15.95664">
                <text:p>15.95664</text:p>
              </table:table-cell>
              <table:table-cell office:value-type="float" office:value="15.0576">
                <text:p>15.0576</text:p>
              </table:table-cell>
              <table:table-cell office:value-type="float" office:value="15.36112">
                <text:p>15.36112</text:p>
              </table:table-cell>
              <table:table-cell office:value-type="float" office:value="14.42">
                <text:p>14.42</text:p>
              </table:table-cell>
              <table:table-cell office:value-type="float" office:value="14.23904">
                <text:p>14.23904</text:p>
              </table:table-cell>
              <table:table-cell office:value-type="float" office:value="14.86416">
                <text:p>14.86416</text:p>
              </table:table-cell>
              <table:table-cell office:value-type="float" office:value="14.95984">
                <text:p>14.95984</text:p>
              </table:table-cell>
              <table:table-cell office:value-type="float" office:value="15.31632">
                <text:p>15.31632</text:p>
              </table:table-cell>
              <table:table-cell office:value-type="float" office:value="15.45584">
                <text:p>15.455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3872">
                <text:p>15.83872</text:p>
              </table:table-cell>
              <table:table-cell office:value-type="float" office:value="15.26848">
                <text:p>15.26848</text:p>
              </table:table-cell>
              <table:table-cell office:value-type="float" office:value="15.95664">
                <text:p>15.95664</text:p>
              </table:table-cell>
              <table:table-cell office:value-type="float" office:value="15.0576">
                <text:p>15.0576</text:p>
              </table:table-cell>
              <table:table-cell office:value-type="float" office:value="15.46048">
                <text:p>15.46048</text:p>
              </table:table-cell>
              <table:table-cell office:value-type="float" office:value="14.51984">
                <text:p>14.51984</text:p>
              </table:table-cell>
              <table:table-cell office:value-type="float" office:value="14.33792">
                <text:p>14.33792</text:p>
              </table:table-cell>
              <table:table-cell office:value-type="float" office:value="14.86416">
                <text:p>14.86416</text:p>
              </table:table-cell>
              <table:table-cell office:value-type="float" office:value="15.05968">
                <text:p>15.05968</text:p>
              </table:table-cell>
              <table:table-cell office:value-type="float" office:value="15.31632">
                <text:p>15.31632</text:p>
              </table:table-cell>
              <table:table-cell office:value-type="float" office:value="15.45584">
                <text:p>15.455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84">
                <text:p>15.9384</text:p>
              </table:table-cell>
              <table:table-cell office:value-type="float" office:value="15.468">
                <text:p>15.468</text:p>
              </table:table-cell>
              <table:table-cell office:value-type="float" office:value="16.156">
                <text:p>16.156</text:p>
              </table:table-cell>
              <table:table-cell office:value-type="float" office:value="15.15744">
                <text:p>15.15744</text:p>
              </table:table-cell>
              <table:table-cell office:value-type="float" office:value="15.56032">
                <text:p>15.56032</text:p>
              </table:table-cell>
              <table:table-cell office:value-type="float" office:value="14.61872">
                <text:p>14.61872</text:p>
              </table:table-cell>
              <table:table-cell office:value-type="float" office:value="14.33792">
                <text:p>14.33792</text:p>
              </table:table-cell>
              <table:table-cell office:value-type="float" office:value="14.86416">
                <text:p>14.86416</text:p>
              </table:table-cell>
              <table:table-cell office:value-type="float" office:value="15.15936">
                <text:p>15.15936</text:p>
              </table:table-cell>
              <table:table-cell office:value-type="float" office:value="15.416">
                <text:p>15.416</text:p>
              </table:table-cell>
              <table:table-cell office:value-type="float" office:value="15.55552">
                <text:p>15.555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9384">
                <text:p>15.9384</text:p>
              </table:table-cell>
              <table:table-cell office:value-type="float" office:value="15.56768">
                <text:p>15.56768</text:p>
              </table:table-cell>
              <table:table-cell office:value-type="float" office:value="16.35568">
                <text:p>16.35568</text:p>
              </table:table-cell>
              <table:table-cell office:value-type="float" office:value="15.15744">
                <text:p>15.15744</text:p>
              </table:table-cell>
              <table:table-cell office:value-type="float" office:value="15.66016">
                <text:p>15.66016</text:p>
              </table:table-cell>
              <table:table-cell office:value-type="float" office:value="14.7184">
                <text:p>14.7184</text:p>
              </table:table-cell>
              <table:table-cell office:value-type="float" office:value="14.33792">
                <text:p>14.33792</text:p>
              </table:table-cell>
              <table:table-cell office:value-type="float" office:value="14.86416">
                <text:p>14.86416</text:p>
              </table:table-cell>
              <table:table-cell office:value-type="float" office:value="15.15936">
                <text:p>15.15936</text:p>
              </table:table-cell>
              <table:table-cell office:value-type="float" office:value="15.416">
                <text:p>15.416</text:p>
              </table:table-cell>
              <table:table-cell office:value-type="float" office:value="15.55552">
                <text:p>15.555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9384">
                <text:p>15.9384</text:p>
              </table:table-cell>
              <table:table-cell office:value-type="float" office:value="15.56768">
                <text:p>15.56768</text:p>
              </table:table-cell>
              <table:table-cell office:value-type="float" office:value="16.35568">
                <text:p>16.35568</text:p>
              </table:table-cell>
              <table:table-cell office:value-type="float" office:value="15.25728">
                <text:p>15.25728</text:p>
              </table:table-cell>
              <table:table-cell office:value-type="float" office:value="15.75744">
                <text:p>15.75744</text:p>
              </table:table-cell>
              <table:table-cell office:value-type="float" office:value="14.7184">
                <text:p>14.7184</text:p>
              </table:table-cell>
              <table:table-cell office:value-type="float" office:value="14.33792">
                <text:p>14.33792</text:p>
              </table:table-cell>
              <table:table-cell office:value-type="float" office:value="14.964">
                <text:p>14.964</text:p>
              </table:table-cell>
              <table:table-cell office:value-type="float" office:value="15.25904">
                <text:p>15.25904</text:p>
              </table:table-cell>
              <table:table-cell office:value-type="float" office:value="15.416">
                <text:p>15.416</text:p>
              </table:table-cell>
              <table:table-cell office:value-type="float" office:value="15.7552">
                <text:p>15.75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9384">
                <text:p>15.9384</text:p>
              </table:table-cell>
              <table:table-cell office:value-type="float" office:value="15.76496">
                <text:p>15.76496</text:p>
              </table:table-cell>
              <table:table-cell office:value-type="float" office:value="16.35568">
                <text:p>16.35568</text:p>
              </table:table-cell>
              <table:table-cell office:value-type="float" office:value="15.35456">
                <text:p>15.35456</text:p>
              </table:table-cell>
              <table:table-cell office:value-type="float" office:value="15.7552">
                <text:p>15.7552</text:p>
              </table:table-cell>
              <table:table-cell office:value-type="float" office:value="14.7184">
                <text:p>14.7184</text:p>
              </table:table-cell>
              <table:table-cell office:value-type="float" office:value="14.33616">
                <text:p>14.33616</text:p>
              </table:table-cell>
              <table:table-cell office:value-type="float" office:value="15.06368">
                <text:p>15.06368</text:p>
              </table:table-cell>
              <table:table-cell office:value-type="float" office:value="15.25904">
                <text:p>15.25904</text:p>
              </table:table-cell>
              <table:table-cell office:value-type="float" office:value="15.51536">
                <text:p>15.51536</text:p>
              </table:table-cell>
              <table:table-cell office:value-type="float" office:value="15.7552">
                <text:p>15.75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9384">
                <text:p>15.9384</text:p>
              </table:table-cell>
              <table:table-cell office:value-type="float" office:value="15.96432">
                <text:p>15.96432</text:p>
              </table:table-cell>
              <table:table-cell office:value-type="float" office:value="16.35568">
                <text:p>16.35568</text:p>
              </table:table-cell>
              <table:table-cell office:value-type="float" office:value="15.35456">
                <text:p>15.35456</text:p>
              </table:table-cell>
              <table:table-cell office:value-type="float" office:value="15.85504">
                <text:p>15.85504</text:p>
              </table:table-cell>
              <table:table-cell office:value-type="float" office:value="14.9176">
                <text:p>14.9176</text:p>
              </table:table-cell>
              <table:table-cell office:value-type="float" office:value="14.33232">
                <text:p>14.33232</text:p>
              </table:table-cell>
              <table:table-cell office:value-type="float" office:value="15.36288">
                <text:p>15.36288</text:p>
              </table:table-cell>
              <table:table-cell office:value-type="float" office:value="15.25904">
                <text:p>15.25904</text:p>
              </table:table-cell>
              <table:table-cell office:value-type="float" office:value="15.51536">
                <text:p>15.51536</text:p>
              </table:table-cell>
              <table:table-cell office:value-type="float" office:value="15.7552">
                <text:p>15.7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13744">
                <text:p>16.13744</text:p>
              </table:table-cell>
              <table:table-cell office:value-type="float" office:value="16.164">
                <text:p>16.164</text:p>
              </table:table-cell>
              <table:table-cell office:value-type="float" office:value="16.35568">
                <text:p>16.35568</text:p>
              </table:table-cell>
              <table:table-cell office:value-type="float" office:value="15.55376">
                <text:p>15.55376</text:p>
              </table:table-cell>
              <table:table-cell office:value-type="float" office:value="15.95472">
                <text:p>15.95472</text:p>
              </table:table-cell>
              <table:table-cell office:value-type="float" office:value="14.91536">
                <text:p>14.91536</text:p>
              </table:table-cell>
              <table:table-cell office:value-type="float" office:value="14.33056">
                <text:p>14.33056</text:p>
              </table:table-cell>
              <table:table-cell office:value-type="float" office:value="15.56224">
                <text:p>15.56224</text:p>
              </table:table-cell>
              <table:table-cell office:value-type="float" office:value="15.35888">
                <text:p>15.35888</text:p>
              </table:table-cell>
              <table:table-cell office:value-type="float" office:value="15.6152">
                <text:p>15.6152</text:p>
              </table:table-cell>
              <table:table-cell office:value-type="float" office:value="15.95456">
                <text:p>15.954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23712">
                <text:p>16.23712</text:p>
              </table:table-cell>
              <table:table-cell office:value-type="float" office:value="16.164">
                <text:p>16.164</text:p>
              </table:table-cell>
              <table:table-cell office:value-type="float" office:value="16.45536">
                <text:p>16.45536</text:p>
              </table:table-cell>
              <table:table-cell office:value-type="float" office:value="15.6536">
                <text:p>15.6536</text:p>
              </table:table-cell>
              <table:table-cell office:value-type="float" office:value="15.95472">
                <text:p>15.95472</text:p>
              </table:table-cell>
              <table:table-cell office:value-type="float" office:value="15.21392">
                <text:p>15.21392</text:p>
              </table:table-cell>
              <table:table-cell office:value-type="float" office:value="14.63008">
                <text:p>14.63008</text:p>
              </table:table-cell>
              <table:table-cell office:value-type="float" office:value="15.56224">
                <text:p>15.56224</text:p>
              </table:table-cell>
              <table:table-cell office:value-type="float" office:value="15.35888">
                <text:p>15.35888</text:p>
              </table:table-cell>
              <table:table-cell office:value-type="float" office:value="15.71488">
                <text:p>15.71488</text:p>
              </table:table-cell>
              <table:table-cell office:value-type="float" office:value="16.05408">
                <text:p>16.054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368">
                <text:p>16.3368</text:p>
              </table:table-cell>
              <table:table-cell office:value-type="float" office:value="16.164">
                <text:p>16.164</text:p>
              </table:table-cell>
              <table:table-cell office:value-type="float" office:value="16.45536">
                <text:p>16.45536</text:p>
              </table:table-cell>
              <table:table-cell office:value-type="float" office:value="15.6536">
                <text:p>15.6536</text:p>
              </table:table-cell>
              <table:table-cell office:value-type="float" office:value="16.0544">
                <text:p>16.0544</text:p>
              </table:table-cell>
              <table:table-cell office:value-type="float" office:value="15.3128">
                <text:p>15.3128</text:p>
              </table:table-cell>
              <table:table-cell office:value-type="float" office:value="14.72736">
                <text:p>14.72736</text:p>
              </table:table-cell>
              <table:table-cell office:value-type="float" office:value="15.56224">
                <text:p>15.56224</text:p>
              </table:table-cell>
              <table:table-cell office:value-type="float" office:value="15.35888">
                <text:p>15.35888</text:p>
              </table:table-cell>
              <table:table-cell office:value-type="float" office:value="15.71488">
                <text:p>15.71488</text:p>
              </table:table-cell>
              <table:table-cell office:value-type="float" office:value="16.05408">
                <text:p>16.054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392">
                <text:p>16.43392</text:p>
              </table:table-cell>
              <table:table-cell office:value-type="float" office:value="16.164">
                <text:p>16.164</text:p>
              </table:table-cell>
              <table:table-cell office:value-type="float" office:value="16.55488">
                <text:p>16.55488</text:p>
              </table:table-cell>
              <table:table-cell office:value-type="float" office:value="15.75296">
                <text:p>15.75296</text:p>
              </table:table-cell>
              <table:table-cell office:value-type="float" office:value="16.0544">
                <text:p>16.0544</text:p>
              </table:table-cell>
              <table:table-cell office:value-type="float" office:value="15.3128">
                <text:p>15.3128</text:p>
              </table:table-cell>
              <table:table-cell office:value-type="float" office:value="14.92608">
                <text:p>14.92608</text:p>
              </table:table-cell>
              <table:table-cell office:value-type="float" office:value="15.76176">
                <text:p>15.76176</text:p>
              </table:table-cell>
              <table:table-cell office:value-type="float" office:value="15.6584">
                <text:p>15.6584</text:p>
              </table:table-cell>
              <table:table-cell office:value-type="float" office:value="15.81472">
                <text:p>15.81472</text:p>
              </table:table-cell>
              <table:table-cell office:value-type="float" office:value="16.25328">
                <text:p>16.253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3328">
                <text:p>16.53328</text:p>
              </table:table-cell>
              <table:table-cell office:value-type="float" office:value="16.36336">
                <text:p>16.36336</text:p>
              </table:table-cell>
              <table:table-cell office:value-type="float" office:value="16.65472">
                <text:p>16.65472</text:p>
              </table:table-cell>
              <table:table-cell office:value-type="float" office:value="15.75296">
                <text:p>15.75296</text:p>
              </table:table-cell>
              <table:table-cell office:value-type="float" office:value="16.0544">
                <text:p>16.0544</text:p>
              </table:table-cell>
              <table:table-cell office:value-type="float" office:value="15.51152">
                <text:p>15.51152</text:p>
              </table:table-cell>
              <table:table-cell office:value-type="float" office:value="15.02512">
                <text:p>15.02512</text:p>
              </table:table-cell>
              <table:table-cell office:value-type="float" office:value="15.7592">
                <text:p>15.7592</text:p>
              </table:table-cell>
              <table:table-cell office:value-type="float" office:value="15.6584">
                <text:p>15.6584</text:p>
              </table:table-cell>
              <table:table-cell office:value-type="float" office:value="15.81472">
                <text:p>15.81472</text:p>
              </table:table-cell>
              <table:table-cell office:value-type="float" office:value="16.25328">
                <text:p>16.253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6328">
                <text:p>16.6328</text:p>
              </table:table-cell>
              <table:table-cell office:value-type="float" office:value="16.4632">
                <text:p>16.4632</text:p>
              </table:table-cell>
              <table:table-cell office:value-type="float" office:value="16.7544">
                <text:p>16.7544</text:p>
              </table:table-cell>
              <table:table-cell office:value-type="float" office:value="15.75296">
                <text:p>15.75296</text:p>
              </table:table-cell>
              <table:table-cell office:value-type="float" office:value="16.25376">
                <text:p>16.25376</text:p>
              </table:table-cell>
              <table:table-cell office:value-type="float" office:value="15.51152">
                <text:p>15.51152</text:p>
              </table:table-cell>
              <table:table-cell office:value-type="float" office:value="15.0232">
                <text:p>15.0232</text:p>
              </table:table-cell>
              <table:table-cell office:value-type="float" office:value="15.85888">
                <text:p>15.85888</text:p>
              </table:table-cell>
              <table:table-cell office:value-type="float" office:value="15.7576">
                <text:p>15.7576</text:p>
              </table:table-cell>
              <table:table-cell office:value-type="float" office:value="15.91408">
                <text:p>15.91408</text:p>
              </table:table-cell>
              <table:table-cell office:value-type="float" office:value="16.25328">
                <text:p>16.253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328">
                <text:p>16.6328</text:p>
              </table:table-cell>
              <table:table-cell office:value-type="float" office:value="16.4632">
                <text:p>16.4632</text:p>
              </table:table-cell>
              <table:table-cell office:value-type="float" office:value="16.7544">
                <text:p>16.7544</text:p>
              </table:table-cell>
              <table:table-cell office:value-type="float" office:value="15.8528">
                <text:p>15.8528</text:p>
              </table:table-cell>
              <table:table-cell office:value-type="float" office:value="16.25376">
                <text:p>16.25376</text:p>
              </table:table-cell>
              <table:table-cell office:value-type="float" office:value="15.51152">
                <text:p>15.51152</text:p>
              </table:table-cell>
              <table:table-cell office:value-type="float" office:value="15.12016">
                <text:p>15.12016</text:p>
              </table:table-cell>
              <table:table-cell office:value-type="float" office:value="15.95872">
                <text:p>15.95872</text:p>
              </table:table-cell>
              <table:table-cell office:value-type="float" office:value="15.7576">
                <text:p>15.7576</text:p>
              </table:table-cell>
              <table:table-cell office:value-type="float" office:value="16.0128">
                <text:p>16.0128</text:p>
              </table:table-cell>
              <table:table-cell office:value-type="float" office:value="16.25328">
                <text:p>16.25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73232">
                <text:p>16.73232</text:p>
              </table:table-cell>
              <table:table-cell office:value-type="float" office:value="16.56304">
                <text:p>16.56304</text:p>
              </table:table-cell>
              <table:table-cell office:value-type="float" office:value="17.05344">
                <text:p>17.05344</text:p>
              </table:table-cell>
              <table:table-cell office:value-type="float" office:value="15.8528">
                <text:p>15.8528</text:p>
              </table:table-cell>
              <table:table-cell office:value-type="float" office:value="16.25376">
                <text:p>16.25376</text:p>
              </table:table-cell>
              <table:table-cell office:value-type="float" office:value="15.608">
                <text:p>15.608</text:p>
              </table:table-cell>
              <table:table-cell office:value-type="float" office:value="15.12016">
                <text:p>15.12016</text:p>
              </table:table-cell>
              <table:table-cell office:value-type="float" office:value="15.95872">
                <text:p>15.95872</text:p>
              </table:table-cell>
              <table:table-cell office:value-type="float" office:value="15.9544">
                <text:p>15.9544</text:p>
              </table:table-cell>
              <table:table-cell office:value-type="float" office:value="16.0128">
                <text:p>16.0128</text:p>
              </table:table-cell>
              <table:table-cell office:value-type="float" office:value="16.55248">
                <text:p>16.552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83152">
                <text:p>16.83152</text:p>
              </table:table-cell>
              <table:table-cell office:value-type="float" office:value="16.56304">
                <text:p>16.56304</text:p>
              </table:table-cell>
              <table:table-cell office:value-type="float" office:value="17.05344">
                <text:p>17.05344</text:p>
              </table:table-cell>
              <table:table-cell office:value-type="float" office:value="16.25168">
                <text:p>16.25168</text:p>
              </table:table-cell>
              <table:table-cell office:value-type="float" office:value="16.25376">
                <text:p>16.25376</text:p>
              </table:table-cell>
              <table:table-cell office:value-type="float" office:value="15.608">
                <text:p>15.608</text:p>
              </table:table-cell>
              <table:table-cell office:value-type="float" office:value="15.31872">
                <text:p>15.31872</text:p>
              </table:table-cell>
              <table:table-cell office:value-type="float" office:value="16.05856">
                <text:p>16.05856</text:p>
              </table:table-cell>
              <table:table-cell office:value-type="float" office:value="16.05408">
                <text:p>16.05408</text:p>
              </table:table-cell>
              <table:table-cell office:value-type="float" office:value="16.11232">
                <text:p>16.11232</text:p>
              </table:table-cell>
              <table:table-cell office:value-type="float" office:value="16.55248">
                <text:p>16.55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3152">
                <text:p>16.83152</text:p>
              </table:table-cell>
              <table:table-cell office:value-type="float" office:value="16.56304">
                <text:p>16.56304</text:p>
              </table:table-cell>
              <table:table-cell office:value-type="float" office:value="17.15328">
                <text:p>17.15328</text:p>
              </table:table-cell>
              <table:table-cell office:value-type="float" office:value="16.25168">
                <text:p>16.25168</text:p>
              </table:table-cell>
              <table:table-cell office:value-type="float" office:value="16.45328">
                <text:p>16.45328</text:p>
              </table:table-cell>
              <table:table-cell office:value-type="float" office:value="15.80688">
                <text:p>15.80688</text:p>
              </table:table-cell>
              <table:table-cell office:value-type="float" office:value="15.31872">
                <text:p>15.31872</text:p>
              </table:table-cell>
              <table:table-cell office:value-type="float" office:value="16.1584">
                <text:p>16.1584</text:p>
              </table:table-cell>
              <table:table-cell office:value-type="float" office:value="16.05408">
                <text:p>16.05408</text:p>
              </table:table-cell>
              <table:table-cell office:value-type="float" office:value="16.11232">
                <text:p>16.11232</text:p>
              </table:table-cell>
              <table:table-cell office:value-type="float" office:value="16.55248">
                <text:p>16.552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3152">
                <text:p>16.83152</text:p>
              </table:table-cell>
              <table:table-cell office:value-type="float" office:value="16.96208">
                <text:p>16.96208</text:p>
              </table:table-cell>
              <table:table-cell office:value-type="float" office:value="17.15328">
                <text:p>17.15328</text:p>
              </table:table-cell>
              <table:table-cell office:value-type="float" office:value="16.25168">
                <text:p>16.25168</text:p>
              </table:table-cell>
              <table:table-cell office:value-type="float" office:value="16.45328">
                <text:p>16.45328</text:p>
              </table:table-cell>
              <table:table-cell office:value-type="float" office:value="15.90416">
                <text:p>15.90416</text:p>
              </table:table-cell>
              <table:table-cell office:value-type="float" office:value="15.41856">
                <text:p>15.41856</text:p>
              </table:table-cell>
              <table:table-cell office:value-type="float" office:value="16.25792">
                <text:p>16.25792</text:p>
              </table:table-cell>
              <table:table-cell office:value-type="float" office:value="16.15392">
                <text:p>16.15392</text:p>
              </table:table-cell>
              <table:table-cell office:value-type="float" office:value="16.41056">
                <text:p>16.41056</text:p>
              </table:table-cell>
              <table:table-cell office:value-type="float" office:value="16.65232">
                <text:p>16.652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83152">
                <text:p>16.83152</text:p>
              </table:table-cell>
              <table:table-cell office:value-type="float" office:value="16.96208">
                <text:p>16.96208</text:p>
              </table:table-cell>
              <table:table-cell office:value-type="float" office:value="17.25296">
                <text:p>17.25296</text:p>
              </table:table-cell>
              <table:table-cell office:value-type="float" office:value="16.25168">
                <text:p>16.25168</text:p>
              </table:table-cell>
              <table:table-cell office:value-type="float" office:value="16.55296">
                <text:p>16.55296</text:p>
              </table:table-cell>
              <table:table-cell office:value-type="float" office:value="15.90416">
                <text:p>15.90416</text:p>
              </table:table-cell>
              <table:table-cell office:value-type="float" office:value="15.51792">
                <text:p>15.51792</text:p>
              </table:table-cell>
              <table:table-cell office:value-type="float" office:value="16.3576">
                <text:p>16.3576</text:p>
              </table:table-cell>
              <table:table-cell office:value-type="float" office:value="16.35344">
                <text:p>16.35344</text:p>
              </table:table-cell>
              <table:table-cell office:value-type="float" office:value="16.41056">
                <text:p>16.41056</text:p>
              </table:table-cell>
              <table:table-cell office:value-type="float" office:value="16.65232">
                <text:p>16.652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93088">
                <text:p>16.93088</text:p>
              </table:table-cell>
              <table:table-cell office:value-type="float" office:value="17.06192">
                <text:p>17.06192</text:p>
              </table:table-cell>
              <table:table-cell office:value-type="float" office:value="17.35264">
                <text:p>17.35264</text:p>
              </table:table-cell>
              <table:table-cell office:value-type="float" office:value="16.25168">
                <text:p>16.25168</text:p>
              </table:table-cell>
              <table:table-cell office:value-type="float" office:value="16.55296">
                <text:p>16.55296</text:p>
              </table:table-cell>
              <table:table-cell office:value-type="float" office:value="16.00368">
                <text:p>16.00368</text:p>
              </table:table-cell>
              <table:table-cell office:value-type="float" office:value="15.6176">
                <text:p>15.6176</text:p>
              </table:table-cell>
              <table:table-cell office:value-type="float" office:value="16.3576">
                <text:p>16.3576</text:p>
              </table:table-cell>
              <table:table-cell office:value-type="float" office:value="16.35344">
                <text:p>16.35344</text:p>
              </table:table-cell>
              <table:table-cell office:value-type="float" office:value="16.5104">
                <text:p>16.5104</text:p>
              </table:table-cell>
              <table:table-cell office:value-type="float" office:value="16.65232">
                <text:p>16.652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93088">
                <text:p>16.93088</text:p>
              </table:table-cell>
              <table:table-cell office:value-type="float" office:value="17.05904">
                <text:p>17.05904</text:p>
              </table:table-cell>
              <table:table-cell office:value-type="float" office:value="17.35264">
                <text:p>17.35264</text:p>
              </table:table-cell>
              <table:table-cell office:value-type="float" office:value="16.45056">
                <text:p>16.45056</text:p>
              </table:table-cell>
              <table:table-cell office:value-type="float" office:value="16.55296">
                <text:p>16.55296</text:p>
              </table:table-cell>
              <table:table-cell office:value-type="float" office:value="16.00368">
                <text:p>16.00368</text:p>
              </table:table-cell>
              <table:table-cell office:value-type="float" office:value="15.71744">
                <text:p>15.71744</text:p>
              </table:table-cell>
              <table:table-cell office:value-type="float" office:value="16.3576">
                <text:p>16.3576</text:p>
              </table:table-cell>
              <table:table-cell office:value-type="float" office:value="16.45264">
                <text:p>16.45264</text:p>
              </table:table-cell>
              <table:table-cell office:value-type="float" office:value="16.5104">
                <text:p>16.5104</text:p>
              </table:table-cell>
              <table:table-cell office:value-type="float" office:value="16.75216">
                <text:p>16.752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93088">
                <text:p>16.93088</text:p>
              </table:table-cell>
              <table:table-cell office:value-type="float" office:value="17.15888">
                <text:p>17.15888</text:p>
              </table:table-cell>
              <table:table-cell office:value-type="float" office:value="17.45232">
                <text:p>17.45232</text:p>
              </table:table-cell>
              <table:table-cell office:value-type="float" office:value="16.45056">
                <text:p>16.45056</text:p>
              </table:table-cell>
              <table:table-cell office:value-type="float" office:value="16.65264">
                <text:p>16.65264</text:p>
              </table:table-cell>
              <table:table-cell office:value-type="float" office:value="16.10352">
                <text:p>16.10352</text:p>
              </table:table-cell>
              <table:table-cell office:value-type="float" office:value="15.71744">
                <text:p>15.71744</text:p>
              </table:table-cell>
              <table:table-cell office:value-type="float" office:value="16.45744">
                <text:p>16.45744</text:p>
              </table:table-cell>
              <table:table-cell office:value-type="float" office:value="16.55248">
                <text:p>16.55248</text:p>
              </table:table-cell>
              <table:table-cell office:value-type="float" office:value="16.5104">
                <text:p>16.5104</text:p>
              </table:table-cell>
              <table:table-cell office:value-type="float" office:value="16.852">
                <text:p>16.8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03072">
                <text:p>17.03072</text:p>
              </table:table-cell>
              <table:table-cell office:value-type="float" office:value="17.15888">
                <text:p>17.15888</text:p>
              </table:table-cell>
              <table:table-cell office:value-type="float" office:value="17.45232">
                <text:p>17.45232</text:p>
              </table:table-cell>
              <table:table-cell office:value-type="float" office:value="16.45056">
                <text:p>16.45056</text:p>
              </table:table-cell>
              <table:table-cell office:value-type="float" office:value="16.95184">
                <text:p>16.95184</text:p>
              </table:table-cell>
              <table:table-cell office:value-type="float" office:value="16.10352">
                <text:p>16.10352</text:p>
              </table:table-cell>
              <table:table-cell office:value-type="float" office:value="15.71744">
                <text:p>15.71744</text:p>
              </table:table-cell>
              <table:table-cell office:value-type="float" office:value="16.55712">
                <text:p>16.55712</text:p>
              </table:table-cell>
              <table:table-cell office:value-type="float" office:value="16.75168">
                <text:p>16.75168</text:p>
              </table:table-cell>
              <table:table-cell office:value-type="float" office:value="16.5104">
                <text:p>16.5104</text:p>
              </table:table-cell>
              <table:table-cell office:value-type="float" office:value="17.05136">
                <text:p>17.05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1304">
                <text:p>17.1304</text:p>
              </table:table-cell>
              <table:table-cell office:value-type="float" office:value="17.25616">
                <text:p>17.25616</text:p>
              </table:table-cell>
              <table:table-cell office:value-type="float" office:value="17.45232">
                <text:p>17.45232</text:p>
              </table:table-cell>
              <table:table-cell office:value-type="float" office:value="16.44816">
                <text:p>16.44816</text:p>
              </table:table-cell>
              <table:table-cell office:value-type="float" office:value="17.0512">
                <text:p>17.0512</text:p>
              </table:table-cell>
              <table:table-cell office:value-type="float" office:value="16.20048">
                <text:p>16.20048</text:p>
              </table:table-cell>
              <table:table-cell office:value-type="float" office:value="15.91664">
                <text:p>15.91664</text:p>
              </table:table-cell>
              <table:table-cell office:value-type="float" office:value="16.75664">
                <text:p>16.75664</text:p>
              </table:table-cell>
              <table:table-cell office:value-type="float" office:value="16.75168">
                <text:p>16.75168</text:p>
              </table:table-cell>
              <table:table-cell office:value-type="float" office:value="16.60992">
                <text:p>16.60992</text:p>
              </table:table-cell>
              <table:table-cell office:value-type="float" office:value="17.1512">
                <text:p>17.1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22704">
                <text:p>17.22704</text:p>
              </table:table-cell>
              <table:table-cell office:value-type="float" office:value="17.25616">
                <text:p>17.25616</text:p>
              </table:table-cell>
              <table:table-cell office:value-type="float" office:value="17.45232">
                <text:p>17.45232</text:p>
              </table:table-cell>
              <table:table-cell office:value-type="float" office:value="16.64768">
                <text:p>16.64768</text:p>
              </table:table-cell>
              <table:table-cell office:value-type="float" office:value="17.0512">
                <text:p>17.0512</text:p>
              </table:table-cell>
              <table:table-cell office:value-type="float" office:value="16.39904">
                <text:p>16.39904</text:p>
              </table:table-cell>
              <table:table-cell office:value-type="float" office:value="16.1144">
                <text:p>16.1144</text:p>
              </table:table-cell>
              <table:table-cell office:value-type="float" office:value="16.75664">
                <text:p>16.75664</text:p>
              </table:table-cell>
              <table:table-cell office:value-type="float" office:value="16.85152">
                <text:p>16.85152</text:p>
              </table:table-cell>
              <table:table-cell office:value-type="float" office:value="16.80816">
                <text:p>16.80816</text:p>
              </table:table-cell>
              <table:table-cell office:value-type="float" office:value="17.1512">
                <text:p>17.15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2688">
                <text:p>17.32688</text:p>
              </table:table-cell>
              <table:table-cell office:value-type="float" office:value="17.25616">
                <text:p>17.25616</text:p>
              </table:table-cell>
              <table:table-cell office:value-type="float" office:value="17.8512">
                <text:p>17.8512</text:p>
              </table:table-cell>
              <table:table-cell office:value-type="float" office:value="16.64768">
                <text:p>16.64768</text:p>
              </table:table-cell>
              <table:table-cell office:value-type="float" office:value="17.15104">
                <text:p>17.15104</text:p>
              </table:table-cell>
              <table:table-cell office:value-type="float" office:value="16.39904">
                <text:p>16.39904</text:p>
              </table:table-cell>
              <table:table-cell office:value-type="float" office:value="16.21152">
                <text:p>16.21152</text:p>
              </table:table-cell>
              <table:table-cell office:value-type="float" office:value="16.85632">
                <text:p>16.85632</text:p>
              </table:table-cell>
              <table:table-cell office:value-type="float" office:value="16.95136">
                <text:p>16.95136</text:p>
              </table:table-cell>
              <table:table-cell office:value-type="float" office:value="16.9072">
                <text:p>16.9072</text:p>
              </table:table-cell>
              <table:table-cell office:value-type="float" office:value="17.25088">
                <text:p>17.250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264">
                <text:p>17.4264</text:p>
              </table:table-cell>
              <table:table-cell office:value-type="float" office:value="17.25616">
                <text:p>17.25616</text:p>
              </table:table-cell>
              <table:table-cell office:value-type="float" office:value="17.8512">
                <text:p>17.8512</text:p>
              </table:table-cell>
              <table:table-cell office:value-type="float" office:value="16.84688">
                <text:p>16.84688</text:p>
              </table:table-cell>
              <table:table-cell office:value-type="float" office:value="17.35056">
                <text:p>17.35056</text:p>
              </table:table-cell>
              <table:table-cell office:value-type="float" office:value="16.49872">
                <text:p>16.49872</text:p>
              </table:table-cell>
              <table:table-cell office:value-type="float" office:value="16.21152">
                <text:p>16.21152</text:p>
              </table:table-cell>
              <table:table-cell office:value-type="float" office:value="16.95616">
                <text:p>16.95616</text:p>
              </table:table-cell>
              <table:table-cell office:value-type="float" office:value="17.05056">
                <text:p>17.05056</text:p>
              </table:table-cell>
              <table:table-cell office:value-type="float" office:value="17.10672">
                <text:p>17.10672</text:p>
              </table:table-cell>
              <table:table-cell office:value-type="float" office:value="17.25088">
                <text:p>17.250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4264">
                <text:p>17.4264</text:p>
              </table:table-cell>
              <table:table-cell office:value-type="float" office:value="17.25616">
                <text:p>17.25616</text:p>
              </table:table-cell>
              <table:table-cell office:value-type="float" office:value="17.84832">
                <text:p>17.84832</text:p>
              </table:table-cell>
              <table:table-cell office:value-type="float" office:value="16.84688">
                <text:p>16.84688</text:p>
              </table:table-cell>
              <table:table-cell office:value-type="float" office:value="17.35056">
                <text:p>17.35056</text:p>
              </table:table-cell>
              <table:table-cell office:value-type="float" office:value="16.5976">
                <text:p>16.5976</text:p>
              </table:table-cell>
              <table:table-cell office:value-type="float" office:value="16.21152">
                <text:p>16.21152</text:p>
              </table:table-cell>
              <table:table-cell office:value-type="float" office:value="17.056">
                <text:p>17.056</text:p>
              </table:table-cell>
              <table:table-cell office:value-type="float" office:value="17.05056">
                <text:p>17.05056</text:p>
              </table:table-cell>
              <table:table-cell office:value-type="float" office:value="17.10672">
                <text:p>17.10672</text:p>
              </table:table-cell>
              <table:table-cell office:value-type="float" office:value="17.4472">
                <text:p>17.44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4264">
                <text:p>17.4264</text:p>
              </table:table-cell>
              <table:table-cell office:value-type="float" office:value="17.65504">
                <text:p>17.65504</text:p>
              </table:table-cell>
              <table:table-cell office:value-type="float" office:value="17.84832">
                <text:p>17.84832</text:p>
              </table:table-cell>
              <table:table-cell office:value-type="float" office:value="17.14592">
                <text:p>17.14592</text:p>
              </table:table-cell>
              <table:table-cell office:value-type="float" office:value="17.35056">
                <text:p>17.35056</text:p>
              </table:table-cell>
              <table:table-cell office:value-type="float" office:value="16.696">
                <text:p>16.696</text:p>
              </table:table-cell>
              <table:table-cell office:value-type="float" office:value="16.31072">
                <text:p>16.31072</text:p>
              </table:table-cell>
              <table:table-cell office:value-type="float" office:value="17.15568">
                <text:p>17.15568</text:p>
              </table:table-cell>
              <table:table-cell office:value-type="float" office:value="17.05056">
                <text:p>17.05056</text:p>
              </table:table-cell>
              <table:table-cell office:value-type="float" office:value="17.10672">
                <text:p>17.10672</text:p>
              </table:table-cell>
              <table:table-cell office:value-type="float" office:value="17.4472">
                <text:p>17.4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4264">
                <text:p>17.4264</text:p>
              </table:table-cell>
              <table:table-cell office:value-type="float" office:value="17.65504">
                <text:p>17.65504</text:p>
              </table:table-cell>
              <table:table-cell office:value-type="float" office:value="17.94816">
                <text:p>17.94816</text:p>
              </table:table-cell>
              <table:table-cell office:value-type="float" office:value="17.2456">
                <text:p>17.2456</text:p>
              </table:table-cell>
              <table:table-cell office:value-type="float" office:value="17.35056">
                <text:p>17.35056</text:p>
              </table:table-cell>
              <table:table-cell office:value-type="float" office:value="16.79584">
                <text:p>16.79584</text:p>
              </table:table-cell>
              <table:table-cell office:value-type="float" office:value="16.50976">
                <text:p>16.50976</text:p>
              </table:table-cell>
              <table:table-cell office:value-type="float" office:value="17.35536">
                <text:p>17.35536</text:p>
              </table:table-cell>
              <table:table-cell office:value-type="float" office:value="17.14752">
                <text:p>17.14752</text:p>
              </table:table-cell>
              <table:table-cell office:value-type="float" office:value="17.10672">
                <text:p>17.10672</text:p>
              </table:table-cell>
              <table:table-cell office:value-type="float" office:value="17.4472">
                <text:p>17.44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52592">
                <text:p>17.52592</text:p>
              </table:table-cell>
              <table:table-cell office:value-type="float" office:value="17.65504">
                <text:p>17.65504</text:p>
              </table:table-cell>
              <table:table-cell office:value-type="float" office:value="18.14752">
                <text:p>18.14752</text:p>
              </table:table-cell>
              <table:table-cell office:value-type="float" office:value="17.34528">
                <text:p>17.34528</text:p>
              </table:table-cell>
              <table:table-cell office:value-type="float" office:value="17.4504">
                <text:p>17.4504</text:p>
              </table:table-cell>
              <table:table-cell office:value-type="float" office:value="16.79584">
                <text:p>16.79584</text:p>
              </table:table-cell>
              <table:table-cell office:value-type="float" office:value="16.50736">
                <text:p>16.50736</text:p>
              </table:table-cell>
              <table:table-cell office:value-type="float" office:value="17.35536">
                <text:p>17.35536</text:p>
              </table:table-cell>
              <table:table-cell office:value-type="float" office:value="17.34688">
                <text:p>17.34688</text:p>
              </table:table-cell>
              <table:table-cell office:value-type="float" office:value="17.20608">
                <text:p>17.20608</text:p>
              </table:table-cell>
              <table:table-cell office:value-type="float" office:value="17.54672">
                <text:p>17.546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62576">
                <text:p>17.62576</text:p>
              </table:table-cell>
              <table:table-cell office:value-type="float" office:value="17.65504">
                <text:p>17.65504</text:p>
              </table:table-cell>
              <table:table-cell office:value-type="float" office:value="18.14752">
                <text:p>18.14752</text:p>
              </table:table-cell>
              <table:table-cell office:value-type="float" office:value="17.34256">
                <text:p>17.34256</text:p>
              </table:table-cell>
              <table:table-cell office:value-type="float" office:value="17.44784">
                <text:p>17.44784</text:p>
              </table:table-cell>
              <table:table-cell office:value-type="float" office:value="16.79584">
                <text:p>16.79584</text:p>
              </table:table-cell>
              <table:table-cell office:value-type="float" office:value="16.70656">
                <text:p>16.70656</text:p>
              </table:table-cell>
              <table:table-cell office:value-type="float" office:value="17.4552">
                <text:p>17.4552</text:p>
              </table:table-cell>
              <table:table-cell office:value-type="float" office:value="17.4464">
                <text:p>17.4464</text:p>
              </table:table-cell>
              <table:table-cell office:value-type="float" office:value="17.20608">
                <text:p>17.20608</text:p>
              </table:table-cell>
              <table:table-cell office:value-type="float" office:value="17.54672">
                <text:p>17.546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62576">
                <text:p>17.62576</text:p>
              </table:table-cell>
              <table:table-cell office:value-type="float" office:value="17.75488">
                <text:p>17.75488</text:p>
              </table:table-cell>
              <table:table-cell office:value-type="float" office:value="18.24736">
                <text:p>18.24736</text:p>
              </table:table-cell>
              <table:table-cell office:value-type="float" office:value="17.34256">
                <text:p>17.34256</text:p>
              </table:table-cell>
              <table:table-cell office:value-type="float" office:value="17.64704">
                <text:p>17.64704</text:p>
              </table:table-cell>
              <table:table-cell office:value-type="float" office:value="16.79584">
                <text:p>16.79584</text:p>
              </table:table-cell>
              <table:table-cell office:value-type="float" office:value="16.70656">
                <text:p>16.70656</text:p>
              </table:table-cell>
              <table:table-cell office:value-type="float" office:value="17.65472">
                <text:p>17.65472</text:p>
              </table:table-cell>
              <table:table-cell office:value-type="float" office:value="17.4464">
                <text:p>17.4464</text:p>
              </table:table-cell>
              <table:table-cell office:value-type="float" office:value="17.30512">
                <text:p>17.30512</text:p>
              </table:table-cell>
              <table:table-cell office:value-type="float" office:value="17.64624">
                <text:p>17.646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62576">
                <text:p>17.62576</text:p>
              </table:table-cell>
              <table:table-cell office:value-type="float" office:value="17.75488">
                <text:p>17.75488</text:p>
              </table:table-cell>
              <table:table-cell office:value-type="float" office:value="18.34704">
                <text:p>18.34704</text:p>
              </table:table-cell>
              <table:table-cell office:value-type="float" office:value="17.34256">
                <text:p>17.34256</text:p>
              </table:table-cell>
              <table:table-cell office:value-type="float" office:value="17.74672">
                <text:p>17.74672</text:p>
              </table:table-cell>
              <table:table-cell office:value-type="float" office:value="16.8952">
                <text:p>16.8952</text:p>
              </table:table-cell>
              <table:table-cell office:value-type="float" office:value="16.90592">
                <text:p>16.90592</text:p>
              </table:table-cell>
              <table:table-cell office:value-type="float" office:value="17.652">
                <text:p>17.652</text:p>
              </table:table-cell>
              <table:table-cell office:value-type="float" office:value="17.4464">
                <text:p>17.4464</text:p>
              </table:table-cell>
              <table:table-cell office:value-type="float" office:value="17.30512">
                <text:p>17.30512</text:p>
              </table:table-cell>
              <table:table-cell office:value-type="float" office:value="17.84576">
                <text:p>17.845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024">
                <text:p>18.024</text:p>
              </table:table-cell>
              <table:table-cell office:value-type="float" office:value="17.75232">
                <text:p>17.75232</text:p>
              </table:table-cell>
              <table:table-cell office:value-type="float" office:value="18.44672">
                <text:p>18.44672</text:p>
              </table:table-cell>
              <table:table-cell office:value-type="float" office:value="17.34256">
                <text:p>17.34256</text:p>
              </table:table-cell>
              <table:table-cell office:value-type="float" office:value="17.8464">
                <text:p>17.8464</text:p>
              </table:table-cell>
              <table:table-cell office:value-type="float" office:value="16.99168">
                <text:p>16.99168</text:p>
              </table:table-cell>
              <table:table-cell office:value-type="float" office:value="16.90592">
                <text:p>16.90592</text:p>
              </table:table-cell>
              <table:table-cell office:value-type="float" office:value="17.85152">
                <text:p>17.85152</text:p>
              </table:table-cell>
              <table:table-cell office:value-type="float" office:value="17.5456">
                <text:p>17.5456</text:p>
              </table:table-cell>
              <table:table-cell office:value-type="float" office:value="17.50432">
                <text:p>17.50432</text:p>
              </table:table-cell>
              <table:table-cell office:value-type="float" office:value="17.84576">
                <text:p>17.84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024">
                <text:p>18.024</text:p>
              </table:table-cell>
              <table:table-cell office:value-type="float" office:value="17.74976">
                <text:p>17.74976</text:p>
              </table:table-cell>
              <table:table-cell office:value-type="float" office:value="18.44672">
                <text:p>18.44672</text:p>
              </table:table-cell>
              <table:table-cell office:value-type="float" office:value="17.54192">
                <text:p>17.54192</text:p>
              </table:table-cell>
              <table:table-cell office:value-type="float" office:value="17.8464">
                <text:p>17.8464</text:p>
              </table:table-cell>
              <table:table-cell office:value-type="float" office:value="17.08896">
                <text:p>17.08896</text:p>
              </table:table-cell>
              <table:table-cell office:value-type="float" office:value="16.90592">
                <text:p>16.90592</text:p>
              </table:table-cell>
              <table:table-cell office:value-type="float" office:value="17.85152">
                <text:p>17.85152</text:p>
              </table:table-cell>
              <table:table-cell office:value-type="float" office:value="17.64544">
                <text:p>17.64544</text:p>
              </table:table-cell>
              <table:table-cell office:value-type="float" office:value="17.50432">
                <text:p>17.50432</text:p>
              </table:table-cell>
              <table:table-cell office:value-type="float" office:value="17.84576">
                <text:p>17.845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12384">
                <text:p>18.12384</text:p>
              </table:table-cell>
              <table:table-cell office:value-type="float" office:value="17.84896">
                <text:p>17.84896</text:p>
              </table:table-cell>
              <table:table-cell office:value-type="float" office:value="18.44672">
                <text:p>18.44672</text:p>
              </table:table-cell>
              <table:table-cell office:value-type="float" office:value="17.6416">
                <text:p>17.6416</text:p>
              </table:table-cell>
              <table:table-cell office:value-type="float" office:value="18.0456">
                <text:p>18.0456</text:p>
              </table:table-cell>
              <table:table-cell office:value-type="float" office:value="17.18816">
                <text:p>17.18816</text:p>
              </table:table-cell>
              <table:table-cell office:value-type="float" office:value="17.0048">
                <text:p>17.0048</text:p>
              </table:table-cell>
              <table:table-cell office:value-type="float" office:value="17.85152">
                <text:p>17.85152</text:p>
              </table:table-cell>
              <table:table-cell office:value-type="float" office:value="17.74528">
                <text:p>17.74528</text:p>
              </table:table-cell>
              <table:table-cell office:value-type="float" office:value="17.50432">
                <text:p>17.50432</text:p>
              </table:table-cell>
              <table:table-cell office:value-type="float" office:value="18.04528">
                <text:p>18.045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384">
                <text:p>18.12384</text:p>
              </table:table-cell>
              <table:table-cell office:value-type="float" office:value="18.04832">
                <text:p>18.04832</text:p>
              </table:table-cell>
              <table:table-cell office:value-type="float" office:value="18.44672">
                <text:p>18.44672</text:p>
              </table:table-cell>
              <table:table-cell office:value-type="float" office:value="17.63888">
                <text:p>17.63888</text:p>
              </table:table-cell>
              <table:table-cell office:value-type="float" office:value="18.0456">
                <text:p>18.0456</text:p>
              </table:table-cell>
              <table:table-cell office:value-type="float" office:value="17.288">
                <text:p>17.288</text:p>
              </table:table-cell>
              <table:table-cell office:value-type="float" office:value="17.30368">
                <text:p>17.30368</text:p>
              </table:table-cell>
              <table:table-cell office:value-type="float" office:value="18.0512">
                <text:p>18.0512</text:p>
              </table:table-cell>
              <table:table-cell office:value-type="float" office:value="17.74528">
                <text:p>17.74528</text:p>
              </table:table-cell>
              <table:table-cell office:value-type="float" office:value="17.70256">
                <text:p>17.70256</text:p>
              </table:table-cell>
              <table:table-cell office:value-type="float" office:value="18.14512">
                <text:p>18.14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22304">
                <text:p>18.22304</text:p>
              </table:table-cell>
              <table:table-cell office:value-type="float" office:value="18.148">
                <text:p>18.148</text:p>
              </table:table-cell>
              <table:table-cell office:value-type="float" office:value="18.44672">
                <text:p>18.44672</text:p>
              </table:table-cell>
              <table:table-cell office:value-type="float" office:value="17.7384">
                <text:p>17.7384</text:p>
              </table:table-cell>
              <table:table-cell office:value-type="float" office:value="18.0456">
                <text:p>18.0456</text:p>
              </table:table-cell>
              <table:table-cell office:value-type="float" office:value="17.48704">
                <text:p>17.48704</text:p>
              </table:table-cell>
              <table:table-cell office:value-type="float" office:value="17.50208">
                <text:p>17.50208</text:p>
              </table:table-cell>
              <table:table-cell office:value-type="float" office:value="18.25056">
                <text:p>18.25056</text:p>
              </table:table-cell>
              <table:table-cell office:value-type="float" office:value="17.84512">
                <text:p>17.84512</text:p>
              </table:table-cell>
              <table:table-cell office:value-type="float" office:value="17.70256">
                <text:p>17.70256</text:p>
              </table:table-cell>
              <table:table-cell office:value-type="float" office:value="18.14512">
                <text:p>18.145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2304">
                <text:p>18.22304</text:p>
              </table:table-cell>
              <table:table-cell office:value-type="float" office:value="18.148">
                <text:p>18.148</text:p>
              </table:table-cell>
              <table:table-cell office:value-type="float" office:value="18.44672">
                <text:p>18.44672</text:p>
              </table:table-cell>
              <table:table-cell office:value-type="float" office:value="17.73552">
                <text:p>17.73552</text:p>
              </table:table-cell>
              <table:table-cell office:value-type="float" office:value="18.14528">
                <text:p>18.14528</text:p>
              </table:table-cell>
              <table:table-cell office:value-type="float" office:value="17.58592">
                <text:p>17.58592</text:p>
              </table:table-cell>
              <table:table-cell office:value-type="float" office:value="17.50208">
                <text:p>17.50208</text:p>
              </table:table-cell>
              <table:table-cell office:value-type="float" office:value="18.44976">
                <text:p>18.44976</text:p>
              </table:table-cell>
              <table:table-cell office:value-type="float" office:value="17.84512">
                <text:p>17.84512</text:p>
              </table:table-cell>
              <table:table-cell office:value-type="float" office:value="17.8016">
                <text:p>17.8016</text:p>
              </table:table-cell>
              <table:table-cell office:value-type="float" office:value="18.14512">
                <text:p>18.145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2256">
                <text:p>18.32256</text:p>
              </table:table-cell>
              <table:table-cell office:value-type="float" office:value="18.34768">
                <text:p>18.34768</text:p>
              </table:table-cell>
              <table:table-cell office:value-type="float" office:value="18.74592">
                <text:p>18.74592</text:p>
              </table:table-cell>
              <table:table-cell office:value-type="float" office:value="17.93456">
                <text:p>17.93456</text:p>
              </table:table-cell>
              <table:table-cell office:value-type="float" office:value="18.24512">
                <text:p>18.24512</text:p>
              </table:table-cell>
              <table:table-cell office:value-type="float" office:value="17.58592">
                <text:p>17.58592</text:p>
              </table:table-cell>
              <table:table-cell office:value-type="float" office:value="17.50208">
                <text:p>17.50208</text:p>
              </table:table-cell>
              <table:table-cell office:value-type="float" office:value="18.44976">
                <text:p>18.44976</text:p>
              </table:table-cell>
              <table:table-cell office:value-type="float" office:value="17.9448">
                <text:p>17.9448</text:p>
              </table:table-cell>
              <table:table-cell office:value-type="float" office:value="17.90096">
                <text:p>17.90096</text:p>
              </table:table-cell>
              <table:table-cell office:value-type="float" office:value="18.34448">
                <text:p>18.344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42208">
                <text:p>18.42208</text:p>
              </table:table-cell>
              <table:table-cell office:value-type="float" office:value="18.34768">
                <text:p>18.34768</text:p>
              </table:table-cell>
              <table:table-cell office:value-type="float" office:value="18.84576">
                <text:p>18.84576</text:p>
              </table:table-cell>
              <table:table-cell office:value-type="float" office:value="17.93456">
                <text:p>17.93456</text:p>
              </table:table-cell>
              <table:table-cell office:value-type="float" office:value="18.24512">
                <text:p>18.24512</text:p>
              </table:table-cell>
              <table:table-cell office:value-type="float" office:value="17.68528">
                <text:p>17.68528</text:p>
              </table:table-cell>
              <table:table-cell office:value-type="float" office:value="17.49936">
                <text:p>17.49936</text:p>
              </table:table-cell>
              <table:table-cell office:value-type="float" office:value="18.5496">
                <text:p>18.5496</text:p>
              </table:table-cell>
              <table:table-cell office:value-type="float" office:value="17.9448">
                <text:p>17.9448</text:p>
              </table:table-cell>
              <table:table-cell office:value-type="float" office:value="18.00048">
                <text:p>18.00048</text:p>
              </table:table-cell>
              <table:table-cell office:value-type="float" office:value="18.444">
                <text:p>18.4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2208">
                <text:p>18.42208</text:p>
              </table:table-cell>
              <table:table-cell office:value-type="float" office:value="18.34768">
                <text:p>18.34768</text:p>
              </table:table-cell>
              <table:table-cell office:value-type="float" office:value="18.9456">
                <text:p>18.9456</text:p>
              </table:table-cell>
              <table:table-cell office:value-type="float" office:value="18.03424">
                <text:p>18.03424</text:p>
              </table:table-cell>
              <table:table-cell office:value-type="float" office:value="18.34464">
                <text:p>18.34464</text:p>
              </table:table-cell>
              <table:table-cell office:value-type="float" office:value="17.78512">
                <text:p>17.78512</text:p>
              </table:table-cell>
              <table:table-cell office:value-type="float" office:value="17.59904">
                <text:p>17.59904</text:p>
              </table:table-cell>
              <table:table-cell office:value-type="float" office:value="18.5496">
                <text:p>18.5496</text:p>
              </table:table-cell>
              <table:table-cell office:value-type="float" office:value="17.9448">
                <text:p>17.9448</text:p>
              </table:table-cell>
              <table:table-cell office:value-type="float" office:value="18.10032">
                <text:p>18.10032</text:p>
              </table:table-cell>
              <table:table-cell office:value-type="float" office:value="18.444">
                <text:p>18.4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42208">
                <text:p>18.42208</text:p>
              </table:table-cell>
              <table:table-cell office:value-type="float" office:value="18.34768">
                <text:p>18.34768</text:p>
              </table:table-cell>
              <table:table-cell office:value-type="float" office:value="19.14496">
                <text:p>19.14496</text:p>
              </table:table-cell>
              <table:table-cell office:value-type="float" office:value="18.13408">
                <text:p>18.13408</text:p>
              </table:table-cell>
              <table:table-cell office:value-type="float" office:value="18.44432">
                <text:p>18.44432</text:p>
              </table:table-cell>
              <table:table-cell office:value-type="float" office:value="17.78512">
                <text:p>17.78512</text:p>
              </table:table-cell>
              <table:table-cell office:value-type="float" office:value="17.59904">
                <text:p>17.59904</text:p>
              </table:table-cell>
              <table:table-cell office:value-type="float" office:value="18.5496">
                <text:p>18.5496</text:p>
              </table:table-cell>
              <table:table-cell office:value-type="float" office:value="18.044">
                <text:p>18.044</text:p>
              </table:table-cell>
              <table:table-cell office:value-type="float" office:value="18.10032">
                <text:p>18.10032</text:p>
              </table:table-cell>
              <table:table-cell office:value-type="float" office:value="18.444">
                <text:p>18.4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2144">
                <text:p>18.52144</text:p>
              </table:table-cell>
              <table:table-cell office:value-type="float" office:value="18.34768">
                <text:p>18.34768</text:p>
              </table:table-cell>
              <table:table-cell office:value-type="float" office:value="19.14496">
                <text:p>19.14496</text:p>
              </table:table-cell>
              <table:table-cell office:value-type="float" office:value="18.13408">
                <text:p>18.13408</text:p>
              </table:table-cell>
              <table:table-cell office:value-type="float" office:value="18.54112">
                <text:p>18.54112</text:p>
              </table:table-cell>
              <table:table-cell office:value-type="float" office:value="17.88352">
                <text:p>17.88352</text:p>
              </table:table-cell>
              <table:table-cell office:value-type="float" office:value="17.69856">
                <text:p>17.69856</text:p>
              </table:table-cell>
              <table:table-cell office:value-type="float" office:value="18.5496">
                <text:p>18.5496</text:p>
              </table:table-cell>
              <table:table-cell office:value-type="float" office:value="18.24336">
                <text:p>18.24336</text:p>
              </table:table-cell>
              <table:table-cell office:value-type="float" office:value="18.19984">
                <text:p>18.19984</text:p>
              </table:table-cell>
              <table:table-cell office:value-type="float" office:value="18.54352">
                <text:p>18.54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128">
                <text:p>18.62128</text:p>
              </table:table-cell>
              <table:table-cell office:value-type="float" office:value="18.44752">
                <text:p>18.44752</text:p>
              </table:table-cell>
              <table:table-cell office:value-type="float" office:value="19.24448">
                <text:p>19.24448</text:p>
              </table:table-cell>
              <table:table-cell office:value-type="float" office:value="18.33312">
                <text:p>18.33312</text:p>
              </table:table-cell>
              <table:table-cell office:value-type="float" office:value="18.64048">
                <text:p>18.64048</text:p>
              </table:table-cell>
              <table:table-cell office:value-type="float" office:value="17.88352">
                <text:p>17.88352</text:p>
              </table:table-cell>
              <table:table-cell office:value-type="float" office:value="17.69856">
                <text:p>17.69856</text:p>
              </table:table-cell>
              <table:table-cell office:value-type="float" office:value="18.74928">
                <text:p>18.74928</text:p>
              </table:table-cell>
              <table:table-cell office:value-type="float" office:value="18.34032">
                <text:p>18.34032</text:p>
              </table:table-cell>
              <table:table-cell office:value-type="float" office:value="18.19984">
                <text:p>18.19984</text:p>
              </table:table-cell>
              <table:table-cell office:value-type="float" office:value="18.64336">
                <text:p>18.643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72096">
                <text:p>18.72096</text:p>
              </table:table-cell>
              <table:table-cell office:value-type="float" office:value="18.54736">
                <text:p>18.54736</text:p>
              </table:table-cell>
              <table:table-cell office:value-type="float" office:value="19.24448">
                <text:p>19.24448</text:p>
              </table:table-cell>
              <table:table-cell office:value-type="float" office:value="18.53248">
                <text:p>18.53248</text:p>
              </table:table-cell>
              <table:table-cell office:value-type="float" office:value="18.74032">
                <text:p>18.74032</text:p>
              </table:table-cell>
              <table:table-cell office:value-type="float" office:value="17.88352">
                <text:p>17.88352</text:p>
              </table:table-cell>
              <table:table-cell office:value-type="float" office:value="17.89776">
                <text:p>17.89776</text:p>
              </table:table-cell>
              <table:table-cell office:value-type="float" office:value="18.84864">
                <text:p>18.84864</text:p>
              </table:table-cell>
              <table:table-cell office:value-type="float" office:value="18.44">
                <text:p>18.44</text:p>
              </table:table-cell>
              <table:table-cell office:value-type="float" office:value="18.39936">
                <text:p>18.39936</text:p>
              </table:table-cell>
              <table:table-cell office:value-type="float" office:value="18.64336">
                <text:p>18.64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2096">
                <text:p>18.72096</text:p>
              </table:table-cell>
              <table:table-cell office:value-type="float" office:value="18.84656">
                <text:p>18.84656</text:p>
              </table:table-cell>
              <table:table-cell office:value-type="float" office:value="19.24448">
                <text:p>19.24448</text:p>
              </table:table-cell>
              <table:table-cell office:value-type="float" office:value="18.63216">
                <text:p>18.63216</text:p>
              </table:table-cell>
              <table:table-cell office:value-type="float" office:value="18.84016">
                <text:p>18.84016</text:p>
              </table:table-cell>
              <table:table-cell office:value-type="float" office:value="18.08304">
                <text:p>18.08304</text:p>
              </table:table-cell>
              <table:table-cell office:value-type="float" office:value="17.89776">
                <text:p>17.89776</text:p>
              </table:table-cell>
              <table:table-cell office:value-type="float" office:value="18.94848">
                <text:p>18.94848</text:p>
              </table:table-cell>
              <table:table-cell office:value-type="float" office:value="18.44">
                <text:p>18.44</text:p>
              </table:table-cell>
              <table:table-cell office:value-type="float" office:value="18.39936">
                <text:p>18.39936</text:p>
              </table:table-cell>
              <table:table-cell office:value-type="float" office:value="18.74304">
                <text:p>18.743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72096">
                <text:p>18.72096</text:p>
              </table:table-cell>
              <table:table-cell office:value-type="float" office:value="18.84656">
                <text:p>18.84656</text:p>
              </table:table-cell>
              <table:table-cell office:value-type="float" office:value="19.2416">
                <text:p>19.2416</text:p>
              </table:table-cell>
              <table:table-cell office:value-type="float" office:value="18.63216">
                <text:p>18.63216</text:p>
              </table:table-cell>
              <table:table-cell office:value-type="float" office:value="18.93984">
                <text:p>18.93984</text:p>
              </table:table-cell>
              <table:table-cell office:value-type="float" office:value="18.08304">
                <text:p>18.08304</text:p>
              </table:table-cell>
              <table:table-cell office:value-type="float" office:value="18.09664">
                <text:p>18.09664</text:p>
              </table:table-cell>
              <table:table-cell office:value-type="float" office:value="18.94848">
                <text:p>18.94848</text:p>
              </table:table-cell>
              <table:table-cell office:value-type="float" office:value="18.44">
                <text:p>18.44</text:p>
              </table:table-cell>
              <table:table-cell office:value-type="float" office:value="18.49904">
                <text:p>18.49904</text:p>
              </table:table-cell>
              <table:table-cell office:value-type="float" office:value="18.74304">
                <text:p>18.743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72096">
                <text:p>18.72096</text:p>
              </table:table-cell>
              <table:table-cell office:value-type="float" office:value="18.84656">
                <text:p>18.84656</text:p>
              </table:table-cell>
              <table:table-cell office:value-type="float" office:value="19.34144">
                <text:p>19.34144</text:p>
              </table:table-cell>
              <table:table-cell office:value-type="float" office:value="18.63216">
                <text:p>18.63216</text:p>
              </table:table-cell>
              <table:table-cell office:value-type="float" office:value="18.93984">
                <text:p>18.93984</text:p>
              </table:table-cell>
              <table:table-cell office:value-type="float" office:value="18.18224">
                <text:p>18.18224</text:p>
              </table:table-cell>
              <table:table-cell office:value-type="float" office:value="18.09664">
                <text:p>18.09664</text:p>
              </table:table-cell>
              <table:table-cell office:value-type="float" office:value="19.04816">
                <text:p>19.04816</text:p>
              </table:table-cell>
              <table:table-cell office:value-type="float" office:value="18.44">
                <text:p>18.44</text:p>
              </table:table-cell>
              <table:table-cell office:value-type="float" office:value="18.5984">
                <text:p>18.5984</text:p>
              </table:table-cell>
              <table:table-cell office:value-type="float" office:value="18.74304">
                <text:p>18.743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81728">
                <text:p>18.81728</text:p>
              </table:table-cell>
              <table:table-cell office:value-type="float" office:value="18.94576">
                <text:p>18.94576</text:p>
              </table:table-cell>
              <table:table-cell office:value-type="float" office:value="19.44112">
                <text:p>19.44112</text:p>
              </table:table-cell>
              <table:table-cell office:value-type="float" office:value="18.73152">
                <text:p>18.73152</text:p>
              </table:table-cell>
              <table:table-cell office:value-type="float" office:value="18.93984">
                <text:p>18.93984</text:p>
              </table:table-cell>
              <table:table-cell office:value-type="float" office:value="18.17952">
                <text:p>18.17952</text:p>
              </table:table-cell>
              <table:table-cell office:value-type="float" office:value="18.09664">
                <text:p>18.09664</text:p>
              </table:table-cell>
              <table:table-cell office:value-type="float" office:value="19.04816">
                <text:p>19.04816</text:p>
              </table:table-cell>
              <table:table-cell office:value-type="float" office:value="18.53984">
                <text:p>18.53984</text:p>
              </table:table-cell>
              <table:table-cell office:value-type="float" office:value="18.69792">
                <text:p>18.69792</text:p>
              </table:table-cell>
              <table:table-cell office:value-type="float" office:value="18.94208">
                <text:p>18.942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.81728">
                <text:p>18.81728</text:p>
              </table:table-cell>
              <table:table-cell office:value-type="float" office:value="19.04304">
                <text:p>19.04304</text:p>
              </table:table-cell>
              <table:table-cell office:value-type="float" office:value="19.64032">
                <text:p>19.64032</text:p>
              </table:table-cell>
              <table:table-cell office:value-type="float" office:value="18.83136">
                <text:p>18.83136</text:p>
              </table:table-cell>
              <table:table-cell office:value-type="float" office:value="18.93984">
                <text:p>18.93984</text:p>
              </table:table-cell>
              <table:table-cell office:value-type="float" office:value="18.27888">
                <text:p>18.27888</text:p>
              </table:table-cell>
              <table:table-cell office:value-type="float" office:value="18.19584">
                <text:p>18.19584</text:p>
              </table:table-cell>
              <table:table-cell office:value-type="float" office:value="19.14784">
                <text:p>19.14784</text:p>
              </table:table-cell>
              <table:table-cell office:value-type="float" office:value="18.63936">
                <text:p>18.63936</text:p>
              </table:table-cell>
              <table:table-cell office:value-type="float" office:value="18.79728">
                <text:p>18.79728</text:p>
              </table:table-cell>
              <table:table-cell office:value-type="float" office:value="19.04176">
                <text:p>19.041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91712">
                <text:p>18.91712</text:p>
              </table:table-cell>
              <table:table-cell office:value-type="float" office:value="19.13984">
                <text:p>19.13984</text:p>
              </table:table-cell>
              <table:table-cell office:value-type="float" office:value="19.74">
                <text:p>19.74</text:p>
              </table:table-cell>
              <table:table-cell office:value-type="float" office:value="18.93104">
                <text:p>18.93104</text:p>
              </table:table-cell>
              <table:table-cell office:value-type="float" office:value="19.1392">
                <text:p>19.1392</text:p>
              </table:table-cell>
              <table:table-cell office:value-type="float" office:value="18.5776">
                <text:p>18.5776</text:p>
              </table:table-cell>
              <table:table-cell office:value-type="float" office:value="18.39536">
                <text:p>18.39536</text:p>
              </table:table-cell>
              <table:table-cell office:value-type="float" office:value="19.24768">
                <text:p>19.24768</text:p>
              </table:table-cell>
              <table:table-cell office:value-type="float" office:value="18.7392">
                <text:p>18.7392</text:p>
              </table:table-cell>
              <table:table-cell office:value-type="float" office:value="18.79728">
                <text:p>18.79728</text:p>
              </table:table-cell>
              <table:table-cell office:value-type="float" office:value="19.04176">
                <text:p>19.041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.91424">
                <text:p>18.91424</text:p>
              </table:table-cell>
              <table:table-cell office:value-type="float" office:value="19.13648">
                <text:p>19.13648</text:p>
              </table:table-cell>
              <table:table-cell office:value-type="float" office:value="19.74">
                <text:p>19.74</text:p>
              </table:table-cell>
              <table:table-cell office:value-type="float" office:value="18.93104">
                <text:p>18.93104</text:p>
              </table:table-cell>
              <table:table-cell office:value-type="float" office:value="19.1392">
                <text:p>19.1392</text:p>
              </table:table-cell>
              <table:table-cell office:value-type="float" office:value="18.5776">
                <text:p>18.5776</text:p>
              </table:table-cell>
              <table:table-cell office:value-type="float" office:value="18.39536">
                <text:p>18.39536</text:p>
              </table:table-cell>
              <table:table-cell office:value-type="float" office:value="19.24768">
                <text:p>19.24768</text:p>
              </table:table-cell>
              <table:table-cell office:value-type="float" office:value="18.7392">
                <text:p>18.7392</text:p>
              </table:table-cell>
              <table:table-cell office:value-type="float" office:value="18.79728">
                <text:p>18.79728</text:p>
              </table:table-cell>
              <table:table-cell office:value-type="float" office:value="19.04176">
                <text:p>19.04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